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3F0040E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1.515cm"/>
    </style:style>
    <style:style style:name="co8" style:family="table-column">
      <style:table-column-properties fo:break-before="auto" style:column-width="1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 style:data-style-name="N124">
      <style:table-cell-properties fo:background-color="#eeeeee"/>
    </style:style>
    <style:style style:name="gr1" style:family="graphic">
      <style:graphic-properties draw:stroke="none" svg:stroke-color="#666666" draw:fill="solid" draw:fill-color="#eeeeee" draw:textarea-horizontal-align="center" draw:textarea-vertical-align="middle" draw:ole-draw-aspect="1"/>
    </style:style>
    <style:style style:name="gr2" style:family="graphic">
      <style:graphic-properties draw:stroke="solid" svg:stroke-width="0cm" svg:stroke-color="#111111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width="0.028cm" svg:stroke-color="#111111" draw:marker-start-width="0.242cm" draw:marker-end-width="0.242cm" draw:textarea-horizontal-align="center" draw:textarea-vertical-align="middle" fo:padding-top="0.014cm" fo:padding-bottom="0.014cm" fo:padding-left="0.014cm" fo:padding-right="0.014c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table:style-name="Default" office:value-type="string">
            <text:p>Kp: 1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Ki: 0</text:p>
          </table:table-cell>
          <table:table-cell/>
          <table:table-cell table:style-name="ce2" office:value-type="string">
            <text:p>Tu</text:p>
          </table:table-cell>
          <table:table-cell table:style-name="ce2" table:formula="of:=[.S3]-[.S2]" office:value-type="float" office:value="15.4152">
            <text:p>15.4152</text:p>
          </table:table-cell>
          <table:table-cell table:number-columns-repeated="2"/>
          <table:table-cell>
            <draw:frame table:end-cell-address="Tabelle1.L49" table:end-x="1.367cm" table:end-y="0.051cm" draw:z-index="0" draw:style-name="gr1" draw:text-style-name="P1" svg:width="12.026cm" svg:height="21.287cm" svg:x="0.631cm" svg:y="0.107cm">
              <draw:object draw:notify-on-update-of-ranges="Tabelle1.A10:Tabelle1.A10 Tabelle1.A11:Tabelle1.A904 Tabelle1.C10:Tabelle1.C10 Tabelle1.C11:Tabelle1.C904 Tabelle1.E10:Tabelle1.E10 Tabelle1.E11:Tabelle1.E90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Tabelle1.R48" table:end-x="1.596cm" table:end-y="0.263cm" draw:z-index="1" draw:style-name="gr2" draw:text-style-name="P1" svg:width="14.085cm" svg:height="20.994cm" svg:x="1.06cm" svg:y="0.16cm">
              <draw:object draw:notify-on-update-of-ranges="Tabelle2.A10:Tabelle2.A10 Tabelle2.A11:Tabelle2.A921 Tabelle2.C10:Tabelle2.C10 Tabelle2.C11:Tabelle2.C921 Tabelle2.E10:Tabelle2.E10 Tabelle2.E11:Tabelle2.E9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formula="of:=[$Tabelle2.$A$345]" office:value-type="float" office:value="39.6656">
            <text:p>39.6656</text:p>
          </table:table-cell>
        </table:table-row>
        <table:table-row table:style-name="ro2">
          <table:table-cell table:style-name="Default" office:value-type="string">
            <text:p>Kd: 0</text:p>
          </table:table-cell>
          <table:table-cell/>
          <table:table-cell table:style-name="ce2" office:value-type="string">
            <text:p>Ku</text:p>
          </table:table-cell>
          <table:table-cell table:style-name="ce2" office:value-type="float" office:value="1">
            <text:p>1</text:p>
          </table:table-cell>
          <table:table-cell table:number-columns-repeated="14"/>
          <table:table-cell table:formula="of:=[$Tabelle2.$A$478]" office:value-type="float" office:value="55.0808">
            <text:p>55.0808</text:p>
          </table:table-cell>
        </table:table-row>
        <table:table-row table:style-name="ro2">
          <table:table-cell table:style-name="Default" office:value-type="string">
            <text:p>tau: 0.02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limMin: -0.95</text:p>
          </table:table-cell>
          <table:table-cell/>
          <table:table-cell table:style-name="ce3" office:value-type="string">
            <text:p>Kp</text:p>
          </table:table-cell>
          <table:table-cell table:style-name="ce4" table:formula="of:=0.7*[.D3]" office:value-type="float" office:value="0.7">
            <text:p>0.7</text:p>
          </table:table-cell>
          <table:table-cell table:number-columns-repeated="15"/>
        </table:table-row>
        <table:table-row table:style-name="ro2">
          <table:table-cell table:style-name="Default" office:value-type="string">
            <text:p>limMax: 0.95</text:p>
          </table:table-cell>
          <table:table-cell/>
          <table:table-cell table:style-name="ce3" office:value-type="string">
            <text:p>Ki</text:p>
          </table:table-cell>
          <table:table-cell table:style-name="ce5" table:formula="of:=1.75*[.D3]/[.D2]" office:value-type="float" office:value="0.113524313664435">
            <text:p>0.114</text:p>
          </table:table-cell>
          <table:table-cell table:number-columns-repeated="15"/>
        </table:table-row>
        <table:table-row table:style-name="ro2">
          <table:table-cell table:style-name="Default" office:value-type="string">
            <text:p>intLimMin: -0.45</text:p>
          </table:table-cell>
          <table:table-cell/>
          <table:table-cell table:style-name="ce3" office:value-type="string">
            <text:p>Kd</text:p>
          </table:table-cell>
          <table:table-cell table:style-name="ce5" table:formula="of:=0.105*[.D3]/[.D2]" office:value-type="float" office:value="0.0068114588198661">
            <text:p>0.007</text:p>
          </table:table-cell>
          <table:table-cell table:number-columns-repeated="15"/>
        </table:table-row>
        <table:table-row table:style-name="ro1">
          <table:table-cell table:style-name="Default" office:value-type="string">
            <text:p>intLimMax: 0.45</text:p>
          </table:table-cell>
          <table:table-cell table:number-columns-repeated="18"/>
        </table:table-row>
        <table:table-row table:style-name="ro1">
          <table:table-cell table:style-name="Default" office:value-type="string">
            <text:p>setpoint: 245</text:p>
          </table:table-cell>
          <table:table-cell table:number-columns-repeated="12"/>
          <table:table-cell>
            <draw:line table:end-cell-address="Tabelle1.N20" table:end-x="1.416cm" table:end-y="0.178cm" draw:z-index="4" draw:style-name="gr3" draw:text-style-name="P1" svg:x1="1.416cm" svg:y1="0.022cm" svg:x2="1.416cm" svg:y2="5.146cm">
              <text:p/>
            </draw:line>
          </table:table-cell>
          <table:table-cell>
            <draw:line table:end-cell-address="Tabelle1.O20" table:end-x="0.462cm" table:end-y="0.194cm" draw:z-index="5" draw:style-name="gr3" draw:text-style-name="P1" svg:x1="0.462cm" svg:y1="0.022cm" svg:x2="0.462cm" svg:y2="5.162cm">
              <text:p/>
            </draw:line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  <table:table-cell>
            <draw:line table:end-cell-address="Tabelle1.Q10" table:end-x="0.877cm" table:end-y="0.215cm" draw:z-index="3" draw:style-name="gr4" draw:text-style-name="P1" svg:x1="2.024cm" svg:y1="0.215cm" svg:x2="23.458cm" svg:y2="0.215cm">
              <text:p/>
            </draw:line>
          </table:table-cell>
          <table:table-cell table:number-columns-repeated="12"/>
        </table:table-row>
        <table:table-row table:style-name="ro1">
          <table:table-cell office:value-type="float" office:value="0.1353">
            <text:p>0.1</text:p>
          </table:table-cell>
          <table:table-cell office:value-type="float" office:value="44.0394">
            <text:p>44.0394</text:p>
          </table:table-cell>
          <table:table-cell office:value-type="float" office:value="200.961">
            <text:p>200.9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0.239761">
            <text:p>0.2</text:p>
          </table:table-cell>
          <table:table-cell office:value-type="float" office:value="44.0076">
            <text:p>44.0076</text:p>
          </table:table-cell>
          <table:table-cell office:value-type="float" office:value="200.992">
            <text:p>200.9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3"/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0.343414">
            <text:p>0.3</text:p>
          </table:table-cell>
          <table:table-cell office:value-type="float" office:value="43.977">
            <text:p>43.977</text:p>
          </table:table-cell>
          <table:table-cell office:value-type="float" office:value="201.023">
            <text:p>201.0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3"/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0.448349">
            <text:p>0.4</text:p>
          </table:table-cell>
          <table:table-cell office:value-type="float" office:value="43.9466">
            <text:p>43.9466</text:p>
          </table:table-cell>
          <table:table-cell office:value-type="float" office:value="201.053">
            <text:p>201.0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0.570419">
            <text:p>0.6</text:p>
          </table:table-cell>
          <table:table-cell office:value-type="float" office:value="43.9119">
            <text:p>43.9119</text:p>
          </table:table-cell>
          <table:table-cell office:value-type="float" office:value="201.088">
            <text:p>201.0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0.672379">
            <text:p>0.7</text:p>
          </table:table-cell>
          <table:table-cell office:value-type="float" office:value="43.8825">
            <text:p>43.8825</text:p>
          </table:table-cell>
          <table:table-cell office:value-type="float" office:value="201.118">
            <text:p>201.1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0.795746">
            <text:p>0.8</text:p>
          </table:table-cell>
          <table:table-cell office:value-type="float" office:value="43.8453">
            <text:p>43.8453</text:p>
          </table:table-cell>
          <table:table-cell office:value-type="float" office:value="201.155">
            <text:p>201.1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0.919479">
            <text:p>0.9</text:p>
          </table:table-cell>
          <table:table-cell office:value-type="float" office:value="43.8046">
            <text:p>43.8046</text:p>
          </table:table-cell>
          <table:table-cell office:value-type="float" office:value="201.195">
            <text:p>201.1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  <table:table-cell>
            <draw:line table:end-cell-address="Tabelle1.Q18" table:end-x="0.764cm" table:end-y="0.399cm" draw:z-index="2" draw:style-name="gr4" draw:text-style-name="P1" svg:x1="1.912cm" svg:y1="0.399cm" svg:x2="23.345cm" svg:y2="0.399cm">
              <text:p/>
            </draw:line>
          </table:table-cell>
          <table:table-cell table:number-columns-repeated="12"/>
        </table:table-row>
        <table:table-row table:style-name="ro1">
          <table:table-cell office:value-type="float" office:value="1.02837">
            <text:p>1.0</text:p>
          </table:table-cell>
          <table:table-cell office:value-type="float" office:value="43.7645">
            <text:p>43.7645</text:p>
          </table:table-cell>
          <table:table-cell office:value-type="float" office:value="201.235">
            <text:p>201.2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13681">
            <text:p>1.1</text:p>
          </table:table-cell>
          <table:table-cell office:value-type="float" office:value="43.7195">
            <text:p>43.7195</text:p>
          </table:table-cell>
          <table:table-cell office:value-type="float" office:value="201.281">
            <text:p>201.2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24004">
            <text:p>1.2</text:p>
          </table:table-cell>
          <table:table-cell office:value-type="float" office:value="43.6706">
            <text:p>43.6706</text:p>
          </table:table-cell>
          <table:table-cell office:value-type="float" office:value="201.329">
            <text:p>201.3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3726">
            <text:p>1.4</text:p>
          </table:table-cell>
          <table:table-cell office:value-type="float" office:value="43.5977">
            <text:p>43.5977</text:p>
          </table:table-cell>
          <table:table-cell office:value-type="float" office:value="201.402">
            <text:p>201.4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47742">
            <text:p>1.5</text:p>
          </table:table-cell>
          <table:table-cell office:value-type="float" office:value="43.5309">
            <text:p>43.5309</text:p>
          </table:table-cell>
          <table:table-cell office:value-type="float" office:value="201.469">
            <text:p>201.4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61241">
            <text:p>1.6</text:p>
          </table:table-cell>
          <table:table-cell office:value-type="float" office:value="43.4314">
            <text:p>43.4314</text:p>
          </table:table-cell>
          <table:table-cell office:value-type="float" office:value="201.569">
            <text:p>201.5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74306">
            <text:p>1.7</text:p>
          </table:table-cell>
          <table:table-cell office:value-type="float" office:value="43.3194">
            <text:p>43.3194</text:p>
          </table:table-cell>
          <table:table-cell office:value-type="float" office:value="201.681">
            <text:p>201.6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84856">
            <text:p>1.8</text:p>
          </table:table-cell>
          <table:table-cell office:value-type="float" office:value="43.2166">
            <text:p>43.2166</text:p>
          </table:table-cell>
          <table:table-cell office:value-type="float" office:value="201.783">
            <text:p>201.7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.95494">
            <text:p>2.0</text:p>
          </table:table-cell>
          <table:table-cell office:value-type="float" office:value="43.1011">
            <text:p>43.1011</text:p>
          </table:table-cell>
          <table:table-cell office:value-type="float" office:value="201.899">
            <text:p>201.8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06085">
            <text:p>2.1</text:p>
          </table:table-cell>
          <table:table-cell office:value-type="float" office:value="42.9738">
            <text:p>42.9738</text:p>
          </table:table-cell>
          <table:table-cell office:value-type="float" office:value="202.026">
            <text:p>202.0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17212">
            <text:p>2.2</text:p>
          </table:table-cell>
          <table:table-cell office:value-type="float" office:value="42.8261">
            <text:p>42.8261</text:p>
          </table:table-cell>
          <table:table-cell office:value-type="float" office:value="202.174">
            <text:p>202.1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28008">
            <text:p>2.3</text:p>
          </table:table-cell>
          <table:table-cell office:value-type="float" office:value="42.6688">
            <text:p>42.6688</text:p>
          </table:table-cell>
          <table:table-cell office:value-type="float" office:value="202.331">
            <text:p>202.3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38649">
            <text:p>2.4</text:p>
          </table:table-cell>
          <table:table-cell office:value-type="float" office:value="42.5002">
            <text:p>42.5002</text:p>
          </table:table-cell>
          <table:table-cell office:value-type="float" office:value="202.5">
            <text:p>202.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49138">
            <text:p>2.5</text:p>
          </table:table-cell>
          <table:table-cell office:value-type="float" office:value="42.3198">
            <text:p>42.3198</text:p>
          </table:table-cell>
          <table:table-cell office:value-type="float" office:value="202.68">
            <text:p>202.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59781">
            <text:p>2.6</text:p>
          </table:table-cell>
          <table:table-cell office:value-type="float" office:value="42.1236">
            <text:p>42.1236</text:p>
          </table:table-cell>
          <table:table-cell office:value-type="float" office:value="202.876">
            <text:p>202.8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72629">
            <text:p>2.7</text:p>
          </table:table-cell>
          <table:table-cell office:value-type="float" office:value="41.8681">
            <text:p>41.8681</text:p>
          </table:table-cell>
          <table:table-cell office:value-type="float" office:value="203.132">
            <text:p>203.1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83356">
            <text:p>2.8</text:p>
          </table:table-cell>
          <table:table-cell office:value-type="float" office:value="41.6395">
            <text:p>41.6395</text:p>
          </table:table-cell>
          <table:table-cell office:value-type="float" office:value="203.361">
            <text:p>203.3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.96112">
            <text:p>3.0</text:p>
          </table:table-cell>
          <table:table-cell office:value-type="float" office:value="41.3494">
            <text:p>41.3494</text:p>
          </table:table-cell>
          <table:table-cell office:value-type="float" office:value="203.651">
            <text:p>203.6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07077">
            <text:p>3.1</text:p>
          </table:table-cell>
          <table:table-cell office:value-type="float" office:value="41.0847">
            <text:p>41.0847</text:p>
          </table:table-cell>
          <table:table-cell office:value-type="float" office:value="203.915">
            <text:p>203.9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19252">
            <text:p>3.2</text:p>
          </table:table-cell>
          <table:table-cell office:value-type="float" office:value="40.7746">
            <text:p>40.7746</text:p>
          </table:table-cell>
          <table:table-cell office:value-type="float" office:value="204.225">
            <text:p>204.2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31798">
            <text:p>3.3</text:p>
          </table:table-cell>
          <table:table-cell office:value-type="float" office:value="40.4371">
            <text:p>40.4371</text:p>
          </table:table-cell>
          <table:table-cell office:value-type="float" office:value="204.563">
            <text:p>204.5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42397">
            <text:p>3.4</text:p>
          </table:table-cell>
          <table:table-cell office:value-type="float" office:value="40.1387">
            <text:p>40.1387</text:p>
          </table:table-cell>
          <table:table-cell office:value-type="float" office:value="204.861">
            <text:p>204.8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54924">
            <text:p>3.5</text:p>
          </table:table-cell>
          <table:table-cell office:value-type="float" office:value="39.7695">
            <text:p>39.7695</text:p>
          </table:table-cell>
          <table:table-cell office:value-type="float" office:value="205.231">
            <text:p>205.2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67072">
            <text:p>3.7</text:p>
          </table:table-cell>
          <table:table-cell office:value-type="float" office:value="39.3972">
            <text:p>39.3972</text:p>
          </table:table-cell>
          <table:table-cell office:value-type="float" office:value="205.603">
            <text:p>205.6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77396">
            <text:p>3.8</text:p>
          </table:table-cell>
          <table:table-cell office:value-type="float" office:value="39.0693">
            <text:p>39.0693</text:p>
          </table:table-cell>
          <table:table-cell office:value-type="float" office:value="205.931">
            <text:p>205.9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.90154">
            <text:p>3.9</text:p>
          </table:table-cell>
          <table:table-cell office:value-type="float" office:value="38.6496">
            <text:p>38.6496</text:p>
          </table:table-cell>
          <table:table-cell office:value-type="float" office:value="206.35">
            <text:p>206.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00887">
            <text:p>4.0</text:p>
          </table:table-cell>
          <table:table-cell office:value-type="float" office:value="38.2852">
            <text:p>38.2852</text:p>
          </table:table-cell>
          <table:table-cell office:value-type="float" office:value="206.715">
            <text:p>206.7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11998">
            <text:p>4.1</text:p>
          </table:table-cell>
          <table:table-cell office:value-type="float" office:value="37.8969">
            <text:p>37.8969</text:p>
          </table:table-cell>
          <table:table-cell office:value-type="float" office:value="207.103">
            <text:p>207.1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22578">
            <text:p>4.2</text:p>
          </table:table-cell>
          <table:table-cell office:value-type="float" office:value="37.5177">
            <text:p>37.5177</text:p>
          </table:table-cell>
          <table:table-cell office:value-type="float" office:value="207.482">
            <text:p>207.4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3495">
            <text:p>4.3</text:p>
          </table:table-cell>
          <table:table-cell office:value-type="float" office:value="37.0626">
            <text:p>37.0626</text:p>
          </table:table-cell>
          <table:table-cell office:value-type="float" office:value="207.937">
            <text:p>207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45573">
            <text:p>4.5</text:p>
          </table:table-cell>
          <table:table-cell office:value-type="float" office:value="36.6624">
            <text:p>36.6624</text:p>
          </table:table-cell>
          <table:table-cell office:value-type="float" office:value="208.338">
            <text:p>208.3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59094">
            <text:p>4.6</text:p>
          </table:table-cell>
          <table:table-cell office:value-type="float" office:value="36.1405">
            <text:p>36.1405</text:p>
          </table:table-cell>
          <table:table-cell office:value-type="float" office:value="208.859">
            <text:p>208.8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69902">
            <text:p>4.7</text:p>
          </table:table-cell>
          <table:table-cell office:value-type="float" office:value="35.7146">
            <text:p>35.7146</text:p>
          </table:table-cell>
          <table:table-cell office:value-type="float" office:value="209.285">
            <text:p>209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  <table:table-cell>
            <draw:frame table:end-cell-address="Tabelle1.O71" table:end-x="0.293cm" table:end-y="0.067cm" draw:z-index="6" draw:style-name="gr5" draw:text-style-name="P1" svg:width="15.999cm" svg:height="8.999cm" svg:x="0.101cm" svg:y="0.1cm">
              <draw:object draw:notify-on-update-of-ranges="Tabelle1.A10:Tabelle1.A10 Tabelle1.A11:Tabelle1.A904 Tabelle1.D10:Tabelle1.D10 Tabelle1.D11:Tabelle1.D90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4.82018">
            <text:p>4.8</text:p>
          </table:table-cell>
          <table:table-cell office:value-type="float" office:value="35.2281">
            <text:p>35.2281</text:p>
          </table:table-cell>
          <table:table-cell office:value-type="float" office:value="209.772">
            <text:p>209.7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.92703">
            <text:p>4.9</text:p>
          </table:table-cell>
          <table:table-cell office:value-type="float" office:value="34.7913">
            <text:p>34.7913</text:p>
          </table:table-cell>
          <table:table-cell office:value-type="float" office:value="210.209">
            <text:p>210.2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03014">
            <text:p>5.0</text:p>
          </table:table-cell>
          <table:table-cell office:value-type="float" office:value="34.3634">
            <text:p>34.3634</text:p>
          </table:table-cell>
          <table:table-cell office:value-type="float" office:value="210.637">
            <text:p>210.6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13925">
            <text:p>5.1</text:p>
          </table:table-cell>
          <table:table-cell office:value-type="float" office:value="33.9041">
            <text:p>33.9041</text:p>
          </table:table-cell>
          <table:table-cell office:value-type="float" office:value="211.096">
            <text:p>211.0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24022">
            <text:p>5.2</text:p>
          </table:table-cell>
          <table:table-cell office:value-type="float" office:value="33.4734">
            <text:p>33.4734</text:p>
          </table:table-cell>
          <table:table-cell office:value-type="float" office:value="211.527">
            <text:p>211.5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37085">
            <text:p>5.4</text:p>
          </table:table-cell>
          <table:table-cell office:value-type="float" office:value="32.9082">
            <text:p>32.9082</text:p>
          </table:table-cell>
          <table:table-cell office:value-type="float" office:value="212.092">
            <text:p>212.0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47751">
            <text:p>5.5</text:p>
          </table:table-cell>
          <table:table-cell office:value-type="float" office:value="32.4408">
            <text:p>32.4408</text:p>
          </table:table-cell>
          <table:table-cell office:value-type="float" office:value="212.559">
            <text:p>212.5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61061">
            <text:p>5.6</text:p>
          </table:table-cell>
          <table:table-cell office:value-type="float" office:value="31.8503">
            <text:p>31.8503</text:p>
          </table:table-cell>
          <table:table-cell office:value-type="float" office:value="213.15">
            <text:p>213.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72597">
            <text:p>5.7</text:p>
          </table:table-cell>
          <table:table-cell office:value-type="float" office:value="31.3326">
            <text:p>31.3326</text:p>
          </table:table-cell>
          <table:table-cell office:value-type="float" office:value="213.667">
            <text:p>213.6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83513">
            <text:p>5.8</text:p>
          </table:table-cell>
          <table:table-cell office:value-type="float" office:value="30.8381">
            <text:p>30.8381</text:p>
          </table:table-cell>
          <table:table-cell office:value-type="float" office:value="214.162">
            <text:p>214.1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.94173">
            <text:p>5.9</text:p>
          </table:table-cell>
          <table:table-cell office:value-type="float" office:value="30.3511">
            <text:p>30.3511</text:p>
          </table:table-cell>
          <table:table-cell office:value-type="float" office:value="214.649">
            <text:p>214.6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05092">
            <text:p>6.1</text:p>
          </table:table-cell>
          <table:table-cell office:value-type="float" office:value="29.8483">
            <text:p>29.8483</text:p>
          </table:table-cell>
          <table:table-cell office:value-type="float" office:value="215.152">
            <text:p>215.1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17752">
            <text:p>6.2</text:p>
          </table:table-cell>
          <table:table-cell office:value-type="float" office:value="29.2603">
            <text:p>29.2603</text:p>
          </table:table-cell>
          <table:table-cell office:value-type="float" office:value="215.74">
            <text:p>215.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29831">
            <text:p>6.3</text:p>
          </table:table-cell>
          <table:table-cell office:value-type="float" office:value="28.6952">
            <text:p>28.6952</text:p>
          </table:table-cell>
          <table:table-cell office:value-type="float" office:value="216.305">
            <text:p>216.3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4008">
            <text:p>6.4</text:p>
          </table:table-cell>
          <table:table-cell office:value-type="float" office:value="28.2126">
            <text:p>28.2126</text:p>
          </table:table-cell>
          <table:table-cell office:value-type="float" office:value="216.787">
            <text:p>216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51126">
            <text:p>6.5</text:p>
          </table:table-cell>
          <table:table-cell office:value-type="float" office:value="27.6891">
            <text:p>27.6891</text:p>
          </table:table-cell>
          <table:table-cell office:value-type="float" office:value="217.311">
            <text:p>217.3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62315">
            <text:p>6.6</text:p>
          </table:table-cell>
          <table:table-cell office:value-type="float" office:value="27.1558">
            <text:p>27.1558</text:p>
          </table:table-cell>
          <table:table-cell office:value-type="float" office:value="217.844">
            <text:p>217.8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72701">
            <text:p>6.7</text:p>
          </table:table-cell>
          <table:table-cell office:value-type="float" office:value="26.6588">
            <text:p>26.6588</text:p>
          </table:table-cell>
          <table:table-cell office:value-type="float" office:value="218.341">
            <text:p>218.3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85207">
            <text:p>6.9</text:p>
          </table:table-cell>
          <table:table-cell office:value-type="float" office:value="26.0571">
            <text:p>26.0571</text:p>
          </table:table-cell>
          <table:table-cell office:value-type="float" office:value="218.943">
            <text:p>218.9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.9789">
            <text:p>7.0</text:p>
          </table:table-cell>
          <table:table-cell office:value-type="float" office:value="25.444">
            <text:p>25.444</text:p>
          </table:table-cell>
          <table:table-cell office:value-type="float" office:value="219.556">
            <text:p>219.5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09203">
            <text:p>7.1</text:p>
          </table:table-cell>
          <table:table-cell office:value-type="float" office:value="24.8946">
            <text:p>24.8946</text:p>
          </table:table-cell>
          <table:table-cell office:value-type="float" office:value="220.105">
            <text:p>220.1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19975">
            <text:p>7.2</text:p>
          </table:table-cell>
          <table:table-cell office:value-type="float" office:value="24.3698">
            <text:p>24.3698</text:p>
          </table:table-cell>
          <table:table-cell office:value-type="float" office:value="220.63">
            <text:p>220.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32854">
            <text:p>7.3</text:p>
          </table:table-cell>
          <table:table-cell office:value-type="float" office:value="23.7402">
            <text:p>23.7402</text:p>
          </table:table-cell>
          <table:table-cell office:value-type="float" office:value="221.26">
            <text:p>221.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43575">
            <text:p>7.4</text:p>
          </table:table-cell>
          <table:table-cell office:value-type="float" office:value="23.2148">
            <text:p>23.2148</text:p>
          </table:table-cell>
          <table:table-cell office:value-type="float" office:value="221.785">
            <text:p>221.7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56688">
            <text:p>7.6</text:p>
          </table:table-cell>
          <table:table-cell office:value-type="float" office:value="22.5699">
            <text:p>22.5699</text:p>
          </table:table-cell>
          <table:table-cell office:value-type="float" office:value="222.43">
            <text:p>222.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68999">
            <text:p>7.7</text:p>
          </table:table-cell>
          <table:table-cell office:value-type="float" office:value="21.9633">
            <text:p>21.9633</text:p>
          </table:table-cell>
          <table:table-cell office:value-type="float" office:value="223.037">
            <text:p>223.0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79488">
            <text:p>7.8</text:p>
          </table:table-cell>
          <table:table-cell office:value-type="float" office:value="21.4453">
            <text:p>21.4453</text:p>
          </table:table-cell>
          <table:table-cell office:value-type="float" office:value="223.555">
            <text:p>223.5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.91728">
            <text:p>7.9</text:p>
          </table:table-cell>
          <table:table-cell office:value-type="float" office:value="20.8398">
            <text:p>20.8398</text:p>
          </table:table-cell>
          <table:table-cell office:value-type="float" office:value="224.16">
            <text:p>224.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05382">
            <text:p>8.1</text:p>
          </table:table-cell>
          <table:table-cell office:value-type="float" office:value="20.1623">
            <text:p>20.1623</text:p>
          </table:table-cell>
          <table:table-cell office:value-type="float" office:value="224.838">
            <text:p>224.8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16121">
            <text:p>8.2</text:p>
          </table:table-cell>
          <table:table-cell office:value-type="float" office:value="19.6294">
            <text:p>19.6294</text:p>
          </table:table-cell>
          <table:table-cell office:value-type="float" office:value="225.371">
            <text:p>225.3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26271">
            <text:p>8.3</text:p>
          </table:table-cell>
          <table:table-cell office:value-type="float" office:value="19.1252">
            <text:p>19.1252</text:p>
          </table:table-cell>
          <table:table-cell office:value-type="float" office:value="225.875">
            <text:p>225.8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36635">
            <text:p>8.4</text:p>
          </table:table-cell>
          <table:table-cell office:value-type="float" office:value="18.6099">
            <text:p>18.6099</text:p>
          </table:table-cell>
          <table:table-cell office:value-type="float" office:value="226.39">
            <text:p>226.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47633">
            <text:p>8.5</text:p>
          </table:table-cell>
          <table:table-cell office:value-type="float" office:value="18.0622">
            <text:p>18.0622</text:p>
          </table:table-cell>
          <table:table-cell office:value-type="float" office:value="226.938">
            <text:p>226.9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60518">
            <text:p>8.6</text:p>
          </table:table-cell>
          <table:table-cell office:value-type="float" office:value="17.4202">
            <text:p>17.4202</text:p>
          </table:table-cell>
          <table:table-cell office:value-type="float" office:value="227.58">
            <text:p>227.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71196">
            <text:p>8.7</text:p>
          </table:table-cell>
          <table:table-cell office:value-type="float" office:value="16.8878">
            <text:p>16.8878</text:p>
          </table:table-cell>
          <table:table-cell office:value-type="float" office:value="228.112">
            <text:p>228.1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8127">
            <text:p>8.8</text:p>
          </table:table-cell>
          <table:table-cell office:value-type="float" office:value="16.3857">
            <text:p>16.3857</text:p>
          </table:table-cell>
          <table:table-cell office:value-type="float" office:value="228.614">
            <text:p>228.6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.91435">
            <text:p>8.9</text:p>
          </table:table-cell>
          <table:table-cell office:value-type="float" office:value="15.8785">
            <text:p>15.8785</text:p>
          </table:table-cell>
          <table:table-cell office:value-type="float" office:value="229.121">
            <text:p>229.1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02043">
            <text:p>9.0</text:p>
          </table:table-cell>
          <table:table-cell office:value-type="float" office:value="15.3492">
            <text:p>15.3492</text:p>
          </table:table-cell>
          <table:table-cell office:value-type="float" office:value="229.651">
            <text:p>229.6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12743">
            <text:p>9.1</text:p>
          </table:table-cell>
          <table:table-cell office:value-type="float" office:value="14.815">
            <text:p>14.815</text:p>
          </table:table-cell>
          <table:table-cell office:value-type="float" office:value="230.185">
            <text:p>230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23329">
            <text:p>9.2</text:p>
          </table:table-cell>
          <table:table-cell office:value-type="float" office:value="14.2865">
            <text:p>14.2865</text:p>
          </table:table-cell>
          <table:table-cell office:value-type="float" office:value="230.714">
            <text:p>230.7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3593">
            <text:p>9.4</text:p>
          </table:table-cell>
          <table:table-cell office:value-type="float" office:value="13.6572">
            <text:p>13.6572</text:p>
          </table:table-cell>
          <table:table-cell office:value-type="float" office:value="231.343">
            <text:p>231.3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46187">
            <text:p>9.5</text:p>
          </table:table-cell>
          <table:table-cell office:value-type="float" office:value="13.1451">
            <text:p>13.1451</text:p>
          </table:table-cell>
          <table:table-cell office:value-type="float" office:value="231.855">
            <text:p>231.8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56963">
            <text:p>9.6</text:p>
          </table:table-cell>
          <table:table-cell office:value-type="float" office:value="12.607">
            <text:p>12.607</text:p>
          </table:table-cell>
          <table:table-cell office:value-type="float" office:value="232.393">
            <text:p>232.3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69679">
            <text:p>9.7</text:p>
          </table:table-cell>
          <table:table-cell office:value-type="float" office:value="11.9718">
            <text:p>11.9718</text:p>
          </table:table-cell>
          <table:table-cell office:value-type="float" office:value="233.028">
            <text:p>233.0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81386">
            <text:p>9.8</text:p>
          </table:table-cell>
          <table:table-cell office:value-type="float" office:value="11.3879">
            <text:p>11.3879</text:p>
          </table:table-cell>
          <table:table-cell office:value-type="float" office:value="233.612">
            <text:p>233.6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.9315">
            <text:p>9.9</text:p>
          </table:table-cell>
          <table:table-cell office:value-type="float" office:value="10.8009">
            <text:p>10.8009</text:p>
          </table:table-cell>
          <table:table-cell office:value-type="float" office:value="234.199">
            <text:p>234.1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0326">
            <text:p>10.0</text:p>
          </table:table-cell>
          <table:table-cell office:value-type="float" office:value="10.2962">
            <text:p>10.2962</text:p>
          </table:table-cell>
          <table:table-cell office:value-type="float" office:value="234.704">
            <text:p>234.7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1356">
            <text:p>10.1</text:p>
          </table:table-cell>
          <table:table-cell office:value-type="float" office:value="9.78241">
            <text:p>9.78241</text:p>
          </table:table-cell>
          <table:table-cell office:value-type="float" office:value="235.218">
            <text:p>235.2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2444">
            <text:p>10.2</text:p>
          </table:table-cell>
          <table:table-cell office:value-type="float" office:value="9.23947">
            <text:p>9.23947</text:p>
          </table:table-cell>
          <table:table-cell office:value-type="float" office:value="235.761">
            <text:p>235.7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3679">
            <text:p>10.4</text:p>
          </table:table-cell>
          <table:table-cell office:value-type="float" office:value="8.62323">
            <text:p>8.62323</text:p>
          </table:table-cell>
          <table:table-cell office:value-type="float" office:value="236.377">
            <text:p>236.3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494">
            <text:p>10.5</text:p>
          </table:table-cell>
          <table:table-cell office:value-type="float" office:value="7.99449">
            <text:p>7.99449</text:p>
          </table:table-cell>
          <table:table-cell office:value-type="float" office:value="237.006">
            <text:p>237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6036">
            <text:p>10.6</text:p>
          </table:table-cell>
          <table:table-cell office:value-type="float" office:value="7.44815">
            <text:p>7.44815</text:p>
          </table:table-cell>
          <table:table-cell office:value-type="float" office:value="237.552">
            <text:p>237.5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7135">
            <text:p>10.7</text:p>
          </table:table-cell>
          <table:table-cell office:value-type="float" office:value="6.89972">
            <text:p>6.89972</text:p>
          </table:table-cell>
          <table:table-cell office:value-type="float" office:value="238.1">
            <text:p>238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816">
            <text:p>10.8</text:p>
          </table:table-cell>
          <table:table-cell office:value-type="float" office:value="6.38954">
            <text:p>6.38954</text:p>
          </table:table-cell>
          <table:table-cell office:value-type="float" office:value="238.61">
            <text:p>238.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.9371">
            <text:p>10.9</text:p>
          </table:table-cell>
          <table:table-cell office:value-type="float" office:value="5.78586">
            <text:p>5.78586</text:p>
          </table:table-cell>
          <table:table-cell office:value-type="float" office:value="239.214">
            <text:p>239.2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0406">
            <text:p>11.0</text:p>
          </table:table-cell>
          <table:table-cell office:value-type="float" office:value="5.27063">
            <text:p>5.27063</text:p>
          </table:table-cell>
          <table:table-cell office:value-type="float" office:value="239.729">
            <text:p>239.7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1691">
            <text:p>11.2</text:p>
          </table:table-cell>
          <table:table-cell office:value-type="float" office:value="4.63004">
            <text:p>4.63004</text:p>
          </table:table-cell>
          <table:table-cell office:value-type="float" office:value="240.37">
            <text:p>240.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2796">
            <text:p>11.3</text:p>
          </table:table-cell>
          <table:table-cell office:value-type="float" office:value="4.07988">
            <text:p>4.07988</text:p>
          </table:table-cell>
          <table:table-cell office:value-type="float" office:value="240.92">
            <text:p>240.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4058">
            <text:p>11.4</text:p>
          </table:table-cell>
          <table:table-cell office:value-type="float" office:value="3.45064">
            <text:p>3.45064</text:p>
          </table:table-cell>
          <table:table-cell office:value-type="float" office:value="241.549">
            <text:p>241.5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5344">
            <text:p>11.5</text:p>
          </table:table-cell>
          <table:table-cell office:value-type="float" office:value="2.81027">
            <text:p>2.81027</text:p>
          </table:table-cell>
          <table:table-cell office:value-type="float" office:value="242.19">
            <text:p>242.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6603">
            <text:p>11.7</text:p>
          </table:table-cell>
          <table:table-cell office:value-type="float" office:value="2.18321">
            <text:p>2.18321</text:p>
          </table:table-cell>
          <table:table-cell office:value-type="float" office:value="242.817">
            <text:p>242.8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7651">
            <text:p>11.8</text:p>
          </table:table-cell>
          <table:table-cell office:value-type="float" office:value="1.66124">
            <text:p>1.66124</text:p>
          </table:table-cell>
          <table:table-cell office:value-type="float" office:value="243.339">
            <text:p>243.3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8862">
            <text:p>11.9</text:p>
          </table:table-cell>
          <table:table-cell office:value-type="float" office:value="1.05836">
            <text:p>1.05836</text:p>
          </table:table-cell>
          <table:table-cell office:value-type="float" office:value="243.942">
            <text:p>243.9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1.9877">
            <text:p>12.0</text:p>
          </table:table-cell>
          <table:table-cell office:value-type="float" office:value="0.552902">
            <text:p>0.552902</text:p>
          </table:table-cell>
          <table:table-cell office:value-type="float" office:value="244.447">
            <text:p>244.447</text:p>
          </table:table-cell>
          <table:table-cell office:value-type="float" office:value="0.552902">
            <text:p>0.55290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1085">
            <text:p>12.1</text:p>
          </table:table-cell>
          <table:table-cell office:value-type="float" office:value="-0.0484467">
            <text:p>-0.0484467</text:p>
          </table:table-cell>
          <table:table-cell office:value-type="float" office:value="245.048">
            <text:p>245.048</text:p>
          </table:table-cell>
          <table:table-cell office:value-type="float" office:value="-0.0484467">
            <text:p>-0.048446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2089">
            <text:p>12.2</text:p>
          </table:table-cell>
          <table:table-cell office:value-type="float" office:value="-0.548325">
            <text:p>-0.548325</text:p>
          </table:table-cell>
          <table:table-cell office:value-type="float" office:value="245.548">
            <text:p>245.548</text:p>
          </table:table-cell>
          <table:table-cell office:value-type="float" office:value="-0.548325">
            <text:p>-0.54832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3363">
            <text:p>12.3</text:p>
          </table:table-cell>
          <table:table-cell office:value-type="float" office:value="-1.18188">
            <text:p>-1.18188</text:p>
          </table:table-cell>
          <table:table-cell office:value-type="float" office:value="246.182">
            <text:p>246.1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4365">
            <text:p>12.4</text:p>
          </table:table-cell>
          <table:table-cell office:value-type="float" office:value="-1.67746">
            <text:p>-1.67746</text:p>
          </table:table-cell>
          <table:table-cell office:value-type="float" office:value="246.677">
            <text:p>246.6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5381">
            <text:p>12.5</text:p>
          </table:table-cell>
          <table:table-cell office:value-type="float" office:value="-2.17534">
            <text:p>-2.17534</text:p>
          </table:table-cell>
          <table:table-cell office:value-type="float" office:value="247.175">
            <text:p>247.1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6456">
            <text:p>12.6</text:p>
          </table:table-cell>
          <table:table-cell office:value-type="float" office:value="-2.69588">
            <text:p>-2.69588</text:p>
          </table:table-cell>
          <table:table-cell office:value-type="float" office:value="247.696">
            <text:p>247.6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7502">
            <text:p>12.8</text:p>
          </table:table-cell>
          <table:table-cell office:value-type="float" office:value="-3.19122">
            <text:p>-3.19122</text:p>
          </table:table-cell>
          <table:table-cell office:value-type="float" office:value="248.191">
            <text:p>248.1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8545">
            <text:p>12.9</text:p>
          </table:table-cell>
          <table:table-cell office:value-type="float" office:value="-3.67218">
            <text:p>-3.67218</text:p>
          </table:table-cell>
          <table:table-cell office:value-type="float" office:value="248.672">
            <text:p>248.6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2.9572">
            <text:p>13.0</text:p>
          </table:table-cell>
          <table:table-cell office:value-type="float" office:value="-4.12978">
            <text:p>-4.12978</text:p>
          </table:table-cell>
          <table:table-cell office:value-type="float" office:value="249.13">
            <text:p>249.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0629">
            <text:p>13.1</text:p>
          </table:table-cell>
          <table:table-cell office:value-type="float" office:value="-4.58116">
            <text:p>-4.58116</text:p>
          </table:table-cell>
          <table:table-cell office:value-type="float" office:value="249.581">
            <text:p>249.5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1833">
            <text:p>13.2</text:p>
          </table:table-cell>
          <table:table-cell office:value-type="float" office:value="-5.06818">
            <text:p>-5.06818</text:p>
          </table:table-cell>
          <table:table-cell office:value-type="float" office:value="250.068">
            <text:p>250.0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3101">
            <text:p>13.3</text:p>
          </table:table-cell>
          <table:table-cell office:value-type="float" office:value="-5.54674">
            <text:p>-5.54674</text:p>
          </table:table-cell>
          <table:table-cell office:value-type="float" office:value="250.547">
            <text:p>250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4184">
            <text:p>13.4</text:p>
          </table:table-cell>
          <table:table-cell office:value-type="float" office:value="-5.925">
            <text:p>-5.925</text:p>
          </table:table-cell>
          <table:table-cell office:value-type="float" office:value="250.925">
            <text:p>250.9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5408">
            <text:p>13.5</text:p>
          </table:table-cell>
          <table:table-cell office:value-type="float" office:value="-6.31802">
            <text:p>-6.31802</text:p>
          </table:table-cell>
          <table:table-cell office:value-type="float" office:value="251.318">
            <text:p>251.3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6543">
            <text:p>13.7</text:p>
          </table:table-cell>
          <table:table-cell office:value-type="float" office:value="-6.64845">
            <text:p>-6.64845</text:p>
          </table:table-cell>
          <table:table-cell office:value-type="float" office:value="251.648">
            <text:p>251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7596">
            <text:p>13.8</text:p>
          </table:table-cell>
          <table:table-cell office:value-type="float" office:value="-6.92538">
            <text:p>-6.92538</text:p>
          </table:table-cell>
          <table:table-cell office:value-type="float" office:value="251.925">
            <text:p>251.9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8624">
            <text:p>13.9</text:p>
          </table:table-cell>
          <table:table-cell office:value-type="float" office:value="-7.16861">
            <text:p>-7.16861</text:p>
          </table:table-cell>
          <table:table-cell office:value-type="float" office:value="252.169">
            <text:p>252.1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3.9636">
            <text:p>14.0</text:p>
          </table:table-cell>
          <table:table-cell office:value-type="float" office:value="-7.38196">
            <text:p>-7.38196</text:p>
          </table:table-cell>
          <table:table-cell office:value-type="float" office:value="252.382">
            <text:p>252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0648">
            <text:p>14.1</text:p>
          </table:table-cell>
          <table:table-cell office:value-type="float" office:value="-7.57059">
            <text:p>-7.57059</text:p>
          </table:table-cell>
          <table:table-cell office:value-type="float" office:value="252.571">
            <text:p>252.5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1675">
            <text:p>14.2</text:p>
          </table:table-cell>
          <table:table-cell office:value-type="float" office:value="-7.73676">
            <text:p>-7.73676</text:p>
          </table:table-cell>
          <table:table-cell office:value-type="float" office:value="252.737">
            <text:p>252.7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2714">
            <text:p>14.3</text:p>
          </table:table-cell>
          <table:table-cell office:value-type="float" office:value="-7.88042">
            <text:p>-7.88042</text:p>
          </table:table-cell>
          <table:table-cell office:value-type="float" office:value="252.88">
            <text:p>252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3922">
            <text:p>14.4</text:p>
          </table:table-cell>
          <table:table-cell office:value-type="float" office:value="-8.0174">
            <text:p>-8.0174</text:p>
          </table:table-cell>
          <table:table-cell office:value-type="float" office:value="253.017">
            <text:p>253.0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5152">
            <text:p>14.5</text:p>
          </table:table-cell>
          <table:table-cell office:value-type="float" office:value="-8.12552">
            <text:p>-8.12552</text:p>
          </table:table-cell>
          <table:table-cell office:value-type="float" office:value="253.126">
            <text:p>253.1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6306">
            <text:p>14.6</text:p>
          </table:table-cell>
          <table:table-cell office:value-type="float" office:value="-8.20015">
            <text:p>-8.20015</text:p>
          </table:table-cell>
          <table:table-cell office:value-type="float" office:value="253.2">
            <text:p>253.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7586">
            <text:p>14.8</text:p>
          </table:table-cell>
          <table:table-cell office:value-type="float" office:value="-8.25404">
            <text:p>-8.25404</text:p>
          </table:table-cell>
          <table:table-cell office:value-type="float" office:value="253.254">
            <text:p>253.2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8865">
            <text:p>14.9</text:p>
          </table:table-cell>
          <table:table-cell office:value-type="float" office:value="-8.28014">
            <text:p>-8.28014</text:p>
          </table:table-cell>
          <table:table-cell office:value-type="float" office:value="253.28">
            <text:p>253.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4.9945">
            <text:p>15.0</text:p>
          </table:table-cell>
          <table:table-cell office:value-type="float" office:value="-8.28214">
            <text:p>-8.28214</text:p>
          </table:table-cell>
          <table:table-cell office:value-type="float" office:value="253.282">
            <text:p>253.2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1012">
            <text:p>15.1</text:p>
          </table:table-cell>
          <table:table-cell office:value-type="float" office:value="-8.26733">
            <text:p>-8.26733</text:p>
          </table:table-cell>
          <table:table-cell office:value-type="float" office:value="253.267">
            <text:p>253.2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2303">
            <text:p>15.2</text:p>
          </table:table-cell>
          <table:table-cell office:value-type="float" office:value="-8.22911">
            <text:p>-8.22911</text:p>
          </table:table-cell>
          <table:table-cell office:value-type="float" office:value="253.229">
            <text:p>253.2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343">
            <text:p>15.3</text:p>
          </table:table-cell>
          <table:table-cell office:value-type="float" office:value="-8.17903">
            <text:p>-8.17903</text:p>
          </table:table-cell>
          <table:table-cell office:value-type="float" office:value="253.179">
            <text:p>253.1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4513">
            <text:p>15.5</text:p>
          </table:table-cell>
          <table:table-cell office:value-type="float" office:value="-8.11746">
            <text:p>-8.11746</text:p>
          </table:table-cell>
          <table:table-cell office:value-type="float" office:value="253.117">
            <text:p>253.1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579">
            <text:p>15.6</text:p>
          </table:table-cell>
          <table:table-cell office:value-type="float" office:value="-8.02962">
            <text:p>-8.02962</text:p>
          </table:table-cell>
          <table:table-cell office:value-type="float" office:value="253.03">
            <text:p>253.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69">
            <text:p>15.7</text:p>
          </table:table-cell>
          <table:table-cell office:value-type="float" office:value="-7.94098">
            <text:p>-7.94098</text:p>
          </table:table-cell>
          <table:table-cell office:value-type="float" office:value="252.941">
            <text:p>252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8173">
            <text:p>15.8</text:p>
          </table:table-cell>
          <table:table-cell office:value-type="float" office:value="-7.82729">
            <text:p>-7.82729</text:p>
          </table:table-cell>
          <table:table-cell office:value-type="float" office:value="252.827">
            <text:p>252.8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5.9203">
            <text:p>15.9</text:p>
          </table:table-cell>
          <table:table-cell office:value-type="float" office:value="-7.72681">
            <text:p>-7.72681</text:p>
          </table:table-cell>
          <table:table-cell office:value-type="float" office:value="252.727">
            <text:p>252.7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022">
            <text:p>16.0</text:p>
          </table:table-cell>
          <table:table-cell office:value-type="float" office:value="-7.62067">
            <text:p>-7.62067</text:p>
          </table:table-cell>
          <table:table-cell office:value-type="float" office:value="252.621">
            <text:p>252.6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1457">
            <text:p>16.1</text:p>
          </table:table-cell>
          <table:table-cell office:value-type="float" office:value="-7.48378">
            <text:p>-7.48378</text:p>
          </table:table-cell>
          <table:table-cell office:value-type="float" office:value="252.484">
            <text:p>252.4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2716">
            <text:p>16.3</text:p>
          </table:table-cell>
          <table:table-cell office:value-type="float" office:value="-7.33659">
            <text:p>-7.33659</text:p>
          </table:table-cell>
          <table:table-cell office:value-type="float" office:value="252.337">
            <text:p>252.3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3956">
            <text:p>16.4</text:p>
          </table:table-cell>
          <table:table-cell office:value-type="float" office:value="-7.18504">
            <text:p>-7.18504</text:p>
          </table:table-cell>
          <table:table-cell office:value-type="float" office:value="252.185">
            <text:p>252.1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5004">
            <text:p>16.5</text:p>
          </table:table-cell>
          <table:table-cell office:value-type="float" office:value="-7.05263">
            <text:p>-7.05263</text:p>
          </table:table-cell>
          <table:table-cell office:value-type="float" office:value="252.053">
            <text:p>252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6232">
            <text:p>16.6</text:p>
          </table:table-cell>
          <table:table-cell office:value-type="float" office:value="-6.89319">
            <text:p>-6.89319</text:p>
          </table:table-cell>
          <table:table-cell office:value-type="float" office:value="251.893">
            <text:p>251.8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7383">
            <text:p>16.7</text:p>
          </table:table-cell>
          <table:table-cell office:value-type="float" office:value="-6.74033">
            <text:p>-6.74033</text:p>
          </table:table-cell>
          <table:table-cell office:value-type="float" office:value="251.74">
            <text:p>251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866">
            <text:p>16.9</text:p>
          </table:table-cell>
          <table:table-cell office:value-type="float" office:value="-6.56769">
            <text:p>-6.56769</text:p>
          </table:table-cell>
          <table:table-cell office:value-type="float" office:value="251.568">
            <text:p>251.5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6.9686">
            <text:p>17.0</text:p>
          </table:table-cell>
          <table:table-cell office:value-type="float" office:value="-6.42709">
            <text:p>-6.42709</text:p>
          </table:table-cell>
          <table:table-cell office:value-type="float" office:value="251.427">
            <text:p>251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0993">
            <text:p>17.1</text:p>
          </table:table-cell>
          <table:table-cell office:value-type="float" office:value="-6.24609">
            <text:p>-6.24609</text:p>
          </table:table-cell>
          <table:table-cell office:value-type="float" office:value="251.246">
            <text:p>251.2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2131">
            <text:p>17.2</text:p>
          </table:table-cell>
          <table:table-cell office:value-type="float" office:value="-6.08733">
            <text:p>-6.08733</text:p>
          </table:table-cell>
          <table:table-cell office:value-type="float" office:value="251.087">
            <text:p>251.0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3369">
            <text:p>17.3</text:p>
          </table:table-cell>
          <table:table-cell office:value-type="float" office:value="-5.91367">
            <text:p>-5.91367</text:p>
          </table:table-cell>
          <table:table-cell office:value-type="float" office:value="250.914">
            <text:p>250.9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4409">
            <text:p>17.4</text:p>
          </table:table-cell>
          <table:table-cell office:value-type="float" office:value="-5.76782">
            <text:p>-5.76782</text:p>
          </table:table-cell>
          <table:table-cell office:value-type="float" office:value="250.768">
            <text:p>250.7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5474">
            <text:p>17.5</text:p>
          </table:table-cell>
          <table:table-cell office:value-type="float" office:value="-5.61842">
            <text:p>-5.61842</text:p>
          </table:table-cell>
          <table:table-cell office:value-type="float" office:value="250.618">
            <text:p>250.6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6522">
            <text:p>17.7</text:p>
          </table:table-cell>
          <table:table-cell office:value-type="float" office:value="-5.47159">
            <text:p>-5.47159</text:p>
          </table:table-cell>
          <table:table-cell office:value-type="float" office:value="250.472">
            <text:p>250.4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7691">
            <text:p>17.8</text:p>
          </table:table-cell>
          <table:table-cell office:value-type="float" office:value="-5.30821">
            <text:p>-5.30821</text:p>
          </table:table-cell>
          <table:table-cell office:value-type="float" office:value="250.308">
            <text:p>250.3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7.8946">
            <text:p>17.9</text:p>
          </table:table-cell>
          <table:table-cell office:value-type="float" office:value="-5.13368">
            <text:p>-5.13368</text:p>
          </table:table-cell>
          <table:table-cell office:value-type="float" office:value="250.134">
            <text:p>250.1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0215">
            <text:p>18.0</text:p>
          </table:table-cell>
          <table:table-cell office:value-type="float" office:value="-4.95819">
            <text:p>-4.95819</text:p>
          </table:table-cell>
          <table:table-cell office:value-type="float" office:value="249.958">
            <text:p>249.9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1329">
            <text:p>18.1</text:p>
          </table:table-cell>
          <table:table-cell office:value-type="float" office:value="-4.80528">
            <text:p>-4.80528</text:p>
          </table:table-cell>
          <table:table-cell office:value-type="float" office:value="249.805">
            <text:p>249.8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2579">
            <text:p>18.3</text:p>
          </table:table-cell>
          <table:table-cell office:value-type="float" office:value="-4.63518">
            <text:p>-4.63518</text:p>
          </table:table-cell>
          <table:table-cell office:value-type="float" office:value="249.635">
            <text:p>249.6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3843">
            <text:p>18.4</text:p>
          </table:table-cell>
          <table:table-cell office:value-type="float" office:value="-4.46484">
            <text:p>-4.46484</text:p>
          </table:table-cell>
          <table:table-cell office:value-type="float" office:value="249.465">
            <text:p>249.4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492">
            <text:p>18.5</text:p>
          </table:table-cell>
          <table:table-cell office:value-type="float" office:value="-4.32101">
            <text:p>-4.32101</text:p>
          </table:table-cell>
          <table:table-cell office:value-type="float" office:value="249.321">
            <text:p>249.3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6052">
            <text:p>18.6</text:p>
          </table:table-cell>
          <table:table-cell office:value-type="float" office:value="-4.17126">
            <text:p>-4.17126</text:p>
          </table:table-cell>
          <table:table-cell office:value-type="float" office:value="249.171">
            <text:p>249.1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731">
            <text:p>18.7</text:p>
          </table:table-cell>
          <table:table-cell office:value-type="float" office:value="-4.00684">
            <text:p>-4.00684</text:p>
          </table:table-cell>
          <table:table-cell office:value-type="float" office:value="249.007">
            <text:p>249.0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8331">
            <text:p>18.8</text:p>
          </table:table-cell>
          <table:table-cell office:value-type="float" office:value="-3.87491">
            <text:p>-3.87491</text:p>
          </table:table-cell>
          <table:table-cell office:value-type="float" office:value="248.875">
            <text:p>248.8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8.9606">
            <text:p>19.0</text:p>
          </table:table-cell>
          <table:table-cell office:value-type="float" office:value="-3.71188">
            <text:p>-3.71188</text:p>
          </table:table-cell>
          <table:table-cell office:value-type="float" office:value="248.712">
            <text:p>248.7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0695">
            <text:p>19.1</text:p>
          </table:table-cell>
          <table:table-cell office:value-type="float" office:value="-3.57434">
            <text:p>-3.57434</text:p>
          </table:table-cell>
          <table:table-cell office:value-type="float" office:value="248.574">
            <text:p>248.5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1928">
            <text:p>19.2</text:p>
          </table:table-cell>
          <table:table-cell office:value-type="float" office:value="-3.4205">
            <text:p>-3.4205</text:p>
          </table:table-cell>
          <table:table-cell office:value-type="float" office:value="248.421">
            <text:p>248.4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313">
            <text:p>19.3</text:p>
          </table:table-cell>
          <table:table-cell office:value-type="float" office:value="-3.27257">
            <text:p>-3.27257</text:p>
          </table:table-cell>
          <table:table-cell office:value-type="float" office:value="248.273">
            <text:p>248.2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4183">
            <text:p>19.4</text:p>
          </table:table-cell>
          <table:table-cell office:value-type="float" office:value="-3.14452">
            <text:p>-3.14452</text:p>
          </table:table-cell>
          <table:table-cell office:value-type="float" office:value="248.145">
            <text:p>248.1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519">
            <text:p>19.5</text:p>
          </table:table-cell>
          <table:table-cell office:value-type="float" office:value="-3.0233">
            <text:p>-3.0233</text:p>
          </table:table-cell>
          <table:table-cell office:value-type="float" office:value="248.023">
            <text:p>248.0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6409">
            <text:p>19.6</text:p>
          </table:table-cell>
          <table:table-cell office:value-type="float" office:value="-2.8782">
            <text:p>-2.8782</text:p>
          </table:table-cell>
          <table:table-cell office:value-type="float" office:value="247.878">
            <text:p>247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7767">
            <text:p>19.8</text:p>
          </table:table-cell>
          <table:table-cell office:value-type="float" office:value="-2.71895">
            <text:p>-2.71895</text:p>
          </table:table-cell>
          <table:table-cell office:value-type="float" office:value="247.719">
            <text:p>247.7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9.8863">
            <text:p>19.9</text:p>
          </table:table-cell>
          <table:table-cell office:value-type="float" office:value="-2.59187">
            <text:p>-2.59187</text:p>
          </table:table-cell>
          <table:table-cell office:value-type="float" office:value="247.592">
            <text:p>247.5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0178">
            <text:p>20.0</text:p>
          </table:table-cell>
          <table:table-cell office:value-type="float" office:value="-2.44151">
            <text:p>-2.44151</text:p>
          </table:table-cell>
          <table:table-cell office:value-type="float" office:value="247.442">
            <text:p>247.4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1194">
            <text:p>20.1</text:p>
          </table:table-cell>
          <table:table-cell office:value-type="float" office:value="-2.32648">
            <text:p>-2.32648</text:p>
          </table:table-cell>
          <table:table-cell office:value-type="float" office:value="247.326">
            <text:p>247.3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2247">
            <text:p>20.2</text:p>
          </table:table-cell>
          <table:table-cell office:value-type="float" office:value="-2.20857">
            <text:p>-2.20857</text:p>
          </table:table-cell>
          <table:table-cell office:value-type="float" office:value="247.209">
            <text:p>247.2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3352">
            <text:p>20.3</text:p>
          </table:table-cell>
          <table:table-cell office:value-type="float" office:value="-2.08615">
            <text:p>-2.08615</text:p>
          </table:table-cell>
          <table:table-cell office:value-type="float" office:value="247.086">
            <text:p>247.0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4641">
            <text:p>20.5</text:p>
          </table:table-cell>
          <table:table-cell office:value-type="float" office:value="-1.9449">
            <text:p>-1.9449</text:p>
          </table:table-cell>
          <table:table-cell office:value-type="float" office:value="246.945">
            <text:p>246.9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5857">
            <text:p>20.6</text:p>
          </table:table-cell>
          <table:table-cell office:value-type="float" office:value="-1.81319">
            <text:p>-1.81319</text:p>
          </table:table-cell>
          <table:table-cell office:value-type="float" office:value="246.813">
            <text:p>246.8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6896">
            <text:p>20.7</text:p>
          </table:table-cell>
          <table:table-cell office:value-type="float" office:value="-1.7016">
            <text:p>-1.7016</text:p>
          </table:table-cell>
          <table:table-cell office:value-type="float" office:value="246.702">
            <text:p>246.7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7968">
            <text:p>20.8</text:p>
          </table:table-cell>
          <table:table-cell office:value-type="float" office:value="-1.58752">
            <text:p>-1.58752</text:p>
          </table:table-cell>
          <table:table-cell office:value-type="float" office:value="246.588">
            <text:p>246.5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0.9038">
            <text:p>20.9</text:p>
          </table:table-cell>
          <table:table-cell office:value-type="float" office:value="-1.47461">
            <text:p>-1.47461</text:p>
          </table:table-cell>
          <table:table-cell office:value-type="float" office:value="246.475">
            <text:p>246.4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0355">
            <text:p>21.0</text:p>
          </table:table-cell>
          <table:table-cell office:value-type="float" office:value="-1.33669">
            <text:p>-1.33669</text:p>
          </table:table-cell>
          <table:table-cell office:value-type="float" office:value="246.337">
            <text:p>246.3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136">
            <text:p>21.1</text:p>
          </table:table-cell>
          <table:table-cell office:value-type="float" office:value="-1.23244">
            <text:p>-1.23244</text:p>
          </table:table-cell>
          <table:table-cell office:value-type="float" office:value="246.232">
            <text:p>246.2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2389">
            <text:p>21.2</text:p>
          </table:table-cell>
          <table:table-cell office:value-type="float" office:value="-1.12619">
            <text:p>-1.12619</text:p>
          </table:table-cell>
          <table:table-cell office:value-type="float" office:value="246.126">
            <text:p>246.1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3604">
            <text:p>21.4</text:p>
          </table:table-cell>
          <table:table-cell office:value-type="float" office:value="-1.00174">
            <text:p>-1.00174</text:p>
          </table:table-cell>
          <table:table-cell office:value-type="float" office:value="246.002">
            <text:p>246.0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4648">
            <text:p>21.5</text:p>
          </table:table-cell>
          <table:table-cell office:value-type="float" office:value="-0.895477">
            <text:p>-0.895477</text:p>
          </table:table-cell>
          <table:table-cell office:value-type="float" office:value="245.895">
            <text:p>245.895</text:p>
          </table:table-cell>
          <table:table-cell office:value-type="float" office:value="-0.895477">
            <text:p>-0.89547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5696">
            <text:p>21.6</text:p>
          </table:table-cell>
          <table:table-cell office:value-type="float" office:value="-0.789246">
            <text:p>-0.789246</text:p>
          </table:table-cell>
          <table:table-cell office:value-type="float" office:value="245.789">
            <text:p>245.789</text:p>
          </table:table-cell>
          <table:table-cell office:value-type="float" office:value="-0.789246">
            <text:p>-0.78924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6967">
            <text:p>21.7</text:p>
          </table:table-cell>
          <table:table-cell office:value-type="float" office:value="-0.66098">
            <text:p>-0.66098</text:p>
          </table:table-cell>
          <table:table-cell office:value-type="float" office:value="245.661">
            <text:p>245.661</text:p>
          </table:table-cell>
          <table:table-cell office:value-type="float" office:value="-0.66098">
            <text:p>-0.6609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8096">
            <text:p>21.8</text:p>
          </table:table-cell>
          <table:table-cell office:value-type="float" office:value="-0.547546">
            <text:p>-0.547546</text:p>
          </table:table-cell>
          <table:table-cell office:value-type="float" office:value="245.548">
            <text:p>245.548</text:p>
          </table:table-cell>
          <table:table-cell office:value-type="float" office:value="-0.547546">
            <text:p>-0.54754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1.9363">
            <text:p>21.9</text:p>
          </table:table-cell>
          <table:table-cell office:value-type="float" office:value="-0.420883">
            <text:p>-0.420883</text:p>
          </table:table-cell>
          <table:table-cell office:value-type="float" office:value="245.421">
            <text:p>245.421</text:p>
          </table:table-cell>
          <table:table-cell office:value-type="float" office:value="-0.420883">
            <text:p>-0.42088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0575">
            <text:p>22.1</text:p>
          </table:table-cell>
          <table:table-cell office:value-type="float" office:value="-0.300232">
            <text:p>-0.300232</text:p>
          </table:table-cell>
          <table:table-cell office:value-type="float" office:value="245.3">
            <text:p>245.3</text:p>
          </table:table-cell>
          <table:table-cell office:value-type="float" office:value="-0.300232">
            <text:p>-0.30023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1649">
            <text:p>22.2</text:p>
          </table:table-cell>
          <table:table-cell office:value-type="float" office:value="-0.193451">
            <text:p>-0.193451</text:p>
          </table:table-cell>
          <table:table-cell office:value-type="float" office:value="245.193">
            <text:p>245.193</text:p>
          </table:table-cell>
          <table:table-cell office:value-type="float" office:value="-0.193451">
            <text:p>-0.19345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2725">
            <text:p>22.3</text:p>
          </table:table-cell>
          <table:table-cell office:value-type="float" office:value="-0.0866699">
            <text:p>-0.0866699</text:p>
          </table:table-cell>
          <table:table-cell office:value-type="float" office:value="245.087">
            <text:p>245.087</text:p>
          </table:table-cell>
          <table:table-cell office:value-type="float" office:value="-0.0866699">
            <text:p>-0.086669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3976">
            <text:p>22.4</text:p>
          </table:table-cell>
          <table:table-cell office:value-type="float" office:value="0.0373077">
            <text:p>0.0373077</text:p>
          </table:table-cell>
          <table:table-cell office:value-type="float" office:value="244.963">
            <text:p>244.963</text:p>
          </table:table-cell>
          <table:table-cell office:value-type="float" office:value="0.0373077">
            <text:p>0.037307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5309">
            <text:p>22.5</text:p>
          </table:table-cell>
          <table:table-cell office:value-type="float" office:value="0.169312">
            <text:p>0.169312</text:p>
          </table:table-cell>
          <table:table-cell office:value-type="float" office:value="244.831">
            <text:p>244.831</text:p>
          </table:table-cell>
          <table:table-cell office:value-type="float" office:value="0.169312">
            <text:p>0.16931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6369">
            <text:p>22.6</text:p>
          </table:table-cell>
          <table:table-cell office:value-type="float" office:value="0.274216">
            <text:p>0.274216</text:p>
          </table:table-cell>
          <table:table-cell office:value-type="float" office:value="244.726">
            <text:p>244.726</text:p>
          </table:table-cell>
          <table:table-cell office:value-type="float" office:value="0.274216">
            <text:p>0.27421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7511">
            <text:p>22.8</text:p>
          </table:table-cell>
          <table:table-cell office:value-type="float" office:value="0.387192">
            <text:p>0.387192</text:p>
          </table:table-cell>
          <table:table-cell office:value-type="float" office:value="244.613">
            <text:p>244.613</text:p>
          </table:table-cell>
          <table:table-cell office:value-type="float" office:value="0.387192">
            <text:p>0.38719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8598">
            <text:p>22.9</text:p>
          </table:table-cell>
          <table:table-cell office:value-type="float" office:value="0.494781">
            <text:p>0.494781</text:p>
          </table:table-cell>
          <table:table-cell office:value-type="float" office:value="244.505">
            <text:p>244.505</text:p>
          </table:table-cell>
          <table:table-cell office:value-type="float" office:value="0.494781">
            <text:p>0.49478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2.9653">
            <text:p>23.0</text:p>
          </table:table-cell>
          <table:table-cell office:value-type="float" office:value="0.599335">
            <text:p>0.599335</text:p>
          </table:table-cell>
          <table:table-cell office:value-type="float" office:value="244.401">
            <text:p>244.401</text:p>
          </table:table-cell>
          <table:table-cell office:value-type="float" office:value="0.599335">
            <text:p>0.59933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09">
            <text:p>23.1</text:p>
          </table:table-cell>
          <table:table-cell office:value-type="float" office:value="0.722961">
            <text:p>0.722961</text:p>
          </table:table-cell>
          <table:table-cell office:value-type="float" office:value="244.277">
            <text:p>244.277</text:p>
          </table:table-cell>
          <table:table-cell office:value-type="float" office:value="0.722961">
            <text:p>0.72296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2135">
            <text:p>23.2</text:p>
          </table:table-cell>
          <table:table-cell office:value-type="float" office:value="0.84549">
            <text:p>0.84549</text:p>
          </table:table-cell>
          <table:table-cell office:value-type="float" office:value="244.155">
            <text:p>244.155</text:p>
          </table:table-cell>
          <table:table-cell office:value-type="float" office:value="0.84549">
            <text:p>0.8454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3168">
            <text:p>23.3</text:p>
          </table:table-cell>
          <table:table-cell office:value-type="float" office:value="0.948135">
            <text:p>0.948135</text:p>
          </table:table-cell>
          <table:table-cell office:value-type="float" office:value="244.052">
            <text:p>244.052</text:p>
          </table:table-cell>
          <table:table-cell office:value-type="float" office:value="0.948135">
            <text:p>0.94813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4209">
            <text:p>23.4</text:p>
          </table:table-cell>
          <table:table-cell office:value-type="float" office:value="1.05171">
            <text:p>1.05171</text:p>
          </table:table-cell>
          <table:table-cell office:value-type="float" office:value="243.948">
            <text:p>243.9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5284">
            <text:p>23.5</text:p>
          </table:table-cell>
          <table:table-cell office:value-type="float" office:value="1.15865">
            <text:p>1.15865</text:p>
          </table:table-cell>
          <table:table-cell office:value-type="float" office:value="243.841">
            <text:p>243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6497">
            <text:p>23.6</text:p>
          </table:table-cell>
          <table:table-cell office:value-type="float" office:value="1.27901">
            <text:p>1.27901</text:p>
          </table:table-cell>
          <table:table-cell office:value-type="float" office:value="243.721">
            <text:p>243.7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7565">
            <text:p>23.8</text:p>
          </table:table-cell>
          <table:table-cell office:value-type="float" office:value="1.38454">
            <text:p>1.38454</text:p>
          </table:table-cell>
          <table:table-cell office:value-type="float" office:value="243.615">
            <text:p>243.6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8668">
            <text:p>23.9</text:p>
          </table:table-cell>
          <table:table-cell office:value-type="float" office:value="1.49283">
            <text:p>1.49283</text:p>
          </table:table-cell>
          <table:table-cell office:value-type="float" office:value="243.507">
            <text:p>243.5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3.9736">
            <text:p>24.0</text:p>
          </table:table-cell>
          <table:table-cell office:value-type="float" office:value="1.59647">
            <text:p>1.59647</text:p>
          </table:table-cell>
          <table:table-cell office:value-type="float" office:value="243.404">
            <text:p>243.4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0765">
            <text:p>24.1</text:p>
          </table:table-cell>
          <table:table-cell office:value-type="float" office:value="1.69472">
            <text:p>1.69472</text:p>
          </table:table-cell>
          <table:table-cell office:value-type="float" office:value="243.305">
            <text:p>243.3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1948">
            <text:p>24.2</text:p>
          </table:table-cell>
          <table:table-cell office:value-type="float" office:value="1.80563">
            <text:p>1.80563</text:p>
          </table:table-cell>
          <table:table-cell office:value-type="float" office:value="243.194">
            <text:p>243.1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3309">
            <text:p>24.3</text:p>
          </table:table-cell>
          <table:table-cell office:value-type="float" office:value="1.92955">
            <text:p>1.92955</text:p>
          </table:table-cell>
          <table:table-cell office:value-type="float" office:value="243.07">
            <text:p>243.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4445">
            <text:p>24.4</text:p>
          </table:table-cell>
          <table:table-cell office:value-type="float" office:value="2.02972">
            <text:p>2.02972</text:p>
          </table:table-cell>
          <table:table-cell office:value-type="float" office:value="242.97">
            <text:p>242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5548">
            <text:p>24.6</text:p>
          </table:table-cell>
          <table:table-cell office:value-type="float" office:value="2.12344">
            <text:p>2.12344</text:p>
          </table:table-cell>
          <table:table-cell office:value-type="float" office:value="242.877">
            <text:p>242.8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6572">
            <text:p>24.7</text:p>
          </table:table-cell>
          <table:table-cell office:value-type="float" office:value="2.20689">
            <text:p>2.20689</text:p>
          </table:table-cell>
          <table:table-cell office:value-type="float" office:value="242.793">
            <text:p>242.7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77">
            <text:p>24.8</text:p>
          </table:table-cell>
          <table:table-cell office:value-type="float" office:value="2.29472">
            <text:p>2.29472</text:p>
          </table:table-cell>
          <table:table-cell office:value-type="float" office:value="242.705">
            <text:p>242.7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4.8934">
            <text:p>24.9</text:p>
          </table:table-cell>
          <table:table-cell office:value-type="float" office:value="2.38498">
            <text:p>2.38498</text:p>
          </table:table-cell>
          <table:table-cell office:value-type="float" office:value="242.615">
            <text:p>242.6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0166">
            <text:p>25.0</text:p>
          </table:table-cell>
          <table:table-cell office:value-type="float" office:value="2.46855">
            <text:p>2.46855</text:p>
          </table:table-cell>
          <table:table-cell office:value-type="float" office:value="242.531">
            <text:p>242.5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121">
            <text:p>25.1</text:p>
          </table:table-cell>
          <table:table-cell office:value-type="float" office:value="2.53358">
            <text:p>2.53358</text:p>
          </table:table-cell>
          <table:table-cell office:value-type="float" office:value="242.466">
            <text:p>242.4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2282">
            <text:p>25.2</text:p>
          </table:table-cell>
          <table:table-cell office:value-type="float" office:value="2.59462">
            <text:p>2.59462</text:p>
          </table:table-cell>
          <table:table-cell office:value-type="float" office:value="242.405">
            <text:p>242.4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338">
            <text:p>25.3</text:p>
          </table:table-cell>
          <table:table-cell office:value-type="float" office:value="2.65059">
            <text:p>2.65059</text:p>
          </table:table-cell>
          <table:table-cell office:value-type="float" office:value="242.349">
            <text:p>242.3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4417">
            <text:p>25.4</text:p>
          </table:table-cell>
          <table:table-cell office:value-type="float" office:value="2.69667">
            <text:p>2.69667</text:p>
          </table:table-cell>
          <table:table-cell office:value-type="float" office:value="242.303">
            <text:p>242.3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5608">
            <text:p>25.6</text:p>
          </table:table-cell>
          <table:table-cell office:value-type="float" office:value="2.74117">
            <text:p>2.74117</text:p>
          </table:table-cell>
          <table:table-cell office:value-type="float" office:value="242.259">
            <text:p>242.2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6845">
            <text:p>25.7</text:p>
          </table:table-cell>
          <table:table-cell office:value-type="float" office:value="2.77702">
            <text:p>2.77702</text:p>
          </table:table-cell>
          <table:table-cell office:value-type="float" office:value="242.223">
            <text:p>242.2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7892">
            <text:p>25.8</text:p>
          </table:table-cell>
          <table:table-cell office:value-type="float" office:value="2.79854">
            <text:p>2.79854</text:p>
          </table:table-cell>
          <table:table-cell office:value-type="float" office:value="242.201">
            <text:p>242.2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5.9173">
            <text:p>25.9</text:p>
          </table:table-cell>
          <table:table-cell office:value-type="float" office:value="2.81314">
            <text:p>2.81314</text:p>
          </table:table-cell>
          <table:table-cell office:value-type="float" office:value="242.187">
            <text:p>242.1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0215">
            <text:p>26.0</text:p>
          </table:table-cell>
          <table:table-cell office:value-type="float" office:value="2.815">
            <text:p>2.815</text:p>
          </table:table-cell>
          <table:table-cell office:value-type="float" office:value="242.185">
            <text:p>242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1437">
            <text:p>26.1</text:p>
          </table:table-cell>
          <table:table-cell office:value-type="float" office:value="2.80469">
            <text:p>2.80469</text:p>
          </table:table-cell>
          <table:table-cell office:value-type="float" office:value="242.195">
            <text:p>242.1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2674">
            <text:p>26.3</text:p>
          </table:table-cell>
          <table:table-cell office:value-type="float" office:value="2.78011">
            <text:p>2.78011</text:p>
          </table:table-cell>
          <table:table-cell office:value-type="float" office:value="242.22">
            <text:p>242.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3919">
            <text:p>26.4</text:p>
          </table:table-cell>
          <table:table-cell office:value-type="float" office:value="2.74005">
            <text:p>2.74005</text:p>
          </table:table-cell>
          <table:table-cell office:value-type="float" office:value="242.26">
            <text:p>242.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5008">
            <text:p>26.5</text:p>
          </table:table-cell>
          <table:table-cell office:value-type="float" office:value="2.69174">
            <text:p>2.69174</text:p>
          </table:table-cell>
          <table:table-cell office:value-type="float" office:value="242.308">
            <text:p>242.3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6288">
            <text:p>26.6</text:p>
          </table:table-cell>
          <table:table-cell office:value-type="float" office:value="2.61839">
            <text:p>2.61839</text:p>
          </table:table-cell>
          <table:table-cell office:value-type="float" office:value="242.382">
            <text:p>242.3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7321">
            <text:p>26.7</text:p>
          </table:table-cell>
          <table:table-cell office:value-type="float" office:value="2.54565">
            <text:p>2.54565</text:p>
          </table:table-cell>
          <table:table-cell office:value-type="float" office:value="242.454">
            <text:p>242.4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8331">
            <text:p>26.8</text:p>
          </table:table-cell>
          <table:table-cell office:value-type="float" office:value="2.46214">
            <text:p>2.46214</text:p>
          </table:table-cell>
          <table:table-cell office:value-type="float" office:value="242.538">
            <text:p>242.5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6.9366">
            <text:p>26.9</text:p>
          </table:table-cell>
          <table:table-cell office:value-type="float" office:value="2.36386">
            <text:p>2.36386</text:p>
          </table:table-cell>
          <table:table-cell office:value-type="float" office:value="242.636">
            <text:p>242.6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0424">
            <text:p>27.0</text:p>
          </table:table-cell>
          <table:table-cell office:value-type="float" office:value="2.24947">
            <text:p>2.24947</text:p>
          </table:table-cell>
          <table:table-cell office:value-type="float" office:value="242.751">
            <text:p>242.7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1468">
            <text:p>27.1</text:p>
          </table:table-cell>
          <table:table-cell office:value-type="float" office:value="2.12256">
            <text:p>2.12256</text:p>
          </table:table-cell>
          <table:table-cell office:value-type="float" office:value="242.877">
            <text:p>242.8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2507">
            <text:p>27.3</text:p>
          </table:table-cell>
          <table:table-cell office:value-type="float" office:value="1.98183">
            <text:p>1.98183</text:p>
          </table:table-cell>
          <table:table-cell office:value-type="float" office:value="243.018">
            <text:p>243.0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3717">
            <text:p>27.4</text:p>
          </table:table-cell>
          <table:table-cell office:value-type="float" office:value="1.79913">
            <text:p>1.79913</text:p>
          </table:table-cell>
          <table:table-cell office:value-type="float" office:value="243.201">
            <text:p>243.2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4773">
            <text:p>27.5</text:p>
          </table:table-cell>
          <table:table-cell office:value-type="float" office:value="1.62367">
            <text:p>1.62367</text:p>
          </table:table-cell>
          <table:table-cell office:value-type="float" office:value="243.376">
            <text:p>243.3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5816">
            <text:p>27.6</text:p>
          </table:table-cell>
          <table:table-cell office:value-type="float" office:value="1.43498">
            <text:p>1.43498</text:p>
          </table:table-cell>
          <table:table-cell office:value-type="float" office:value="243.565">
            <text:p>243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7057">
            <text:p>27.7</text:p>
          </table:table-cell>
          <table:table-cell office:value-type="float" office:value="1.19012">
            <text:p>1.19012</text:p>
          </table:table-cell>
          <table:table-cell office:value-type="float" office:value="243.81">
            <text:p>243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8351">
            <text:p>27.8</text:p>
          </table:table-cell>
          <table:table-cell office:value-type="float" office:value="0.911346">
            <text:p>0.911346</text:p>
          </table:table-cell>
          <table:table-cell office:value-type="float" office:value="244.089">
            <text:p>244.089</text:p>
          </table:table-cell>
          <table:table-cell office:value-type="float" office:value="0.911346">
            <text:p>0.91134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7.9468">
            <text:p>27.9</text:p>
          </table:table-cell>
          <table:table-cell office:value-type="float" office:value="0.651077">
            <text:p>0.651077</text:p>
          </table:table-cell>
          <table:table-cell office:value-type="float" office:value="244.349">
            <text:p>244.349</text:p>
          </table:table-cell>
          <table:table-cell office:value-type="float" office:value="0.651077">
            <text:p>0.65107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0814">
            <text:p>28.1</text:p>
          </table:table-cell>
          <table:table-cell office:value-type="float" office:value="0.313446">
            <text:p>0.313446</text:p>
          </table:table-cell>
          <table:table-cell office:value-type="float" office:value="244.687">
            <text:p>244.687</text:p>
          </table:table-cell>
          <table:table-cell office:value-type="float" office:value="0.313446">
            <text:p>0.31344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1901">
            <text:p>28.2</text:p>
          </table:table-cell>
          <table:table-cell office:value-type="float" office:value="0.0217133">
            <text:p>0.0217133</text:p>
          </table:table-cell>
          <table:table-cell office:value-type="float" office:value="244.978">
            <text:p>244.978</text:p>
          </table:table-cell>
          <table:table-cell office:value-type="float" office:value="0.0217133">
            <text:p>0.021713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3038">
            <text:p>28.3</text:p>
          </table:table-cell>
          <table:table-cell office:value-type="float" office:value="-0.301239">
            <text:p>-0.301239</text:p>
          </table:table-cell>
          <table:table-cell office:value-type="float" office:value="245.301">
            <text:p>245.301</text:p>
          </table:table-cell>
          <table:table-cell office:value-type="float" office:value="-0.301239">
            <text:p>-0.30123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4089">
            <text:p>28.4</text:p>
          </table:table-cell>
          <table:table-cell office:value-type="float" office:value="-0.614471">
            <text:p>-0.614471</text:p>
          </table:table-cell>
          <table:table-cell office:value-type="float" office:value="245.614">
            <text:p>245.614</text:p>
          </table:table-cell>
          <table:table-cell office:value-type="float" office:value="-0.614471">
            <text:p>-0.61447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5202">
            <text:p>28.5</text:p>
          </table:table-cell>
          <table:table-cell office:value-type="float" office:value="-0.960434">
            <text:p>-0.960434</text:p>
          </table:table-cell>
          <table:table-cell office:value-type="float" office:value="245.96">
            <text:p>245.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6286">
            <text:p>28.6</text:p>
          </table:table-cell>
          <table:table-cell office:value-type="float" office:value="-1.30807">
            <text:p>-1.30807</text:p>
          </table:table-cell>
          <table:table-cell office:value-type="float" office:value="246.308">
            <text:p>246.3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7394">
            <text:p>28.7</text:p>
          </table:table-cell>
          <table:table-cell office:value-type="float" office:value="-1.67191">
            <text:p>-1.67191</text:p>
          </table:table-cell>
          <table:table-cell office:value-type="float" office:value="246.672">
            <text:p>246.6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8539">
            <text:p>28.9</text:p>
          </table:table-cell>
          <table:table-cell office:value-type="float" office:value="-2.05206">
            <text:p>-2.05206</text:p>
          </table:table-cell>
          <table:table-cell office:value-type="float" office:value="247.052">
            <text:p>247.0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8.983">
            <text:p>29.0</text:p>
          </table:table-cell>
          <table:table-cell office:value-type="float" office:value="-2.47987">
            <text:p>-2.47987</text:p>
          </table:table-cell>
          <table:table-cell office:value-type="float" office:value="247.48">
            <text:p>247.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0954">
            <text:p>29.1</text:p>
          </table:table-cell>
          <table:table-cell office:value-type="float" office:value="-2.84717">
            <text:p>-2.84717</text:p>
          </table:table-cell>
          <table:table-cell office:value-type="float" office:value="247.847">
            <text:p>247.8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2053">
            <text:p>29.2</text:p>
          </table:table-cell>
          <table:table-cell office:value-type="float" office:value="-3.19751">
            <text:p>-3.19751</text:p>
          </table:table-cell>
          <table:table-cell office:value-type="float" office:value="248.198">
            <text:p>248.1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337">
            <text:p>29.3</text:p>
          </table:table-cell>
          <table:table-cell office:value-type="float" office:value="-3.60066">
            <text:p>-3.60066</text:p>
          </table:table-cell>
          <table:table-cell office:value-type="float" office:value="248.601">
            <text:p>248.6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4475">
            <text:p>29.4</text:p>
          </table:table-cell>
          <table:table-cell office:value-type="float" office:value="-3.92123">
            <text:p>-3.92123</text:p>
          </table:table-cell>
          <table:table-cell office:value-type="float" office:value="248.921">
            <text:p>248.9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5602">
            <text:p>29.6</text:p>
          </table:table-cell>
          <table:table-cell office:value-type="float" office:value="-4.22951">
            <text:p>-4.22951</text:p>
          </table:table-cell>
          <table:table-cell office:value-type="float" office:value="249.23">
            <text:p>249.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6911">
            <text:p>29.7</text:p>
          </table:table-cell>
          <table:table-cell office:value-type="float" office:value="-4.56076">
            <text:p>-4.56076</text:p>
          </table:table-cell>
          <table:table-cell office:value-type="float" office:value="249.561">
            <text:p>249.5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7979">
            <text:p>29.8</text:p>
          </table:table-cell>
          <table:table-cell office:value-type="float" office:value="-4.80803">
            <text:p>-4.80803</text:p>
          </table:table-cell>
          <table:table-cell office:value-type="float" office:value="249.808">
            <text:p>249.8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29.9021">
            <text:p>29.9</text:p>
          </table:table-cell>
          <table:table-cell office:value-type="float" office:value="-5.02855">
            <text:p>-5.02855</text:p>
          </table:table-cell>
          <table:table-cell office:value-type="float" office:value="250.029">
            <text:p>250.0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0036">
            <text:p>30.0</text:p>
          </table:table-cell>
          <table:table-cell office:value-type="float" office:value="-5.22371">
            <text:p>-5.22371</text:p>
          </table:table-cell>
          <table:table-cell office:value-type="float" office:value="250.224">
            <text:p>250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1166">
            <text:p>30.1</text:p>
          </table:table-cell>
          <table:table-cell office:value-type="float" office:value="-5.41699">
            <text:p>-5.41699</text:p>
          </table:table-cell>
          <table:table-cell office:value-type="float" office:value="250.417">
            <text:p>250.4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2456">
            <text:p>30.2</text:p>
          </table:table-cell>
          <table:table-cell office:value-type="float" office:value="-5.60735">
            <text:p>-5.60735</text:p>
          </table:table-cell>
          <table:table-cell office:value-type="float" office:value="250.607">
            <text:p>250.6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3554">
            <text:p>30.4</text:p>
          </table:table-cell>
          <table:table-cell office:value-type="float" office:value="-5.74414">
            <text:p>-5.74414</text:p>
          </table:table-cell>
          <table:table-cell office:value-type="float" office:value="250.744">
            <text:p>250.7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4763">
            <text:p>30.5</text:p>
          </table:table-cell>
          <table:table-cell office:value-type="float" office:value="-5.86858">
            <text:p>-5.86858</text:p>
          </table:table-cell>
          <table:table-cell office:value-type="float" office:value="250.869">
            <text:p>250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5887">
            <text:p>30.6</text:p>
          </table:table-cell>
          <table:table-cell office:value-type="float" office:value="-5.96045">
            <text:p>-5.96045</text:p>
          </table:table-cell>
          <table:table-cell office:value-type="float" office:value="250.96">
            <text:p>250.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6952">
            <text:p>30.7</text:p>
          </table:table-cell>
          <table:table-cell office:value-type="float" office:value="-6.02711">
            <text:p>-6.02711</text:p>
          </table:table-cell>
          <table:table-cell office:value-type="float" office:value="251.027">
            <text:p>251.0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8011">
            <text:p>30.8</text:p>
          </table:table-cell>
          <table:table-cell office:value-type="float" office:value="-6.07448">
            <text:p>-6.07448</text:p>
          </table:table-cell>
          <table:table-cell office:value-type="float" office:value="251.074">
            <text:p>251.0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0.9115">
            <text:p>30.9</text:p>
          </table:table-cell>
          <table:table-cell office:value-type="float" office:value="-6.1046">
            <text:p>-6.1046</text:p>
          </table:table-cell>
          <table:table-cell office:value-type="float" office:value="251.105">
            <text:p>251.1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0171">
            <text:p>31.0</text:p>
          </table:table-cell>
          <table:table-cell office:value-type="float" office:value="-6.11604">
            <text:p>-6.11604</text:p>
          </table:table-cell>
          <table:table-cell office:value-type="float" office:value="251.116">
            <text:p>251.1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1489">
            <text:p>31.1</text:p>
          </table:table-cell>
          <table:table-cell office:value-type="float" office:value="-6.10759">
            <text:p>-6.10759</text:p>
          </table:table-cell>
          <table:table-cell office:value-type="float" office:value="251.108">
            <text:p>251.1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2558">
            <text:p>31.3</text:p>
          </table:table-cell>
          <table:table-cell office:value-type="float" office:value="-6.08357">
            <text:p>-6.08357</text:p>
          </table:table-cell>
          <table:table-cell office:value-type="float" office:value="251.084">
            <text:p>251.0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3593">
            <text:p>31.4</text:p>
          </table:table-cell>
          <table:table-cell office:value-type="float" office:value="-6.04643">
            <text:p>-6.04643</text:p>
          </table:table-cell>
          <table:table-cell office:value-type="float" office:value="251.046">
            <text:p>251.0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4622">
            <text:p>31.5</text:p>
          </table:table-cell>
          <table:table-cell office:value-type="float" office:value="-5.99695">
            <text:p>-5.99695</text:p>
          </table:table-cell>
          <table:table-cell office:value-type="float" office:value="250.997">
            <text:p>250.9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5899">
            <text:p>31.6</text:p>
          </table:table-cell>
          <table:table-cell office:value-type="float" office:value="-5.91902">
            <text:p>-5.91902</text:p>
          </table:table-cell>
          <table:table-cell office:value-type="float" office:value="250.919">
            <text:p>250.9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7113">
            <text:p>31.7</text:p>
          </table:table-cell>
          <table:table-cell office:value-type="float" office:value="-5.82961">
            <text:p>-5.82961</text:p>
          </table:table-cell>
          <table:table-cell office:value-type="float" office:value="250.83">
            <text:p>250.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8233">
            <text:p>31.8</text:p>
          </table:table-cell>
          <table:table-cell office:value-type="float" office:value="-5.73485">
            <text:p>-5.73485</text:p>
          </table:table-cell>
          <table:table-cell office:value-type="float" office:value="250.735">
            <text:p>250.7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1.9501">
            <text:p>32.0</text:p>
          </table:table-cell>
          <table:table-cell office:value-type="float" office:value="-5.61473">
            <text:p>-5.61473</text:p>
          </table:table-cell>
          <table:table-cell office:value-type="float" office:value="250.615">
            <text:p>250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083">
            <text:p>32.1</text:p>
          </table:table-cell>
          <table:table-cell office:value-type="float" office:value="-5.47549">
            <text:p>-5.47549</text:p>
          </table:table-cell>
          <table:table-cell office:value-type="float" office:value="250.475">
            <text:p>250.4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1859">
            <text:p>32.2</text:p>
          </table:table-cell>
          <table:table-cell office:value-type="float" office:value="-5.35919">
            <text:p>-5.35919</text:p>
          </table:table-cell>
          <table:table-cell office:value-type="float" office:value="250.359">
            <text:p>250.3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2886">
            <text:p>32.3</text:p>
          </table:table-cell>
          <table:table-cell office:value-type="float" office:value="-5.23657">
            <text:p>-5.23657</text:p>
          </table:table-cell>
          <table:table-cell office:value-type="float" office:value="250.237">
            <text:p>250.2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4077">
            <text:p>32.4</text:p>
          </table:table-cell>
          <table:table-cell office:value-type="float" office:value="-5.08652">
            <text:p>-5.08652</text:p>
          </table:table-cell>
          <table:table-cell office:value-type="float" office:value="250.087">
            <text:p>250.0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5142">
            <text:p>32.5</text:p>
          </table:table-cell>
          <table:table-cell office:value-type="float" office:value="-4.94615">
            <text:p>-4.94615</text:p>
          </table:table-cell>
          <table:table-cell office:value-type="float" office:value="249.946">
            <text:p>249.9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6394">
            <text:p>32.6</text:p>
          </table:table-cell>
          <table:table-cell office:value-type="float" office:value="-4.77432">
            <text:p>-4.77432</text:p>
          </table:table-cell>
          <table:table-cell office:value-type="float" office:value="249.774">
            <text:p>249.7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7469">
            <text:p>32.7</text:p>
          </table:table-cell>
          <table:table-cell office:value-type="float" office:value="-4.6217">
            <text:p>-4.6217</text:p>
          </table:table-cell>
          <table:table-cell office:value-type="float" office:value="249.622">
            <text:p>249.6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8757">
            <text:p>32.9</text:p>
          </table:table-cell>
          <table:table-cell office:value-type="float" office:value="-4.43307">
            <text:p>-4.43307</text:p>
          </table:table-cell>
          <table:table-cell office:value-type="float" office:value="249.433">
            <text:p>249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2.9803">
            <text:p>33.0</text:p>
          </table:table-cell>
          <table:table-cell office:value-type="float" office:value="-4.27611">
            <text:p>-4.27611</text:p>
          </table:table-cell>
          <table:table-cell office:value-type="float" office:value="249.276">
            <text:p>249.2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107">
            <text:p>33.1</text:p>
          </table:table-cell>
          <table:table-cell office:value-type="float" office:value="-4.08189">
            <text:p>-4.08189</text:p>
          </table:table-cell>
          <table:table-cell office:value-type="float" office:value="249.082">
            <text:p>249.0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212">
            <text:p>33.2</text:p>
          </table:table-cell>
          <table:table-cell office:value-type="float" office:value="-3.91785">
            <text:p>-3.91785</text:p>
          </table:table-cell>
          <table:table-cell office:value-type="float" office:value="248.918">
            <text:p>248.9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3353">
            <text:p>33.3</text:p>
          </table:table-cell>
          <table:table-cell office:value-type="float" office:value="-3.72252">
            <text:p>-3.72252</text:p>
          </table:table-cell>
          <table:table-cell office:value-type="float" office:value="248.723">
            <text:p>248.7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4616">
            <text:p>33.5</text:p>
          </table:table-cell>
          <table:table-cell office:value-type="float" office:value="-3.51933">
            <text:p>-3.51933</text:p>
          </table:table-cell>
          <table:table-cell office:value-type="float" office:value="248.519">
            <text:p>248.5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5702">
            <text:p>33.6</text:p>
          </table:table-cell>
          <table:table-cell office:value-type="float" office:value="-3.34293">
            <text:p>-3.34293</text:p>
          </table:table-cell>
          <table:table-cell office:value-type="float" office:value="248.343">
            <text:p>248.3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6788">
            <text:p>33.7</text:p>
          </table:table-cell>
          <table:table-cell office:value-type="float" office:value="-3.16521">
            <text:p>-3.16521</text:p>
          </table:table-cell>
          <table:table-cell office:value-type="float" office:value="248.165">
            <text:p>248.1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802">
            <text:p>33.8</text:p>
          </table:table-cell>
          <table:table-cell office:value-type="float" office:value="-2.96207">
            <text:p>-2.96207</text:p>
          </table:table-cell>
          <table:table-cell office:value-type="float" office:value="247.962">
            <text:p>247.9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3.9075">
            <text:p>33.9</text:p>
          </table:table-cell>
          <table:table-cell office:value-type="float" office:value="-2.78723">
            <text:p>-2.78723</text:p>
          </table:table-cell>
          <table:table-cell office:value-type="float" office:value="247.787">
            <text:p>247.7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0103">
            <text:p>34.0</text:p>
          </table:table-cell>
          <table:table-cell office:value-type="float" office:value="-2.61641">
            <text:p>-2.61641</text:p>
          </table:table-cell>
          <table:table-cell office:value-type="float" office:value="247.616">
            <text:p>247.6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1236">
            <text:p>34.1</text:p>
          </table:table-cell>
          <table:table-cell office:value-type="float" office:value="-2.42769">
            <text:p>-2.42769</text:p>
          </table:table-cell>
          <table:table-cell office:value-type="float" office:value="247.428">
            <text:p>247.4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2293">
            <text:p>34.2</text:p>
          </table:table-cell>
          <table:table-cell office:value-type="float" office:value="-2.25148">
            <text:p>-2.25148</text:p>
          </table:table-cell>
          <table:table-cell office:value-type="float" office:value="247.251">
            <text:p>247.2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3366">
            <text:p>34.3</text:p>
          </table:table-cell>
          <table:table-cell office:value-type="float" office:value="-2.07245">
            <text:p>-2.07245</text:p>
          </table:table-cell>
          <table:table-cell office:value-type="float" office:value="247.072">
            <text:p>247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4654">
            <text:p>34.5</text:p>
          </table:table-cell>
          <table:table-cell office:value-type="float" office:value="-1.85774">
            <text:p>-1.85774</text:p>
          </table:table-cell>
          <table:table-cell office:value-type="float" office:value="246.858">
            <text:p>246.8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5748">
            <text:p>34.6</text:p>
          </table:table-cell>
          <table:table-cell office:value-type="float" office:value="-1.67569">
            <text:p>-1.67569</text:p>
          </table:table-cell>
          <table:table-cell office:value-type="float" office:value="246.676">
            <text:p>246.6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6875">
            <text:p>34.7</text:p>
          </table:table-cell>
          <table:table-cell office:value-type="float" office:value="-1.48848">
            <text:p>-1.48848</text:p>
          </table:table-cell>
          <table:table-cell office:value-type="float" office:value="246.488">
            <text:p>246.4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7976">
            <text:p>34.8</text:p>
          </table:table-cell>
          <table:table-cell office:value-type="float" office:value="-1.30641">
            <text:p>-1.30641</text:p>
          </table:table-cell>
          <table:table-cell office:value-type="float" office:value="246.306">
            <text:p>246.3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4.9076">
            <text:p>34.9</text:p>
          </table:table-cell>
          <table:table-cell office:value-type="float" office:value="-1.12503">
            <text:p>-1.12503</text:p>
          </table:table-cell>
          <table:table-cell office:value-type="float" office:value="246.125">
            <text:p>246.1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034">
            <text:p>35.0</text:p>
          </table:table-cell>
          <table:table-cell office:value-type="float" office:value="-0.917694">
            <text:p>-0.917694</text:p>
          </table:table-cell>
          <table:table-cell office:value-type="float" office:value="245.918">
            <text:p>245.918</text:p>
          </table:table-cell>
          <table:table-cell office:value-type="float" office:value="-0.917694">
            <text:p>-0.91769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1625">
            <text:p>35.2</text:p>
          </table:table-cell>
          <table:table-cell office:value-type="float" office:value="-0.708008">
            <text:p>-0.708008</text:p>
          </table:table-cell>
          <table:table-cell office:value-type="float" office:value="245.708">
            <text:p>245.708</text:p>
          </table:table-cell>
          <table:table-cell office:value-type="float" office:value="-0.708008">
            <text:p>-0.70800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2628">
            <text:p>35.3</text:p>
          </table:table-cell>
          <table:table-cell office:value-type="float" office:value="-0.545532">
            <text:p>-0.545532</text:p>
          </table:table-cell>
          <table:table-cell office:value-type="float" office:value="245.546">
            <text:p>245.546</text:p>
          </table:table-cell>
          <table:table-cell office:value-type="float" office:value="-0.545532">
            <text:p>-0.54553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3746">
            <text:p>35.4</text:p>
          </table:table-cell>
          <table:table-cell office:value-type="float" office:value="-0.365189">
            <text:p>-0.365189</text:p>
          </table:table-cell>
          <table:table-cell office:value-type="float" office:value="245.365">
            <text:p>245.365</text:p>
          </table:table-cell>
          <table:table-cell office:value-type="float" office:value="-0.365189">
            <text:p>-0.36518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5012">
            <text:p>35.5</text:p>
          </table:table-cell>
          <table:table-cell office:value-type="float" office:value="-0.162323">
            <text:p>-0.162323</text:p>
          </table:table-cell>
          <table:table-cell office:value-type="float" office:value="245.162">
            <text:p>245.162</text:p>
          </table:table-cell>
          <table:table-cell office:value-type="float" office:value="-0.162323">
            <text:p>-0.16232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6304">
            <text:p>35.6</text:p>
          </table:table-cell>
          <table:table-cell office:value-type="float" office:value="0.0431061">
            <text:p>0.0431061</text:p>
          </table:table-cell>
          <table:table-cell office:value-type="float" office:value="244.957">
            <text:p>244.957</text:p>
          </table:table-cell>
          <table:table-cell office:value-type="float" office:value="0.0431061">
            <text:p>0.043106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7347">
            <text:p>35.7</text:p>
          </table:table-cell>
          <table:table-cell office:value-type="float" office:value="0.207565">
            <text:p>0.207565</text:p>
          </table:table-cell>
          <table:table-cell office:value-type="float" office:value="244.792">
            <text:p>244.792</text:p>
          </table:table-cell>
          <table:table-cell office:value-type="float" office:value="0.207565">
            <text:p>0.20756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8612">
            <text:p>35.9</text:p>
          </table:table-cell>
          <table:table-cell office:value-type="float" office:value="0.405869">
            <text:p>0.405869</text:p>
          </table:table-cell>
          <table:table-cell office:value-type="float" office:value="244.594">
            <text:p>244.594</text:p>
          </table:table-cell>
          <table:table-cell office:value-type="float" office:value="0.405869">
            <text:p>0.40586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5.9668">
            <text:p>36.0</text:p>
          </table:table-cell>
          <table:table-cell office:value-type="float" office:value="0.569962">
            <text:p>0.569962</text:p>
          </table:table-cell>
          <table:table-cell office:value-type="float" office:value="244.43">
            <text:p>244.43</text:p>
          </table:table-cell>
          <table:table-cell office:value-type="float" office:value="0.569962">
            <text:p>0.56996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0766">
            <text:p>36.1</text:p>
          </table:table-cell>
          <table:table-cell office:value-type="float" office:value="0.739288">
            <text:p>0.739288</text:p>
          </table:table-cell>
          <table:table-cell office:value-type="float" office:value="244.261">
            <text:p>244.261</text:p>
          </table:table-cell>
          <table:table-cell office:value-type="float" office:value="0.739288">
            <text:p>0.73928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2125">
            <text:p>36.2</text:p>
          </table:table-cell>
          <table:table-cell office:value-type="float" office:value="0.947281">
            <text:p>0.947281</text:p>
          </table:table-cell>
          <table:table-cell office:value-type="float" office:value="244.053">
            <text:p>244.053</text:p>
          </table:table-cell>
          <table:table-cell office:value-type="float" office:value="0.947281">
            <text:p>0.94728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3162">
            <text:p>36.3</text:p>
          </table:table-cell>
          <table:table-cell office:value-type="float" office:value="1.10434">
            <text:p>1.10434</text:p>
          </table:table-cell>
          <table:table-cell office:value-type="float" office:value="243.896">
            <text:p>243.8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4479">
            <text:p>36.4</text:p>
          </table:table-cell>
          <table:table-cell office:value-type="float" office:value="1.302">
            <text:p>1.302</text:p>
          </table:table-cell>
          <table:table-cell office:value-type="float" office:value="243.698">
            <text:p>243.6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5584">
            <text:p>36.6</text:p>
          </table:table-cell>
          <table:table-cell office:value-type="float" office:value="1.46638">
            <text:p>1.46638</text:p>
          </table:table-cell>
          <table:table-cell office:value-type="float" office:value="243.534">
            <text:p>243.5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6658">
            <text:p>36.7</text:p>
          </table:table-cell>
          <table:table-cell office:value-type="float" office:value="1.62469">
            <text:p>1.62469</text:p>
          </table:table-cell>
          <table:table-cell office:value-type="float" office:value="243.375">
            <text:p>243.3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7954">
            <text:p>36.8</text:p>
          </table:table-cell>
          <table:table-cell office:value-type="float" office:value="1.81352">
            <text:p>1.81352</text:p>
          </table:table-cell>
          <table:table-cell office:value-type="float" office:value="243.186">
            <text:p>243.1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6.9062">
            <text:p>36.9</text:p>
          </table:table-cell>
          <table:table-cell office:value-type="float" office:value="1.9727">
            <text:p>1.9727</text:p>
          </table:table-cell>
          <table:table-cell office:value-type="float" office:value="243.027">
            <text:p>243.0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0166">
            <text:p>37.0</text:p>
          </table:table-cell>
          <table:table-cell office:value-type="float" office:value="2.12915">
            <text:p>2.12915</text:p>
          </table:table-cell>
          <table:table-cell office:value-type="float" office:value="242.871">
            <text:p>242.8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1239">
            <text:p>37.1</text:p>
          </table:table-cell>
          <table:table-cell office:value-type="float" office:value="2.27878">
            <text:p>2.27878</text:p>
          </table:table-cell>
          <table:table-cell office:value-type="float" office:value="242.721">
            <text:p>242.7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246">
            <text:p>37.2</text:p>
          </table:table-cell>
          <table:table-cell office:value-type="float" office:value="2.44536">
            <text:p>2.44536</text:p>
          </table:table-cell>
          <table:table-cell office:value-type="float" office:value="242.555">
            <text:p>242.5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3561">
            <text:p>37.4</text:p>
          </table:table-cell>
          <table:table-cell office:value-type="float" office:value="2.59212">
            <text:p>2.59212</text:p>
          </table:table-cell>
          <table:table-cell office:value-type="float" office:value="242.408">
            <text:p>242.4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4754">
            <text:p>37.5</text:p>
          </table:table-cell>
          <table:table-cell office:value-type="float" office:value="2.74637">
            <text:p>2.74637</text:p>
          </table:table-cell>
          <table:table-cell office:value-type="float" office:value="242.254">
            <text:p>242.2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5768">
            <text:p>37.6</text:p>
          </table:table-cell>
          <table:table-cell office:value-type="float" office:value="2.87364">
            <text:p>2.87364</text:p>
          </table:table-cell>
          <table:table-cell office:value-type="float" office:value="242.126">
            <text:p>242.1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7001">
            <text:p>37.7</text:p>
          </table:table-cell>
          <table:table-cell office:value-type="float" office:value="3.02303">
            <text:p>3.02303</text:p>
          </table:table-cell>
          <table:table-cell office:value-type="float" office:value="241.977">
            <text:p>241.9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8191">
            <text:p>37.8</text:p>
          </table:table-cell>
          <table:table-cell office:value-type="float" office:value="3.16098">
            <text:p>3.16098</text:p>
          </table:table-cell>
          <table:table-cell office:value-type="float" office:value="241.839">
            <text:p>241.8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7.9198">
            <text:p>37.9</text:p>
          </table:table-cell>
          <table:table-cell office:value-type="float" office:value="3.27261">
            <text:p>3.27261</text:p>
          </table:table-cell>
          <table:table-cell office:value-type="float" office:value="241.727">
            <text:p>241.7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0217">
            <text:p>38.0</text:p>
          </table:table-cell>
          <table:table-cell office:value-type="float" office:value="3.38036">
            <text:p>3.38036</text:p>
          </table:table-cell>
          <table:table-cell office:value-type="float" office:value="241.62">
            <text:p>241.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1316">
            <text:p>38.1</text:p>
          </table:table-cell>
          <table:table-cell office:value-type="float" office:value="3.49057">
            <text:p>3.49057</text:p>
          </table:table-cell>
          <table:table-cell office:value-type="float" office:value="241.509">
            <text:p>241.5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2634">
            <text:p>38.3</text:p>
          </table:table-cell>
          <table:table-cell office:value-type="float" office:value="3.61354">
            <text:p>3.61354</text:p>
          </table:table-cell>
          <table:table-cell office:value-type="float" office:value="241.386">
            <text:p>241.3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3721">
            <text:p>38.4</text:p>
          </table:table-cell>
          <table:table-cell office:value-type="float" office:value="3.70697">
            <text:p>3.70697</text:p>
          </table:table-cell>
          <table:table-cell office:value-type="float" office:value="241.293">
            <text:p>241.2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4966">
            <text:p>38.5</text:p>
          </table:table-cell>
          <table:table-cell office:value-type="float" office:value="3.80438">
            <text:p>3.80438</text:p>
          </table:table-cell>
          <table:table-cell office:value-type="float" office:value="241.196">
            <text:p>241.1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6007">
            <text:p>38.6</text:p>
          </table:table-cell>
          <table:table-cell office:value-type="float" office:value="3.87744">
            <text:p>3.87744</text:p>
          </table:table-cell>
          <table:table-cell office:value-type="float" office:value="241.123">
            <text:p>241.1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7298">
            <text:p>38.7</text:p>
          </table:table-cell>
          <table:table-cell office:value-type="float" office:value="3.95692">
            <text:p>3.95692</text:p>
          </table:table-cell>
          <table:table-cell office:value-type="float" office:value="241.043">
            <text:p>241.0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8334">
            <text:p>38.8</text:p>
          </table:table-cell>
          <table:table-cell office:value-type="float" office:value="4.01131">
            <text:p>4.01131</text:p>
          </table:table-cell>
          <table:table-cell office:value-type="float" office:value="240.989">
            <text:p>240.9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8.9395">
            <text:p>38.9</text:p>
          </table:table-cell>
          <table:table-cell office:value-type="float" office:value="4.05782">
            <text:p>4.05782</text:p>
          </table:table-cell>
          <table:table-cell office:value-type="float" office:value="240.942">
            <text:p>240.9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0587">
            <text:p>39.1</text:p>
          </table:table-cell>
          <table:table-cell office:value-type="float" office:value="4.09854">
            <text:p>4.09854</text:p>
          </table:table-cell>
          <table:table-cell office:value-type="float" office:value="240.901">
            <text:p>240.9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1811">
            <text:p>39.2</text:p>
          </table:table-cell>
          <table:table-cell office:value-type="float" office:value="4.12674">
            <text:p>4.12674</text:p>
          </table:table-cell>
          <table:table-cell office:value-type="float" office:value="240.873">
            <text:p>240.8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2847">
            <text:p>39.3</text:p>
          </table:table-cell>
          <table:table-cell office:value-type="float" office:value="4.1393">
            <text:p>4.1393</text:p>
          </table:table-cell>
          <table:table-cell office:value-type="float" office:value="240.861">
            <text:p>240.8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4081">
            <text:p>39.4</text:p>
          </table:table-cell>
          <table:table-cell office:value-type="float" office:value="4.14008">
            <text:p>4.14008</text:p>
          </table:table-cell>
          <table:table-cell office:value-type="float" office:value="240.86">
            <text:p>240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5148">
            <text:p>39.5</text:p>
          </table:table-cell>
          <table:table-cell office:value-type="float" office:value="4.12778">
            <text:p>4.12778</text:p>
          </table:table-cell>
          <table:table-cell office:value-type="float" office:value="240.872">
            <text:p>240.8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6383">
            <text:p>39.6</text:p>
          </table:table-cell>
          <table:table-cell office:value-type="float" office:value="4.0979">
            <text:p>4.0979</text:p>
          </table:table-cell>
          <table:table-cell office:value-type="float" office:value="240.902">
            <text:p>240.9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7484">
            <text:p>39.7</text:p>
          </table:table-cell>
          <table:table-cell office:value-type="float" office:value="4.05652">
            <text:p>4.05652</text:p>
          </table:table-cell>
          <table:table-cell office:value-type="float" office:value="240.943">
            <text:p>240.9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8555">
            <text:p>39.9</text:p>
          </table:table-cell>
          <table:table-cell office:value-type="float" office:value="4.0024">
            <text:p>4.0024</text:p>
          </table:table-cell>
          <table:table-cell office:value-type="float" office:value="240.998">
            <text:p>240.9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39.9597">
            <text:p>40.0</text:p>
          </table:table-cell>
          <table:table-cell office:value-type="float" office:value="3.93617">
            <text:p>3.93617</text:p>
          </table:table-cell>
          <table:table-cell office:value-type="float" office:value="241.064">
            <text:p>241.0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0654">
            <text:p>40.1</text:p>
          </table:table-cell>
          <table:table-cell office:value-type="float" office:value="3.8549">
            <text:p>3.8549</text:p>
          </table:table-cell>
          <table:table-cell office:value-type="float" office:value="241.145">
            <text:p>241.1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192">
            <text:p>40.2</text:p>
          </table:table-cell>
          <table:table-cell office:value-type="float" office:value="3.73828">
            <text:p>3.73828</text:p>
          </table:table-cell>
          <table:table-cell office:value-type="float" office:value="241.262">
            <text:p>241.2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3007">
            <text:p>40.3</text:p>
          </table:table-cell>
          <table:table-cell office:value-type="float" office:value="3.6209">
            <text:p>3.6209</text:p>
          </table:table-cell>
          <table:table-cell office:value-type="float" office:value="241.379">
            <text:p>241.3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4199">
            <text:p>40.4</text:p>
          </table:table-cell>
          <table:table-cell office:value-type="float" office:value="3.47348">
            <text:p>3.47348</text:p>
          </table:table-cell>
          <table:table-cell office:value-type="float" office:value="241.527">
            <text:p>241.5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5221">
            <text:p>40.5</text:p>
          </table:table-cell>
          <table:table-cell office:value-type="float" office:value="3.33099">
            <text:p>3.33099</text:p>
          </table:table-cell>
          <table:table-cell office:value-type="float" office:value="241.669">
            <text:p>241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6278">
            <text:p>40.6</text:p>
          </table:table-cell>
          <table:table-cell office:value-type="float" office:value="3.16791">
            <text:p>3.16791</text:p>
          </table:table-cell>
          <table:table-cell office:value-type="float" office:value="241.832">
            <text:p>241.8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7565">
            <text:p>40.8</text:p>
          </table:table-cell>
          <table:table-cell office:value-type="float" office:value="2.94716">
            <text:p>2.94716</text:p>
          </table:table-cell>
          <table:table-cell office:value-type="float" office:value="242.053">
            <text:p>242.0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0.8897">
            <text:p>40.9</text:p>
          </table:table-cell>
          <table:table-cell office:value-type="float" office:value="2.69312">
            <text:p>2.69312</text:p>
          </table:table-cell>
          <table:table-cell office:value-type="float" office:value="242.307">
            <text:p>242.3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0085">
            <text:p>41.0</text:p>
          </table:table-cell>
          <table:table-cell office:value-type="float" office:value="2.44402">
            <text:p>2.44402</text:p>
          </table:table-cell>
          <table:table-cell office:value-type="float" office:value="242.556">
            <text:p>242.5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1116">
            <text:p>41.1</text:p>
          </table:table-cell>
          <table:table-cell office:value-type="float" office:value="2.21056">
            <text:p>2.21056</text:p>
          </table:table-cell>
          <table:table-cell office:value-type="float" office:value="242.789">
            <text:p>242.7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2162">
            <text:p>41.2</text:p>
          </table:table-cell>
          <table:table-cell office:value-type="float" office:value="1.95718">
            <text:p>1.95718</text:p>
          </table:table-cell>
          <table:table-cell office:value-type="float" office:value="243.043">
            <text:p>243.0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3498">
            <text:p>41.3</text:p>
          </table:table-cell>
          <table:table-cell office:value-type="float" office:value="1.60971">
            <text:p>1.60971</text:p>
          </table:table-cell>
          <table:table-cell office:value-type="float" office:value="243.39">
            <text:p>243.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4767">
            <text:p>41.5</text:p>
          </table:table-cell>
          <table:table-cell office:value-type="float" office:value="1.25488">
            <text:p>1.25488</text:p>
          </table:table-cell>
          <table:table-cell office:value-type="float" office:value="243.745">
            <text:p>243.7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5797">
            <text:p>41.6</text:p>
          </table:table-cell>
          <table:table-cell office:value-type="float" office:value="0.949005">
            <text:p>0.949005</text:p>
          </table:table-cell>
          <table:table-cell office:value-type="float" office:value="244.051">
            <text:p>244.051</text:p>
          </table:table-cell>
          <table:table-cell office:value-type="float" office:value="0.949005">
            <text:p>0.94900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6821">
            <text:p>41.7</text:p>
          </table:table-cell>
          <table:table-cell office:value-type="float" office:value="0.629013">
            <text:p>0.629013</text:p>
          </table:table-cell>
          <table:table-cell office:value-type="float" office:value="244.371">
            <text:p>244.371</text:p>
          </table:table-cell>
          <table:table-cell office:value-type="float" office:value="0.629013">
            <text:p>0.62901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7845">
            <text:p>41.8</text:p>
          </table:table-cell>
          <table:table-cell office:value-type="float" office:value="0.294449">
            <text:p>0.294449</text:p>
          </table:table-cell>
          <table:table-cell office:value-type="float" office:value="244.706">
            <text:p>244.706</text:p>
          </table:table-cell>
          <table:table-cell office:value-type="float" office:value="0.294449">
            <text:p>0.29444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8859">
            <text:p>41.9</text:p>
          </table:table-cell>
          <table:table-cell office:value-type="float" office:value="-0.0518646">
            <text:p>-0.0518646</text:p>
          </table:table-cell>
          <table:table-cell office:value-type="float" office:value="245.052">
            <text:p>245.052</text:p>
          </table:table-cell>
          <table:table-cell office:value-type="float" office:value="-0.0518646">
            <text:p>-0.051864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1.9886">
            <text:p>42.0</text:p>
          </table:table-cell>
          <table:table-cell office:value-type="float" office:value="-0.417725">
            <text:p>-0.417725</text:p>
          </table:table-cell>
          <table:table-cell office:value-type="float" office:value="245.418">
            <text:p>245.418</text:p>
          </table:table-cell>
          <table:table-cell office:value-type="float" office:value="-0.417725">
            <text:p>-0.41772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0912">
            <text:p>42.1</text:p>
          </table:table-cell>
          <table:table-cell office:value-type="float" office:value="-0.797058">
            <text:p>-0.797058</text:p>
          </table:table-cell>
          <table:table-cell office:value-type="float" office:value="245.797">
            <text:p>245.797</text:p>
          </table:table-cell>
          <table:table-cell office:value-type="float" office:value="-0.797058">
            <text:p>-0.79705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1988">
            <text:p>42.2</text:p>
          </table:table-cell>
          <table:table-cell office:value-type="float" office:value="-1.20912">
            <text:p>-1.20912</text:p>
          </table:table-cell>
          <table:table-cell office:value-type="float" office:value="246.209">
            <text:p>246.2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3089">
            <text:p>42.3</text:p>
          </table:table-cell>
          <table:table-cell office:value-type="float" office:value="-1.64331">
            <text:p>-1.64331</text:p>
          </table:table-cell>
          <table:table-cell office:value-type="float" office:value="246.643">
            <text:p>246.6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4298">
            <text:p>42.4</text:p>
          </table:table-cell>
          <table:table-cell office:value-type="float" office:value="-2.13017">
            <text:p>-2.13017</text:p>
          </table:table-cell>
          <table:table-cell office:value-type="float" office:value="247.13">
            <text:p>247.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5306">
            <text:p>42.5</text:p>
          </table:table-cell>
          <table:table-cell office:value-type="float" office:value="-2.54134">
            <text:p>-2.54134</text:p>
          </table:table-cell>
          <table:table-cell office:value-type="float" office:value="247.541">
            <text:p>247.5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6308">
            <text:p>42.6</text:p>
          </table:table-cell>
          <table:table-cell office:value-type="float" office:value="-2.95116">
            <text:p>-2.95116</text:p>
          </table:table-cell>
          <table:table-cell office:value-type="float" office:value="247.951">
            <text:p>247.9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7504">
            <text:p>42.8</text:p>
          </table:table-cell>
          <table:table-cell office:value-type="float" office:value="-3.43622">
            <text:p>-3.43622</text:p>
          </table:table-cell>
          <table:table-cell office:value-type="float" office:value="248.436">
            <text:p>248.4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2.8833">
            <text:p>42.9</text:p>
          </table:table-cell>
          <table:table-cell office:value-type="float" office:value="-3.96474">
            <text:p>-3.96474</text:p>
          </table:table-cell>
          <table:table-cell office:value-type="float" office:value="248.965">
            <text:p>248.9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0129">
            <text:p>43.0</text:p>
          </table:table-cell>
          <table:table-cell office:value-type="float" office:value="-4.46143">
            <text:p>-4.46143</text:p>
          </table:table-cell>
          <table:table-cell office:value-type="float" office:value="249.461">
            <text:p>249.4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1184">
            <text:p>43.1</text:p>
          </table:table-cell>
          <table:table-cell office:value-type="float" office:value="-4.84872">
            <text:p>-4.84872</text:p>
          </table:table-cell>
          <table:table-cell office:value-type="float" office:value="249.849">
            <text:p>249.8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2452">
            <text:p>43.2</text:p>
          </table:table-cell>
          <table:table-cell office:value-type="float" office:value="-5.28918">
            <text:p>-5.28918</text:p>
          </table:table-cell>
          <table:table-cell office:value-type="float" office:value="250.289">
            <text:p>250.2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3633">
            <text:p>43.4</text:p>
          </table:table-cell>
          <table:table-cell office:value-type="float" office:value="-5.67224">
            <text:p>-5.67224</text:p>
          </table:table-cell>
          <table:table-cell office:value-type="float" office:value="250.672">
            <text:p>250.6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465">
            <text:p>43.5</text:p>
          </table:table-cell>
          <table:table-cell office:value-type="float" office:value="-5.97955">
            <text:p>-5.97955</text:p>
          </table:table-cell>
          <table:table-cell office:value-type="float" office:value="250.98">
            <text:p>250.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5664">
            <text:p>43.6</text:p>
          </table:table-cell>
          <table:table-cell office:value-type="float" office:value="-6.26341">
            <text:p>-6.26341</text:p>
          </table:table-cell>
          <table:table-cell office:value-type="float" office:value="251.263">
            <text:p>251.2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6932">
            <text:p>43.7</text:p>
          </table:table-cell>
          <table:table-cell office:value-type="float" office:value="-6.58644">
            <text:p>-6.58644</text:p>
          </table:table-cell>
          <table:table-cell office:value-type="float" office:value="251.586">
            <text:p>251.5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7947">
            <text:p>43.8</text:p>
          </table:table-cell>
          <table:table-cell office:value-type="float" office:value="-6.81903">
            <text:p>-6.81903</text:p>
          </table:table-cell>
          <table:table-cell office:value-type="float" office:value="251.819">
            <text:p>251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3.9217">
            <text:p>43.9</text:p>
          </table:table-cell>
          <table:table-cell office:value-type="float" office:value="-7.07724">
            <text:p>-7.07724</text:p>
          </table:table-cell>
          <table:table-cell office:value-type="float" office:value="252.077">
            <text:p>252.0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0499">
            <text:p>44.0</text:p>
          </table:table-cell>
          <table:table-cell office:value-type="float" office:value="-7.30124">
            <text:p>-7.30124</text:p>
          </table:table-cell>
          <table:table-cell office:value-type="float" office:value="252.301">
            <text:p>252.3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1513">
            <text:p>44.2</text:p>
          </table:table-cell>
          <table:table-cell office:value-type="float" office:value="-7.453">
            <text:p>-7.453</text:p>
          </table:table-cell>
          <table:table-cell office:value-type="float" office:value="252.453">
            <text:p>252.4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2854">
            <text:p>44.3</text:p>
          </table:table-cell>
          <table:table-cell office:value-type="float" office:value="-7.61984">
            <text:p>-7.61984</text:p>
          </table:table-cell>
          <table:table-cell office:value-type="float" office:value="252.62">
            <text:p>252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3877">
            <text:p>44.4</text:p>
          </table:table-cell>
          <table:table-cell office:value-type="float" office:value="-7.72235">
            <text:p>-7.72235</text:p>
          </table:table-cell>
          <table:table-cell office:value-type="float" office:value="252.722">
            <text:p>252.7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4901">
            <text:p>44.5</text:p>
          </table:table-cell>
          <table:table-cell office:value-type="float" office:value="-7.80432">
            <text:p>-7.80432</text:p>
          </table:table-cell>
          <table:table-cell office:value-type="float" office:value="252.804">
            <text:p>252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6224">
            <text:p>44.6</text:p>
          </table:table-cell>
          <table:table-cell office:value-type="float" office:value="-7.88097">
            <text:p>-7.88097</text:p>
          </table:table-cell>
          <table:table-cell office:value-type="float" office:value="252.881">
            <text:p>252.8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7404">
            <text:p>44.7</text:p>
          </table:table-cell>
          <table:table-cell office:value-type="float" office:value="-7.92279">
            <text:p>-7.92279</text:p>
          </table:table-cell>
          <table:table-cell office:value-type="float" office:value="252.923">
            <text:p>252.9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8734">
            <text:p>44.9</text:p>
          </table:table-cell>
          <table:table-cell office:value-type="float" office:value="-7.94203">
            <text:p>-7.94203</text:p>
          </table:table-cell>
          <table:table-cell office:value-type="float" office:value="252.942">
            <text:p>252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4.9744">
            <text:p>45.0</text:p>
          </table:table-cell>
          <table:table-cell office:value-type="float" office:value="-7.93811">
            <text:p>-7.93811</text:p>
          </table:table-cell>
          <table:table-cell office:value-type="float" office:value="252.938">
            <text:p>252.9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0801">
            <text:p>45.1</text:p>
          </table:table-cell>
          <table:table-cell office:value-type="float" office:value="-7.9178">
            <text:p>-7.9178</text:p>
          </table:table-cell>
          <table:table-cell office:value-type="float" office:value="252.918">
            <text:p>252.9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2125">
            <text:p>45.2</text:p>
          </table:table-cell>
          <table:table-cell office:value-type="float" office:value="-7.87088">
            <text:p>-7.87088</text:p>
          </table:table-cell>
          <table:table-cell office:value-type="float" office:value="252.871">
            <text:p>252.8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3392">
            <text:p>45.3</text:p>
          </table:table-cell>
          <table:table-cell office:value-type="float" office:value="-7.80496">
            <text:p>-7.80496</text:p>
          </table:table-cell>
          <table:table-cell office:value-type="float" office:value="252.805">
            <text:p>252.8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4687">
            <text:p>45.5</text:p>
          </table:table-cell>
          <table:table-cell office:value-type="float" office:value="-7.71848">
            <text:p>-7.71848</text:p>
          </table:table-cell>
          <table:table-cell office:value-type="float" office:value="252.718">
            <text:p>252.7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5727">
            <text:p>45.6</text:p>
          </table:table-cell>
          <table:table-cell office:value-type="float" office:value="-7.63585">
            <text:p>-7.63585</text:p>
          </table:table-cell>
          <table:table-cell office:value-type="float" office:value="252.636">
            <text:p>252.6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6748">
            <text:p>45.7</text:p>
          </table:table-cell>
          <table:table-cell office:value-type="float" office:value="-7.54448">
            <text:p>-7.54448</text:p>
          </table:table-cell>
          <table:table-cell office:value-type="float" office:value="252.544">
            <text:p>252.5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7921">
            <text:p>45.8</text:p>
          </table:table-cell>
          <table:table-cell office:value-type="float" office:value="-7.42786">
            <text:p>-7.42786</text:p>
          </table:table-cell>
          <table:table-cell office:value-type="float" office:value="252.428">
            <text:p>252.4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5.9109">
            <text:p>45.9</text:p>
          </table:table-cell>
          <table:table-cell office:value-type="float" office:value="-7.29811">
            <text:p>-7.29811</text:p>
          </table:table-cell>
          <table:table-cell office:value-type="float" office:value="252.298">
            <text:p>252.2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0304">
            <text:p>46.0</text:p>
          </table:table-cell>
          <table:table-cell office:value-type="float" office:value="-7.15688">
            <text:p>-7.15688</text:p>
          </table:table-cell>
          <table:table-cell office:value-type="float" office:value="252.157">
            <text:p>252.1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152">
            <text:p>46.2</text:p>
          </table:table-cell>
          <table:table-cell office:value-type="float" office:value="-7.00322">
            <text:p>-7.00322</text:p>
          </table:table-cell>
          <table:table-cell office:value-type="float" office:value="252.003">
            <text:p>252.0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2694">
            <text:p>46.3</text:p>
          </table:table-cell>
          <table:table-cell office:value-type="float" office:value="-6.84656">
            <text:p>-6.84656</text:p>
          </table:table-cell>
          <table:table-cell office:value-type="float" office:value="251.847">
            <text:p>251.8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3757">
            <text:p>46.4</text:p>
          </table:table-cell>
          <table:table-cell office:value-type="float" office:value="-6.69821">
            <text:p>-6.69821</text:p>
          </table:table-cell>
          <table:table-cell office:value-type="float" office:value="251.698">
            <text:p>251.6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5068">
            <text:p>46.5</text:p>
          </table:table-cell>
          <table:table-cell office:value-type="float" office:value="-6.50815">
            <text:p>-6.50815</text:p>
          </table:table-cell>
          <table:table-cell office:value-type="float" office:value="251.508">
            <text:p>251.5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6334">
            <text:p>46.6</text:p>
          </table:table-cell>
          <table:table-cell office:value-type="float" office:value="-6.31738">
            <text:p>-6.31738</text:p>
          </table:table-cell>
          <table:table-cell office:value-type="float" office:value="251.317">
            <text:p>251.3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7619">
            <text:p>46.8</text:p>
          </table:table-cell>
          <table:table-cell office:value-type="float" office:value="-6.11787">
            <text:p>-6.11787</text:p>
          </table:table-cell>
          <table:table-cell office:value-type="float" office:value="251.118">
            <text:p>251.1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6.8775">
            <text:p>46.9</text:p>
          </table:table-cell>
          <table:table-cell office:value-type="float" office:value="-5.93369">
            <text:p>-5.93369</text:p>
          </table:table-cell>
          <table:table-cell office:value-type="float" office:value="250.934">
            <text:p>250.9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0053">
            <text:p>47.0</text:p>
          </table:table-cell>
          <table:table-cell office:value-type="float" office:value="-5.72595">
            <text:p>-5.72595</text:p>
          </table:table-cell>
          <table:table-cell office:value-type="float" office:value="250.726">
            <text:p>250.7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1358">
            <text:p>47.1</text:p>
          </table:table-cell>
          <table:table-cell office:value-type="float" office:value="-5.50905">
            <text:p>-5.50905</text:p>
          </table:table-cell>
          <table:table-cell office:value-type="float" office:value="250.509">
            <text:p>250.5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2393">
            <text:p>47.2</text:p>
          </table:table-cell>
          <table:table-cell office:value-type="float" office:value="-5.33528">
            <text:p>-5.33528</text:p>
          </table:table-cell>
          <table:table-cell office:value-type="float" office:value="250.335">
            <text:p>250.3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3421">
            <text:p>47.3</text:p>
          </table:table-cell>
          <table:table-cell office:value-type="float" office:value="-5.16086">
            <text:p>-5.16086</text:p>
          </table:table-cell>
          <table:table-cell office:value-type="float" office:value="250.161">
            <text:p>250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4599">
            <text:p>47.5</text:p>
          </table:table-cell>
          <table:table-cell office:value-type="float" office:value="-4.95932">
            <text:p>-4.95932</text:p>
          </table:table-cell>
          <table:table-cell office:value-type="float" office:value="249.959">
            <text:p>249.9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5897">
            <text:p>47.6</text:p>
          </table:table-cell>
          <table:table-cell office:value-type="float" office:value="-4.73552">
            <text:p>-4.73552</text:p>
          </table:table-cell>
          <table:table-cell office:value-type="float" office:value="249.736">
            <text:p>249.7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6913">
            <text:p>47.7</text:p>
          </table:table-cell>
          <table:table-cell office:value-type="float" office:value="-4.55931">
            <text:p>-4.55931</text:p>
          </table:table-cell>
          <table:table-cell office:value-type="float" office:value="249.559">
            <text:p>249.5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7922">
            <text:p>47.8</text:p>
          </table:table-cell>
          <table:table-cell office:value-type="float" office:value="-4.38361">
            <text:p>-4.38361</text:p>
          </table:table-cell>
          <table:table-cell office:value-type="float" office:value="249.384">
            <text:p>249.3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7.8946">
            <text:p>47.9</text:p>
          </table:table-cell>
          <table:table-cell office:value-type="float" office:value="-4.20503">
            <text:p>-4.20503</text:p>
          </table:table-cell>
          <table:table-cell office:value-type="float" office:value="249.205">
            <text:p>249.2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0128">
            <text:p>48.0</text:p>
          </table:table-cell>
          <table:table-cell office:value-type="float" office:value="-3.99847">
            <text:p>-3.99847</text:p>
          </table:table-cell>
          <table:table-cell office:value-type="float" office:value="248.998">
            <text:p>248.9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1174">
            <text:p>48.1</text:p>
          </table:table-cell>
          <table:table-cell office:value-type="float" office:value="-3.81563">
            <text:p>-3.81563</text:p>
          </table:table-cell>
          <table:table-cell office:value-type="float" office:value="248.816">
            <text:p>248.8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218">
            <text:p>48.2</text:p>
          </table:table-cell>
          <table:table-cell office:value-type="float" office:value="-3.63994">
            <text:p>-3.63994</text:p>
          </table:table-cell>
          <table:table-cell office:value-type="float" office:value="248.64">
            <text:p>248.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3201">
            <text:p>48.3</text:p>
          </table:table-cell>
          <table:table-cell office:value-type="float" office:value="-3.46176">
            <text:p>-3.46176</text:p>
          </table:table-cell>
          <table:table-cell office:value-type="float" office:value="248.462">
            <text:p>248.4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4515">
            <text:p>48.5</text:p>
          </table:table-cell>
          <table:table-cell office:value-type="float" office:value="-3.23293">
            <text:p>-3.23293</text:p>
          </table:table-cell>
          <table:table-cell office:value-type="float" office:value="248.233">
            <text:p>248.2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5544">
            <text:p>48.6</text:p>
          </table:table-cell>
          <table:table-cell office:value-type="float" office:value="-3.05453">
            <text:p>-3.05453</text:p>
          </table:table-cell>
          <table:table-cell office:value-type="float" office:value="248.055">
            <text:p>248.0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6557">
            <text:p>48.7</text:p>
          </table:table-cell>
          <table:table-cell office:value-type="float" office:value="-2.87956">
            <text:p>-2.87956</text:p>
          </table:table-cell>
          <table:table-cell office:value-type="float" office:value="247.88">
            <text:p>247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7568">
            <text:p>48.8</text:p>
          </table:table-cell>
          <table:table-cell office:value-type="float" office:value="-2.70555">
            <text:p>-2.70555</text:p>
          </table:table-cell>
          <table:table-cell office:value-type="float" office:value="247.706">
            <text:p>247.7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8879">
            <text:p>48.9</text:p>
          </table:table-cell>
          <table:table-cell office:value-type="float" office:value="-2.48128">
            <text:p>-2.48128</text:p>
          </table:table-cell>
          <table:table-cell office:value-type="float" office:value="247.481">
            <text:p>247.4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8.9895">
            <text:p>49.0</text:p>
          </table:table-cell>
          <table:table-cell office:value-type="float" office:value="-2.30852">
            <text:p>-2.30852</text:p>
          </table:table-cell>
          <table:table-cell office:value-type="float" office:value="247.309">
            <text:p>247.3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0922">
            <text:p>49.1</text:p>
          </table:table-cell>
          <table:table-cell office:value-type="float" office:value="-2.1347">
            <text:p>-2.1347</text:p>
          </table:table-cell>
          <table:table-cell office:value-type="float" office:value="247.135">
            <text:p>247.1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2172">
            <text:p>49.2</text:p>
          </table:table-cell>
          <table:table-cell office:value-type="float" office:value="-1.92453">
            <text:p>-1.92453</text:p>
          </table:table-cell>
          <table:table-cell office:value-type="float" office:value="246.925">
            <text:p>246.9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3525">
            <text:p>49.4</text:p>
          </table:table-cell>
          <table:table-cell office:value-type="float" office:value="-1.69907">
            <text:p>-1.69907</text:p>
          </table:table-cell>
          <table:table-cell office:value-type="float" office:value="246.699">
            <text:p>246.6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4882">
            <text:p>49.5</text:p>
          </table:table-cell>
          <table:table-cell office:value-type="float" office:value="-1.47498">
            <text:p>-1.47498</text:p>
          </table:table-cell>
          <table:table-cell office:value-type="float" office:value="246.475">
            <text:p>246.4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5885">
            <text:p>49.6</text:p>
          </table:table-cell>
          <table:table-cell office:value-type="float" office:value="-1.31061">
            <text:p>-1.31061</text:p>
          </table:table-cell>
          <table:table-cell office:value-type="float" office:value="246.311">
            <text:p>246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6969">
            <text:p>49.7</text:p>
          </table:table-cell>
          <table:table-cell office:value-type="float" office:value="-1.13419">
            <text:p>-1.13419</text:p>
          </table:table-cell>
          <table:table-cell office:value-type="float" office:value="246.134">
            <text:p>246.1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8188">
            <text:p>49.8</text:p>
          </table:table-cell>
          <table:table-cell office:value-type="float" office:value="-0.937744">
            <text:p>-0.937744</text:p>
          </table:table-cell>
          <table:table-cell office:value-type="float" office:value="245.938">
            <text:p>245.938</text:p>
          </table:table-cell>
          <table:table-cell office:value-type="float" office:value="-0.937744">
            <text:p>-0.93774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49.9255">
            <text:p>49.9</text:p>
          </table:table-cell>
          <table:table-cell office:value-type="float" office:value="-0.767288">
            <text:p>-0.767288</text:p>
          </table:table-cell>
          <table:table-cell office:value-type="float" office:value="245.767">
            <text:p>245.767</text:p>
          </table:table-cell>
          <table:table-cell office:value-type="float" office:value="-0.767288">
            <text:p>-0.76728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0296">
            <text:p>50.0</text:p>
          </table:table-cell>
          <table:table-cell office:value-type="float" office:value="-0.602203">
            <text:p>-0.602203</text:p>
          </table:table-cell>
          <table:table-cell office:value-type="float" office:value="245.602">
            <text:p>245.602</text:p>
          </table:table-cell>
          <table:table-cell office:value-type="float" office:value="-0.602203">
            <text:p>-0.60220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1407">
            <text:p>50.1</text:p>
          </table:table-cell>
          <table:table-cell office:value-type="float" office:value="-0.427521">
            <text:p>-0.427521</text:p>
          </table:table-cell>
          <table:table-cell office:value-type="float" office:value="245.428">
            <text:p>245.428</text:p>
          </table:table-cell>
          <table:table-cell office:value-type="float" office:value="-0.427521">
            <text:p>-0.42752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2665">
            <text:p>50.3</text:p>
          </table:table-cell>
          <table:table-cell office:value-type="float" office:value="-0.23172">
            <text:p>-0.23172</text:p>
          </table:table-cell>
          <table:table-cell office:value-type="float" office:value="245.232">
            <text:p>245.232</text:p>
          </table:table-cell>
          <table:table-cell office:value-type="float" office:value="-0.23172">
            <text:p>-0.2317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3707">
            <text:p>50.4</text:p>
          </table:table-cell>
          <table:table-cell office:value-type="float" office:value="-0.0710754">
            <text:p>-0.0710754</text:p>
          </table:table-cell>
          <table:table-cell office:value-type="float" office:value="245.071">
            <text:p>245.071</text:p>
          </table:table-cell>
          <table:table-cell office:value-type="float" office:value="-0.0710754">
            <text:p>-0.071075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4782">
            <text:p>50.5</text:p>
          </table:table-cell>
          <table:table-cell office:value-type="float" office:value="0.0933228">
            <text:p>0.0933228</text:p>
          </table:table-cell>
          <table:table-cell office:value-type="float" office:value="244.907">
            <text:p>244.907</text:p>
          </table:table-cell>
          <table:table-cell office:value-type="float" office:value="0.0933228">
            <text:p>0.093322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5984">
            <text:p>50.6</text:p>
          </table:table-cell>
          <table:table-cell office:value-type="float" office:value="0.275406">
            <text:p>0.275406</text:p>
          </table:table-cell>
          <table:table-cell office:value-type="float" office:value="244.725">
            <text:p>244.725</text:p>
          </table:table-cell>
          <table:table-cell office:value-type="float" office:value="0.275406">
            <text:p>0.27540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7011">
            <text:p>50.7</text:p>
          </table:table-cell>
          <table:table-cell office:value-type="float" office:value="0.429413">
            <text:p>0.429413</text:p>
          </table:table-cell>
          <table:table-cell office:value-type="float" office:value="244.571">
            <text:p>244.571</text:p>
          </table:table-cell>
          <table:table-cell office:value-type="float" office:value="0.429413">
            <text:p>0.42941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8027">
            <text:p>50.8</text:p>
          </table:table-cell>
          <table:table-cell office:value-type="float" office:value="0.580643">
            <text:p>0.580643</text:p>
          </table:table-cell>
          <table:table-cell office:value-type="float" office:value="244.419">
            <text:p>244.419</text:p>
          </table:table-cell>
          <table:table-cell office:value-type="float" office:value="0.580643">
            <text:p>0.58064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0.9251">
            <text:p>50.9</text:p>
          </table:table-cell>
          <table:table-cell office:value-type="float" office:value="0.761002">
            <text:p>0.761002</text:p>
          </table:table-cell>
          <table:table-cell office:value-type="float" office:value="244.239">
            <text:p>244.239</text:p>
          </table:table-cell>
          <table:table-cell office:value-type="float" office:value="0.761002">
            <text:p>0.76100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0283">
            <text:p>51.0</text:p>
          </table:table-cell>
          <table:table-cell office:value-type="float" office:value="0.911713">
            <text:p>0.911713</text:p>
          </table:table-cell>
          <table:table-cell office:value-type="float" office:value="244.088">
            <text:p>244.088</text:p>
          </table:table-cell>
          <table:table-cell office:value-type="float" office:value="0.911713">
            <text:p>0.91171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1544">
            <text:p>51.2</text:p>
          </table:table-cell>
          <table:table-cell office:value-type="float" office:value="1.09482">
            <text:p>1.09482</text:p>
          </table:table-cell>
          <table:table-cell office:value-type="float" office:value="243.905">
            <text:p>243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273">
            <text:p>51.3</text:p>
          </table:table-cell>
          <table:table-cell office:value-type="float" office:value="1.26505">
            <text:p>1.26505</text:p>
          </table:table-cell>
          <table:table-cell office:value-type="float" office:value="243.735">
            <text:p>243.7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3805">
            <text:p>51.4</text:p>
          </table:table-cell>
          <table:table-cell office:value-type="float" office:value="1.41734">
            <text:p>1.41734</text:p>
          </table:table-cell>
          <table:table-cell office:value-type="float" office:value="243.583">
            <text:p>243.5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4864">
            <text:p>51.5</text:p>
          </table:table-cell>
          <table:table-cell office:value-type="float" office:value="1.56601">
            <text:p>1.56601</text:p>
          </table:table-cell>
          <table:table-cell office:value-type="float" office:value="243.434">
            <text:p>243.4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5869">
            <text:p>51.6</text:p>
          </table:table-cell>
          <table:table-cell office:value-type="float" office:value="1.70549">
            <text:p>1.70549</text:p>
          </table:table-cell>
          <table:table-cell office:value-type="float" office:value="243.295">
            <text:p>243.2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7173">
            <text:p>51.7</text:p>
          </table:table-cell>
          <table:table-cell office:value-type="float" office:value="1.88434">
            <text:p>1.88434</text:p>
          </table:table-cell>
          <table:table-cell office:value-type="float" office:value="243.116">
            <text:p>243.1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8277">
            <text:p>51.8</text:p>
          </table:table-cell>
          <table:table-cell office:value-type="float" office:value="2.03349">
            <text:p>2.03349</text:p>
          </table:table-cell>
          <table:table-cell office:value-type="float" office:value="242.967">
            <text:p>242.9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1.9353">
            <text:p>51.9</text:p>
          </table:table-cell>
          <table:table-cell office:value-type="float" office:value="2.17656">
            <text:p>2.17656</text:p>
          </table:table-cell>
          <table:table-cell office:value-type="float" office:value="242.823">
            <text:p>242.8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0419">
            <text:p>52.0</text:p>
          </table:table-cell>
          <table:table-cell office:value-type="float" office:value="2.3154">
            <text:p>2.3154</text:p>
          </table:table-cell>
          <table:table-cell office:value-type="float" office:value="242.685">
            <text:p>242.6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1526">
            <text:p>52.2</text:p>
          </table:table-cell>
          <table:table-cell office:value-type="float" office:value="2.45651">
            <text:p>2.45651</text:p>
          </table:table-cell>
          <table:table-cell office:value-type="float" office:value="242.543">
            <text:p>242.5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2599">
            <text:p>52.3</text:p>
          </table:table-cell>
          <table:table-cell office:value-type="float" office:value="2.58977">
            <text:p>2.58977</text:p>
          </table:table-cell>
          <table:table-cell office:value-type="float" office:value="242.41">
            <text:p>242.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3863">
            <text:p>52.4</text:p>
          </table:table-cell>
          <table:table-cell office:value-type="float" office:value="2.74159">
            <text:p>2.74159</text:p>
          </table:table-cell>
          <table:table-cell office:value-type="float" office:value="242.258">
            <text:p>242.2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4918">
            <text:p>52.5</text:p>
          </table:table-cell>
          <table:table-cell office:value-type="float" office:value="2.86385">
            <text:p>2.86385</text:p>
          </table:table-cell>
          <table:table-cell office:value-type="float" office:value="242.136">
            <text:p>242.1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6159">
            <text:p>52.6</text:p>
          </table:table-cell>
          <table:table-cell office:value-type="float" office:value="3.00177">
            <text:p>3.00177</text:p>
          </table:table-cell>
          <table:table-cell office:value-type="float" office:value="241.998">
            <text:p>241.9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7168">
            <text:p>52.7</text:p>
          </table:table-cell>
          <table:table-cell office:value-type="float" office:value="3.10889">
            <text:p>3.10889</text:p>
          </table:table-cell>
          <table:table-cell office:value-type="float" office:value="241.891">
            <text:p>241.8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8183">
            <text:p>52.8</text:p>
          </table:table-cell>
          <table:table-cell office:value-type="float" office:value="3.21185">
            <text:p>3.21185</text:p>
          </table:table-cell>
          <table:table-cell office:value-type="float" office:value="241.788">
            <text:p>241.7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2.9209">
            <text:p>52.9</text:p>
          </table:table-cell>
          <table:table-cell office:value-type="float" office:value="3.31055">
            <text:p>3.31055</text:p>
          </table:table-cell>
          <table:table-cell office:value-type="float" office:value="241.689">
            <text:p>241.6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0238">
            <text:p>53.0</text:p>
          </table:table-cell>
          <table:table-cell office:value-type="float" office:value="3.40395">
            <text:p>3.40395</text:p>
          </table:table-cell>
          <table:table-cell office:value-type="float" office:value="241.596">
            <text:p>241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1277">
            <text:p>53.1</text:p>
          </table:table-cell>
          <table:table-cell office:value-type="float" office:value="3.4919">
            <text:p>3.4919</text:p>
          </table:table-cell>
          <table:table-cell office:value-type="float" office:value="241.508">
            <text:p>241.5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234">
            <text:p>53.2</text:p>
          </table:table-cell>
          <table:table-cell office:value-type="float" office:value="3.57512">
            <text:p>3.57512</text:p>
          </table:table-cell>
          <table:table-cell office:value-type="float" office:value="241.425">
            <text:p>241.4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334">
            <text:p>53.3</text:p>
          </table:table-cell>
          <table:table-cell office:value-type="float" office:value="3.64668">
            <text:p>3.64668</text:p>
          </table:table-cell>
          <table:table-cell office:value-type="float" office:value="241.353">
            <text:p>241.3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4392">
            <text:p>53.4</text:p>
          </table:table-cell>
          <table:table-cell office:value-type="float" office:value="3.71468">
            <text:p>3.71468</text:p>
          </table:table-cell>
          <table:table-cell office:value-type="float" office:value="241.285">
            <text:p>241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5397">
            <text:p>53.5</text:p>
          </table:table-cell>
          <table:table-cell office:value-type="float" office:value="3.77208">
            <text:p>3.77208</text:p>
          </table:table-cell>
          <table:table-cell office:value-type="float" office:value="241.228">
            <text:p>241.2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644">
            <text:p>53.6</text:p>
          </table:table-cell>
          <table:table-cell office:value-type="float" office:value="3.82355">
            <text:p>3.82355</text:p>
          </table:table-cell>
          <table:table-cell office:value-type="float" office:value="241.176">
            <text:p>241.1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7461">
            <text:p>53.7</text:p>
          </table:table-cell>
          <table:table-cell office:value-type="float" office:value="3.86545">
            <text:p>3.86545</text:p>
          </table:table-cell>
          <table:table-cell office:value-type="float" office:value="241.135">
            <text:p>241.1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85">
            <text:p>53.9</text:p>
          </table:table-cell>
          <table:table-cell office:value-type="float" office:value="3.89912">
            <text:p>3.89912</text:p>
          </table:table-cell>
          <table:table-cell office:value-type="float" office:value="241.101">
            <text:p>241.1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3.9769">
            <text:p>54.0</text:p>
          </table:table-cell>
          <table:table-cell office:value-type="float" office:value="3.92732">
            <text:p>3.92732</text:p>
          </table:table-cell>
          <table:table-cell office:value-type="float" office:value="241.073">
            <text:p>241.0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0983">
            <text:p>54.1</text:p>
          </table:table-cell>
          <table:table-cell office:value-type="float" office:value="3.9402">
            <text:p>3.9402</text:p>
          </table:table-cell>
          <table:table-cell office:value-type="float" office:value="241.06">
            <text:p>241.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2315">
            <text:p>54.2</text:p>
          </table:table-cell>
          <table:table-cell office:value-type="float" office:value="3.93759">
            <text:p>3.93759</text:p>
          </table:table-cell>
          <table:table-cell office:value-type="float" office:value="241.062">
            <text:p>241.0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3681">
            <text:p>54.4</text:p>
          </table:table-cell>
          <table:table-cell office:value-type="float" office:value="3.91576">
            <text:p>3.91576</text:p>
          </table:table-cell>
          <table:table-cell office:value-type="float" office:value="241.084">
            <text:p>241.0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4686">
            <text:p>54.5</text:p>
          </table:table-cell>
          <table:table-cell office:value-type="float" office:value="3.88667">
            <text:p>3.88667</text:p>
          </table:table-cell>
          <table:table-cell office:value-type="float" office:value="241.113">
            <text:p>241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5734">
            <text:p>54.6</text:p>
          </table:table-cell>
          <table:table-cell office:value-type="float" office:value="3.84413">
            <text:p>3.84413</text:p>
          </table:table-cell>
          <table:table-cell office:value-type="float" office:value="241.156">
            <text:p>241.1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7089">
            <text:p>54.7</text:p>
          </table:table-cell>
          <table:table-cell office:value-type="float" office:value="3.76996">
            <text:p>3.76996</text:p>
          </table:table-cell>
          <table:table-cell office:value-type="float" office:value="241.23">
            <text:p>241.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8134">
            <text:p>54.8</text:p>
          </table:table-cell>
          <table:table-cell office:value-type="float" office:value="3.69737">
            <text:p>3.69737</text:p>
          </table:table-cell>
          <table:table-cell office:value-type="float" office:value="241.303">
            <text:p>241.3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4.9396">
            <text:p>54.9</text:p>
          </table:table-cell>
          <table:table-cell office:value-type="float" office:value="3.59134">
            <text:p>3.59134</text:p>
          </table:table-cell>
          <table:table-cell office:value-type="float" office:value="241.409">
            <text:p>241.4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0741">
            <text:p>55.1</text:p>
          </table:table-cell>
          <table:table-cell office:value-type="float" office:value="3.45546">
            <text:p>3.45546</text:p>
          </table:table-cell>
          <table:table-cell office:value-type="float" office:value="241.545">
            <text:p>241.5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1766">
            <text:p>55.2</text:p>
          </table:table-cell>
          <table:table-cell office:value-type="float" office:value="3.33556">
            <text:p>3.33556</text:p>
          </table:table-cell>
          <table:table-cell office:value-type="float" office:value="241.664">
            <text:p>241.6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3">
            <text:p>55.3</text:p>
          </table:table-cell>
          <table:table-cell office:value-type="float" office:value="3.17186">
            <text:p>3.17186</text:p>
          </table:table-cell>
          <table:table-cell office:value-type="float" office:value="241.828">
            <text:p>241.8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4004">
            <text:p>55.4</text:p>
          </table:table-cell>
          <table:table-cell office:value-type="float" office:value="3.02301">
            <text:p>3.02301</text:p>
          </table:table-cell>
          <table:table-cell office:value-type="float" office:value="241.977">
            <text:p>241.9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5081">
            <text:p>55.5</text:p>
          </table:table-cell>
          <table:table-cell office:value-type="float" office:value="2.84691">
            <text:p>2.84691</text:p>
          </table:table-cell>
          <table:table-cell office:value-type="float" office:value="242.153">
            <text:p>242.1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6264">
            <text:p>55.6</text:p>
          </table:table-cell>
          <table:table-cell office:value-type="float" office:value="2.63438">
            <text:p>2.63438</text:p>
          </table:table-cell>
          <table:table-cell office:value-type="float" office:value="242.366">
            <text:p>242.3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7601">
            <text:p>55.8</text:p>
          </table:table-cell>
          <table:table-cell office:value-type="float" office:value="2.36911">
            <text:p>2.36911</text:p>
          </table:table-cell>
          <table:table-cell office:value-type="float" office:value="242.631">
            <text:p>242.6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8688">
            <text:p>55.9</text:p>
          </table:table-cell>
          <table:table-cell office:value-type="float" office:value="2.13393">
            <text:p>2.13393</text:p>
          </table:table-cell>
          <table:table-cell office:value-type="float" office:value="242.866">
            <text:p>242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5.9941">
            <text:p>56.0</text:p>
          </table:table-cell>
          <table:table-cell office:value-type="float" office:value="1.84081">
            <text:p>1.84081</text:p>
          </table:table-cell>
          <table:table-cell office:value-type="float" office:value="243.159">
            <text:p>243.1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12">
            <text:p>56.1</text:p>
          </table:table-cell>
          <table:table-cell office:value-type="float" office:value="1.52269">
            <text:p>1.52269</text:p>
          </table:table-cell>
          <table:table-cell office:value-type="float" office:value="243.477">
            <text:p>243.4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2339">
            <text:p>56.2</text:p>
          </table:table-cell>
          <table:table-cell office:value-type="float" office:value="1.21442">
            <text:p>1.21442</text:p>
          </table:table-cell>
          <table:table-cell office:value-type="float" office:value="243.786">
            <text:p>243.7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3347">
            <text:p>56.3</text:p>
          </table:table-cell>
          <table:table-cell office:value-type="float" office:value="0.925613">
            <text:p>0.925613</text:p>
          </table:table-cell>
          <table:table-cell office:value-type="float" office:value="244.074">
            <text:p>244.074</text:p>
          </table:table-cell>
          <table:table-cell office:value-type="float" office:value="0.925613">
            <text:p>0.92561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4521">
            <text:p>56.5</text:p>
          </table:table-cell>
          <table:table-cell office:value-type="float" office:value="0.57074">
            <text:p>0.57074</text:p>
          </table:table-cell>
          <table:table-cell office:value-type="float" office:value="244.429">
            <text:p>244.429</text:p>
          </table:table-cell>
          <table:table-cell office:value-type="float" office:value="0.57074">
            <text:p>0.5707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5589">
            <text:p>56.6</text:p>
          </table:table-cell>
          <table:table-cell office:value-type="float" office:value="0.230103">
            <text:p>0.230103</text:p>
          </table:table-cell>
          <table:table-cell office:value-type="float" office:value="244.77">
            <text:p>244.77</text:p>
          </table:table-cell>
          <table:table-cell office:value-type="float" office:value="0.230103">
            <text:p>0.23010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6815">
            <text:p>56.7</text:p>
          </table:table-cell>
          <table:table-cell office:value-type="float" office:value="-0.18103">
            <text:p>-0.18103</text:p>
          </table:table-cell>
          <table:table-cell office:value-type="float" office:value="245.181">
            <text:p>245.181</text:p>
          </table:table-cell>
          <table:table-cell office:value-type="float" office:value="-0.18103">
            <text:p>-0.1810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8027">
            <text:p>56.8</text:p>
          </table:table-cell>
          <table:table-cell office:value-type="float" office:value="-0.607895">
            <text:p>-0.607895</text:p>
          </table:table-cell>
          <table:table-cell office:value-type="float" office:value="245.608">
            <text:p>245.608</text:p>
          </table:table-cell>
          <table:table-cell office:value-type="float" office:value="-0.607895">
            <text:p>-0.6078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6.9227">
            <text:p>56.9</text:p>
          </table:table-cell>
          <table:table-cell office:value-type="float" office:value="-1.04903">
            <text:p>-1.04903</text:p>
          </table:table-cell>
          <table:table-cell office:value-type="float" office:value="246.049">
            <text:p>246.0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0475">
            <text:p>57.0</text:p>
          </table:table-cell>
          <table:table-cell office:value-type="float" office:value="-1.52536">
            <text:p>-1.52536</text:p>
          </table:table-cell>
          <table:table-cell office:value-type="float" office:value="246.525">
            <text:p>246.5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1494">
            <text:p>57.1</text:p>
          </table:table-cell>
          <table:table-cell office:value-type="float" office:value="-1.92389">
            <text:p>-1.92389</text:p>
          </table:table-cell>
          <table:table-cell office:value-type="float" office:value="246.924">
            <text:p>246.9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2761">
            <text:p>57.3</text:p>
          </table:table-cell>
          <table:table-cell office:value-type="float" office:value="-2.42773">
            <text:p>-2.42773</text:p>
          </table:table-cell>
          <table:table-cell office:value-type="float" office:value="247.428">
            <text:p>247.4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4083">
            <text:p>57.4</text:p>
          </table:table-cell>
          <table:table-cell office:value-type="float" office:value="-2.95654">
            <text:p>-2.95654</text:p>
          </table:table-cell>
          <table:table-cell office:value-type="float" office:value="247.957">
            <text:p>247.9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528">
            <text:p>57.5</text:p>
          </table:table-cell>
          <table:table-cell office:value-type="float" office:value="-3.43036">
            <text:p>-3.43036</text:p>
          </table:table-cell>
          <table:table-cell office:value-type="float" office:value="248.43">
            <text:p>248.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6466">
            <text:p>57.6</text:p>
          </table:table-cell>
          <table:table-cell office:value-type="float" office:value="-3.89018">
            <text:p>-3.89018</text:p>
          </table:table-cell>
          <table:table-cell office:value-type="float" office:value="248.89">
            <text:p>248.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7511">
            <text:p>57.8</text:p>
          </table:table-cell>
          <table:table-cell office:value-type="float" office:value="-4.28371">
            <text:p>-4.28371</text:p>
          </table:table-cell>
          <table:table-cell office:value-type="float" office:value="249.284">
            <text:p>249.2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8535">
            <text:p>57.9</text:p>
          </table:table-cell>
          <table:table-cell office:value-type="float" office:value="-4.65492">
            <text:p>-4.65492</text:p>
          </table:table-cell>
          <table:table-cell office:value-type="float" office:value="249.655">
            <text:p>249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7.9579">
            <text:p>58.0</text:p>
          </table:table-cell>
          <table:table-cell office:value-type="float" office:value="-5.01634">
            <text:p>-5.01634</text:p>
          </table:table-cell>
          <table:table-cell office:value-type="float" office:value="250.016">
            <text:p>250.0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0626">
            <text:p>58.1</text:p>
          </table:table-cell>
          <table:table-cell office:value-type="float" office:value="-5.35924">
            <text:p>-5.35924</text:p>
          </table:table-cell>
          <table:table-cell office:value-type="float" office:value="250.359">
            <text:p>250.3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1877">
            <text:p>58.2</text:p>
          </table:table-cell>
          <table:table-cell office:value-type="float" office:value="-5.74057">
            <text:p>-5.74057</text:p>
          </table:table-cell>
          <table:table-cell office:value-type="float" office:value="250.741">
            <text:p>250.7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3138">
            <text:p>58.3</text:p>
          </table:table-cell>
          <table:table-cell office:value-type="float" office:value="-6.09242">
            <text:p>-6.09242</text:p>
          </table:table-cell>
          <table:table-cell office:value-type="float" office:value="251.092">
            <text:p>251.0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4157">
            <text:p>58.4</text:p>
          </table:table-cell>
          <table:table-cell office:value-type="float" office:value="-6.35106">
            <text:p>-6.35106</text:p>
          </table:table-cell>
          <table:table-cell office:value-type="float" office:value="251.351">
            <text:p>251.3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5393">
            <text:p>58.5</text:p>
          </table:table-cell>
          <table:table-cell office:value-type="float" office:value="-6.63397">
            <text:p>-6.63397</text:p>
          </table:table-cell>
          <table:table-cell office:value-type="float" office:value="251.634">
            <text:p>251.6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6655">
            <text:p>58.7</text:p>
          </table:table-cell>
          <table:table-cell office:value-type="float" office:value="-6.88765">
            <text:p>-6.88765</text:p>
          </table:table-cell>
          <table:table-cell office:value-type="float" office:value="251.888">
            <text:p>251.8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8009">
            <text:p>58.8</text:p>
          </table:table-cell>
          <table:table-cell office:value-type="float" office:value="-7.12051">
            <text:p>-7.12051</text:p>
          </table:table-cell>
          <table:table-cell office:value-type="float" office:value="252.121">
            <text:p>252.1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8.9043">
            <text:p>58.9</text:p>
          </table:table-cell>
          <table:table-cell office:value-type="float" office:value="-7.27153">
            <text:p>-7.27153</text:p>
          </table:table-cell>
          <table:table-cell office:value-type="float" office:value="252.272">
            <text:p>252.2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0112">
            <text:p>59.0</text:p>
          </table:table-cell>
          <table:table-cell office:value-type="float" office:value="-7.40382">
            <text:p>-7.40382</text:p>
          </table:table-cell>
          <table:table-cell office:value-type="float" office:value="252.404">
            <text:p>252.4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1399">
            <text:p>59.1</text:p>
          </table:table-cell>
          <table:table-cell office:value-type="float" office:value="-7.53206">
            <text:p>-7.53206</text:p>
          </table:table-cell>
          <table:table-cell office:value-type="float" office:value="252.532">
            <text:p>252.5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2478">
            <text:p>59.2</text:p>
          </table:table-cell>
          <table:table-cell office:value-type="float" office:value="-7.61441">
            <text:p>-7.61441</text:p>
          </table:table-cell>
          <table:table-cell office:value-type="float" office:value="252.614">
            <text:p>252.6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3702">
            <text:p>59.4</text:p>
          </table:table-cell>
          <table:table-cell office:value-type="float" office:value="-7.68158">
            <text:p>-7.68158</text:p>
          </table:table-cell>
          <table:table-cell office:value-type="float" office:value="252.682">
            <text:p>252.6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4937">
            <text:p>59.5</text:p>
          </table:table-cell>
          <table:table-cell office:value-type="float" office:value="-7.72241">
            <text:p>-7.72241</text:p>
          </table:table-cell>
          <table:table-cell office:value-type="float" office:value="252.722">
            <text:p>252.7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6135">
            <text:p>59.6</text:p>
          </table:table-cell>
          <table:table-cell office:value-type="float" office:value="-7.7377">
            <text:p>-7.7377</text:p>
          </table:table-cell>
          <table:table-cell office:value-type="float" office:value="252.738">
            <text:p>252.7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7204">
            <text:p>59.7</text:p>
          </table:table-cell>
          <table:table-cell office:value-type="float" office:value="-7.73233">
            <text:p>-7.73233</text:p>
          </table:table-cell>
          <table:table-cell office:value-type="float" office:value="252.732">
            <text:p>252.7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849">
            <text:p>59.8</text:p>
          </table:table-cell>
          <table:table-cell office:value-type="float" office:value="-7.70355">
            <text:p>-7.70355</text:p>
          </table:table-cell>
          <table:table-cell office:value-type="float" office:value="252.704">
            <text:p>252.7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59.952">
            <text:p>60.0</text:p>
          </table:table-cell>
          <table:table-cell office:value-type="float" office:value="-7.66434">
            <text:p>-7.66434</text:p>
          </table:table-cell>
          <table:table-cell office:value-type="float" office:value="252.664">
            <text:p>252.6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078">
            <text:p>60.1</text:p>
          </table:table-cell>
          <table:table-cell office:value-type="float" office:value="-7.59793">
            <text:p>-7.59793</text:p>
          </table:table-cell>
          <table:table-cell office:value-type="float" office:value="252.598">
            <text:p>252.5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1821">
            <text:p>60.2</text:p>
          </table:table-cell>
          <table:table-cell office:value-type="float" office:value="-7.52896">
            <text:p>-7.52896</text:p>
          </table:table-cell>
          <table:table-cell office:value-type="float" office:value="252.529">
            <text:p>252.5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2847">
            <text:p>60.3</text:p>
          </table:table-cell>
          <table:table-cell office:value-type="float" office:value="-7.44951">
            <text:p>-7.44951</text:p>
          </table:table-cell>
          <table:table-cell office:value-type="float" office:value="252.45">
            <text:p>252.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3921">
            <text:p>60.4</text:p>
          </table:table-cell>
          <table:table-cell office:value-type="float" office:value="-7.3549">
            <text:p>-7.3549</text:p>
          </table:table-cell>
          <table:table-cell office:value-type="float" office:value="252.355">
            <text:p>252.3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5153">
            <text:p>60.5</text:p>
          </table:table-cell>
          <table:table-cell office:value-type="float" office:value="-7.23328">
            <text:p>-7.23328</text:p>
          </table:table-cell>
          <table:table-cell office:value-type="float" office:value="252.233">
            <text:p>252.2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6222">
            <text:p>60.6</text:p>
          </table:table-cell>
          <table:table-cell office:value-type="float" office:value="-7.11726">
            <text:p>-7.11726</text:p>
          </table:table-cell>
          <table:table-cell office:value-type="float" office:value="252.117">
            <text:p>252.1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7301">
            <text:p>60.7</text:p>
          </table:table-cell>
          <table:table-cell office:value-type="float" office:value="-6.9913">
            <text:p>-6.9913</text:p>
          </table:table-cell>
          <table:table-cell office:value-type="float" office:value="251.991">
            <text:p>251.9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8367">
            <text:p>60.8</text:p>
          </table:table-cell>
          <table:table-cell office:value-type="float" office:value="-6.85893">
            <text:p>-6.85893</text:p>
          </table:table-cell>
          <table:table-cell office:value-type="float" office:value="251.859">
            <text:p>251.8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0.9418">
            <text:p>60.9</text:p>
          </table:table-cell>
          <table:table-cell office:value-type="float" office:value="-6.72119">
            <text:p>-6.72119</text:p>
          </table:table-cell>
          <table:table-cell office:value-type="float" office:value="251.721">
            <text:p>251.7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0619">
            <text:p>61.1</text:p>
          </table:table-cell>
          <table:table-cell office:value-type="float" office:value="-6.55618">
            <text:p>-6.55618</text:p>
          </table:table-cell>
          <table:table-cell office:value-type="float" office:value="251.556">
            <text:p>251.5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183">
            <text:p>61.2</text:p>
          </table:table-cell>
          <table:table-cell office:value-type="float" office:value="-6.38223">
            <text:p>-6.38223</text:p>
          </table:table-cell>
          <table:table-cell office:value-type="float" office:value="251.382">
            <text:p>251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2851">
            <text:p>61.3</text:p>
          </table:table-cell>
          <table:table-cell office:value-type="float" office:value="-6.23006">
            <text:p>-6.23006</text:p>
          </table:table-cell>
          <table:table-cell office:value-type="float" office:value="251.23">
            <text:p>251.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3888">
            <text:p>61.4</text:p>
          </table:table-cell>
          <table:table-cell office:value-type="float" office:value="-6.07156">
            <text:p>-6.07156</text:p>
          </table:table-cell>
          <table:table-cell office:value-type="float" office:value="251.072">
            <text:p>251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4896">
            <text:p>61.5</text:p>
          </table:table-cell>
          <table:table-cell office:value-type="float" office:value="-5.91377">
            <text:p>-5.91377</text:p>
          </table:table-cell>
          <table:table-cell office:value-type="float" office:value="250.914">
            <text:p>250.9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6124">
            <text:p>61.6</text:p>
          </table:table-cell>
          <table:table-cell office:value-type="float" office:value="-5.717">
            <text:p>-5.717</text:p>
          </table:table-cell>
          <table:table-cell office:value-type="float" office:value="250.717">
            <text:p>250.7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7328">
            <text:p>61.7</text:p>
          </table:table-cell>
          <table:table-cell office:value-type="float" office:value="-5.51999">
            <text:p>-5.51999</text:p>
          </table:table-cell>
          <table:table-cell office:value-type="float" office:value="250.52">
            <text:p>250.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8509">
            <text:p>61.9</text:p>
          </table:table-cell>
          <table:table-cell office:value-type="float" office:value="-5.32338">
            <text:p>-5.32338</text:p>
          </table:table-cell>
          <table:table-cell office:value-type="float" office:value="250.323">
            <text:p>250.3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1.9531">
            <text:p>62.0</text:p>
          </table:table-cell>
          <table:table-cell office:value-type="float" office:value="-5.15096">
            <text:p>-5.15096</text:p>
          </table:table-cell>
          <table:table-cell office:value-type="float" office:value="250.151">
            <text:p>250.1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0816">
            <text:p>62.1</text:p>
          </table:table-cell>
          <table:table-cell office:value-type="float" office:value="-4.93166">
            <text:p>-4.93166</text:p>
          </table:table-cell>
          <table:table-cell office:value-type="float" office:value="249.932">
            <text:p>249.9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2055">
            <text:p>62.2</text:p>
          </table:table-cell>
          <table:table-cell office:value-type="float" office:value="-4.71797">
            <text:p>-4.71797</text:p>
          </table:table-cell>
          <table:table-cell office:value-type="float" office:value="249.718">
            <text:p>249.7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3214">
            <text:p>62.3</text:p>
          </table:table-cell>
          <table:table-cell office:value-type="float" office:value="-4.51694">
            <text:p>-4.51694</text:p>
          </table:table-cell>
          <table:table-cell office:value-type="float" office:value="249.517">
            <text:p>249.5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4281">
            <text:p>62.4</text:p>
          </table:table-cell>
          <table:table-cell office:value-type="float" office:value="-4.33052">
            <text:p>-4.33052</text:p>
          </table:table-cell>
          <table:table-cell office:value-type="float" office:value="249.331">
            <text:p>249.3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5605">
            <text:p>62.6</text:p>
          </table:table-cell>
          <table:table-cell office:value-type="float" office:value="-4.09848">
            <text:p>-4.09848</text:p>
          </table:table-cell>
          <table:table-cell office:value-type="float" office:value="249.098">
            <text:p>249.0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6646">
            <text:p>62.7</text:p>
          </table:table-cell>
          <table:table-cell office:value-type="float" office:value="-3.91566">
            <text:p>-3.91566</text:p>
          </table:table-cell>
          <table:table-cell office:value-type="float" office:value="248.916">
            <text:p>248.9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7708">
            <text:p>62.8</text:p>
          </table:table-cell>
          <table:table-cell office:value-type="float" office:value="-3.72887">
            <text:p>-3.72887</text:p>
          </table:table-cell>
          <table:table-cell office:value-type="float" office:value="248.729">
            <text:p>248.7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8891">
            <text:p>62.9</text:p>
          </table:table-cell>
          <table:table-cell office:value-type="float" office:value="-3.52097">
            <text:p>-3.52097</text:p>
          </table:table-cell>
          <table:table-cell office:value-type="float" office:value="248.521">
            <text:p>248.5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2.9896">
            <text:p>63.0</text:p>
          </table:table-cell>
          <table:table-cell office:value-type="float" office:value="-3.34431">
            <text:p>-3.34431</text:p>
          </table:table-cell>
          <table:table-cell office:value-type="float" office:value="248.344">
            <text:p>248.3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0974">
            <text:p>63.1</text:p>
          </table:table-cell>
          <table:table-cell office:value-type="float" office:value="-3.15536">
            <text:p>-3.15536</text:p>
          </table:table-cell>
          <table:table-cell office:value-type="float" office:value="248.155">
            <text:p>248.1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2166">
            <text:p>63.2</text:p>
          </table:table-cell>
          <table:table-cell office:value-type="float" office:value="-2.94696">
            <text:p>-2.94696</text:p>
          </table:table-cell>
          <table:table-cell office:value-type="float" office:value="247.947">
            <text:p>247.9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324">
            <text:p>63.3</text:p>
          </table:table-cell>
          <table:table-cell office:value-type="float" office:value="-2.75992">
            <text:p>-2.75992</text:p>
          </table:table-cell>
          <table:table-cell office:value-type="float" office:value="247.76">
            <text:p>247.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4298">
            <text:p>63.4</text:p>
          </table:table-cell>
          <table:table-cell office:value-type="float" office:value="-2.5764">
            <text:p>-2.5764</text:p>
          </table:table-cell>
          <table:table-cell office:value-type="float" office:value="247.576">
            <text:p>247.5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5355">
            <text:p>63.5</text:p>
          </table:table-cell>
          <table:table-cell office:value-type="float" office:value="-2.39392">
            <text:p>-2.39392</text:p>
          </table:table-cell>
          <table:table-cell office:value-type="float" office:value="247.394">
            <text:p>247.3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6418">
            <text:p>63.6</text:p>
          </table:table-cell>
          <table:table-cell office:value-type="float" office:value="-2.21117">
            <text:p>-2.21117</text:p>
          </table:table-cell>
          <table:table-cell office:value-type="float" office:value="247.211">
            <text:p>247.2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7501">
            <text:p>63.8</text:p>
          </table:table-cell>
          <table:table-cell office:value-type="float" office:value="-2.02608">
            <text:p>-2.02608</text:p>
          </table:table-cell>
          <table:table-cell office:value-type="float" office:value="247.026">
            <text:p>247.0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8559">
            <text:p>63.9</text:p>
          </table:table-cell>
          <table:table-cell office:value-type="float" office:value="-1.84634">
            <text:p>-1.84634</text:p>
          </table:table-cell>
          <table:table-cell office:value-type="float" office:value="246.846">
            <text:p>246.8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3.9768">
            <text:p>64.0</text:p>
          </table:table-cell>
          <table:table-cell office:value-type="float" office:value="-1.64256">
            <text:p>-1.64256</text:p>
          </table:table-cell>
          <table:table-cell office:value-type="float" office:value="246.643">
            <text:p>246.6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0801">
            <text:p>64.1</text:p>
          </table:table-cell>
          <table:table-cell office:value-type="float" office:value="-1.46965">
            <text:p>-1.46965</text:p>
          </table:table-cell>
          <table:table-cell office:value-type="float" office:value="246.47">
            <text:p>246.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1854">
            <text:p>64.2</text:p>
          </table:table-cell>
          <table:table-cell office:value-type="float" office:value="-1.2946">
            <text:p>-1.2946</text:p>
          </table:table-cell>
          <table:table-cell office:value-type="float" office:value="246.295">
            <text:p>246.2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3204">
            <text:p>64.3</text:p>
          </table:table-cell>
          <table:table-cell office:value-type="float" office:value="-1.07176">
            <text:p>-1.07176</text:p>
          </table:table-cell>
          <table:table-cell office:value-type="float" office:value="246.072">
            <text:p>246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4419">
            <text:p>64.4</text:p>
          </table:table-cell>
          <table:table-cell office:value-type="float" office:value="-0.873352">
            <text:p>-0.873352</text:p>
          </table:table-cell>
          <table:table-cell office:value-type="float" office:value="245.873">
            <text:p>245.873</text:p>
          </table:table-cell>
          <table:table-cell office:value-type="float" office:value="-0.873352">
            <text:p>-0.87335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5448">
            <text:p>64.5</text:p>
          </table:table-cell>
          <table:table-cell office:value-type="float" office:value="-0.706635">
            <text:p>-0.706635</text:p>
          </table:table-cell>
          <table:table-cell office:value-type="float" office:value="245.707">
            <text:p>245.707</text:p>
          </table:table-cell>
          <table:table-cell office:value-type="float" office:value="-0.706635">
            <text:p>-0.70663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6473">
            <text:p>64.6</text:p>
          </table:table-cell>
          <table:table-cell office:value-type="float" office:value="-0.542007">
            <text:p>-0.542007</text:p>
          </table:table-cell>
          <table:table-cell office:value-type="float" office:value="245.542">
            <text:p>245.542</text:p>
          </table:table-cell>
          <table:table-cell office:value-type="float" office:value="-0.542007">
            <text:p>-0.54200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7578">
            <text:p>64.8</text:p>
          </table:table-cell>
          <table:table-cell office:value-type="float" office:value="-0.365738">
            <text:p>-0.365738</text:p>
          </table:table-cell>
          <table:table-cell office:value-type="float" office:value="245.366">
            <text:p>245.366</text:p>
          </table:table-cell>
          <table:table-cell office:value-type="float" office:value="-0.365738">
            <text:p>-0.36573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873">
            <text:p>64.9</text:p>
          </table:table-cell>
          <table:table-cell office:value-type="float" office:value="-0.183823">
            <text:p>-0.183823</text:p>
          </table:table-cell>
          <table:table-cell office:value-type="float" office:value="245.184">
            <text:p>245.184</text:p>
          </table:table-cell>
          <table:table-cell office:value-type="float" office:value="-0.183823">
            <text:p>-0.18382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4.9767">
            <text:p>65.0</text:p>
          </table:table-cell>
          <table:table-cell office:value-type="float" office:value="-0.0215759">
            <text:p>-0.0215759</text:p>
          </table:table-cell>
          <table:table-cell office:value-type="float" office:value="245.022">
            <text:p>245.022</text:p>
          </table:table-cell>
          <table:table-cell office:value-type="float" office:value="-0.0215759">
            <text:p>-0.021575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0773">
            <text:p>65.1</text:p>
          </table:table-cell>
          <table:table-cell office:value-type="float" office:value="0.13446">
            <text:p>0.13446</text:p>
          </table:table-cell>
          <table:table-cell office:value-type="float" office:value="244.866">
            <text:p>244.866</text:p>
          </table:table-cell>
          <table:table-cell office:value-type="float" office:value="0.13446">
            <text:p>0.1344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2018">
            <text:p>65.2</text:p>
          </table:table-cell>
          <table:table-cell office:value-type="float" office:value="0.325958">
            <text:p>0.325958</text:p>
          </table:table-cell>
          <table:table-cell office:value-type="float" office:value="244.674">
            <text:p>244.674</text:p>
          </table:table-cell>
          <table:table-cell office:value-type="float" office:value="0.325958">
            <text:p>0.32595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3099">
            <text:p>65.3</text:p>
          </table:table-cell>
          <table:table-cell office:value-type="float" office:value="0.490631">
            <text:p>0.490631</text:p>
          </table:table-cell>
          <table:table-cell office:value-type="float" office:value="244.509">
            <text:p>244.509</text:p>
          </table:table-cell>
          <table:table-cell office:value-type="float" office:value="0.490631">
            <text:p>0.49063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4166">
            <text:p>65.4</text:p>
          </table:table-cell>
          <table:table-cell office:value-type="float" office:value="0.651718">
            <text:p>0.651718</text:p>
          </table:table-cell>
          <table:table-cell office:value-type="float" office:value="244.348">
            <text:p>244.348</text:p>
          </table:table-cell>
          <table:table-cell office:value-type="float" office:value="0.651718">
            <text:p>0.65171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5192">
            <text:p>65.5</text:p>
          </table:table-cell>
          <table:table-cell office:value-type="float" office:value="0.805206">
            <text:p>0.805206</text:p>
          </table:table-cell>
          <table:table-cell office:value-type="float" office:value="244.195">
            <text:p>244.195</text:p>
          </table:table-cell>
          <table:table-cell office:value-type="float" office:value="0.805206">
            <text:p>0.80520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6202">
            <text:p>65.6</text:p>
          </table:table-cell>
          <table:table-cell office:value-type="float" office:value="0.955002">
            <text:p>0.955002</text:p>
          </table:table-cell>
          <table:table-cell office:value-type="float" office:value="244.045">
            <text:p>244.0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7395">
            <text:p>65.7</text:p>
          </table:table-cell>
          <table:table-cell office:value-type="float" office:value="1.13025">
            <text:p>1.13025</text:p>
          </table:table-cell>
          <table:table-cell office:value-type="float" office:value="243.87">
            <text:p>243.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8688">
            <text:p>65.9</text:p>
          </table:table-cell>
          <table:table-cell office:value-type="float" office:value="1.31802">
            <text:p>1.31802</text:p>
          </table:table-cell>
          <table:table-cell office:value-type="float" office:value="243.682">
            <text:p>243.6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5.9746">
            <text:p>66.0</text:p>
          </table:table-cell>
          <table:table-cell office:value-type="float" office:value="1.47021">
            <text:p>1.47021</text:p>
          </table:table-cell>
          <table:table-cell office:value-type="float" office:value="243.53">
            <text:p>243.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0776">
            <text:p>66.1</text:p>
          </table:table-cell>
          <table:table-cell office:value-type="float" office:value="1.61681">
            <text:p>1.61681</text:p>
          </table:table-cell>
          <table:table-cell office:value-type="float" office:value="243.383">
            <text:p>243.3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2006">
            <text:p>66.2</text:p>
          </table:table-cell>
          <table:table-cell office:value-type="float" office:value="1.79015">
            <text:p>1.79015</text:p>
          </table:table-cell>
          <table:table-cell office:value-type="float" office:value="243.21">
            <text:p>243.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3035">
            <text:p>66.3</text:p>
          </table:table-cell>
          <table:table-cell office:value-type="float" office:value="1.93309">
            <text:p>1.93309</text:p>
          </table:table-cell>
          <table:table-cell office:value-type="float" office:value="243.067">
            <text:p>243.0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4041">
            <text:p>66.4</text:p>
          </table:table-cell>
          <table:table-cell office:value-type="float" office:value="2.07094">
            <text:p>2.07094</text:p>
          </table:table-cell>
          <table:table-cell office:value-type="float" office:value="242.929">
            <text:p>242.9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539">
            <text:p>66.5</text:p>
          </table:table-cell>
          <table:table-cell office:value-type="float" office:value="2.2524">
            <text:p>2.2524</text:p>
          </table:table-cell>
          <table:table-cell office:value-type="float" office:value="242.748">
            <text:p>242.7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6394">
            <text:p>66.6</text:p>
          </table:table-cell>
          <table:table-cell office:value-type="float" office:value="2.38448">
            <text:p>2.38448</text:p>
          </table:table-cell>
          <table:table-cell office:value-type="float" office:value="242.616">
            <text:p>242.6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745">
            <text:p>66.7</text:p>
          </table:table-cell>
          <table:table-cell office:value-type="float" office:value="2.5204">
            <text:p>2.5204</text:p>
          </table:table-cell>
          <table:table-cell office:value-type="float" office:value="242.48">
            <text:p>242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8473">
            <text:p>66.8</text:p>
          </table:table-cell>
          <table:table-cell office:value-type="float" office:value="2.64876">
            <text:p>2.64876</text:p>
          </table:table-cell>
          <table:table-cell office:value-type="float" office:value="242.351">
            <text:p>242.3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6.9508">
            <text:p>67.0</text:p>
          </table:table-cell>
          <table:table-cell office:value-type="float" office:value="2.77475">
            <text:p>2.77475</text:p>
          </table:table-cell>
          <table:table-cell office:value-type="float" office:value="242.225">
            <text:p>242.2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0822">
            <text:p>67.1</text:p>
          </table:table-cell>
          <table:table-cell office:value-type="float" office:value="2.92885">
            <text:p>2.92885</text:p>
          </table:table-cell>
          <table:table-cell office:value-type="float" office:value="242.071">
            <text:p>242.0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2022">
            <text:p>67.2</text:p>
          </table:table-cell>
          <table:table-cell office:value-type="float" office:value="3.0634">
            <text:p>3.0634</text:p>
          </table:table-cell>
          <table:table-cell office:value-type="float" office:value="241.937">
            <text:p>241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3044">
            <text:p>67.3</text:p>
          </table:table-cell>
          <table:table-cell office:value-type="float" office:value="3.17279">
            <text:p>3.17279</text:p>
          </table:table-cell>
          <table:table-cell office:value-type="float" office:value="241.827">
            <text:p>241.8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4397">
            <text:p>67.4</text:p>
          </table:table-cell>
          <table:table-cell office:value-type="float" office:value="3.30989">
            <text:p>3.30989</text:p>
          </table:table-cell>
          <table:table-cell office:value-type="float" office:value="241.69">
            <text:p>241.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5766">
            <text:p>67.6</text:p>
          </table:table-cell>
          <table:table-cell office:value-type="float" office:value="3.43843">
            <text:p>3.43843</text:p>
          </table:table-cell>
          <table:table-cell office:value-type="float" office:value="241.562">
            <text:p>241.5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6842">
            <text:p>67.7</text:p>
          </table:table-cell>
          <table:table-cell office:value-type="float" office:value="3.53218">
            <text:p>3.53218</text:p>
          </table:table-cell>
          <table:table-cell office:value-type="float" office:value="241.468">
            <text:p>241.4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8031">
            <text:p>67.8</text:p>
          </table:table-cell>
          <table:table-cell office:value-type="float" office:value="3.62727">
            <text:p>3.62727</text:p>
          </table:table-cell>
          <table:table-cell office:value-type="float" office:value="241.373">
            <text:p>241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7.9364">
            <text:p>67.9</text:p>
          </table:table-cell>
          <table:table-cell office:value-type="float" office:value="3.72284">
            <text:p>3.72284</text:p>
          </table:table-cell>
          <table:table-cell office:value-type="float" office:value="241.277">
            <text:p>241.2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04">
            <text:p>68.0</text:p>
          </table:table-cell>
          <table:table-cell office:value-type="float" office:value="3.78857">
            <text:p>3.78857</text:p>
          </table:table-cell>
          <table:table-cell office:value-type="float" office:value="241.211">
            <text:p>241.2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1477">
            <text:p>68.1</text:p>
          </table:table-cell>
          <table:table-cell office:value-type="float" office:value="3.84846">
            <text:p>3.84846</text:p>
          </table:table-cell>
          <table:table-cell office:value-type="float" office:value="241.152">
            <text:p>241.1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2818">
            <text:p>68.3</text:p>
          </table:table-cell>
          <table:table-cell office:value-type="float" office:value="3.91025">
            <text:p>3.91025</text:p>
          </table:table-cell>
          <table:table-cell office:value-type="float" office:value="241.09">
            <text:p>241.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4121">
            <text:p>68.4</text:p>
          </table:table-cell>
          <table:table-cell office:value-type="float" office:value="3.9559">
            <text:p>3.9559</text:p>
          </table:table-cell>
          <table:table-cell office:value-type="float" office:value="241.044">
            <text:p>241.0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5134">
            <text:p>68.5</text:p>
          </table:table-cell>
          <table:table-cell office:value-type="float" office:value="3.98109">
            <text:p>3.98109</text:p>
          </table:table-cell>
          <table:table-cell office:value-type="float" office:value="241.019">
            <text:p>241.0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6136">
            <text:p>68.6</text:p>
          </table:table-cell>
          <table:table-cell office:value-type="float" office:value="3.99663">
            <text:p>3.99663</text:p>
          </table:table-cell>
          <table:table-cell office:value-type="float" office:value="241.003">
            <text:p>241.0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7313">
            <text:p>68.7</text:p>
          </table:table-cell>
          <table:table-cell office:value-type="float" office:value="4.00238">
            <text:p>4.00238</text:p>
          </table:table-cell>
          <table:table-cell office:value-type="float" office:value="240.998">
            <text:p>240.9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839">
            <text:p>68.8</text:p>
          </table:table-cell>
          <table:table-cell office:value-type="float" office:value="3.99535">
            <text:p>3.99535</text:p>
          </table:table-cell>
          <table:table-cell office:value-type="float" office:value="241.005">
            <text:p>241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8.9717">
            <text:p>69.0</text:p>
          </table:table-cell>
          <table:table-cell office:value-type="float" office:value="3.9698">
            <text:p>3.9698</text:p>
          </table:table-cell>
          <table:table-cell office:value-type="float" office:value="241.03">
            <text:p>241.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078">
            <text:p>69.1</text:p>
          </table:table-cell>
          <table:table-cell office:value-type="float" office:value="3.93515">
            <text:p>3.93515</text:p>
          </table:table-cell>
          <table:table-cell office:value-type="float" office:value="241.065">
            <text:p>241.0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1858">
            <text:p>69.2</text:p>
          </table:table-cell>
          <table:table-cell office:value-type="float" office:value="3.88683">
            <text:p>3.88683</text:p>
          </table:table-cell>
          <table:table-cell office:value-type="float" office:value="241.113">
            <text:p>241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2887">
            <text:p>69.3</text:p>
          </table:table-cell>
          <table:table-cell office:value-type="float" office:value="3.82774">
            <text:p>3.82774</text:p>
          </table:table-cell>
          <table:table-cell office:value-type="float" office:value="241.172">
            <text:p>241.1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4212">
            <text:p>69.4</text:p>
          </table:table-cell>
          <table:table-cell office:value-type="float" office:value="3.73216">
            <text:p>3.73216</text:p>
          </table:table-cell>
          <table:table-cell office:value-type="float" office:value="241.268">
            <text:p>241.2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5229">
            <text:p>69.5</text:p>
          </table:table-cell>
          <table:table-cell office:value-type="float" office:value="3.64371">
            <text:p>3.64371</text:p>
          </table:table-cell>
          <table:table-cell office:value-type="float" office:value="241.356">
            <text:p>241.3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6604">
            <text:p>69.7</text:p>
          </table:table-cell>
          <table:table-cell office:value-type="float" office:value="3.50038">
            <text:p>3.50038</text:p>
          </table:table-cell>
          <table:table-cell office:value-type="float" office:value="241.5">
            <text:p>241.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7741">
            <text:p>69.8</text:p>
          </table:table-cell>
          <table:table-cell office:value-type="float" office:value="3.36435">
            <text:p>3.36435</text:p>
          </table:table-cell>
          <table:table-cell office:value-type="float" office:value="241.636">
            <text:p>241.6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69.8974">
            <text:p>69.9</text:p>
          </table:table-cell>
          <table:table-cell office:value-type="float" office:value="3.19658">
            <text:p>3.19658</text:p>
          </table:table-cell>
          <table:table-cell office:value-type="float" office:value="241.803">
            <text:p>241.8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0018">
            <text:p>70.0</text:p>
          </table:table-cell>
          <table:table-cell office:value-type="float" office:value="3.03751">
            <text:p>3.03751</text:p>
          </table:table-cell>
          <table:table-cell office:value-type="float" office:value="241.962">
            <text:p>241.9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1293">
            <text:p>70.1</text:p>
          </table:table-cell>
          <table:table-cell office:value-type="float" office:value="2.82135">
            <text:p>2.82135</text:p>
          </table:table-cell>
          <table:table-cell office:value-type="float" office:value="242.179">
            <text:p>242.1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2562">
            <text:p>70.3</text:p>
          </table:table-cell>
          <table:table-cell office:value-type="float" office:value="2.58278">
            <text:p>2.58278</text:p>
          </table:table-cell>
          <table:table-cell office:value-type="float" office:value="242.417">
            <text:p>242.4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3768">
            <text:p>70.4</text:p>
          </table:table-cell>
          <table:table-cell office:value-type="float" office:value="2.33434">
            <text:p>2.33434</text:p>
          </table:table-cell>
          <table:table-cell office:value-type="float" office:value="242.666">
            <text:p>242.6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4933">
            <text:p>70.5</text:p>
          </table:table-cell>
          <table:table-cell office:value-type="float" office:value="2.07361">
            <text:p>2.07361</text:p>
          </table:table-cell>
          <table:table-cell office:value-type="float" office:value="242.926">
            <text:p>242.9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6272">
            <text:p>70.6</text:p>
          </table:table-cell>
          <table:table-cell office:value-type="float" office:value="1.74857">
            <text:p>1.74857</text:p>
          </table:table-cell>
          <table:table-cell office:value-type="float" office:value="243.251">
            <text:p>243.2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7298">
            <text:p>70.7</text:p>
          </table:table-cell>
          <table:table-cell office:value-type="float" office:value="1.48128">
            <text:p>1.48128</text:p>
          </table:table-cell>
          <table:table-cell office:value-type="float" office:value="243.519">
            <text:p>243.5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864">
            <text:p>70.9</text:p>
          </table:table-cell>
          <table:table-cell office:value-type="float" office:value="1.10799">
            <text:p>1.10799</text:p>
          </table:table-cell>
          <table:table-cell office:value-type="float" office:value="243.892">
            <text:p>243.8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0.9724">
            <text:p>71.0</text:p>
          </table:table-cell>
          <table:table-cell office:value-type="float" office:value="0.786774">
            <text:p>0.786774</text:p>
          </table:table-cell>
          <table:table-cell office:value-type="float" office:value="244.213">
            <text:p>244.213</text:p>
          </table:table-cell>
          <table:table-cell office:value-type="float" office:value="0.786774">
            <text:p>0.78677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0741">
            <text:p>71.1</text:p>
          </table:table-cell>
          <table:table-cell office:value-type="float" office:value="0.469864">
            <text:p>0.469864</text:p>
          </table:table-cell>
          <table:table-cell office:value-type="float" office:value="244.53">
            <text:p>244.53</text:p>
          </table:table-cell>
          <table:table-cell office:value-type="float" office:value="0.469864">
            <text:p>0.46986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2026">
            <text:p>71.2</text:p>
          </table:table-cell>
          <table:table-cell office:value-type="float" office:value="0.0482178">
            <text:p>0.0482178</text:p>
          </table:table-cell>
          <table:table-cell office:value-type="float" office:value="244.952">
            <text:p>244.952</text:p>
          </table:table-cell>
          <table:table-cell office:value-type="float" office:value="0.0482178">
            <text:p>0.048217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3076">
            <text:p>71.3</text:p>
          </table:table-cell>
          <table:table-cell office:value-type="float" office:value="-0.31398">
            <text:p>-0.31398</text:p>
          </table:table-cell>
          <table:table-cell office:value-type="float" office:value="245.314">
            <text:p>245.314</text:p>
          </table:table-cell>
          <table:table-cell office:value-type="float" office:value="-0.31398">
            <text:p>-0.3139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435">
            <text:p>71.4</text:p>
          </table:table-cell>
          <table:table-cell office:value-type="float" office:value="-0.77298">
            <text:p>-0.77298</text:p>
          </table:table-cell>
          <table:table-cell office:value-type="float" office:value="245.773">
            <text:p>245.773</text:p>
          </table:table-cell>
          <table:table-cell office:value-type="float" office:value="-0.77298">
            <text:p>-0.7729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555">
            <text:p>71.6</text:p>
          </table:table-cell>
          <table:table-cell office:value-type="float" office:value="-1.22374">
            <text:p>-1.22374</text:p>
          </table:table-cell>
          <table:table-cell office:value-type="float" office:value="246.224">
            <text:p>246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6748">
            <text:p>71.7</text:p>
          </table:table-cell>
          <table:table-cell office:value-type="float" office:value="-1.68748">
            <text:p>-1.68748</text:p>
          </table:table-cell>
          <table:table-cell office:value-type="float" office:value="246.687">
            <text:p>246.6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7926">
            <text:p>71.8</text:p>
          </table:table-cell>
          <table:table-cell office:value-type="float" office:value="-2.15355">
            <text:p>-2.15355</text:p>
          </table:table-cell>
          <table:table-cell office:value-type="float" office:value="247.154">
            <text:p>247.1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1.9145">
            <text:p>71.9</text:p>
          </table:table-cell>
          <table:table-cell office:value-type="float" office:value="-2.64046">
            <text:p>-2.64046</text:p>
          </table:table-cell>
          <table:table-cell office:value-type="float" office:value="247.64">
            <text:p>247.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0155">
            <text:p>72.0</text:p>
          </table:table-cell>
          <table:table-cell office:value-type="float" office:value="-3.04337">
            <text:p>-3.04337</text:p>
          </table:table-cell>
          <table:table-cell office:value-type="float" office:value="248.043">
            <text:p>248.0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1412">
            <text:p>72.1</text:p>
          </table:table-cell>
          <table:table-cell office:value-type="float" office:value="-3.53905">
            <text:p>-3.53905</text:p>
          </table:table-cell>
          <table:table-cell office:value-type="float" office:value="248.539">
            <text:p>248.5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2451">
            <text:p>72.2</text:p>
          </table:table-cell>
          <table:table-cell office:value-type="float" office:value="-3.93875">
            <text:p>-3.93875</text:p>
          </table:table-cell>
          <table:table-cell office:value-type="float" office:value="248.939">
            <text:p>248.9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3566">
            <text:p>72.4</text:p>
          </table:table-cell>
          <table:table-cell office:value-type="float" office:value="-4.35454">
            <text:p>-4.35454</text:p>
          </table:table-cell>
          <table:table-cell office:value-type="float" office:value="249.355">
            <text:p>249.3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4653">
            <text:p>72.5</text:p>
          </table:table-cell>
          <table:table-cell office:value-type="float" office:value="-4.74232">
            <text:p>-4.74232</text:p>
          </table:table-cell>
          <table:table-cell office:value-type="float" office:value="249.742">
            <text:p>249.7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588">
            <text:p>72.6</text:p>
          </table:table-cell>
          <table:table-cell office:value-type="float" office:value="-5.15604">
            <text:p>-5.15604</text:p>
          </table:table-cell>
          <table:table-cell office:value-type="float" office:value="250.156">
            <text:p>250.1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6964">
            <text:p>72.7</text:p>
          </table:table-cell>
          <table:table-cell office:value-type="float" office:value="-5.49818">
            <text:p>-5.49818</text:p>
          </table:table-cell>
          <table:table-cell office:value-type="float" office:value="250.498">
            <text:p>250.4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798">
            <text:p>72.8</text:p>
          </table:table-cell>
          <table:table-cell office:value-type="float" office:value="-5.79689">
            <text:p>-5.79689</text:p>
          </table:table-cell>
          <table:table-cell office:value-type="float" office:value="250.797">
            <text:p>250.7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2.8989">
            <text:p>72.9</text:p>
          </table:table-cell>
          <table:table-cell office:value-type="float" office:value="-6.07202">
            <text:p>-6.07202</text:p>
          </table:table-cell>
          <table:table-cell office:value-type="float" office:value="251.072">
            <text:p>251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0091">
            <text:p>73.0</text:p>
          </table:table-cell>
          <table:table-cell office:value-type="float" office:value="-6.34726">
            <text:p>-6.34726</text:p>
          </table:table-cell>
          <table:table-cell office:value-type="float" office:value="251.347">
            <text:p>251.3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1151">
            <text:p>73.1</text:p>
          </table:table-cell>
          <table:table-cell office:value-type="float" office:value="-6.58638">
            <text:p>-6.58638</text:p>
          </table:table-cell>
          <table:table-cell office:value-type="float" office:value="251.586">
            <text:p>251.5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2233">
            <text:p>73.2</text:p>
          </table:table-cell>
          <table:table-cell office:value-type="float" office:value="-6.80467">
            <text:p>-6.80467</text:p>
          </table:table-cell>
          <table:table-cell office:value-type="float" office:value="251.805">
            <text:p>251.8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3276">
            <text:p>73.3</text:p>
          </table:table-cell>
          <table:table-cell office:value-type="float" office:value="-6.99036">
            <text:p>-6.99036</text:p>
          </table:table-cell>
          <table:table-cell office:value-type="float" office:value="251.99">
            <text:p>251.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4623">
            <text:p>73.5</text:p>
          </table:table-cell>
          <table:table-cell office:value-type="float" office:value="-7.19508">
            <text:p>-7.19508</text:p>
          </table:table-cell>
          <table:table-cell office:value-type="float" office:value="252.195">
            <text:p>252.1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5663">
            <text:p>73.6</text:p>
          </table:table-cell>
          <table:table-cell office:value-type="float" office:value="-7.32671">
            <text:p>-7.32671</text:p>
          </table:table-cell>
          <table:table-cell office:value-type="float" office:value="252.327">
            <text:p>252.3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6709">
            <text:p>73.7</text:p>
          </table:table-cell>
          <table:table-cell office:value-type="float" office:value="-7.43629">
            <text:p>-7.43629</text:p>
          </table:table-cell>
          <table:table-cell office:value-type="float" office:value="252.436">
            <text:p>252.4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7791">
            <text:p>73.8</text:p>
          </table:table-cell>
          <table:table-cell office:value-type="float" office:value="-7.52711">
            <text:p>-7.52711</text:p>
          </table:table-cell>
          <table:table-cell office:value-type="float" office:value="252.527">
            <text:p>252.5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8824">
            <text:p>73.9</text:p>
          </table:table-cell>
          <table:table-cell office:value-type="float" office:value="-7.59282">
            <text:p>-7.59282</text:p>
          </table:table-cell>
          <table:table-cell office:value-type="float" office:value="252.593">
            <text:p>252.5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3.9861">
            <text:p>74.0</text:p>
          </table:table-cell>
          <table:table-cell office:value-type="float" office:value="-7.63925">
            <text:p>-7.63925</text:p>
          </table:table-cell>
          <table:table-cell office:value-type="float" office:value="252.639">
            <text:p>252.6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0891">
            <text:p>74.1</text:p>
          </table:table-cell>
          <table:table-cell office:value-type="float" office:value="-7.66682">
            <text:p>-7.66682</text:p>
          </table:table-cell>
          <table:table-cell office:value-type="float" office:value="252.667">
            <text:p>252.6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2158">
            <text:p>74.2</text:p>
          </table:table-cell>
          <table:table-cell office:value-type="float" office:value="-7.67703">
            <text:p>-7.67703</text:p>
          </table:table-cell>
          <table:table-cell office:value-type="float" office:value="252.677">
            <text:p>252.6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3221">
            <text:p>74.3</text:p>
          </table:table-cell>
          <table:table-cell office:value-type="float" office:value="-7.66647">
            <text:p>-7.66647</text:p>
          </table:table-cell>
          <table:table-cell office:value-type="float" office:value="252.666">
            <text:p>252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4469">
            <text:p>74.4</text:p>
          </table:table-cell>
          <table:table-cell office:value-type="float" office:value="-7.63327">
            <text:p>-7.63327</text:p>
          </table:table-cell>
          <table:table-cell office:value-type="float" office:value="252.633">
            <text:p>252.6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5541">
            <text:p>74.6</text:p>
          </table:table-cell>
          <table:table-cell office:value-type="float" office:value="-7.58817">
            <text:p>-7.58817</text:p>
          </table:table-cell>
          <table:table-cell office:value-type="float" office:value="252.588">
            <text:p>252.5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6759">
            <text:p>74.7</text:p>
          </table:table-cell>
          <table:table-cell office:value-type="float" office:value="-7.51956">
            <text:p>-7.51956</text:p>
          </table:table-cell>
          <table:table-cell office:value-type="float" office:value="252.52">
            <text:p>252.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7791">
            <text:p>74.8</text:p>
          </table:table-cell>
          <table:table-cell office:value-type="float" office:value="-7.448">
            <text:p>-7.448</text:p>
          </table:table-cell>
          <table:table-cell office:value-type="float" office:value="252.448">
            <text:p>252.4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4.8852">
            <text:p>74.9</text:p>
          </table:table-cell>
          <table:table-cell office:value-type="float" office:value="-7.36252">
            <text:p>-7.36252</text:p>
          </table:table-cell>
          <table:table-cell office:value-type="float" office:value="252.363">
            <text:p>252.3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0098">
            <text:p>75.0</text:p>
          </table:table-cell>
          <table:table-cell office:value-type="float" office:value="-7.24826">
            <text:p>-7.24826</text:p>
          </table:table-cell>
          <table:table-cell office:value-type="float" office:value="252.248">
            <text:p>252.2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1143">
            <text:p>75.1</text:p>
          </table:table-cell>
          <table:table-cell office:value-type="float" office:value="-7.14154">
            <text:p>-7.14154</text:p>
          </table:table-cell>
          <table:table-cell office:value-type="float" office:value="252.142">
            <text:p>252.1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2409">
            <text:p>75.2</text:p>
          </table:table-cell>
          <table:table-cell office:value-type="float" office:value="-7.00034">
            <text:p>-7.00034</text:p>
          </table:table-cell>
          <table:table-cell office:value-type="float" office:value="252">
            <text:p>2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3554">
            <text:p>75.4</text:p>
          </table:table-cell>
          <table:table-cell office:value-type="float" office:value="-6.8622">
            <text:p>-6.8622</text:p>
          </table:table-cell>
          <table:table-cell office:value-type="float" office:value="251.862">
            <text:p>251.8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4595">
            <text:p>75.5</text:p>
          </table:table-cell>
          <table:table-cell office:value-type="float" office:value="-6.72873">
            <text:p>-6.72873</text:p>
          </table:table-cell>
          <table:table-cell office:value-type="float" office:value="251.729">
            <text:p>251.7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5903">
            <text:p>75.6</text:p>
          </table:table-cell>
          <table:table-cell office:value-type="float" office:value="-6.55257">
            <text:p>-6.55257</text:p>
          </table:table-cell>
          <table:table-cell office:value-type="float" office:value="251.553">
            <text:p>251.5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6904">
            <text:p>75.7</text:p>
          </table:table-cell>
          <table:table-cell office:value-type="float" office:value="-6.41153">
            <text:p>-6.41153</text:p>
          </table:table-cell>
          <table:table-cell office:value-type="float" office:value="251.412">
            <text:p>251.4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7915">
            <text:p>75.8</text:p>
          </table:table-cell>
          <table:table-cell office:value-type="float" office:value="-6.26407">
            <text:p>-6.26407</text:p>
          </table:table-cell>
          <table:table-cell office:value-type="float" office:value="251.264">
            <text:p>251.2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8921">
            <text:p>75.9</text:p>
          </table:table-cell>
          <table:table-cell office:value-type="float" office:value="-6.11279">
            <text:p>-6.11279</text:p>
          </table:table-cell>
          <table:table-cell office:value-type="float" office:value="251.113">
            <text:p>251.1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5.9953">
            <text:p>76.0</text:p>
          </table:table-cell>
          <table:table-cell office:value-type="float" office:value="-5.95364">
            <text:p>-5.95364</text:p>
          </table:table-cell>
          <table:table-cell office:value-type="float" office:value="250.954">
            <text:p>250.9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1343">
            <text:p>76.1</text:p>
          </table:table-cell>
          <table:table-cell office:value-type="float" office:value="-5.73311">
            <text:p>-5.73311</text:p>
          </table:table-cell>
          <table:table-cell office:value-type="float" office:value="250.733">
            <text:p>250.7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2353">
            <text:p>76.2</text:p>
          </table:table-cell>
          <table:table-cell office:value-type="float" office:value="-5.56937">
            <text:p>-5.56937</text:p>
          </table:table-cell>
          <table:table-cell office:value-type="float" office:value="250.569">
            <text:p>250.5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336">
            <text:p>76.3</text:p>
          </table:table-cell>
          <table:table-cell office:value-type="float" office:value="-5.40347">
            <text:p>-5.40347</text:p>
          </table:table-cell>
          <table:table-cell office:value-type="float" office:value="250.403">
            <text:p>250.4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4385">
            <text:p>76.4</text:p>
          </table:table-cell>
          <table:table-cell office:value-type="float" office:value="-5.23224">
            <text:p>-5.23224</text:p>
          </table:table-cell>
          <table:table-cell office:value-type="float" office:value="250.232">
            <text:p>250.2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5696">
            <text:p>76.6</text:p>
          </table:table-cell>
          <table:table-cell office:value-type="float" office:value="-5.01038">
            <text:p>-5.01038</text:p>
          </table:table-cell>
          <table:table-cell office:value-type="float" office:value="250.01">
            <text:p>250.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6699">
            <text:p>76.7</text:p>
          </table:table-cell>
          <table:table-cell office:value-type="float" office:value="-4.83878">
            <text:p>-4.83878</text:p>
          </table:table-cell>
          <table:table-cell office:value-type="float" office:value="249.839">
            <text:p>249.8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775">
            <text:p>76.8</text:p>
          </table:table-cell>
          <table:table-cell office:value-type="float" office:value="-4.65738">
            <text:p>-4.65738</text:p>
          </table:table-cell>
          <table:table-cell office:value-type="float" office:value="249.657">
            <text:p>249.6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6.8939">
            <text:p>76.9</text:p>
          </table:table-cell>
          <table:table-cell office:value-type="float" office:value="-4.45067">
            <text:p>-4.45067</text:p>
          </table:table-cell>
          <table:table-cell office:value-type="float" office:value="249.451">
            <text:p>249.4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0161">
            <text:p>77.0</text:p>
          </table:table-cell>
          <table:table-cell office:value-type="float" office:value="-4.23721">
            <text:p>-4.23721</text:p>
          </table:table-cell>
          <table:table-cell office:value-type="float" office:value="249.237">
            <text:p>249.2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1193">
            <text:p>77.1</text:p>
          </table:table-cell>
          <table:table-cell office:value-type="float" office:value="-4.05621">
            <text:p>-4.05621</text:p>
          </table:table-cell>
          <table:table-cell office:value-type="float" office:value="249.056">
            <text:p>249.0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2494">
            <text:p>77.2</text:p>
          </table:table-cell>
          <table:table-cell office:value-type="float" office:value="-3.8277">
            <text:p>-3.8277</text:p>
          </table:table-cell>
          <table:table-cell office:value-type="float" office:value="248.828">
            <text:p>248.8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3636">
            <text:p>77.4</text:p>
          </table:table-cell>
          <table:table-cell office:value-type="float" office:value="-3.62683">
            <text:p>-3.62683</text:p>
          </table:table-cell>
          <table:table-cell office:value-type="float" office:value="248.627">
            <text:p>248.6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4922">
            <text:p>77.5</text:p>
          </table:table-cell>
          <table:table-cell office:value-type="float" office:value="-3.40051">
            <text:p>-3.40051</text:p>
          </table:table-cell>
          <table:table-cell office:value-type="float" office:value="248.401">
            <text:p>248.4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6246">
            <text:p>77.6</text:p>
          </table:table-cell>
          <table:table-cell office:value-type="float" office:value="-3.16808">
            <text:p>-3.16808</text:p>
          </table:table-cell>
          <table:table-cell office:value-type="float" office:value="248.168">
            <text:p>248.1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7601">
            <text:p>77.8</text:p>
          </table:table-cell>
          <table:table-cell office:value-type="float" office:value="-2.93063">
            <text:p>-2.93063</text:p>
          </table:table-cell>
          <table:table-cell office:value-type="float" office:value="247.931">
            <text:p>247.9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8837">
            <text:p>77.9</text:p>
          </table:table-cell>
          <table:table-cell office:value-type="float" office:value="-2.71497">
            <text:p>-2.71497</text:p>
          </table:table-cell>
          <table:table-cell office:value-type="float" office:value="247.715">
            <text:p>247.7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7.9852">
            <text:p>78.0</text:p>
          </table:table-cell>
          <table:table-cell office:value-type="float" office:value="-2.53871">
            <text:p>-2.53871</text:p>
          </table:table-cell>
          <table:table-cell office:value-type="float" office:value="247.539">
            <text:p>247.5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1178">
            <text:p>78.1</text:p>
          </table:table-cell>
          <table:table-cell office:value-type="float" office:value="-2.30968">
            <text:p>-2.30968</text:p>
          </table:table-cell>
          <table:table-cell office:value-type="float" office:value="247.31">
            <text:p>247.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2419">
            <text:p>78.2</text:p>
          </table:table-cell>
          <table:table-cell office:value-type="float" office:value="-2.09627">
            <text:p>-2.09627</text:p>
          </table:table-cell>
          <table:table-cell office:value-type="float" office:value="247.096">
            <text:p>247.0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3734">
            <text:p>78.4</text:p>
          </table:table-cell>
          <table:table-cell office:value-type="float" office:value="-1.87204">
            <text:p>-1.87204</text:p>
          </table:table-cell>
          <table:table-cell office:value-type="float" office:value="246.872">
            <text:p>246.8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4951">
            <text:p>78.5</text:p>
          </table:table-cell>
          <table:table-cell office:value-type="float" office:value="-1.66588">
            <text:p>-1.66588</text:p>
          </table:table-cell>
          <table:table-cell office:value-type="float" office:value="246.666">
            <text:p>246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599">
            <text:p>78.6</text:p>
          </table:table-cell>
          <table:table-cell office:value-type="float" office:value="-1.49107">
            <text:p>-1.49107</text:p>
          </table:table-cell>
          <table:table-cell office:value-type="float" office:value="246.491">
            <text:p>246.4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7037">
            <text:p>78.7</text:p>
          </table:table-cell>
          <table:table-cell office:value-type="float" office:value="-1.31613">
            <text:p>-1.31613</text:p>
          </table:table-cell>
          <table:table-cell office:value-type="float" office:value="246.316">
            <text:p>246.3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8039">
            <text:p>78.8</text:p>
          </table:table-cell>
          <table:table-cell office:value-type="float" office:value="-1.14996">
            <text:p>-1.14996</text:p>
          </table:table-cell>
          <table:table-cell office:value-type="float" office:value="246.15">
            <text:p>246.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8.9389">
            <text:p>78.9</text:p>
          </table:table-cell>
          <table:table-cell office:value-type="float" office:value="-0.927917">
            <text:p>-0.927917</text:p>
          </table:table-cell>
          <table:table-cell office:value-type="float" office:value="245.928">
            <text:p>245.928</text:p>
          </table:table-cell>
          <table:table-cell office:value-type="float" office:value="-0.927917">
            <text:p>-0.92791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0401">
            <text:p>79.0</text:p>
          </table:table-cell>
          <table:table-cell office:value-type="float" office:value="-0.762939">
            <text:p>-0.762939</text:p>
          </table:table-cell>
          <table:table-cell office:value-type="float" office:value="245.763">
            <text:p>245.763</text:p>
          </table:table-cell>
          <table:table-cell office:value-type="float" office:value="-0.762939">
            <text:p>-0.76293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1452">
            <text:p>79.1</text:p>
          </table:table-cell>
          <table:table-cell office:value-type="float" office:value="-0.592834">
            <text:p>-0.592834</text:p>
          </table:table-cell>
          <table:table-cell office:value-type="float" office:value="245.593">
            <text:p>245.593</text:p>
          </table:table-cell>
          <table:table-cell office:value-type="float" office:value="-0.592834">
            <text:p>-0.59283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273">
            <text:p>79.3</text:p>
          </table:table-cell>
          <table:table-cell office:value-type="float" office:value="-0.387848">
            <text:p>-0.387848</text:p>
          </table:table-cell>
          <table:table-cell office:value-type="float" office:value="245.388">
            <text:p>245.388</text:p>
          </table:table-cell>
          <table:table-cell office:value-type="float" office:value="-0.387848">
            <text:p>-0.38784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3872">
            <text:p>79.4</text:p>
          </table:table-cell>
          <table:table-cell office:value-type="float" office:value="-0.206207">
            <text:p>-0.206207</text:p>
          </table:table-cell>
          <table:table-cell office:value-type="float" office:value="245.206">
            <text:p>245.206</text:p>
          </table:table-cell>
          <table:table-cell office:value-type="float" office:value="-0.206207">
            <text:p>-0.20620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507">
            <text:p>79.5</text:p>
          </table:table-cell>
          <table:table-cell office:value-type="float" office:value="-0.0176392">
            <text:p>-0.0176392</text:p>
          </table:table-cell>
          <table:table-cell office:value-type="float" office:value="245.018">
            <text:p>245.018</text:p>
          </table:table-cell>
          <table:table-cell office:value-type="float" office:value="-0.0176392">
            <text:p>-0.017639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6389">
            <text:p>79.6</text:p>
          </table:table-cell>
          <table:table-cell office:value-type="float" office:value="0.187363">
            <text:p>0.187363</text:p>
          </table:table-cell>
          <table:table-cell office:value-type="float" office:value="244.813">
            <text:p>244.813</text:p>
          </table:table-cell>
          <table:table-cell office:value-type="float" office:value="0.187363">
            <text:p>0.18736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7558">
            <text:p>79.8</text:p>
          </table:table-cell>
          <table:table-cell office:value-type="float" office:value="0.367294">
            <text:p>0.367294</text:p>
          </table:table-cell>
          <table:table-cell office:value-type="float" office:value="244.633">
            <text:p>244.633</text:p>
          </table:table-cell>
          <table:table-cell office:value-type="float" office:value="0.367294">
            <text:p>0.36729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8576">
            <text:p>79.9</text:p>
          </table:table-cell>
          <table:table-cell office:value-type="float" office:value="0.522644">
            <text:p>0.522644</text:p>
          </table:table-cell>
          <table:table-cell office:value-type="float" office:value="244.477">
            <text:p>244.477</text:p>
          </table:table-cell>
          <table:table-cell office:value-type="float" office:value="0.522644">
            <text:p>0.52264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79.9657">
            <text:p>80.0</text:p>
          </table:table-cell>
          <table:table-cell office:value-type="float" office:value="0.686371">
            <text:p>0.686371</text:p>
          </table:table-cell>
          <table:table-cell office:value-type="float" office:value="244.314">
            <text:p>244.314</text:p>
          </table:table-cell>
          <table:table-cell office:value-type="float" office:value="0.686371">
            <text:p>0.68637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0669">
            <text:p>80.1</text:p>
          </table:table-cell>
          <table:table-cell office:value-type="float" office:value="0.838333">
            <text:p>0.838333</text:p>
          </table:table-cell>
          <table:table-cell office:value-type="float" office:value="244.162">
            <text:p>244.162</text:p>
          </table:table-cell>
          <table:table-cell office:value-type="float" office:value="0.838333">
            <text:p>0.838333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1726">
            <text:p>80.2</text:p>
          </table:table-cell>
          <table:table-cell office:value-type="float" office:value="0.995499">
            <text:p>0.995499</text:p>
          </table:table-cell>
          <table:table-cell office:value-type="float" office:value="244.005">
            <text:p>244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2967">
            <text:p>80.3</text:p>
          </table:table-cell>
          <table:table-cell office:value-type="float" office:value="1.17834">
            <text:p>1.17834</text:p>
          </table:table-cell>
          <table:table-cell office:value-type="float" office:value="243.822">
            <text:p>243.8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4128">
            <text:p>80.4</text:p>
          </table:table-cell>
          <table:table-cell office:value-type="float" office:value="1.34753">
            <text:p>1.34753</text:p>
          </table:table-cell>
          <table:table-cell office:value-type="float" office:value="243.652">
            <text:p>243.6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5325">
            <text:p>80.5</text:p>
          </table:table-cell>
          <table:table-cell office:value-type="float" office:value="1.52019">
            <text:p>1.52019</text:p>
          </table:table-cell>
          <table:table-cell office:value-type="float" office:value="243.48">
            <text:p>243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6672">
            <text:p>80.7</text:p>
          </table:table-cell>
          <table:table-cell office:value-type="float" office:value="1.71208">
            <text:p>1.71208</text:p>
          </table:table-cell>
          <table:table-cell office:value-type="float" office:value="243.288">
            <text:p>243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7961">
            <text:p>80.8</text:p>
          </table:table-cell>
          <table:table-cell office:value-type="float" office:value="1.89316">
            <text:p>1.89316</text:p>
          </table:table-cell>
          <table:table-cell office:value-type="float" office:value="243.107">
            <text:p>243.1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0.9244">
            <text:p>80.9</text:p>
          </table:table-cell>
          <table:table-cell office:value-type="float" office:value="2.07019">
            <text:p>2.07019</text:p>
          </table:table-cell>
          <table:table-cell office:value-type="float" office:value="242.93">
            <text:p>242.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027">
            <text:p>81.0</text:p>
          </table:table-cell>
          <table:table-cell office:value-type="float" office:value="2.20937">
            <text:p>2.20937</text:p>
          </table:table-cell>
          <table:table-cell office:value-type="float" office:value="242.791">
            <text:p>242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1582">
            <text:p>81.2</text:p>
          </table:table-cell>
          <table:table-cell office:value-type="float" office:value="2.38391">
            <text:p>2.38391</text:p>
          </table:table-cell>
          <table:table-cell office:value-type="float" office:value="242.616">
            <text:p>242.6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2808">
            <text:p>81.3</text:p>
          </table:table-cell>
          <table:table-cell office:value-type="float" office:value="2.54243">
            <text:p>2.54243</text:p>
          </table:table-cell>
          <table:table-cell office:value-type="float" office:value="242.458">
            <text:p>242.4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4085">
            <text:p>81.4</text:p>
          </table:table-cell>
          <table:table-cell office:value-type="float" office:value="2.70216">
            <text:p>2.70216</text:p>
          </table:table-cell>
          <table:table-cell office:value-type="float" office:value="242.298">
            <text:p>242.2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5157">
            <text:p>81.5</text:p>
          </table:table-cell>
          <table:table-cell office:value-type="float" office:value="2.832">
            <text:p>2.832</text:p>
          </table:table-cell>
          <table:table-cell office:value-type="float" office:value="242.168">
            <text:p>242.1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6165">
            <text:p>81.6</text:p>
          </table:table-cell>
          <table:table-cell office:value-type="float" office:value="2.94974">
            <text:p>2.94974</text:p>
          </table:table-cell>
          <table:table-cell office:value-type="float" office:value="242.05">
            <text:p>242.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7473">
            <text:p>81.7</text:p>
          </table:table-cell>
          <table:table-cell office:value-type="float" office:value="3.09619">
            <text:p>3.09619</text:p>
          </table:table-cell>
          <table:table-cell office:value-type="float" office:value="241.904">
            <text:p>241.9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8518">
            <text:p>81.9</text:p>
          </table:table-cell>
          <table:table-cell office:value-type="float" office:value="3.20761">
            <text:p>3.20761</text:p>
          </table:table-cell>
          <table:table-cell office:value-type="float" office:value="241.792">
            <text:p>241.7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1.9527">
            <text:p>82.0</text:p>
          </table:table-cell>
          <table:table-cell office:value-type="float" office:value="3.30997">
            <text:p>3.30997</text:p>
          </table:table-cell>
          <table:table-cell office:value-type="float" office:value="241.69">
            <text:p>241.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0582">
            <text:p>82.1</text:p>
          </table:table-cell>
          <table:table-cell office:value-type="float" office:value="3.41135">
            <text:p>3.41135</text:p>
          </table:table-cell>
          <table:table-cell office:value-type="float" office:value="241.589">
            <text:p>241.5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1873">
            <text:p>82.2</text:p>
          </table:table-cell>
          <table:table-cell office:value-type="float" office:value="3.52678">
            <text:p>3.52678</text:p>
          </table:table-cell>
          <table:table-cell office:value-type="float" office:value="241.473">
            <text:p>241.4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3094">
            <text:p>82.3</text:p>
          </table:table-cell>
          <table:table-cell office:value-type="float" office:value="3.62665">
            <text:p>3.62665</text:p>
          </table:table-cell>
          <table:table-cell office:value-type="float" office:value="241.373">
            <text:p>241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413">
            <text:p>82.4</text:p>
          </table:table-cell>
          <table:table-cell office:value-type="float" office:value="3.70395">
            <text:p>3.70395</text:p>
          </table:table-cell>
          <table:table-cell office:value-type="float" office:value="241.296">
            <text:p>241.2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5316">
            <text:p>82.5</text:p>
          </table:table-cell>
          <table:table-cell office:value-type="float" office:value="3.78323">
            <text:p>3.78323</text:p>
          </table:table-cell>
          <table:table-cell office:value-type="float" office:value="241.217">
            <text:p>241.2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6348">
            <text:p>82.6</text:p>
          </table:table-cell>
          <table:table-cell office:value-type="float" office:value="3.84384">
            <text:p>3.84384</text:p>
          </table:table-cell>
          <table:table-cell office:value-type="float" office:value="241.156">
            <text:p>241.1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7395">
            <text:p>82.7</text:p>
          </table:table-cell>
          <table:table-cell office:value-type="float" office:value="3.89694">
            <text:p>3.89694</text:p>
          </table:table-cell>
          <table:table-cell office:value-type="float" office:value="241.103">
            <text:p>241.1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8432">
            <text:p>82.8</text:p>
          </table:table-cell>
          <table:table-cell office:value-type="float" office:value="3.94087">
            <text:p>3.94087</text:p>
          </table:table-cell>
          <table:table-cell office:value-type="float" office:value="241.059">
            <text:p>241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2.9779">
            <text:p>83.0</text:p>
          </table:table-cell>
          <table:table-cell office:value-type="float" office:value="3.98422">
            <text:p>3.98422</text:p>
          </table:table-cell>
          <table:table-cell office:value-type="float" office:value="241.016">
            <text:p>241.0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0839">
            <text:p>83.1</text:p>
          </table:table-cell>
          <table:table-cell office:value-type="float" office:value="4.00679">
            <text:p>4.00679</text:p>
          </table:table-cell>
          <table:table-cell office:value-type="float" office:value="240.993">
            <text:p>240.9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1898">
            <text:p>83.2</text:p>
          </table:table-cell>
          <table:table-cell office:value-type="float" office:value="4.01871">
            <text:p>4.01871</text:p>
          </table:table-cell>
          <table:table-cell office:value-type="float" office:value="240.981">
            <text:p>240.9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307">
            <text:p>83.3</text:p>
          </table:table-cell>
          <table:table-cell office:value-type="float" office:value="4.019">
            <text:p>4.019</text:p>
          </table:table-cell>
          <table:table-cell office:value-type="float" office:value="240.981">
            <text:p>240.9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4565">
            <text:p>83.5</text:p>
          </table:table-cell>
          <table:table-cell office:value-type="float" office:value="3.99844">
            <text:p>3.99844</text:p>
          </table:table-cell>
          <table:table-cell office:value-type="float" office:value="241.002">
            <text:p>241.0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5726">
            <text:p>83.6</text:p>
          </table:table-cell>
          <table:table-cell office:value-type="float" office:value="3.96556">
            <text:p>3.96556</text:p>
          </table:table-cell>
          <table:table-cell office:value-type="float" office:value="241.034">
            <text:p>241.0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6887">
            <text:p>83.7</text:p>
          </table:table-cell>
          <table:table-cell office:value-type="float" office:value="3.91748">
            <text:p>3.91748</text:p>
          </table:table-cell>
          <table:table-cell office:value-type="float" office:value="241.083">
            <text:p>241.0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7905">
            <text:p>83.8</text:p>
          </table:table-cell>
          <table:table-cell office:value-type="float" office:value="3.86206">
            <text:p>3.86206</text:p>
          </table:table-cell>
          <table:table-cell office:value-type="float" office:value="241.138">
            <text:p>241.1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895">
            <text:p>83.9</text:p>
          </table:table-cell>
          <table:table-cell office:value-type="float" office:value="3.79195">
            <text:p>3.79195</text:p>
          </table:table-cell>
          <table:table-cell office:value-type="float" office:value="241.208">
            <text:p>241.2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3.995">
            <text:p>84.0</text:p>
          </table:table-cell>
          <table:table-cell office:value-type="float" office:value="3.71152">
            <text:p>3.71152</text:p>
          </table:table-cell>
          <table:table-cell office:value-type="float" office:value="241.288">
            <text:p>241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1211">
            <text:p>84.1</text:p>
          </table:table-cell>
          <table:table-cell office:value-type="float" office:value="3.59201">
            <text:p>3.59201</text:p>
          </table:table-cell>
          <table:table-cell office:value-type="float" office:value="241.408">
            <text:p>241.4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2241">
            <text:p>84.2</text:p>
          </table:table-cell>
          <table:table-cell office:value-type="float" office:value="3.47864">
            <text:p>3.47864</text:p>
          </table:table-cell>
          <table:table-cell office:value-type="float" office:value="241.521">
            <text:p>241.5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3557">
            <text:p>84.4</text:p>
          </table:table-cell>
          <table:table-cell office:value-type="float" office:value="3.31181">
            <text:p>3.31181</text:p>
          </table:table-cell>
          <table:table-cell office:value-type="float" office:value="241.688">
            <text:p>241.6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4763">
            <text:p>84.5</text:p>
          </table:table-cell>
          <table:table-cell office:value-type="float" office:value="3.1382">
            <text:p>3.1382</text:p>
          </table:table-cell>
          <table:table-cell office:value-type="float" office:value="241.862">
            <text:p>241.8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5961">
            <text:p>84.6</text:p>
          </table:table-cell>
          <table:table-cell office:value-type="float" office:value="2.9436">
            <text:p>2.9436</text:p>
          </table:table-cell>
          <table:table-cell office:value-type="float" office:value="242.056">
            <text:p>242.0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7307">
            <text:p>84.7</text:p>
          </table:table-cell>
          <table:table-cell office:value-type="float" office:value="2.70181">
            <text:p>2.70181</text:p>
          </table:table-cell>
          <table:table-cell office:value-type="float" office:value="242.298">
            <text:p>242.2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8522">
            <text:p>84.9</text:p>
          </table:table-cell>
          <table:table-cell office:value-type="float" office:value="2.45981">
            <text:p>2.45981</text:p>
          </table:table-cell>
          <table:table-cell office:value-type="float" office:value="242.54">
            <text:p>242.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4.961">
            <text:p>85.0</text:p>
          </table:table-cell>
          <table:table-cell office:value-type="float" office:value="2.2247">
            <text:p>2.2247</text:p>
          </table:table-cell>
          <table:table-cell office:value-type="float" office:value="242.775">
            <text:p>242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0695">
            <text:p>85.1</text:p>
          </table:table-cell>
          <table:table-cell office:value-type="float" office:value="1.97308">
            <text:p>1.97308</text:p>
          </table:table-cell>
          <table:table-cell office:value-type="float" office:value="243.027">
            <text:p>243.0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1713">
            <text:p>85.2</text:p>
          </table:table-cell>
          <table:table-cell office:value-type="float" office:value="1.72093">
            <text:p>1.72093</text:p>
          </table:table-cell>
          <table:table-cell office:value-type="float" office:value="243.279">
            <text:p>243.2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2839">
            <text:p>85.3</text:p>
          </table:table-cell>
          <table:table-cell office:value-type="float" office:value="1.42354">
            <text:p>1.42354</text:p>
          </table:table-cell>
          <table:table-cell office:value-type="float" office:value="243.576">
            <text:p>243.5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4205">
            <text:p>85.4</text:p>
          </table:table-cell>
          <table:table-cell office:value-type="float" office:value="1.03758">
            <text:p>1.03758</text:p>
          </table:table-cell>
          <table:table-cell office:value-type="float" office:value="243.962">
            <text:p>243.9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5553">
            <text:p>85.6</text:p>
          </table:table-cell>
          <table:table-cell office:value-type="float" office:value="0.629868">
            <text:p>0.629868</text:p>
          </table:table-cell>
          <table:table-cell office:value-type="float" office:value="244.37">
            <text:p>244.37</text:p>
          </table:table-cell>
          <table:table-cell office:value-type="float" office:value="0.629868">
            <text:p>0.62986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6817">
            <text:p>85.7</text:p>
          </table:table-cell>
          <table:table-cell office:value-type="float" office:value="0.22316">
            <text:p>0.22316</text:p>
          </table:table-cell>
          <table:table-cell office:value-type="float" office:value="244.777">
            <text:p>244.777</text:p>
          </table:table-cell>
          <table:table-cell office:value-type="float" office:value="0.22316">
            <text:p>0.2231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7834">
            <text:p>85.8</text:p>
          </table:table-cell>
          <table:table-cell office:value-type="float" office:value="-0.120651">
            <text:p>-0.120651</text:p>
          </table:table-cell>
          <table:table-cell office:value-type="float" office:value="245.121">
            <text:p>245.121</text:p>
          </table:table-cell>
          <table:table-cell office:value-type="float" office:value="-0.120651">
            <text:p>-0.12065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5.9162">
            <text:p>85.9</text:p>
          </table:table-cell>
          <table:table-cell office:value-type="float" office:value="-0.591431">
            <text:p>-0.591431</text:p>
          </table:table-cell>
          <table:table-cell office:value-type="float" office:value="245.591">
            <text:p>245.591</text:p>
          </table:table-cell>
          <table:table-cell office:value-type="float" office:value="-0.591431">
            <text:p>-0.59143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021">
            <text:p>86.0</text:p>
          </table:table-cell>
          <table:table-cell office:value-type="float" office:value="-0.978912">
            <text:p>-0.978912</text:p>
          </table:table-cell>
          <table:table-cell office:value-type="float" office:value="245.979">
            <text:p>245.9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1481">
            <text:p>86.1</text:p>
          </table:table-cell>
          <table:table-cell office:value-type="float" office:value="-1.46609">
            <text:p>-1.46609</text:p>
          </table:table-cell>
          <table:table-cell office:value-type="float" office:value="246.466">
            <text:p>246.4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2719">
            <text:p>86.3</text:p>
          </table:table-cell>
          <table:table-cell office:value-type="float" office:value="-1.95406">
            <text:p>-1.95406</text:p>
          </table:table-cell>
          <table:table-cell office:value-type="float" office:value="246.954">
            <text:p>246.9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3931">
            <text:p>86.4</text:p>
          </table:table-cell>
          <table:table-cell office:value-type="float" office:value="-2.43968">
            <text:p>-2.43968</text:p>
          </table:table-cell>
          <table:table-cell office:value-type="float" office:value="247.44">
            <text:p>247.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5233">
            <text:p>86.5</text:p>
          </table:table-cell>
          <table:table-cell office:value-type="float" office:value="-2.96371">
            <text:p>-2.96371</text:p>
          </table:table-cell>
          <table:table-cell office:value-type="float" office:value="247.964">
            <text:p>247.9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6272">
            <text:p>86.6</text:p>
          </table:table-cell>
          <table:table-cell office:value-type="float" office:value="-3.37888">
            <text:p>-3.37888</text:p>
          </table:table-cell>
          <table:table-cell office:value-type="float" office:value="248.379">
            <text:p>248.3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749">
            <text:p>86.7</text:p>
          </table:table-cell>
          <table:table-cell office:value-type="float" office:value="-3.85657">
            <text:p>-3.85657</text:p>
          </table:table-cell>
          <table:table-cell office:value-type="float" office:value="248.857">
            <text:p>248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8687">
            <text:p>86.9</text:p>
          </table:table-cell>
          <table:table-cell office:value-type="float" office:value="-4.31088">
            <text:p>-4.31088</text:p>
          </table:table-cell>
          <table:table-cell office:value-type="float" office:value="249.311">
            <text:p>249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6.969">
            <text:p>87.0</text:p>
          </table:table-cell>
          <table:table-cell office:value-type="float" office:value="-4.67688">
            <text:p>-4.67688</text:p>
          </table:table-cell>
          <table:table-cell office:value-type="float" office:value="249.677">
            <text:p>249.6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0708">
            <text:p>87.1</text:p>
          </table:table-cell>
          <table:table-cell office:value-type="float" office:value="-5.03217">
            <text:p>-5.03217</text:p>
          </table:table-cell>
          <table:table-cell office:value-type="float" office:value="250.032">
            <text:p>250.0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1801">
            <text:p>87.2</text:p>
          </table:table-cell>
          <table:table-cell office:value-type="float" office:value="-5.39252">
            <text:p>-5.39252</text:p>
          </table:table-cell>
          <table:table-cell office:value-type="float" office:value="250.393">
            <text:p>250.3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2809">
            <text:p>87.3</text:p>
          </table:table-cell>
          <table:table-cell office:value-type="float" office:value="-5.70422">
            <text:p>-5.70422</text:p>
          </table:table-cell>
          <table:table-cell office:value-type="float" office:value="250.704">
            <text:p>250.7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4008">
            <text:p>87.4</text:p>
          </table:table-cell>
          <table:table-cell office:value-type="float" office:value="-6.04745">
            <text:p>-6.04745</text:p>
          </table:table-cell>
          <table:table-cell office:value-type="float" office:value="251.047">
            <text:p>251.0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5298">
            <text:p>87.5</text:p>
          </table:table-cell>
          <table:table-cell office:value-type="float" office:value="-6.38171">
            <text:p>-6.38171</text:p>
          </table:table-cell>
          <table:table-cell office:value-type="float" office:value="251.382">
            <text:p>251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664">
            <text:p>87.7</text:p>
          </table:table-cell>
          <table:table-cell office:value-type="float" office:value="-6.69023">
            <text:p>-6.69023</text:p>
          </table:table-cell>
          <table:table-cell office:value-type="float" office:value="251.69">
            <text:p>251.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7954">
            <text:p>87.8</text:p>
          </table:table-cell>
          <table:table-cell office:value-type="float" office:value="-6.95264">
            <text:p>-6.95264</text:p>
          </table:table-cell>
          <table:table-cell office:value-type="float" office:value="251.953">
            <text:p>251.9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7.9244">
            <text:p>87.9</text:p>
          </table:table-cell>
          <table:table-cell office:value-type="float" office:value="-7.17302">
            <text:p>-7.17302</text:p>
          </table:table-cell>
          <table:table-cell office:value-type="float" office:value="252.173">
            <text:p>252.1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0526">
            <text:p>88.1</text:p>
          </table:table-cell>
          <table:table-cell office:value-type="float" office:value="-7.35608">
            <text:p>-7.35608</text:p>
          </table:table-cell>
          <table:table-cell office:value-type="float" office:value="252.356">
            <text:p>252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1718">
            <text:p>88.2</text:p>
          </table:table-cell>
          <table:table-cell office:value-type="float" office:value="-7.49527">
            <text:p>-7.49527</text:p>
          </table:table-cell>
          <table:table-cell office:value-type="float" office:value="252.495">
            <text:p>252.4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2903">
            <text:p>88.3</text:p>
          </table:table-cell>
          <table:table-cell office:value-type="float" office:value="-7.60503">
            <text:p>-7.60503</text:p>
          </table:table-cell>
          <table:table-cell office:value-type="float" office:value="252.605">
            <text:p>252.6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4114">
            <text:p>88.4</text:p>
          </table:table-cell>
          <table:table-cell office:value-type="float" office:value="-7.68906">
            <text:p>-7.68906</text:p>
          </table:table-cell>
          <table:table-cell office:value-type="float" office:value="252.689">
            <text:p>252.6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5177">
            <text:p>88.5</text:p>
          </table:table-cell>
          <table:table-cell office:value-type="float" office:value="-7.74043">
            <text:p>-7.74043</text:p>
          </table:table-cell>
          <table:table-cell office:value-type="float" office:value="252.74">
            <text:p>252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6403">
            <text:p>88.6</text:p>
          </table:table-cell>
          <table:table-cell office:value-type="float" office:value="-7.77507">
            <text:p>-7.77507</text:p>
          </table:table-cell>
          <table:table-cell office:value-type="float" office:value="252.775">
            <text:p>252.7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7485">
            <text:p>88.7</text:p>
          </table:table-cell>
          <table:table-cell office:value-type="float" office:value="-7.78506">
            <text:p>-7.78506</text:p>
          </table:table-cell>
          <table:table-cell office:value-type="float" office:value="252.785">
            <text:p>252.7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8688">
            <text:p>88.9</text:p>
          </table:table-cell>
          <table:table-cell office:value-type="float" office:value="-7.7748">
            <text:p>-7.7748</text:p>
          </table:table-cell>
          <table:table-cell office:value-type="float" office:value="252.775">
            <text:p>252.7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8.988">
            <text:p>89.0</text:p>
          </table:table-cell>
          <table:table-cell office:value-type="float" office:value="-7.74391">
            <text:p>-7.74391</text:p>
          </table:table-cell>
          <table:table-cell office:value-type="float" office:value="252.744">
            <text:p>252.7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1071">
            <text:p>89.1</text:p>
          </table:table-cell>
          <table:table-cell office:value-type="float" office:value="-7.69398">
            <text:p>-7.69398</text:p>
          </table:table-cell>
          <table:table-cell office:value-type="float" office:value="252.694">
            <text:p>252.6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2257">
            <text:p>89.2</text:p>
          </table:table-cell>
          <table:table-cell office:value-type="float" office:value="-7.62672">
            <text:p>-7.62672</text:p>
          </table:table-cell>
          <table:table-cell office:value-type="float" office:value="252.627">
            <text:p>252.6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3495">
            <text:p>89.3</text:p>
          </table:table-cell>
          <table:table-cell office:value-type="float" office:value="-7.53915">
            <text:p>-7.53915</text:p>
          </table:table-cell>
          <table:table-cell office:value-type="float" office:value="252.539">
            <text:p>252.5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4516">
            <text:p>89.5</text:p>
          </table:table-cell>
          <table:table-cell office:value-type="float" office:value="-7.45476">
            <text:p>-7.45476</text:p>
          </table:table-cell>
          <table:table-cell office:value-type="float" office:value="252.455">
            <text:p>252.4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5804">
            <text:p>89.6</text:p>
          </table:table-cell>
          <table:table-cell office:value-type="float" office:value="-7.33392">
            <text:p>-7.33392</text:p>
          </table:table-cell>
          <table:table-cell office:value-type="float" office:value="252.334">
            <text:p>252.3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7033">
            <text:p>89.7</text:p>
          </table:table-cell>
          <table:table-cell office:value-type="float" office:value="-7.20493">
            <text:p>-7.20493</text:p>
          </table:table-cell>
          <table:table-cell office:value-type="float" office:value="252.205">
            <text:p>252.2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8053">
            <text:p>89.8</text:p>
          </table:table-cell>
          <table:table-cell office:value-type="float" office:value="-7.0887">
            <text:p>-7.0887</text:p>
          </table:table-cell>
          <table:table-cell office:value-type="float" office:value="252.089">
            <text:p>252.0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89.9082">
            <text:p>89.9</text:p>
          </table:table-cell>
          <table:table-cell office:value-type="float" office:value="-6.96379">
            <text:p>-6.96379</text:p>
          </table:table-cell>
          <table:table-cell office:value-type="float" office:value="251.964">
            <text:p>251.9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0105">
            <text:p>90.0</text:p>
          </table:table-cell>
          <table:table-cell office:value-type="float" office:value="-6.83263">
            <text:p>-6.83263</text:p>
          </table:table-cell>
          <table:table-cell office:value-type="float" office:value="251.833">
            <text:p>251.8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1407">
            <text:p>90.1</text:p>
          </table:table-cell>
          <table:table-cell office:value-type="float" office:value="-6.65666">
            <text:p>-6.65666</text:p>
          </table:table-cell>
          <table:table-cell office:value-type="float" office:value="251.657">
            <text:p>251.6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2445">
            <text:p>90.2</text:p>
          </table:table-cell>
          <table:table-cell office:value-type="float" office:value="-6.5098">
            <text:p>-6.5098</text:p>
          </table:table-cell>
          <table:table-cell office:value-type="float" office:value="251.51">
            <text:p>251.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3467">
            <text:p>90.3</text:p>
          </table:table-cell>
          <table:table-cell office:value-type="float" office:value="-6.35997">
            <text:p>-6.35997</text:p>
          </table:table-cell>
          <table:table-cell office:value-type="float" office:value="251.36">
            <text:p>251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4779">
            <text:p>90.5</text:p>
          </table:table-cell>
          <table:table-cell office:value-type="float" office:value="-6.16107">
            <text:p>-6.16107</text:p>
          </table:table-cell>
          <table:table-cell office:value-type="float" office:value="251.161">
            <text:p>251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6073">
            <text:p>90.6</text:p>
          </table:table-cell>
          <table:table-cell office:value-type="float" office:value="-5.95856">
            <text:p>-5.95856</text:p>
          </table:table-cell>
          <table:table-cell office:value-type="float" office:value="250.959">
            <text:p>250.9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7132">
            <text:p>90.7</text:p>
          </table:table-cell>
          <table:table-cell office:value-type="float" office:value="-5.78874">
            <text:p>-5.78874</text:p>
          </table:table-cell>
          <table:table-cell office:value-type="float" office:value="250.789">
            <text:p>250.7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832">
            <text:p>90.8</text:p>
          </table:table-cell>
          <table:table-cell office:value-type="float" office:value="-5.59454">
            <text:p>-5.59454</text:p>
          </table:table-cell>
          <table:table-cell office:value-type="float" office:value="250.595">
            <text:p>250.5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0.9325">
            <text:p>90.9</text:p>
          </table:table-cell>
          <table:table-cell office:value-type="float" office:value="-5.42743">
            <text:p>-5.42743</text:p>
          </table:table-cell>
          <table:table-cell office:value-type="float" office:value="250.427">
            <text:p>250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053">
            <text:p>91.1</text:p>
          </table:table-cell>
          <table:table-cell office:value-type="float" office:value="-5.22438">
            <text:p>-5.22438</text:p>
          </table:table-cell>
          <table:table-cell office:value-type="float" office:value="250.224">
            <text:p>250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1842">
            <text:p>91.2</text:p>
          </table:table-cell>
          <table:table-cell office:value-type="float" office:value="-5.00037">
            <text:p>-5.00037</text:p>
          </table:table-cell>
          <table:table-cell office:value-type="float" office:value="250">
            <text:p>250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2855">
            <text:p>91.3</text:p>
          </table:table-cell>
          <table:table-cell office:value-type="float" office:value="-4.82573">
            <text:p>-4.82573</text:p>
          </table:table-cell>
          <table:table-cell office:value-type="float" office:value="249.826">
            <text:p>249.8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388">
            <text:p>91.4</text:p>
          </table:table-cell>
          <table:table-cell office:value-type="float" office:value="-4.64774">
            <text:p>-4.64774</text:p>
          </table:table-cell>
          <table:table-cell office:value-type="float" office:value="249.648">
            <text:p>249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4908">
            <text:p>91.5</text:p>
          </table:table-cell>
          <table:table-cell office:value-type="float" office:value="-4.46817">
            <text:p>-4.46817</text:p>
          </table:table-cell>
          <table:table-cell office:value-type="float" office:value="249.468">
            <text:p>249.4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6173">
            <text:p>91.6</text:p>
          </table:table-cell>
          <table:table-cell office:value-type="float" office:value="-4.24678">
            <text:p>-4.24678</text:p>
          </table:table-cell>
          <table:table-cell office:value-type="float" office:value="249.247">
            <text:p>249.2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7232">
            <text:p>91.7</text:p>
          </table:table-cell>
          <table:table-cell office:value-type="float" office:value="-4.06038">
            <text:p>-4.06038</text:p>
          </table:table-cell>
          <table:table-cell office:value-type="float" office:value="249.06">
            <text:p>249.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8433">
            <text:p>91.8</text:p>
          </table:table-cell>
          <table:table-cell office:value-type="float" office:value="-3.84908">
            <text:p>-3.84908</text:p>
          </table:table-cell>
          <table:table-cell office:value-type="float" office:value="248.849">
            <text:p>248.8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1.9546">
            <text:p>92.0</text:p>
          </table:table-cell>
          <table:table-cell office:value-type="float" office:value="-3.65303">
            <text:p>-3.65303</text:p>
          </table:table-cell>
          <table:table-cell office:value-type="float" office:value="248.653">
            <text:p>248.6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0735">
            <text:p>92.1</text:p>
          </table:table-cell>
          <table:table-cell office:value-type="float" office:value="-3.44373">
            <text:p>-3.44373</text:p>
          </table:table-cell>
          <table:table-cell office:value-type="float" office:value="248.444">
            <text:p>248.4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2026">
            <text:p>92.2</text:p>
          </table:table-cell>
          <table:table-cell office:value-type="float" office:value="-3.21664">
            <text:p>-3.21664</text:p>
          </table:table-cell>
          <table:table-cell office:value-type="float" office:value="248.217">
            <text:p>248.2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3267">
            <text:p>92.3</text:p>
          </table:table-cell>
          <table:table-cell office:value-type="float" office:value="-2.99927">
            <text:p>-2.99927</text:p>
          </table:table-cell>
          <table:table-cell office:value-type="float" office:value="247.999">
            <text:p>247.9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4538">
            <text:p>92.5</text:p>
          </table:table-cell>
          <table:table-cell office:value-type="float" office:value="-2.77737">
            <text:p>-2.77737</text:p>
          </table:table-cell>
          <table:table-cell office:value-type="float" office:value="247.777">
            <text:p>247.7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5786">
            <text:p>92.6</text:p>
          </table:table-cell>
          <table:table-cell office:value-type="float" office:value="-2.56071">
            <text:p>-2.56071</text:p>
          </table:table-cell>
          <table:table-cell office:value-type="float" office:value="247.561">
            <text:p>247.5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6826">
            <text:p>92.7</text:p>
          </table:table-cell>
          <table:table-cell office:value-type="float" office:value="-2.38074">
            <text:p>-2.38074</text:p>
          </table:table-cell>
          <table:table-cell office:value-type="float" office:value="247.381">
            <text:p>247.3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7955">
            <text:p>92.8</text:p>
          </table:table-cell>
          <table:table-cell office:value-type="float" office:value="-2.1864">
            <text:p>-2.1864</text:p>
          </table:table-cell>
          <table:table-cell office:value-type="float" office:value="247.186">
            <text:p>247.1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2.927">
            <text:p>92.9</text:p>
          </table:table-cell>
          <table:table-cell office:value-type="float" office:value="-1.96205">
            <text:p>-1.96205</text:p>
          </table:table-cell>
          <table:table-cell office:value-type="float" office:value="246.962">
            <text:p>246.9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0299">
            <text:p>93.0</text:p>
          </table:table-cell>
          <table:table-cell office:value-type="float" office:value="-1.78738">
            <text:p>-1.78738</text:p>
          </table:table-cell>
          <table:table-cell office:value-type="float" office:value="246.787">
            <text:p>246.7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1332">
            <text:p>93.1</text:p>
          </table:table-cell>
          <table:table-cell office:value-type="float" office:value="-1.61328">
            <text:p>-1.61328</text:p>
          </table:table-cell>
          <table:table-cell office:value-type="float" office:value="246.613">
            <text:p>246.6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2407">
            <text:p>93.2</text:p>
          </table:table-cell>
          <table:table-cell office:value-type="float" office:value="-1.43329">
            <text:p>-1.43329</text:p>
          </table:table-cell>
          <table:table-cell office:value-type="float" office:value="246.433">
            <text:p>246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343">
            <text:p>93.3</text:p>
          </table:table-cell>
          <table:table-cell office:value-type="float" office:value="-1.26341">
            <text:p>-1.26341</text:p>
          </table:table-cell>
          <table:table-cell office:value-type="float" office:value="246.263">
            <text:p>246.2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4505">
            <text:p>93.5</text:p>
          </table:table-cell>
          <table:table-cell office:value-type="float" office:value="-1.08618">
            <text:p>-1.08618</text:p>
          </table:table-cell>
          <table:table-cell office:value-type="float" office:value="246.086">
            <text:p>246.0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5524">
            <text:p>93.6</text:p>
          </table:table-cell>
          <table:table-cell office:value-type="float" office:value="-0.919495">
            <text:p>-0.919495</text:p>
          </table:table-cell>
          <table:table-cell office:value-type="float" office:value="245.919">
            <text:p>245.919</text:p>
          </table:table-cell>
          <table:table-cell office:value-type="float" office:value="-0.919495">
            <text:p>-0.9194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6543">
            <text:p>93.7</text:p>
          </table:table-cell>
          <table:table-cell office:value-type="float" office:value="-0.754105">
            <text:p>-0.754105</text:p>
          </table:table-cell>
          <table:table-cell office:value-type="float" office:value="245.754">
            <text:p>245.754</text:p>
          </table:table-cell>
          <table:table-cell office:value-type="float" office:value="-0.754105">
            <text:p>-0.75410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7676">
            <text:p>93.8</text:p>
          </table:table-cell>
          <table:table-cell office:value-type="float" office:value="-0.571609">
            <text:p>-0.571609</text:p>
          </table:table-cell>
          <table:table-cell office:value-type="float" office:value="245.572">
            <text:p>245.572</text:p>
          </table:table-cell>
          <table:table-cell office:value-type="float" office:value="-0.571609">
            <text:p>-0.57160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8677">
            <text:p>93.9</text:p>
          </table:table-cell>
          <table:table-cell office:value-type="float" office:value="-0.411926">
            <text:p>-0.411926</text:p>
          </table:table-cell>
          <table:table-cell office:value-type="float" office:value="245.412">
            <text:p>245.412</text:p>
          </table:table-cell>
          <table:table-cell office:value-type="float" office:value="-0.411926">
            <text:p>-0.41192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3.9692">
            <text:p>94.0</text:p>
          </table:table-cell>
          <table:table-cell office:value-type="float" office:value="-0.251175">
            <text:p>-0.251175</text:p>
          </table:table-cell>
          <table:table-cell office:value-type="float" office:value="245.251">
            <text:p>245.251</text:p>
          </table:table-cell>
          <table:table-cell office:value-type="float" office:value="-0.251175">
            <text:p>-0.25117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087">
            <text:p>94.1</text:p>
          </table:table-cell>
          <table:table-cell office:value-type="float" office:value="-0.0664062">
            <text:p>-0.0664062</text:p>
          </table:table-cell>
          <table:table-cell office:value-type="float" office:value="245.066">
            <text:p>245.066</text:p>
          </table:table-cell>
          <table:table-cell office:value-type="float" office:value="-0.0664062">
            <text:p>-0.066406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1883">
            <text:p>94.2</text:p>
          </table:table-cell>
          <table:table-cell office:value-type="float" office:value="0.091156">
            <text:p>0.091156</text:p>
          </table:table-cell>
          <table:table-cell office:value-type="float" office:value="244.909">
            <text:p>244.909</text:p>
          </table:table-cell>
          <table:table-cell office:value-type="float" office:value="0.091156">
            <text:p>0.091156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3145">
            <text:p>94.3</text:p>
          </table:table-cell>
          <table:table-cell office:value-type="float" office:value="0.285828">
            <text:p>0.285828</text:p>
          </table:table-cell>
          <table:table-cell office:value-type="float" office:value="244.714">
            <text:p>244.714</text:p>
          </table:table-cell>
          <table:table-cell office:value-type="float" office:value="0.285828">
            <text:p>0.28582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432">
            <text:p>94.4</text:p>
          </table:table-cell>
          <table:table-cell office:value-type="float" office:value="0.465027">
            <text:p>0.465027</text:p>
          </table:table-cell>
          <table:table-cell office:value-type="float" office:value="244.535">
            <text:p>244.535</text:p>
          </table:table-cell>
          <table:table-cell office:value-type="float" office:value="0.465027">
            <text:p>0.46502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5521">
            <text:p>94.6</text:p>
          </table:table-cell>
          <table:table-cell office:value-type="float" office:value="0.646439">
            <text:p>0.646439</text:p>
          </table:table-cell>
          <table:table-cell office:value-type="float" office:value="244.354">
            <text:p>244.354</text:p>
          </table:table-cell>
          <table:table-cell office:value-type="float" office:value="0.646439">
            <text:p>0.646439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6527">
            <text:p>94.7</text:p>
          </table:table-cell>
          <table:table-cell office:value-type="float" office:value="0.796997">
            <text:p>0.796997</text:p>
          </table:table-cell>
          <table:table-cell office:value-type="float" office:value="244.203">
            <text:p>244.203</text:p>
          </table:table-cell>
          <table:table-cell office:value-type="float" office:value="0.796997">
            <text:p>0.79699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7538">
            <text:p>94.8</text:p>
          </table:table-cell>
          <table:table-cell office:value-type="float" office:value="0.946991">
            <text:p>0.946991</text:p>
          </table:table-cell>
          <table:table-cell office:value-type="float" office:value="244.053">
            <text:p>244.053</text:p>
          </table:table-cell>
          <table:table-cell office:value-type="float" office:value="0.946991">
            <text:p>0.94699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8723">
            <text:p>94.9</text:p>
          </table:table-cell>
          <table:table-cell office:value-type="float" office:value="1.12119">
            <text:p>1.12119</text:p>
          </table:table-cell>
          <table:table-cell office:value-type="float" office:value="243.879">
            <text:p>243.8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4.9784">
            <text:p>95.0</text:p>
          </table:table-cell>
          <table:table-cell office:value-type="float" office:value="1.27576">
            <text:p>1.27576</text:p>
          </table:table-cell>
          <table:table-cell office:value-type="float" office:value="243.724">
            <text:p>243.7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0824">
            <text:p>95.1</text:p>
          </table:table-cell>
          <table:table-cell office:value-type="float" office:value="1.42596">
            <text:p>1.42596</text:p>
          </table:table-cell>
          <table:table-cell office:value-type="float" office:value="243.574">
            <text:p>243.5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1902">
            <text:p>95.2</text:p>
          </table:table-cell>
          <table:table-cell office:value-type="float" office:value="1.57997">
            <text:p>1.57997</text:p>
          </table:table-cell>
          <table:table-cell office:value-type="float" office:value="243.42">
            <text:p>243.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3019">
            <text:p>95.3</text:p>
          </table:table-cell>
          <table:table-cell office:value-type="float" office:value="1.73801">
            <text:p>1.73801</text:p>
          </table:table-cell>
          <table:table-cell office:value-type="float" office:value="243.262">
            <text:p>243.2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4411">
            <text:p>95.4</text:p>
          </table:table-cell>
          <table:table-cell office:value-type="float" office:value="1.93219">
            <text:p>1.93219</text:p>
          </table:table-cell>
          <table:table-cell office:value-type="float" office:value="243.068">
            <text:p>243.0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5427">
            <text:p>95.5</text:p>
          </table:table-cell>
          <table:table-cell office:value-type="float" office:value="2.0714">
            <text:p>2.0714</text:p>
          </table:table-cell>
          <table:table-cell office:value-type="float" office:value="242.929">
            <text:p>242.9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6486">
            <text:p>95.6</text:p>
          </table:table-cell>
          <table:table-cell office:value-type="float" office:value="2.21428">
            <text:p>2.21428</text:p>
          </table:table-cell>
          <table:table-cell office:value-type="float" office:value="242.786">
            <text:p>242.7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7583">
            <text:p>95.8</text:p>
          </table:table-cell>
          <table:table-cell office:value-type="float" office:value="2.35936">
            <text:p>2.35936</text:p>
          </table:table-cell>
          <table:table-cell office:value-type="float" office:value="242.641">
            <text:p>242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5.8816">
            <text:p>95.9</text:p>
          </table:table-cell>
          <table:table-cell office:value-type="float" office:value="2.51863">
            <text:p>2.51863</text:p>
          </table:table-cell>
          <table:table-cell office:value-type="float" office:value="242.481">
            <text:p>242.4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002">
            <text:p>96.0</text:p>
          </table:table-cell>
          <table:table-cell office:value-type="float" office:value="2.66933">
            <text:p>2.66933</text:p>
          </table:table-cell>
          <table:table-cell office:value-type="float" office:value="242.331">
            <text:p>242.3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1074">
            <text:p>96.1</text:p>
          </table:table-cell>
          <table:table-cell office:value-type="float" office:value="2.79738">
            <text:p>2.79738</text:p>
          </table:table-cell>
          <table:table-cell office:value-type="float" office:value="242.203">
            <text:p>242.2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2172">
            <text:p>96.2</text:p>
          </table:table-cell>
          <table:table-cell office:value-type="float" office:value="2.92607">
            <text:p>2.92607</text:p>
          </table:table-cell>
          <table:table-cell office:value-type="float" office:value="242.074">
            <text:p>242.0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3279">
            <text:p>96.3</text:p>
          </table:table-cell>
          <table:table-cell office:value-type="float" office:value="3.05093">
            <text:p>3.05093</text:p>
          </table:table-cell>
          <table:table-cell office:value-type="float" office:value="241.949">
            <text:p>241.9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4397">
            <text:p>96.4</text:p>
          </table:table-cell>
          <table:table-cell office:value-type="float" office:value="3.17136">
            <text:p>3.17136</text:p>
          </table:table-cell>
          <table:table-cell office:value-type="float" office:value="241.829">
            <text:p>241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565">
            <text:p>96.6</text:p>
          </table:table-cell>
          <table:table-cell office:value-type="float" office:value="3.29909">
            <text:p>3.29909</text:p>
          </table:table-cell>
          <table:table-cell office:value-type="float" office:value="241.701">
            <text:p>241.7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6672">
            <text:p>96.7</text:p>
          </table:table-cell>
          <table:table-cell office:value-type="float" office:value="3.397">
            <text:p>3.397</text:p>
          </table:table-cell>
          <table:table-cell office:value-type="float" office:value="241.603">
            <text:p>241.6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7934">
            <text:p>96.8</text:p>
          </table:table-cell>
          <table:table-cell office:value-type="float" office:value="3.51009">
            <text:p>3.51009</text:p>
          </table:table-cell>
          <table:table-cell office:value-type="float" office:value="241.49">
            <text:p>241.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6.9207">
            <text:p>96.9</text:p>
          </table:table-cell>
          <table:table-cell office:value-type="float" office:value="3.61443">
            <text:p>3.61443</text:p>
          </table:table-cell>
          <table:table-cell office:value-type="float" office:value="241.386">
            <text:p>241.3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0229">
            <text:p>97.0</text:p>
          </table:table-cell>
          <table:table-cell office:value-type="float" office:value="3.69072">
            <text:p>3.69072</text:p>
          </table:table-cell>
          <table:table-cell office:value-type="float" office:value="241.309">
            <text:p>241.3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1521">
            <text:p>97.2</text:p>
          </table:table-cell>
          <table:table-cell office:value-type="float" office:value="3.77673">
            <text:p>3.77673</text:p>
          </table:table-cell>
          <table:table-cell office:value-type="float" office:value="241.223">
            <text:p>241.2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2689">
            <text:p>97.3</text:p>
          </table:table-cell>
          <table:table-cell office:value-type="float" office:value="3.84424">
            <text:p>3.84424</text:p>
          </table:table-cell>
          <table:table-cell office:value-type="float" office:value="241.156">
            <text:p>241.1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3998">
            <text:p>97.4</text:p>
          </table:table-cell>
          <table:table-cell office:value-type="float" office:value="3.90726">
            <text:p>3.90726</text:p>
          </table:table-cell>
          <table:table-cell office:value-type="float" office:value="241.093">
            <text:p>241.0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5155">
            <text:p>97.5</text:p>
          </table:table-cell>
          <table:table-cell office:value-type="float" office:value="3.9512">
            <text:p>3.9512</text:p>
          </table:table-cell>
          <table:table-cell office:value-type="float" office:value="241.049">
            <text:p>241.0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6402">
            <text:p>97.6</text:p>
          </table:table-cell>
          <table:table-cell office:value-type="float" office:value="3.98553">
            <text:p>3.98553</text:p>
          </table:table-cell>
          <table:table-cell office:value-type="float" office:value="241.014">
            <text:p>241.0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7448">
            <text:p>97.7</text:p>
          </table:table-cell>
          <table:table-cell office:value-type="float" office:value="4.0034">
            <text:p>4.0034</text:p>
          </table:table-cell>
          <table:table-cell office:value-type="float" office:value="240.997">
            <text:p>240.9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8662">
            <text:p>97.9</text:p>
          </table:table-cell>
          <table:table-cell office:value-type="float" office:value="4.01083">
            <text:p>4.01083</text:p>
          </table:table-cell>
          <table:table-cell office:value-type="float" office:value="240.989">
            <text:p>240.9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7.9908">
            <text:p>98.0</text:p>
          </table:table-cell>
          <table:table-cell office:value-type="float" office:value="4.00302">
            <text:p>4.00302</text:p>
          </table:table-cell>
          <table:table-cell office:value-type="float" office:value="240.997">
            <text:p>240.9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118">
            <text:p>98.1</text:p>
          </table:table-cell>
          <table:table-cell office:value-type="float" office:value="3.97803">
            <text:p>3.97803</text:p>
          </table:table-cell>
          <table:table-cell office:value-type="float" office:value="241.022">
            <text:p>241.0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2492">
            <text:p>98.2</text:p>
          </table:table-cell>
          <table:table-cell office:value-type="float" office:value="3.93323">
            <text:p>3.93323</text:p>
          </table:table-cell>
          <table:table-cell office:value-type="float" office:value="241.067">
            <text:p>241.0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3835">
            <text:p>98.4</text:p>
          </table:table-cell>
          <table:table-cell office:value-type="float" office:value="3.86652">
            <text:p>3.86652</text:p>
          </table:table-cell>
          <table:table-cell office:value-type="float" office:value="241.133">
            <text:p>241.1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4949">
            <text:p>98.5</text:p>
          </table:table-cell>
          <table:table-cell office:value-type="float" office:value="3.79477">
            <text:p>3.79477</text:p>
          </table:table-cell>
          <table:table-cell office:value-type="float" office:value="241.205">
            <text:p>241.2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6029">
            <text:p>98.6</text:p>
          </table:table-cell>
          <table:table-cell office:value-type="float" office:value="3.71027">
            <text:p>3.71027</text:p>
          </table:table-cell>
          <table:table-cell office:value-type="float" office:value="241.29">
            <text:p>241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7234">
            <text:p>98.7</text:p>
          </table:table-cell>
          <table:table-cell office:value-type="float" office:value="3.59808">
            <text:p>3.59808</text:p>
          </table:table-cell>
          <table:table-cell office:value-type="float" office:value="241.402">
            <text:p>241.4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8297">
            <text:p>98.8</text:p>
          </table:table-cell>
          <table:table-cell office:value-type="float" office:value="3.48302">
            <text:p>3.48302</text:p>
          </table:table-cell>
          <table:table-cell office:value-type="float" office:value="241.517">
            <text:p>241.5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8.9545">
            <text:p>99.0</text:p>
          </table:table-cell>
          <table:table-cell office:value-type="float" office:value="3.32829">
            <text:p>3.32829</text:p>
          </table:table-cell>
          <table:table-cell office:value-type="float" office:value="241.672">
            <text:p>241.6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0774">
            <text:p>99.1</text:p>
          </table:table-cell>
          <table:table-cell office:value-type="float" office:value="3.15453">
            <text:p>3.15453</text:p>
          </table:table-cell>
          <table:table-cell office:value-type="float" office:value="241.845">
            <text:p>241.8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1813">
            <text:p>99.2</text:p>
          </table:table-cell>
          <table:table-cell office:value-type="float" office:value="2.99091">
            <text:p>2.99091</text:p>
          </table:table-cell>
          <table:table-cell office:value-type="float" office:value="242.009">
            <text:p>242.0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2891">
            <text:p>99.3</text:p>
          </table:table-cell>
          <table:table-cell office:value-type="float" office:value="2.80426">
            <text:p>2.80426</text:p>
          </table:table-cell>
          <table:table-cell office:value-type="float" office:value="242.196">
            <text:p>242.1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4208">
            <text:p>99.4</text:p>
          </table:table-cell>
          <table:table-cell office:value-type="float" office:value="2.55307">
            <text:p>2.55307</text:p>
          </table:table-cell>
          <table:table-cell office:value-type="float" office:value="242.447">
            <text:p>242.4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5308">
            <text:p>99.5</text:p>
          </table:table-cell>
          <table:table-cell office:value-type="float" office:value="2.32362">
            <text:p>2.32362</text:p>
          </table:table-cell>
          <table:table-cell office:value-type="float" office:value="242.676">
            <text:p>242.6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6595">
            <text:p>99.7</text:p>
          </table:table-cell>
          <table:table-cell office:value-type="float" office:value="2.03226">
            <text:p>2.03226</text:p>
          </table:table-cell>
          <table:table-cell office:value-type="float" office:value="242.968">
            <text:p>242.9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77">
            <text:p>99.8</text:p>
          </table:table-cell>
          <table:table-cell office:value-type="float" office:value="1.76212">
            <text:p>1.76212</text:p>
          </table:table-cell>
          <table:table-cell office:value-type="float" office:value="243.238">
            <text:p>243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99.8954">
            <text:p>99.9</text:p>
          </table:table-cell>
          <table:table-cell office:value-type="float" office:value="1.43347">
            <text:p>1.43347</text:p>
          </table:table-cell>
          <table:table-cell office:value-type="float" office:value="243.567">
            <text:p>243.5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024">
            <text:p>100.0</text:p>
          </table:table-cell>
          <table:table-cell office:value-type="float" office:value="1.07347">
            <text:p>1.07347</text:p>
          </table:table-cell>
          <table:table-cell office:value-type="float" office:value="243.927">
            <text:p>243.9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128">
            <text:p>100.1</text:p>
          </table:table-cell>
          <table:table-cell office:value-type="float" office:value="0.761368">
            <text:p>0.761368</text:p>
          </table:table-cell>
          <table:table-cell office:value-type="float" office:value="244.239">
            <text:p>244.239</text:p>
          </table:table-cell>
          <table:table-cell office:value-type="float" office:value="0.761368">
            <text:p>0.761368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258">
            <text:p>100.3</text:p>
          </table:table-cell>
          <table:table-cell office:value-type="float" office:value="0.350632">
            <text:p>0.350632</text:p>
          </table:table-cell>
          <table:table-cell office:value-type="float" office:value="244.649">
            <text:p>244.649</text:p>
          </table:table-cell>
          <table:table-cell office:value-type="float" office:value="0.350632">
            <text:p>0.350632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371">
            <text:p>100.4</text:p>
          </table:table-cell>
          <table:table-cell office:value-type="float" office:value="-0.0227661">
            <text:p>-0.0227661</text:p>
          </table:table-cell>
          <table:table-cell office:value-type="float" office:value="245.023">
            <text:p>245.023</text:p>
          </table:table-cell>
          <table:table-cell office:value-type="float" office:value="-0.0227661">
            <text:p>-0.0227661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497">
            <text:p>100.5</text:p>
          </table:table-cell>
          <table:table-cell office:value-type="float" office:value="-0.464844">
            <text:p>-0.464844</text:p>
          </table:table-cell>
          <table:table-cell office:value-type="float" office:value="245.465">
            <text:p>245.465</text:p>
          </table:table-cell>
          <table:table-cell office:value-type="float" office:value="-0.464844">
            <text:p>-0.464844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6">
            <text:p>100.6</text:p>
          </table:table-cell>
          <table:table-cell office:value-type="float" office:value="-0.841187">
            <text:p>-0.841187</text:p>
          </table:table-cell>
          <table:table-cell office:value-type="float" office:value="245.841">
            <text:p>245.841</text:p>
          </table:table-cell>
          <table:table-cell office:value-type="float" office:value="-0.841187">
            <text:p>-0.841187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726">
            <text:p>100.7</text:p>
          </table:table-cell>
          <table:table-cell office:value-type="float" office:value="-1.3181">
            <text:p>-1.3181</text:p>
          </table:table-cell>
          <table:table-cell office:value-type="float" office:value="246.318">
            <text:p>246.3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857">
            <text:p>100.9</text:p>
          </table:table-cell>
          <table:table-cell office:value-type="float" office:value="-1.83098">
            <text:p>-1.83098</text:p>
          </table:table-cell>
          <table:table-cell office:value-type="float" office:value="246.831">
            <text:p>246.8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0.965">
            <text:p>101.0</text:p>
          </table:table-cell>
          <table:table-cell office:value-type="float" office:value="-2.25806">
            <text:p>-2.25806</text:p>
          </table:table-cell>
          <table:table-cell office:value-type="float" office:value="247.258">
            <text:p>247.2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067">
            <text:p>101.1</text:p>
          </table:table-cell>
          <table:table-cell office:value-type="float" office:value="-2.6675">
            <text:p>-2.6675</text:p>
          </table:table-cell>
          <table:table-cell office:value-type="float" office:value="247.667">
            <text:p>247.6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176">
            <text:p>101.2</text:p>
          </table:table-cell>
          <table:table-cell office:value-type="float" office:value="-3.10425">
            <text:p>-3.10425</text:p>
          </table:table-cell>
          <table:table-cell office:value-type="float" office:value="248.104">
            <text:p>248.1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276">
            <text:p>101.3</text:p>
          </table:table-cell>
          <table:table-cell office:value-type="float" office:value="-3.50177">
            <text:p>-3.50177</text:p>
          </table:table-cell>
          <table:table-cell office:value-type="float" office:value="248.502">
            <text:p>248.5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384">
            <text:p>101.4</text:p>
          </table:table-cell>
          <table:table-cell office:value-type="float" office:value="-3.92062">
            <text:p>-3.92062</text:p>
          </table:table-cell>
          <table:table-cell office:value-type="float" office:value="248.921">
            <text:p>248.9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496">
            <text:p>101.5</text:p>
          </table:table-cell>
          <table:table-cell office:value-type="float" office:value="-4.34425">
            <text:p>-4.34425</text:p>
          </table:table-cell>
          <table:table-cell office:value-type="float" office:value="249.344">
            <text:p>249.3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608">
            <text:p>101.6</text:p>
          </table:table-cell>
          <table:table-cell office:value-type="float" office:value="-4.74629">
            <text:p>-4.74629</text:p>
          </table:table-cell>
          <table:table-cell office:value-type="float" office:value="249.746">
            <text:p>249.7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709">
            <text:p>101.7</text:p>
          </table:table-cell>
          <table:table-cell office:value-type="float" office:value="-5.09406">
            <text:p>-5.09406</text:p>
          </table:table-cell>
          <table:table-cell office:value-type="float" office:value="250.094">
            <text:p>250.0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833">
            <text:p>101.8</text:p>
          </table:table-cell>
          <table:table-cell office:value-type="float" office:value="-5.49205">
            <text:p>-5.49205</text:p>
          </table:table-cell>
          <table:table-cell office:value-type="float" office:value="250.492">
            <text:p>250.4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1.943">
            <text:p>101.9</text:p>
          </table:table-cell>
          <table:table-cell office:value-type="float" office:value="-5.82043">
            <text:p>-5.82043</text:p>
          </table:table-cell>
          <table:table-cell office:value-type="float" office:value="250.82">
            <text:p>250.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2.048">
            <text:p>102.0</text:p>
          </table:table-cell>
          <table:table-cell office:value-type="float" office:value="-6.11043">
            <text:p>-6.11043</text:p>
          </table:table-cell>
          <table:table-cell office:value-type="float" office:value="251.11">
            <text:p>251.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2.172">
            <text:p>102.2</text:p>
          </table:table-cell>
          <table:table-cell office:value-type="float" office:value="-6.42242">
            <text:p>-6.42242</text:p>
          </table:table-cell>
          <table:table-cell office:value-type="float" office:value="251.422">
            <text:p>251.4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float" office:value="102.282">
            <text:p>102.3</text:p>
          </table:table-cell>
          <table:table-cell office:value-type="float" office:value="-6.6682">
            <text:p>-6.6682</text:p>
          </table:table-cell>
          <table:table-cell office:value-type="float" office:value="251.668">
            <text:p>251.6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14"/>
        </table:table-row>
      </table:table>
      <table:table table:name="Tabelle2" table:style-name="ta1" table:print="false">
        <table:table-source xlink:type="simple" xlink:href="file://192.168.72.100/xp12-plugins/AutoThrottle/win_x64/log1.csv" table:table-name="Tabelle1" table:filter-name="Text - txt - csv (StarCalc)" table:filter-options="59,34,ANSI,1,,0,false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Kp: 10</text:p>
          </table:table-cell>
          <table:table-cell table:number-columns-repeated="4"/>
        </table:table-row>
        <table:table-row table:style-name="ro1">
          <table:table-cell office:value-type="string">
            <text:p>Ki: 0</text:p>
          </table:table-cell>
          <table:table-cell table:number-columns-repeated="4"/>
        </table:table-row>
        <table:table-row table:style-name="ro1">
          <table:table-cell office:value-type="string">
            <text:p>Kd: 0</text:p>
          </table:table-cell>
          <table:table-cell table:number-columns-repeated="4"/>
        </table:table-row>
        <table:table-row table:style-name="ro1">
          <table:table-cell office:value-type="string">
            <text:p>tau: 0.02</text:p>
          </table:table-cell>
          <table:table-cell table:number-columns-repeated="4"/>
        </table:table-row>
        <table:table-row table:style-name="ro1">
          <table:table-cell office:value-type="string">
            <text:p>limMin: -0.95</text:p>
          </table:table-cell>
          <table:table-cell table:number-columns-repeated="4"/>
        </table:table-row>
        <table:table-row table:style-name="ro1">
          <table:table-cell office:value-type="string">
            <text:p>limMax: 0.95</text:p>
          </table:table-cell>
          <table:table-cell table:number-columns-repeated="4"/>
        </table:table-row>
        <table:table-row table:style-name="ro1">
          <table:table-cell office:value-type="string">
            <text:p>intLimMin: -0.45</text:p>
          </table:table-cell>
          <table:table-cell table:number-columns-repeated="4"/>
        </table:table-row>
        <table:table-row table:style-name="ro1">
          <table:table-cell office:value-type="string">
            <text:p>intLimMax: 0.45</text:p>
          </table:table-cell>
          <table:table-cell table:number-columns-repeated="4"/>
        </table:table-row>
        <table:table-row table:style-name="ro1">
          <table:table-cell office:value-type="string">
            <text:p>setpoint: 245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</table:table-row>
        <table:table-row table:style-name="ro1">
          <table:table-cell office:value-type="float" office:value="0.143555">
            <text:p>0.143555</text:p>
          </table:table-cell>
          <table:table-cell office:value-type="float" office:value="13.1297">
            <text:p>13.1297</text:p>
          </table:table-cell>
          <table:table-cell office:value-type="float" office:value="231.87">
            <text:p>231.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256104">
            <text:p>0.256104</text:p>
          </table:table-cell>
          <table:table-cell office:value-type="float" office:value="13.161">
            <text:p>13.161</text:p>
          </table:table-cell>
          <table:table-cell office:value-type="float" office:value="231.839">
            <text:p>231.8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374207">
            <text:p>0.374207</text:p>
          </table:table-cell>
          <table:table-cell office:value-type="float" office:value="13.1937">
            <text:p>13.1937</text:p>
          </table:table-cell>
          <table:table-cell office:value-type="float" office:value="231.806">
            <text:p>231.8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493042">
            <text:p>0.493042</text:p>
          </table:table-cell>
          <table:table-cell office:value-type="float" office:value="13.2262">
            <text:p>13.2262</text:p>
          </table:table-cell>
          <table:table-cell office:value-type="float" office:value="231.774">
            <text:p>231.7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602539">
            <text:p>0.602539</text:p>
          </table:table-cell>
          <table:table-cell office:value-type="float" office:value="13.2552">
            <text:p>13.2552</text:p>
          </table:table-cell>
          <table:table-cell office:value-type="float" office:value="231.745">
            <text:p>231.7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714508">
            <text:p>0.714508</text:p>
          </table:table-cell>
          <table:table-cell office:value-type="float" office:value="13.2832">
            <text:p>13.2832</text:p>
          </table:table-cell>
          <table:table-cell office:value-type="float" office:value="231.717">
            <text:p>231.7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82782">
            <text:p>0.82782</text:p>
          </table:table-cell>
          <table:table-cell office:value-type="float" office:value="13.3087">
            <text:p>13.3087</text:p>
          </table:table-cell>
          <table:table-cell office:value-type="float" office:value="231.691">
            <text:p>231.6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946503">
            <text:p>0.946503</text:p>
          </table:table-cell>
          <table:table-cell office:value-type="float" office:value="13.3312">
            <text:p>13.3312</text:p>
          </table:table-cell>
          <table:table-cell office:value-type="float" office:value="231.669">
            <text:p>231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05948">
            <text:p>1.05948</text:p>
          </table:table-cell>
          <table:table-cell office:value-type="float" office:value="13.3473">
            <text:p>13.3473</text:p>
          </table:table-cell>
          <table:table-cell office:value-type="float" office:value="231.653">
            <text:p>231.6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17612">
            <text:p>1.17612</text:p>
          </table:table-cell>
          <table:table-cell office:value-type="float" office:value="13.3573">
            <text:p>13.3573</text:p>
          </table:table-cell>
          <table:table-cell office:value-type="float" office:value="231.643">
            <text:p>231.6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29401">
            <text:p>1.29401</text:p>
          </table:table-cell>
          <table:table-cell office:value-type="float" office:value="13.359">
            <text:p>13.359</text:p>
          </table:table-cell>
          <table:table-cell office:value-type="float" office:value="231.641">
            <text:p>231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40308">
            <text:p>1.40308</text:p>
          </table:table-cell>
          <table:table-cell office:value-type="float" office:value="13.3519">
            <text:p>13.3519</text:p>
          </table:table-cell>
          <table:table-cell office:value-type="float" office:value="231.648">
            <text:p>231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52792">
            <text:p>1.52792</text:p>
          </table:table-cell>
          <table:table-cell office:value-type="float" office:value="13.3323">
            <text:p>13.3323</text:p>
          </table:table-cell>
          <table:table-cell office:value-type="float" office:value="231.668">
            <text:p>231.6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64185">
            <text:p>1.64185</text:p>
          </table:table-cell>
          <table:table-cell office:value-type="float" office:value="13.3028">
            <text:p>13.3028</text:p>
          </table:table-cell>
          <table:table-cell office:value-type="float" office:value="231.697">
            <text:p>231.6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77112">
            <text:p>1.77112</text:p>
          </table:table-cell>
          <table:table-cell office:value-type="float" office:value="13.2545">
            <text:p>13.2545</text:p>
          </table:table-cell>
          <table:table-cell office:value-type="float" office:value="231.746">
            <text:p>231.7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87793">
            <text:p>1.87793</text:p>
          </table:table-cell>
          <table:table-cell office:value-type="float" office:value="13.2017">
            <text:p>13.2017</text:p>
          </table:table-cell>
          <table:table-cell office:value-type="float" office:value="231.798">
            <text:p>231.7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.99619">
            <text:p>1.99619</text:p>
          </table:table-cell>
          <table:table-cell office:value-type="float" office:value="13.1287">
            <text:p>13.1287</text:p>
          </table:table-cell>
          <table:table-cell office:value-type="float" office:value="231.871">
            <text:p>231.8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12631">
            <text:p>2.12631</text:p>
          </table:table-cell>
          <table:table-cell office:value-type="float" office:value="13.0298">
            <text:p>13.0298</text:p>
          </table:table-cell>
          <table:table-cell office:value-type="float" office:value="231.97">
            <text:p>231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23798">
            <text:p>2.23798</text:p>
          </table:table-cell>
          <table:table-cell office:value-type="float" office:value="12.9289">
            <text:p>12.9289</text:p>
          </table:table-cell>
          <table:table-cell office:value-type="float" office:value="232.071">
            <text:p>232.0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35107">
            <text:p>2.35107</text:p>
          </table:table-cell>
          <table:table-cell office:value-type="float" office:value="12.8111">
            <text:p>12.8111</text:p>
          </table:table-cell>
          <table:table-cell office:value-type="float" office:value="232.189">
            <text:p>232.1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45718">
            <text:p>2.45718</text:p>
          </table:table-cell>
          <table:table-cell office:value-type="float" office:value="12.6862">
            <text:p>12.6862</text:p>
          </table:table-cell>
          <table:table-cell office:value-type="float" office:value="232.314">
            <text:p>232.3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56952">
            <text:p>2.56952</text:p>
          </table:table-cell>
          <table:table-cell office:value-type="float" office:value="12.538">
            <text:p>12.538</text:p>
          </table:table-cell>
          <table:table-cell office:value-type="float" office:value="232.462">
            <text:p>232.4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6875">
            <text:p>2.6875</text:p>
          </table:table-cell>
          <table:table-cell office:value-type="float" office:value="12.3653">
            <text:p>12.3653</text:p>
          </table:table-cell>
          <table:table-cell office:value-type="float" office:value="232.635">
            <text:p>232.6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81406">
            <text:p>2.81406</text:p>
          </table:table-cell>
          <table:table-cell office:value-type="float" office:value="12.1605">
            <text:p>12.1605</text:p>
          </table:table-cell>
          <table:table-cell office:value-type="float" office:value="232.839">
            <text:p>232.8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.91904">
            <text:p>2.91904</text:p>
          </table:table-cell>
          <table:table-cell office:value-type="float" office:value="11.9753">
            <text:p>11.9753</text:p>
          </table:table-cell>
          <table:table-cell office:value-type="float" office:value="233.025">
            <text:p>233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05099">
            <text:p>3.05099</text:p>
          </table:table-cell>
          <table:table-cell office:value-type="float" office:value="11.723">
            <text:p>11.723</text:p>
          </table:table-cell>
          <table:table-cell office:value-type="float" office:value="233.277">
            <text:p>233.2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1795">
            <text:p>3.1795</text:p>
          </table:table-cell>
          <table:table-cell office:value-type="float" office:value="11.4568">
            <text:p>11.4568</text:p>
          </table:table-cell>
          <table:table-cell office:value-type="float" office:value="233.543">
            <text:p>233.5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28568">
            <text:p>3.28568</text:p>
          </table:table-cell>
          <table:table-cell office:value-type="float" office:value="11.222">
            <text:p>11.222</text:p>
          </table:table-cell>
          <table:table-cell office:value-type="float" office:value="233.778">
            <text:p>233.7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39035">
            <text:p>3.39035</text:p>
          </table:table-cell>
          <table:table-cell office:value-type="float" office:value="10.9777">
            <text:p>10.9777</text:p>
          </table:table-cell>
          <table:table-cell office:value-type="float" office:value="234.022">
            <text:p>234.0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51965">
            <text:p>3.51965</text:p>
          </table:table-cell>
          <table:table-cell office:value-type="float" office:value="10.6585">
            <text:p>10.6585</text:p>
          </table:table-cell>
          <table:table-cell office:value-type="float" office:value="234.342">
            <text:p>234.3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6214">
            <text:p>3.6214</text:p>
          </table:table-cell>
          <table:table-cell office:value-type="float" office:value="10.3948">
            <text:p>10.3948</text:p>
          </table:table-cell>
          <table:table-cell office:value-type="float" office:value="234.605">
            <text:p>234.6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74841">
            <text:p>3.74841</text:p>
          </table:table-cell>
          <table:table-cell office:value-type="float" office:value="10.0498">
            <text:p>10.0498</text:p>
          </table:table-cell>
          <table:table-cell office:value-type="float" office:value="234.95">
            <text:p>234.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.87738">
            <text:p>3.87738</text:p>
          </table:table-cell>
          <table:table-cell office:value-type="float" office:value="9.68251">
            <text:p>9.68251</text:p>
          </table:table-cell>
          <table:table-cell office:value-type="float" office:value="235.317">
            <text:p>235.3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0076">
            <text:p>4.0076</text:p>
          </table:table-cell>
          <table:table-cell office:value-type="float" office:value="9.29503">
            <text:p>9.29503</text:p>
          </table:table-cell>
          <table:table-cell office:value-type="float" office:value="235.705">
            <text:p>235.7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11646">
            <text:p>4.11646</text:p>
          </table:table-cell>
          <table:table-cell office:value-type="float" office:value="8.95895">
            <text:p>8.95895</text:p>
          </table:table-cell>
          <table:table-cell office:value-type="float" office:value="236.041">
            <text:p>236.0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24521">
            <text:p>4.24521</text:p>
          </table:table-cell>
          <table:table-cell office:value-type="float" office:value="8.54756">
            <text:p>8.54756</text:p>
          </table:table-cell>
          <table:table-cell office:value-type="float" office:value="236.452">
            <text:p>236.4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35278">
            <text:p>4.35278</text:p>
          </table:table-cell>
          <table:table-cell office:value-type="float" office:value="8.1931">
            <text:p>8.1931</text:p>
          </table:table-cell>
          <table:table-cell office:value-type="float" office:value="236.807">
            <text:p>236.8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46216">
            <text:p>4.46216</text:p>
          </table:table-cell>
          <table:table-cell office:value-type="float" office:value="7.82289">
            <text:p>7.82289</text:p>
          </table:table-cell>
          <table:table-cell office:value-type="float" office:value="237.177">
            <text:p>237.1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57062">
            <text:p>4.57062</text:p>
          </table:table-cell>
          <table:table-cell office:value-type="float" office:value="7.44652">
            <text:p>7.44652</text:p>
          </table:table-cell>
          <table:table-cell office:value-type="float" office:value="237.553">
            <text:p>237.5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68979">
            <text:p>4.68979</text:p>
          </table:table-cell>
          <table:table-cell office:value-type="float" office:value="7.02299">
            <text:p>7.02299</text:p>
          </table:table-cell>
          <table:table-cell office:value-type="float" office:value="237.977">
            <text:p>237.9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81949">
            <text:p>4.81949</text:p>
          </table:table-cell>
          <table:table-cell office:value-type="float" office:value="6.55055">
            <text:p>6.55055</text:p>
          </table:table-cell>
          <table:table-cell office:value-type="float" office:value="238.449">
            <text:p>238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.94183">
            <text:p>4.94183</text:p>
          </table:table-cell>
          <table:table-cell office:value-type="float" office:value="6.09454">
            <text:p>6.09454</text:p>
          </table:table-cell>
          <table:table-cell office:value-type="float" office:value="238.905">
            <text:p>238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06824">
            <text:p>5.06824</text:p>
          </table:table-cell>
          <table:table-cell office:value-type="float" office:value="5.61336">
            <text:p>5.61336</text:p>
          </table:table-cell>
          <table:table-cell office:value-type="float" office:value="239.387">
            <text:p>239.3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16846">
            <text:p>5.16846</text:p>
          </table:table-cell>
          <table:table-cell office:value-type="float" office:value="5.22472">
            <text:p>5.22472</text:p>
          </table:table-cell>
          <table:table-cell office:value-type="float" office:value="239.775">
            <text:p>239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27838">
            <text:p>5.27838</text:p>
          </table:table-cell>
          <table:table-cell office:value-type="float" office:value="4.79163">
            <text:p>4.79163</text:p>
          </table:table-cell>
          <table:table-cell office:value-type="float" office:value="240.208">
            <text:p>240.2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37946">
            <text:p>5.37946</text:p>
          </table:table-cell>
          <table:table-cell office:value-type="float" office:value="4.38802">
            <text:p>4.38802</text:p>
          </table:table-cell>
          <table:table-cell office:value-type="float" office:value="240.612">
            <text:p>240.6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48001">
            <text:p>5.48001</text:p>
          </table:table-cell>
          <table:table-cell office:value-type="float" office:value="3.98129">
            <text:p>3.98129</text:p>
          </table:table-cell>
          <table:table-cell office:value-type="float" office:value="241.019">
            <text:p>241.0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58096">
            <text:p>5.58096</text:p>
          </table:table-cell>
          <table:table-cell office:value-type="float" office:value="3.56796">
            <text:p>3.56796</text:p>
          </table:table-cell>
          <table:table-cell office:value-type="float" office:value="241.432">
            <text:p>241.4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69543">
            <text:p>5.69543</text:p>
          </table:table-cell>
          <table:table-cell office:value-type="float" office:value="3.09383">
            <text:p>3.09383</text:p>
          </table:table-cell>
          <table:table-cell office:value-type="float" office:value="241.906">
            <text:p>241.9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79935">
            <text:p>5.79935</text:p>
          </table:table-cell>
          <table:table-cell office:value-type="float" office:value="2.65826">
            <text:p>2.65826</text:p>
          </table:table-cell>
          <table:table-cell office:value-type="float" office:value="242.342">
            <text:p>242.3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.92169">
            <text:p>5.92169</text:p>
          </table:table-cell>
          <table:table-cell office:value-type="float" office:value="2.1396">
            <text:p>2.1396</text:p>
          </table:table-cell>
          <table:table-cell office:value-type="float" office:value="242.86">
            <text:p>242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02209">
            <text:p>6.02209</text:p>
          </table:table-cell>
          <table:table-cell office:value-type="float" office:value="1.70912">
            <text:p>1.70912</text:p>
          </table:table-cell>
          <table:table-cell office:value-type="float" office:value="243.291">
            <text:p>243.2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13266">
            <text:p>6.13266</text:p>
          </table:table-cell>
          <table:table-cell office:value-type="float" office:value="1.23143">
            <text:p>1.23143</text:p>
          </table:table-cell>
          <table:table-cell office:value-type="float" office:value="243.769">
            <text:p>243.7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23651">
            <text:p>6.23651</text:p>
          </table:table-cell>
          <table:table-cell office:value-type="float" office:value="0.779175">
            <text:p>0.779175</text:p>
          </table:table-cell>
          <table:table-cell office:value-type="float" office:value="244.221">
            <text:p>244.2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36566">
            <text:p>6.36566</text:p>
          </table:table-cell>
          <table:table-cell office:value-type="float" office:value="0.211884">
            <text:p>0.211884</text:p>
          </table:table-cell>
          <table:table-cell office:value-type="float" office:value="244.788">
            <text:p>244.7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49799">
            <text:p>6.49799</text:p>
          </table:table-cell>
          <table:table-cell office:value-type="float" office:value="-0.37468">
            <text:p>-0.37468</text:p>
          </table:table-cell>
          <table:table-cell office:value-type="float" office:value="245.375">
            <text:p>245.3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62396">
            <text:p>6.62396</text:p>
          </table:table-cell>
          <table:table-cell office:value-type="float" office:value="-0.937073">
            <text:p>-0.937073</text:p>
          </table:table-cell>
          <table:table-cell office:value-type="float" office:value="245.937">
            <text:p>245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73575">
            <text:p>6.73575</text:p>
          </table:table-cell>
          <table:table-cell office:value-type="float" office:value="-1.43916">
            <text:p>-1.43916</text:p>
          </table:table-cell>
          <table:table-cell office:value-type="float" office:value="246.439">
            <text:p>246.4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85648">
            <text:p>6.85648</text:p>
          </table:table-cell>
          <table:table-cell office:value-type="float" office:value="-1.98248">
            <text:p>-1.98248</text:p>
          </table:table-cell>
          <table:table-cell office:value-type="float" office:value="246.982">
            <text:p>246.9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.95856">
            <text:p>6.95856</text:p>
          </table:table-cell>
          <table:table-cell office:value-type="float" office:value="-2.44087">
            <text:p>-2.44087</text:p>
          </table:table-cell>
          <table:table-cell office:value-type="float" office:value="247.441">
            <text:p>247.4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07153">
            <text:p>7.07153</text:p>
          </table:table-cell>
          <table:table-cell office:value-type="float" office:value="-2.94518">
            <text:p>-2.94518</text:p>
          </table:table-cell>
          <table:table-cell office:value-type="float" office:value="247.945">
            <text:p>247.9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17264">
            <text:p>7.17264</text:p>
          </table:table-cell>
          <table:table-cell office:value-type="float" office:value="-3.38966">
            <text:p>-3.38966</text:p>
          </table:table-cell>
          <table:table-cell office:value-type="float" office:value="248.39">
            <text:p>248.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27271">
            <text:p>7.27271</text:p>
          </table:table-cell>
          <table:table-cell office:value-type="float" office:value="-3.82106">
            <text:p>-3.82106</text:p>
          </table:table-cell>
          <table:table-cell office:value-type="float" office:value="248.821">
            <text:p>248.8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39371">
            <text:p>7.39371</text:p>
          </table:table-cell>
          <table:table-cell office:value-type="float" office:value="-4.32729">
            <text:p>-4.32729</text:p>
          </table:table-cell>
          <table:table-cell office:value-type="float" office:value="249.327">
            <text:p>249.3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52368">
            <text:p>7.52368</text:p>
          </table:table-cell>
          <table:table-cell office:value-type="float" office:value="-4.84758">
            <text:p>-4.84758</text:p>
          </table:table-cell>
          <table:table-cell office:value-type="float" office:value="249.848">
            <text:p>249.8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62634">
            <text:p>7.62634</text:p>
          </table:table-cell>
          <table:table-cell office:value-type="float" office:value="-5.23721">
            <text:p>-5.23721</text:p>
          </table:table-cell>
          <table:table-cell office:value-type="float" office:value="250.237">
            <text:p>250.2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75101">
            <text:p>7.75101</text:p>
          </table:table-cell>
          <table:table-cell office:value-type="float" office:value="-5.68256">
            <text:p>-5.68256</text:p>
          </table:table-cell>
          <table:table-cell office:value-type="float" office:value="250.683">
            <text:p>250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85498">
            <text:p>7.85498</text:p>
          </table:table-cell>
          <table:table-cell office:value-type="float" office:value="-6.02824">
            <text:p>-6.02824</text:p>
          </table:table-cell>
          <table:table-cell office:value-type="float" office:value="251.028">
            <text:p>251.0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.98187">
            <text:p>7.98187</text:p>
          </table:table-cell>
          <table:table-cell office:value-type="float" office:value="-6.41676">
            <text:p>-6.41676</text:p>
          </table:table-cell>
          <table:table-cell office:value-type="float" office:value="251.417">
            <text:p>251.4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09711">
            <text:p>8.09711</text:p>
          </table:table-cell>
          <table:table-cell office:value-type="float" office:value="-6.7364">
            <text:p>-6.7364</text:p>
          </table:table-cell>
          <table:table-cell office:value-type="float" office:value="251.736">
            <text:p>251.7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22101">
            <text:p>8.22101</text:p>
          </table:table-cell>
          <table:table-cell office:value-type="float" office:value="-7.04401">
            <text:p>-7.04401</text:p>
          </table:table-cell>
          <table:table-cell office:value-type="float" office:value="252.044">
            <text:p>252.0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34735">
            <text:p>8.34735</text:p>
          </table:table-cell>
          <table:table-cell office:value-type="float" office:value="-7.31888">
            <text:p>-7.31888</text:p>
          </table:table-cell>
          <table:table-cell office:value-type="float" office:value="252.319">
            <text:p>252.3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46881">
            <text:p>8.46881</text:p>
          </table:table-cell>
          <table:table-cell office:value-type="float" office:value="-7.54709">
            <text:p>-7.54709</text:p>
          </table:table-cell>
          <table:table-cell office:value-type="float" office:value="252.547">
            <text:p>252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58066">
            <text:p>8.58066</text:p>
          </table:table-cell>
          <table:table-cell office:value-type="float" office:value="-7.72635">
            <text:p>-7.72635</text:p>
          </table:table-cell>
          <table:table-cell office:value-type="float" office:value="252.726">
            <text:p>252.7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68771">
            <text:p>8.68771</text:p>
          </table:table-cell>
          <table:table-cell office:value-type="float" office:value="-7.87108">
            <text:p>-7.87108</text:p>
          </table:table-cell>
          <table:table-cell office:value-type="float" office:value="252.871">
            <text:p>252.8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81696">
            <text:p>8.81696</text:p>
          </table:table-cell>
          <table:table-cell office:value-type="float" office:value="-8.01213">
            <text:p>-8.01213</text:p>
          </table:table-cell>
          <table:table-cell office:value-type="float" office:value="253.012">
            <text:p>253.0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.93024">
            <text:p>8.93024</text:p>
          </table:table-cell>
          <table:table-cell office:value-type="float" office:value="-8.10669">
            <text:p>-8.10669</text:p>
          </table:table-cell>
          <table:table-cell office:value-type="float" office:value="253.107">
            <text:p>253.1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04553">
            <text:p>9.04553</text:p>
          </table:table-cell>
          <table:table-cell office:value-type="float" office:value="-8.17639">
            <text:p>-8.17639</text:p>
          </table:table-cell>
          <table:table-cell office:value-type="float" office:value="253.176">
            <text:p>253.1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16391">
            <text:p>9.16391</text:p>
          </table:table-cell>
          <table:table-cell office:value-type="float" office:value="-8.22159">
            <text:p>-8.22159</text:p>
          </table:table-cell>
          <table:table-cell office:value-type="float" office:value="253.222">
            <text:p>253.2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27701">
            <text:p>9.27701</text:p>
          </table:table-cell>
          <table:table-cell office:value-type="float" office:value="-8.24133">
            <text:p>-8.24133</text:p>
          </table:table-cell>
          <table:table-cell office:value-type="float" office:value="253.241">
            <text:p>253.2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39352">
            <text:p>9.39352</text:p>
          </table:table-cell>
          <table:table-cell office:value-type="float" office:value="-8.23932">
            <text:p>-8.23932</text:p>
          </table:table-cell>
          <table:table-cell office:value-type="float" office:value="253.239">
            <text:p>253.2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51459">
            <text:p>9.51459</text:p>
          </table:table-cell>
          <table:table-cell office:value-type="float" office:value="-8.21442">
            <text:p>-8.21442</text:p>
          </table:table-cell>
          <table:table-cell office:value-type="float" office:value="253.214">
            <text:p>253.2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62234">
            <text:p>9.62234</text:p>
          </table:table-cell>
          <table:table-cell office:value-type="float" office:value="-8.17448">
            <text:p>-8.17448</text:p>
          </table:table-cell>
          <table:table-cell office:value-type="float" office:value="253.174">
            <text:p>253.1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75009">
            <text:p>9.75009</text:p>
          </table:table-cell>
          <table:table-cell office:value-type="float" office:value="-8.10686">
            <text:p>-8.10686</text:p>
          </table:table-cell>
          <table:table-cell office:value-type="float" office:value="253.107">
            <text:p>253.1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85019">
            <text:p>9.85019</text:p>
          </table:table-cell>
          <table:table-cell office:value-type="float" office:value="-8.03986">
            <text:p>-8.03986</text:p>
          </table:table-cell>
          <table:table-cell office:value-type="float" office:value="253.04">
            <text:p>253.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.97925">
            <text:p>9.97925</text:p>
          </table:table-cell>
          <table:table-cell office:value-type="float" office:value="-7.93661">
            <text:p>-7.93661</text:p>
          </table:table-cell>
          <table:table-cell office:value-type="float" office:value="252.937">
            <text:p>252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0814">
            <text:p>10.0814</text:p>
          </table:table-cell>
          <table:table-cell office:value-type="float" office:value="-7.84271">
            <text:p>-7.84271</text:p>
          </table:table-cell>
          <table:table-cell office:value-type="float" office:value="252.843">
            <text:p>252.8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1823">
            <text:p>10.1823</text:p>
          </table:table-cell>
          <table:table-cell office:value-type="float" office:value="-7.74013">
            <text:p>-7.74013</text:p>
          </table:table-cell>
          <table:table-cell office:value-type="float" office:value="252.74">
            <text:p>252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294">
            <text:p>10.294</text:p>
          </table:table-cell>
          <table:table-cell office:value-type="float" office:value="-7.61649">
            <text:p>-7.61649</text:p>
          </table:table-cell>
          <table:table-cell office:value-type="float" office:value="252.616">
            <text:p>252.6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4208">
            <text:p>10.4208</text:p>
          </table:table-cell>
          <table:table-cell office:value-type="float" office:value="-7.46446">
            <text:p>-7.46446</text:p>
          </table:table-cell>
          <table:table-cell office:value-type="float" office:value="252.464">
            <text:p>252.4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5492">
            <text:p>10.5492</text:p>
          </table:table-cell>
          <table:table-cell office:value-type="float" office:value="-7.29915">
            <text:p>-7.29915</text:p>
          </table:table-cell>
          <table:table-cell office:value-type="float" office:value="252.299">
            <text:p>252.2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6632">
            <text:p>10.6632</text:p>
          </table:table-cell>
          <table:table-cell office:value-type="float" office:value="-7.14377">
            <text:p>-7.14377</text:p>
          </table:table-cell>
          <table:table-cell office:value-type="float" office:value="252.144">
            <text:p>252.1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7945">
            <text:p>10.7945</text:p>
          </table:table-cell>
          <table:table-cell office:value-type="float" office:value="-6.95651">
            <text:p>-6.95651</text:p>
          </table:table-cell>
          <table:table-cell office:value-type="float" office:value="251.957">
            <text:p>251.9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.9058">
            <text:p>10.9058</text:p>
          </table:table-cell>
          <table:table-cell office:value-type="float" office:value="-6.79138">
            <text:p>-6.79138</text:p>
          </table:table-cell>
          <table:table-cell office:value-type="float" office:value="251.791">
            <text:p>251.7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0374">
            <text:p>11.0374</text:p>
          </table:table-cell>
          <table:table-cell office:value-type="float" office:value="-6.58978">
            <text:p>-6.58978</text:p>
          </table:table-cell>
          <table:table-cell office:value-type="float" office:value="251.59">
            <text:p>251.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1685">
            <text:p>11.1685</text:p>
          </table:table-cell>
          <table:table-cell office:value-type="float" office:value="-6.38326">
            <text:p>-6.38326</text:p>
          </table:table-cell>
          <table:table-cell office:value-type="float" office:value="251.383">
            <text:p>251.3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3015">
            <text:p>11.3015</text:p>
          </table:table-cell>
          <table:table-cell office:value-type="float" office:value="-6.1689">
            <text:p>-6.1689</text:p>
          </table:table-cell>
          <table:table-cell office:value-type="float" office:value="251.169">
            <text:p>251.1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4043">
            <text:p>11.4043</text:p>
          </table:table-cell>
          <table:table-cell office:value-type="float" office:value="-6.00044">
            <text:p>-6.00044</text:p>
          </table:table-cell>
          <table:table-cell office:value-type="float" office:value="251">
            <text:p>2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517">
            <text:p>11.517</text:p>
          </table:table-cell>
          <table:table-cell office:value-type="float" office:value="-5.8136">
            <text:p>-5.8136</text:p>
          </table:table-cell>
          <table:table-cell office:value-type="float" office:value="250.814">
            <text:p>250.8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6456">
            <text:p>11.6456</text:p>
          </table:table-cell>
          <table:table-cell office:value-type="float" office:value="-5.59795">
            <text:p>-5.59795</text:p>
          </table:table-cell>
          <table:table-cell office:value-type="float" office:value="250.598">
            <text:p>250.5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7786">
            <text:p>11.7786</text:p>
          </table:table-cell>
          <table:table-cell office:value-type="float" office:value="-5.37305">
            <text:p>-5.37305</text:p>
          </table:table-cell>
          <table:table-cell office:value-type="float" office:value="250.373">
            <text:p>250.3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8848">
            <text:p>11.8848</text:p>
          </table:table-cell>
          <table:table-cell office:value-type="float" office:value="-5.19254">
            <text:p>-5.19254</text:p>
          </table:table-cell>
          <table:table-cell office:value-type="float" office:value="250.193">
            <text:p>250.1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.9876">
            <text:p>11.9876</text:p>
          </table:table-cell>
          <table:table-cell office:value-type="float" office:value="-5.01733">
            <text:p>-5.01733</text:p>
          </table:table-cell>
          <table:table-cell office:value-type="float" office:value="250.017">
            <text:p>250.0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1176">
            <text:p>12.1176</text:p>
          </table:table-cell>
          <table:table-cell office:value-type="float" office:value="-4.79546">
            <text:p>-4.79546</text:p>
          </table:table-cell>
          <table:table-cell office:value-type="float" office:value="249.795">
            <text:p>249.7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2336">
            <text:p>12.2336</text:p>
          </table:table-cell>
          <table:table-cell office:value-type="float" office:value="-4.59721">
            <text:p>-4.59721</text:p>
          </table:table-cell>
          <table:table-cell office:value-type="float" office:value="249.597">
            <text:p>249.5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3363">
            <text:p>12.3363</text:p>
          </table:table-cell>
          <table:table-cell office:value-type="float" office:value="-4.42235">
            <text:p>-4.42235</text:p>
          </table:table-cell>
          <table:table-cell office:value-type="float" office:value="249.422">
            <text:p>249.4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4675">
            <text:p>12.4675</text:p>
          </table:table-cell>
          <table:table-cell office:value-type="float" office:value="-4.19923">
            <text:p>-4.19923</text:p>
          </table:table-cell>
          <table:table-cell office:value-type="float" office:value="249.199">
            <text:p>249.1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5759">
            <text:p>12.5759</text:p>
          </table:table-cell>
          <table:table-cell office:value-type="float" office:value="-4.01585">
            <text:p>-4.01585</text:p>
          </table:table-cell>
          <table:table-cell office:value-type="float" office:value="249.016">
            <text:p>249.0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7082">
            <text:p>12.7082</text:p>
          </table:table-cell>
          <table:table-cell office:value-type="float" office:value="-3.79347">
            <text:p>-3.79347</text:p>
          </table:table-cell>
          <table:table-cell office:value-type="float" office:value="248.793">
            <text:p>248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8362">
            <text:p>12.8362</text:p>
          </table:table-cell>
          <table:table-cell office:value-type="float" office:value="-3.57979">
            <text:p>-3.57979</text:p>
          </table:table-cell>
          <table:table-cell office:value-type="float" office:value="248.58">
            <text:p>248.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2.9554">
            <text:p>12.9554</text:p>
          </table:table-cell>
          <table:table-cell office:value-type="float" office:value="-3.38228">
            <text:p>-3.38228</text:p>
          </table:table-cell>
          <table:table-cell office:value-type="float" office:value="248.382">
            <text:p>248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0747">
            <text:p>13.0747</text:p>
          </table:table-cell>
          <table:table-cell office:value-type="float" office:value="-3.18613">
            <text:p>-3.18613</text:p>
          </table:table-cell>
          <table:table-cell office:value-type="float" office:value="248.186">
            <text:p>248.1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1966">
            <text:p>13.1966</text:p>
          </table:table-cell>
          <table:table-cell office:value-type="float" office:value="-2.98772">
            <text:p>-2.98772</text:p>
          </table:table-cell>
          <table:table-cell office:value-type="float" office:value="247.988">
            <text:p>247.9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3173">
            <text:p>13.3173</text:p>
          </table:table-cell>
          <table:table-cell office:value-type="float" office:value="-2.79288">
            <text:p>-2.79288</text:p>
          </table:table-cell>
          <table:table-cell office:value-type="float" office:value="247.793">
            <text:p>247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4358">
            <text:p>13.4358</text:p>
          </table:table-cell>
          <table:table-cell office:value-type="float" office:value="-2.60355">
            <text:p>-2.60355</text:p>
          </table:table-cell>
          <table:table-cell office:value-type="float" office:value="247.604">
            <text:p>247.6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5603">
            <text:p>13.5603</text:p>
          </table:table-cell>
          <table:table-cell office:value-type="float" office:value="-2.40657">
            <text:p>-2.40657</text:p>
          </table:table-cell>
          <table:table-cell office:value-type="float" office:value="247.407">
            <text:p>247.4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686">
            <text:p>13.686</text:p>
          </table:table-cell>
          <table:table-cell office:value-type="float" office:value="-2.20985">
            <text:p>-2.20985</text:p>
          </table:table-cell>
          <table:table-cell office:value-type="float" office:value="247.21">
            <text:p>247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8033">
            <text:p>13.8033</text:p>
          </table:table-cell>
          <table:table-cell office:value-type="float" office:value="-2.02872">
            <text:p>-2.02872</text:p>
          </table:table-cell>
          <table:table-cell office:value-type="float" office:value="247.029">
            <text:p>247.0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3.9118">
            <text:p>13.9118</text:p>
          </table:table-cell>
          <table:table-cell office:value-type="float" office:value="-1.86266">
            <text:p>-1.86266</text:p>
          </table:table-cell>
          <table:table-cell office:value-type="float" office:value="246.863">
            <text:p>246.8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032">
            <text:p>14.032</text:p>
          </table:table-cell>
          <table:table-cell office:value-type="float" office:value="-1.68086">
            <text:p>-1.68086</text:p>
          </table:table-cell>
          <table:table-cell office:value-type="float" office:value="246.681">
            <text:p>246.6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1511">
            <text:p>14.1511</text:p>
          </table:table-cell>
          <table:table-cell office:value-type="float" office:value="-1.5029">
            <text:p>-1.5029</text:p>
          </table:table-cell>
          <table:table-cell office:value-type="float" office:value="246.503">
            <text:p>246.5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2787">
            <text:p>14.2787</text:p>
          </table:table-cell>
          <table:table-cell office:value-type="float" office:value="-1.31436">
            <text:p>-1.31436</text:p>
          </table:table-cell>
          <table:table-cell office:value-type="float" office:value="246.314">
            <text:p>246.3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399">
            <text:p>14.399</text:p>
          </table:table-cell>
          <table:table-cell office:value-type="float" office:value="-1.13911">
            <text:p>-1.13911</text:p>
          </table:table-cell>
          <table:table-cell office:value-type="float" office:value="246.139">
            <text:p>246.1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507">
            <text:p>14.507</text:p>
          </table:table-cell>
          <table:table-cell office:value-type="float" office:value="-0.983475">
            <text:p>-0.983475</text:p>
          </table:table-cell>
          <table:table-cell office:value-type="float" office:value="245.983">
            <text:p>245.9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6259">
            <text:p>14.6259</text:p>
          </table:table-cell>
          <table:table-cell office:value-type="float" office:value="-0.813904">
            <text:p>-0.813904</text:p>
          </table:table-cell>
          <table:table-cell office:value-type="float" office:value="245.814">
            <text:p>245.8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765">
            <text:p>14.765</text:p>
          </table:table-cell>
          <table:table-cell office:value-type="float" office:value="-0.617996">
            <text:p>-0.617996</text:p>
          </table:table-cell>
          <table:table-cell office:value-type="float" office:value="245.618">
            <text:p>245.6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4.8869">
            <text:p>14.8869</text:p>
          </table:table-cell>
          <table:table-cell office:value-type="float" office:value="-0.448746">
            <text:p>-0.448746</text:p>
          </table:table-cell>
          <table:table-cell office:value-type="float" office:value="245.449">
            <text:p>245.4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0059">
            <text:p>15.0059</text:p>
          </table:table-cell>
          <table:table-cell office:value-type="float" office:value="-0.285645">
            <text:p>-0.285645</text:p>
          </table:table-cell>
          <table:table-cell office:value-type="float" office:value="245.286">
            <text:p>245.2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1355">
            <text:p>15.1355</text:p>
          </table:table-cell>
          <table:table-cell office:value-type="float" office:value="-0.109787">
            <text:p>-0.109787</text:p>
          </table:table-cell>
          <table:table-cell office:value-type="float" office:value="245.11">
            <text:p>245.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2573">
            <text:p>15.2573</text:p>
          </table:table-cell>
          <table:table-cell office:value-type="float" office:value="0.0533447">
            <text:p>0.0533447</text:p>
          </table:table-cell>
          <table:table-cell office:value-type="float" office:value="244.947">
            <text:p>244.947</text:p>
          </table:table-cell>
          <table:table-cell office:value-type="float" office:value="0.533447">
            <text:p>0.53344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378">
            <text:p>15.378</text:p>
          </table:table-cell>
          <table:table-cell office:value-type="float" office:value="0.213394">
            <text:p>0.213394</text:p>
          </table:table-cell>
          <table:table-cell office:value-type="float" office:value="244.787">
            <text:p>244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5044">
            <text:p>15.5044</text:p>
          </table:table-cell>
          <table:table-cell office:value-type="float" office:value="0.37912">
            <text:p>0.37912</text:p>
          </table:table-cell>
          <table:table-cell office:value-type="float" office:value="244.621">
            <text:p>244.6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6134">
            <text:p>15.6134</text:p>
          </table:table-cell>
          <table:table-cell office:value-type="float" office:value="0.520493">
            <text:p>0.520493</text:p>
          </table:table-cell>
          <table:table-cell office:value-type="float" office:value="244.48">
            <text:p>244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7438">
            <text:p>15.7438</text:p>
          </table:table-cell>
          <table:table-cell office:value-type="float" office:value="0.687912">
            <text:p>0.687912</text:p>
          </table:table-cell>
          <table:table-cell office:value-type="float" office:value="244.312">
            <text:p>244.3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8505">
            <text:p>15.8505</text:p>
          </table:table-cell>
          <table:table-cell office:value-type="float" office:value="0.823425">
            <text:p>0.823425</text:p>
          </table:table-cell>
          <table:table-cell office:value-type="float" office:value="244.177">
            <text:p>244.1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.9553">
            <text:p>15.9553</text:p>
          </table:table-cell>
          <table:table-cell office:value-type="float" office:value="0.955414">
            <text:p>0.955414</text:p>
          </table:table-cell>
          <table:table-cell office:value-type="float" office:value="244.045">
            <text:p>244.0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081">
            <text:p>16.081</text:p>
          </table:table-cell>
          <table:table-cell office:value-type="float" office:value="1.11221">
            <text:p>1.11221</text:p>
          </table:table-cell>
          <table:table-cell office:value-type="float" office:value="243.888">
            <text:p>243.8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1917">
            <text:p>16.1917</text:p>
          </table:table-cell>
          <table:table-cell office:value-type="float" office:value="1.24892">
            <text:p>1.24892</text:p>
          </table:table-cell>
          <table:table-cell office:value-type="float" office:value="243.751">
            <text:p>243.7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3011">
            <text:p>16.3011</text:p>
          </table:table-cell>
          <table:table-cell office:value-type="float" office:value="1.38319">
            <text:p>1.38319</text:p>
          </table:table-cell>
          <table:table-cell office:value-type="float" office:value="243.617">
            <text:p>243.6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4053">
            <text:p>16.4053</text:p>
          </table:table-cell>
          <table:table-cell office:value-type="float" office:value="1.50923">
            <text:p>1.50923</text:p>
          </table:table-cell>
          <table:table-cell office:value-type="float" office:value="243.491">
            <text:p>243.4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532">
            <text:p>16.532</text:p>
          </table:table-cell>
          <table:table-cell office:value-type="float" office:value="1.66055">
            <text:p>1.66055</text:p>
          </table:table-cell>
          <table:table-cell office:value-type="float" office:value="243.339">
            <text:p>243.3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6359">
            <text:p>16.6359</text:p>
          </table:table-cell>
          <table:table-cell office:value-type="float" office:value="1.78275">
            <text:p>1.78275</text:p>
          </table:table-cell>
          <table:table-cell office:value-type="float" office:value="243.217">
            <text:p>243.2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7632">
            <text:p>16.7632</text:p>
          </table:table-cell>
          <table:table-cell office:value-type="float" office:value="1.92984">
            <text:p>1.92984</text:p>
          </table:table-cell>
          <table:table-cell office:value-type="float" office:value="243.07">
            <text:p>243.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8745">
            <text:p>16.8745</text:p>
          </table:table-cell>
          <table:table-cell office:value-type="float" office:value="2.05553">
            <text:p>2.05553</text:p>
          </table:table-cell>
          <table:table-cell office:value-type="float" office:value="242.944">
            <text:p>242.9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6.9968">
            <text:p>16.9968</text:p>
          </table:table-cell>
          <table:table-cell office:value-type="float" office:value="2.1899">
            <text:p>2.1899</text:p>
          </table:table-cell>
          <table:table-cell office:value-type="float" office:value="242.81">
            <text:p>242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1343">
            <text:p>17.1343</text:p>
          </table:table-cell>
          <table:table-cell office:value-type="float" office:value="2.33592">
            <text:p>2.33592</text:p>
          </table:table-cell>
          <table:table-cell office:value-type="float" office:value="242.664">
            <text:p>242.6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258">
            <text:p>17.258</text:p>
          </table:table-cell>
          <table:table-cell office:value-type="float" office:value="2.46207">
            <text:p>2.46207</text:p>
          </table:table-cell>
          <table:table-cell office:value-type="float" office:value="242.538">
            <text:p>242.5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3594">
            <text:p>17.3594</text:p>
          </table:table-cell>
          <table:table-cell office:value-type="float" office:value="2.56122">
            <text:p>2.56122</text:p>
          </table:table-cell>
          <table:table-cell office:value-type="float" office:value="242.439">
            <text:p>242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4705">
            <text:p>17.4705</text:p>
          </table:table-cell>
          <table:table-cell office:value-type="float" office:value="2.66516">
            <text:p>2.66516</text:p>
          </table:table-cell>
          <table:table-cell office:value-type="float" office:value="242.335">
            <text:p>242.3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5904">
            <text:p>17.5904</text:p>
          </table:table-cell>
          <table:table-cell office:value-type="float" office:value="2.77142">
            <text:p>2.77142</text:p>
          </table:table-cell>
          <table:table-cell office:value-type="float" office:value="242.229">
            <text:p>242.2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7151">
            <text:p>17.7151</text:p>
          </table:table-cell>
          <table:table-cell office:value-type="float" office:value="2.87473">
            <text:p>2.87473</text:p>
          </table:table-cell>
          <table:table-cell office:value-type="float" office:value="242.125">
            <text:p>242.1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8428">
            <text:p>17.8428</text:p>
          </table:table-cell>
          <table:table-cell office:value-type="float" office:value="2.97234">
            <text:p>2.97234</text:p>
          </table:table-cell>
          <table:table-cell office:value-type="float" office:value="242.028">
            <text:p>242.0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7.9702">
            <text:p>17.9702</text:p>
          </table:table-cell>
          <table:table-cell office:value-type="float" office:value="3.06084">
            <text:p>3.06084</text:p>
          </table:table-cell>
          <table:table-cell office:value-type="float" office:value="241.939">
            <text:p>241.9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0909">
            <text:p>18.0909</text:p>
          </table:table-cell>
          <table:table-cell office:value-type="float" office:value="3.13576">
            <text:p>3.13576</text:p>
          </table:table-cell>
          <table:table-cell office:value-type="float" office:value="241.864">
            <text:p>241.8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2032">
            <text:p>18.2032</text:p>
          </table:table-cell>
          <table:table-cell office:value-type="float" office:value="3.19737">
            <text:p>3.19737</text:p>
          </table:table-cell>
          <table:table-cell office:value-type="float" office:value="241.803">
            <text:p>241.8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3055">
            <text:p>18.3055</text:p>
          </table:table-cell>
          <table:table-cell office:value-type="float" office:value="3.24591">
            <text:p>3.24591</text:p>
          </table:table-cell>
          <table:table-cell office:value-type="float" office:value="241.754">
            <text:p>241.7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4287">
            <text:p>18.4287</text:p>
          </table:table-cell>
          <table:table-cell office:value-type="float" office:value="3.29443">
            <text:p>3.29443</text:p>
          </table:table-cell>
          <table:table-cell office:value-type="float" office:value="241.706">
            <text:p>241.7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5515">
            <text:p>18.5515</text:p>
          </table:table-cell>
          <table:table-cell office:value-type="float" office:value="3.33109">
            <text:p>3.33109</text:p>
          </table:table-cell>
          <table:table-cell office:value-type="float" office:value="241.669">
            <text:p>241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6693">
            <text:p>18.6693</text:p>
          </table:table-cell>
          <table:table-cell office:value-type="float" office:value="3.35478">
            <text:p>3.35478</text:p>
          </table:table-cell>
          <table:table-cell office:value-type="float" office:value="241.645">
            <text:p>241.6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7894">
            <text:p>18.7894</text:p>
          </table:table-cell>
          <table:table-cell office:value-type="float" office:value="3.36653">
            <text:p>3.36653</text:p>
          </table:table-cell>
          <table:table-cell office:value-type="float" office:value="241.633">
            <text:p>241.6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8.9033">
            <text:p>18.9033</text:p>
          </table:table-cell>
          <table:table-cell office:value-type="float" office:value="3.36546">
            <text:p>3.36546</text:p>
          </table:table-cell>
          <table:table-cell office:value-type="float" office:value="241.635">
            <text:p>241.6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023">
            <text:p>19.023</text:p>
          </table:table-cell>
          <table:table-cell office:value-type="float" office:value="3.35081">
            <text:p>3.35081</text:p>
          </table:table-cell>
          <table:table-cell office:value-type="float" office:value="241.649">
            <text:p>241.6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1439">
            <text:p>19.1439</text:p>
          </table:table-cell>
          <table:table-cell office:value-type="float" office:value="3.32143">
            <text:p>3.32143</text:p>
          </table:table-cell>
          <table:table-cell office:value-type="float" office:value="241.679">
            <text:p>241.6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2699">
            <text:p>19.2699</text:p>
          </table:table-cell>
          <table:table-cell office:value-type="float" office:value="3.27425">
            <text:p>3.27425</text:p>
          </table:table-cell>
          <table:table-cell office:value-type="float" office:value="241.726">
            <text:p>241.7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371">
            <text:p>19.371</text:p>
          </table:table-cell>
          <table:table-cell office:value-type="float" office:value="3.22362">
            <text:p>3.22362</text:p>
          </table:table-cell>
          <table:table-cell office:value-type="float" office:value="241.776">
            <text:p>241.7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4936">
            <text:p>19.4936</text:p>
          </table:table-cell>
          <table:table-cell office:value-type="float" office:value="3.14626">
            <text:p>3.14626</text:p>
          </table:table-cell>
          <table:table-cell office:value-type="float" office:value="241.854">
            <text:p>241.8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6129">
            <text:p>19.6129</text:p>
          </table:table-cell>
          <table:table-cell office:value-type="float" office:value="3.05357">
            <text:p>3.05357</text:p>
          </table:table-cell>
          <table:table-cell office:value-type="float" office:value="241.946">
            <text:p>241.9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7298">
            <text:p>19.7298</text:p>
          </table:table-cell>
          <table:table-cell office:value-type="float" office:value="2.94572">
            <text:p>2.94572</text:p>
          </table:table-cell>
          <table:table-cell office:value-type="float" office:value="242.054">
            <text:p>242.0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8497">
            <text:p>19.8497</text:p>
          </table:table-cell>
          <table:table-cell office:value-type="float" office:value="2.81671">
            <text:p>2.81671</text:p>
          </table:table-cell>
          <table:table-cell office:value-type="float" office:value="242.183">
            <text:p>242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.9698">
            <text:p>19.9698</text:p>
          </table:table-cell>
          <table:table-cell office:value-type="float" office:value="2.6683">
            <text:p>2.6683</text:p>
          </table:table-cell>
          <table:table-cell office:value-type="float" office:value="242.332">
            <text:p>242.3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0855">
            <text:p>20.0855</text:p>
          </table:table-cell>
          <table:table-cell office:value-type="float" office:value="2.50667">
            <text:p>2.50667</text:p>
          </table:table-cell>
          <table:table-cell office:value-type="float" office:value="242.493">
            <text:p>242.4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2066">
            <text:p>20.2066</text:p>
          </table:table-cell>
          <table:table-cell office:value-type="float" office:value="2.31747">
            <text:p>2.31747</text:p>
          </table:table-cell>
          <table:table-cell office:value-type="float" office:value="242.683">
            <text:p>242.6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3284">
            <text:p>20.3284</text:p>
          </table:table-cell>
          <table:table-cell office:value-type="float" office:value="2.10635">
            <text:p>2.10635</text:p>
          </table:table-cell>
          <table:table-cell office:value-type="float" office:value="242.894">
            <text:p>242.8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4389">
            <text:p>20.4389</text:p>
          </table:table-cell>
          <table:table-cell office:value-type="float" office:value="1.89597">
            <text:p>1.89597</text:p>
          </table:table-cell>
          <table:table-cell office:value-type="float" office:value="243.104">
            <text:p>243.1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5622">
            <text:p>20.5622</text:p>
          </table:table-cell>
          <table:table-cell office:value-type="float" office:value="1.64052">
            <text:p>1.64052</text:p>
          </table:table-cell>
          <table:table-cell office:value-type="float" office:value="243.359">
            <text:p>243.3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6841">
            <text:p>20.6841</text:p>
          </table:table-cell>
          <table:table-cell office:value-type="float" office:value="1.366">
            <text:p>1.366</text:p>
          </table:table-cell>
          <table:table-cell office:value-type="float" office:value="243.634">
            <text:p>243.6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8089">
            <text:p>20.8089</text:p>
          </table:table-cell>
          <table:table-cell office:value-type="float" office:value="1.06212">
            <text:p>1.06212</text:p>
          </table:table-cell>
          <table:table-cell office:value-type="float" office:value="243.938">
            <text:p>243.9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.9341">
            <text:p>20.9341</text:p>
          </table:table-cell>
          <table:table-cell office:value-type="float" office:value="0.734085">
            <text:p>0.734085</text:p>
          </table:table-cell>
          <table:table-cell office:value-type="float" office:value="244.266">
            <text:p>244.2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0537">
            <text:p>21.0537</text:p>
          </table:table-cell>
          <table:table-cell office:value-type="float" office:value="0.399246">
            <text:p>0.399246</text:p>
          </table:table-cell>
          <table:table-cell office:value-type="float" office:value="244.601">
            <text:p>244.6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1707">
            <text:p>21.1707</text:p>
          </table:table-cell>
          <table:table-cell office:value-type="float" office:value="0.0518799">
            <text:p>0.0518799</text:p>
          </table:table-cell>
          <table:table-cell office:value-type="float" office:value="244.948">
            <text:p>244.948</text:p>
          </table:table-cell>
          <table:table-cell office:value-type="float" office:value="0.518799">
            <text:p>0.5187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2881">
            <text:p>21.2881</text:p>
          </table:table-cell>
          <table:table-cell office:value-type="float" office:value="-0.317093">
            <text:p>-0.317093</text:p>
          </table:table-cell>
          <table:table-cell office:value-type="float" office:value="245.317">
            <text:p>245.3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4143">
            <text:p>21.4143</text:p>
          </table:table-cell>
          <table:table-cell office:value-type="float" office:value="-0.735794">
            <text:p>-0.735794</text:p>
          </table:table-cell>
          <table:table-cell office:value-type="float" office:value="245.736">
            <text:p>245.7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5395">
            <text:p>21.5395</text:p>
          </table:table-cell>
          <table:table-cell office:value-type="float" office:value="-1.17276">
            <text:p>-1.17276</text:p>
          </table:table-cell>
          <table:table-cell office:value-type="float" office:value="246.173">
            <text:p>246.1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6691">
            <text:p>21.6691</text:p>
          </table:table-cell>
          <table:table-cell office:value-type="float" office:value="-1.6476">
            <text:p>-1.6476</text:p>
          </table:table-cell>
          <table:table-cell office:value-type="float" office:value="246.648">
            <text:p>246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7892">
            <text:p>21.7892</text:p>
          </table:table-cell>
          <table:table-cell office:value-type="float" office:value="-2.10501">
            <text:p>-2.10501</text:p>
          </table:table-cell>
          <table:table-cell office:value-type="float" office:value="247.105">
            <text:p>247.1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.9117">
            <text:p>21.9117</text:p>
          </table:table-cell>
          <table:table-cell office:value-type="float" office:value="-2.58571">
            <text:p>-2.58571</text:p>
          </table:table-cell>
          <table:table-cell office:value-type="float" office:value="247.586">
            <text:p>247.5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0298">
            <text:p>22.0298</text:p>
          </table:table-cell>
          <table:table-cell office:value-type="float" office:value="-3.05859">
            <text:p>-3.05859</text:p>
          </table:table-cell>
          <table:table-cell office:value-type="float" office:value="248.059">
            <text:p>248.0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1486">
            <text:p>22.1486</text:p>
          </table:table-cell>
          <table:table-cell office:value-type="float" office:value="-3.53831">
            <text:p>-3.53831</text:p>
          </table:table-cell>
          <table:table-cell office:value-type="float" office:value="248.538">
            <text:p>248.5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2674">
            <text:p>22.2674</text:p>
          </table:table-cell>
          <table:table-cell office:value-type="float" office:value="-4.01672">
            <text:p>-4.01672</text:p>
          </table:table-cell>
          <table:table-cell office:value-type="float" office:value="249.017">
            <text:p>249.0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3947">
            <text:p>22.3947</text:p>
          </table:table-cell>
          <table:table-cell office:value-type="float" office:value="-4.52127">
            <text:p>-4.52127</text:p>
          </table:table-cell>
          <table:table-cell office:value-type="float" office:value="249.521">
            <text:p>249.5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5148">
            <text:p>22.5148</text:p>
          </table:table-cell>
          <table:table-cell office:value-type="float" office:value="-4.98332">
            <text:p>-4.98332</text:p>
          </table:table-cell>
          <table:table-cell office:value-type="float" office:value="249.983">
            <text:p>249.9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6344">
            <text:p>22.6344</text:p>
          </table:table-cell>
          <table:table-cell office:value-type="float" office:value="-5.42564">
            <text:p>-5.42564</text:p>
          </table:table-cell>
          <table:table-cell office:value-type="float" office:value="250.426">
            <text:p>250.4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7573">
            <text:p>22.7573</text:p>
          </table:table-cell>
          <table:table-cell office:value-type="float" office:value="-5.85634">
            <text:p>-5.85634</text:p>
          </table:table-cell>
          <table:table-cell office:value-type="float" office:value="250.856">
            <text:p>250.8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2.8822">
            <text:p>22.8822</text:p>
          </table:table-cell>
          <table:table-cell office:value-type="float" office:value="-6.2661">
            <text:p>-6.2661</text:p>
          </table:table-cell>
          <table:table-cell office:value-type="float" office:value="251.266">
            <text:p>251.2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0043">
            <text:p>23.0043</text:p>
          </table:table-cell>
          <table:table-cell office:value-type="float" office:value="-6.6364">
            <text:p>-6.6364</text:p>
          </table:table-cell>
          <table:table-cell office:value-type="float" office:value="251.636">
            <text:p>251.6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1217">
            <text:p>23.1217</text:p>
          </table:table-cell>
          <table:table-cell office:value-type="float" office:value="-6.96219">
            <text:p>-6.96219</text:p>
          </table:table-cell>
          <table:table-cell office:value-type="float" office:value="251.962">
            <text:p>251.9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2421">
            <text:p>23.2421</text:p>
          </table:table-cell>
          <table:table-cell office:value-type="float" office:value="-7.26492">
            <text:p>-7.26492</text:p>
          </table:table-cell>
          <table:table-cell office:value-type="float" office:value="252.265">
            <text:p>252.2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3718">
            <text:p>23.3718</text:p>
          </table:table-cell>
          <table:table-cell office:value-type="float" office:value="-7.55446">
            <text:p>-7.55446</text:p>
          </table:table-cell>
          <table:table-cell office:value-type="float" office:value="252.554">
            <text:p>252.5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4842">
            <text:p>23.4842</text:p>
          </table:table-cell>
          <table:table-cell office:value-type="float" office:value="-7.77448">
            <text:p>-7.77448</text:p>
          </table:table-cell>
          <table:table-cell office:value-type="float" office:value="252.774">
            <text:p>252.7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61">
            <text:p>23.61</text:p>
          </table:table-cell>
          <table:table-cell office:value-type="float" office:value="-7.98741">
            <text:p>-7.98741</text:p>
          </table:table-cell>
          <table:table-cell office:value-type="float" office:value="252.987">
            <text:p>252.9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7434">
            <text:p>23.7434</text:p>
          </table:table-cell>
          <table:table-cell office:value-type="float" office:value="-8.17516">
            <text:p>-8.17516</text:p>
          </table:table-cell>
          <table:table-cell office:value-type="float" office:value="253.175">
            <text:p>253.1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8674">
            <text:p>23.8674</text:p>
          </table:table-cell>
          <table:table-cell office:value-type="float" office:value="-8.31581">
            <text:p>-8.31581</text:p>
          </table:table-cell>
          <table:table-cell office:value-type="float" office:value="253.316">
            <text:p>253.3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.9993">
            <text:p>23.9993</text:p>
          </table:table-cell>
          <table:table-cell office:value-type="float" office:value="-8.4312">
            <text:p>-8.4312</text:p>
          </table:table-cell>
          <table:table-cell office:value-type="float" office:value="253.431">
            <text:p>253.4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1324">
            <text:p>24.1324</text:p>
          </table:table-cell>
          <table:table-cell office:value-type="float" office:value="-8.51332">
            <text:p>-8.51332</text:p>
          </table:table-cell>
          <table:table-cell office:value-type="float" office:value="253.513">
            <text:p>253.5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2452">
            <text:p>24.2452</text:p>
          </table:table-cell>
          <table:table-cell office:value-type="float" office:value="-8.55765">
            <text:p>-8.55765</text:p>
          </table:table-cell>
          <table:table-cell office:value-type="float" office:value="253.558">
            <text:p>253.5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3578">
            <text:p>24.3578</text:p>
          </table:table-cell>
          <table:table-cell office:value-type="float" office:value="-8.57997">
            <text:p>-8.57997</text:p>
          </table:table-cell>
          <table:table-cell office:value-type="float" office:value="253.58">
            <text:p>253.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4761">
            <text:p>24.4761</text:p>
          </table:table-cell>
          <table:table-cell office:value-type="float" office:value="-8.58119">
            <text:p>-8.58119</text:p>
          </table:table-cell>
          <table:table-cell office:value-type="float" office:value="253.581">
            <text:p>253.5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6031">
            <text:p>24.6031</text:p>
          </table:table-cell>
          <table:table-cell office:value-type="float" office:value="-8.55894">
            <text:p>-8.55894</text:p>
          </table:table-cell>
          <table:table-cell office:value-type="float" office:value="253.559">
            <text:p>253.5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7104">
            <text:p>24.7104</text:p>
          </table:table-cell>
          <table:table-cell office:value-type="float" office:value="-8.52226">
            <text:p>-8.52226</text:p>
          </table:table-cell>
          <table:table-cell office:value-type="float" office:value="253.522">
            <text:p>253.5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832">
            <text:p>24.832</text:p>
          </table:table-cell>
          <table:table-cell office:value-type="float" office:value="-8.46246">
            <text:p>-8.46246</text:p>
          </table:table-cell>
          <table:table-cell office:value-type="float" office:value="253.462">
            <text:p>253.4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.9485">
            <text:p>24.9485</text:p>
          </table:table-cell>
          <table:table-cell office:value-type="float" office:value="-8.38818">
            <text:p>-8.38818</text:p>
          </table:table-cell>
          <table:table-cell office:value-type="float" office:value="253.388">
            <text:p>253.3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0539">
            <text:p>25.0539</text:p>
          </table:table-cell>
          <table:table-cell office:value-type="float" office:value="-8.30788">
            <text:p>-8.30788</text:p>
          </table:table-cell>
          <table:table-cell office:value-type="float" office:value="253.308">
            <text:p>253.3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1642">
            <text:p>25.1642</text:p>
          </table:table-cell>
          <table:table-cell office:value-type="float" office:value="-8.21147">
            <text:p>-8.21147</text:p>
          </table:table-cell>
          <table:table-cell office:value-type="float" office:value="253.211">
            <text:p>253.2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2732">
            <text:p>25.2732</text:p>
          </table:table-cell>
          <table:table-cell office:value-type="float" office:value="-8.10478">
            <text:p>-8.10478</text:p>
          </table:table-cell>
          <table:table-cell office:value-type="float" office:value="253.105">
            <text:p>253.1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3831">
            <text:p>25.3831</text:p>
          </table:table-cell>
          <table:table-cell office:value-type="float" office:value="-7.98672">
            <text:p>-7.98672</text:p>
          </table:table-cell>
          <table:table-cell office:value-type="float" office:value="252.987">
            <text:p>252.9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4973">
            <text:p>25.4973</text:p>
          </table:table-cell>
          <table:table-cell office:value-type="float" office:value="-7.85385">
            <text:p>-7.85385</text:p>
          </table:table-cell>
          <table:table-cell office:value-type="float" office:value="252.854">
            <text:p>252.8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6335">
            <text:p>25.6335</text:p>
          </table:table-cell>
          <table:table-cell office:value-type="float" office:value="-7.68297">
            <text:p>-7.68297</text:p>
          </table:table-cell>
          <table:table-cell office:value-type="float" office:value="252.683">
            <text:p>252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7453">
            <text:p>25.7453</text:p>
          </table:table-cell>
          <table:table-cell office:value-type="float" office:value="-7.534">
            <text:p>-7.534</text:p>
          </table:table-cell>
          <table:table-cell office:value-type="float" office:value="252.534">
            <text:p>252.5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8804">
            <text:p>25.8804</text:p>
          </table:table-cell>
          <table:table-cell office:value-type="float" office:value="-7.34442">
            <text:p>-7.34442</text:p>
          </table:table-cell>
          <table:table-cell office:value-type="float" office:value="252.344">
            <text:p>252.3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5.9944">
            <text:p>25.9944</text:p>
          </table:table-cell>
          <table:table-cell office:value-type="float" office:value="-7.1772">
            <text:p>-7.1772</text:p>
          </table:table-cell>
          <table:table-cell office:value-type="float" office:value="252.177">
            <text:p>252.1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1016">
            <text:p>26.1016</text:p>
          </table:table-cell>
          <table:table-cell office:value-type="float" office:value="-7.01489">
            <text:p>-7.01489</text:p>
          </table:table-cell>
          <table:table-cell office:value-type="float" office:value="252.015">
            <text:p>252.0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234">
            <text:p>26.234</text:p>
          </table:table-cell>
          <table:table-cell office:value-type="float" office:value="-6.80783">
            <text:p>-6.80783</text:p>
          </table:table-cell>
          <table:table-cell office:value-type="float" office:value="251.808">
            <text:p>251.8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3451">
            <text:p>26.3451</text:p>
          </table:table-cell>
          <table:table-cell office:value-type="float" office:value="-6.62964">
            <text:p>-6.62964</text:p>
          </table:table-cell>
          <table:table-cell office:value-type="float" office:value="251.63">
            <text:p>251.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4698">
            <text:p>26.4698</text:p>
          </table:table-cell>
          <table:table-cell office:value-type="float" office:value="-6.42505">
            <text:p>-6.42505</text:p>
          </table:table-cell>
          <table:table-cell office:value-type="float" office:value="251.425">
            <text:p>251.4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5939">
            <text:p>26.5939</text:p>
          </table:table-cell>
          <table:table-cell office:value-type="float" office:value="-6.21777">
            <text:p>-6.21777</text:p>
          </table:table-cell>
          <table:table-cell office:value-type="float" office:value="251.218">
            <text:p>251.2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7252">
            <text:p>26.7252</text:p>
          </table:table-cell>
          <table:table-cell office:value-type="float" office:value="-5.99518">
            <text:p>-5.99518</text:p>
          </table:table-cell>
          <table:table-cell office:value-type="float" office:value="250.995">
            <text:p>250.9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8524">
            <text:p>26.8524</text:p>
          </table:table-cell>
          <table:table-cell office:value-type="float" office:value="-5.77666">
            <text:p>-5.77666</text:p>
          </table:table-cell>
          <table:table-cell office:value-type="float" office:value="250.777">
            <text:p>250.7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6.9695">
            <text:p>26.9695</text:p>
          </table:table-cell>
          <table:table-cell office:value-type="float" office:value="-5.57346">
            <text:p>-5.57346</text:p>
          </table:table-cell>
          <table:table-cell office:value-type="float" office:value="250.573">
            <text:p>250.5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082">
            <text:p>27.082</text:p>
          </table:table-cell>
          <table:table-cell office:value-type="float" office:value="-5.37666">
            <text:p>-5.37666</text:p>
          </table:table-cell>
          <table:table-cell office:value-type="float" office:value="250.377">
            <text:p>250.3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2074">
            <text:p>27.2074</text:p>
          </table:table-cell>
          <table:table-cell office:value-type="float" office:value="-5.15648">
            <text:p>-5.15648</text:p>
          </table:table-cell>
          <table:table-cell office:value-type="float" office:value="250.156">
            <text:p>250.1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3344">
            <text:p>27.3344</text:p>
          </table:table-cell>
          <table:table-cell office:value-type="float" office:value="-4.93239">
            <text:p>-4.93239</text:p>
          </table:table-cell>
          <table:table-cell office:value-type="float" office:value="249.932">
            <text:p>249.9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4621">
            <text:p>27.4621</text:p>
          </table:table-cell>
          <table:table-cell office:value-type="float" office:value="-4.70639">
            <text:p>-4.70639</text:p>
          </table:table-cell>
          <table:table-cell office:value-type="float" office:value="249.706">
            <text:p>249.7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5869">
            <text:p>27.5869</text:p>
          </table:table-cell>
          <table:table-cell office:value-type="float" office:value="-4.48553">
            <text:p>-4.48553</text:p>
          </table:table-cell>
          <table:table-cell office:value-type="float" office:value="249.486">
            <text:p>249.4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7171">
            <text:p>27.7171</text:p>
          </table:table-cell>
          <table:table-cell office:value-type="float" office:value="-4.25529">
            <text:p>-4.25529</text:p>
          </table:table-cell>
          <table:table-cell office:value-type="float" office:value="249.255">
            <text:p>249.2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8213">
            <text:p>27.8213</text:p>
          </table:table-cell>
          <table:table-cell office:value-type="float" office:value="-4.07124">
            <text:p>-4.07124</text:p>
          </table:table-cell>
          <table:table-cell office:value-type="float" office:value="249.071">
            <text:p>249.0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7.9558">
            <text:p>27.9558</text:p>
          </table:table-cell>
          <table:table-cell office:value-type="float" office:value="-3.83449">
            <text:p>-3.83449</text:p>
          </table:table-cell>
          <table:table-cell office:value-type="float" office:value="248.834">
            <text:p>248.8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0592">
            <text:p>28.0592</text:p>
          </table:table-cell>
          <table:table-cell office:value-type="float" office:value="-3.65312">
            <text:p>-3.65312</text:p>
          </table:table-cell>
          <table:table-cell office:value-type="float" office:value="248.653">
            <text:p>248.6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1675">
            <text:p>28.1675</text:p>
          </table:table-cell>
          <table:table-cell office:value-type="float" office:value="-3.46397">
            <text:p>-3.46397</text:p>
          </table:table-cell>
          <table:table-cell office:value-type="float" office:value="248.464">
            <text:p>248.4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2749">
            <text:p>28.2749</text:p>
          </table:table-cell>
          <table:table-cell office:value-type="float" office:value="-3.27727">
            <text:p>-3.27727</text:p>
          </table:table-cell>
          <table:table-cell office:value-type="float" office:value="248.277">
            <text:p>248.2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4047">
            <text:p>28.4047</text:p>
          </table:table-cell>
          <table:table-cell office:value-type="float" office:value="-3.0529">
            <text:p>-3.0529</text:p>
          </table:table-cell>
          <table:table-cell office:value-type="float" office:value="248.053">
            <text:p>248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5053">
            <text:p>28.5053</text:p>
          </table:table-cell>
          <table:table-cell office:value-type="float" office:value="-2.87999">
            <text:p>-2.87999</text:p>
          </table:table-cell>
          <table:table-cell office:value-type="float" office:value="247.88">
            <text:p>247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6306">
            <text:p>28.6306</text:p>
          </table:table-cell>
          <table:table-cell office:value-type="float" office:value="-2.66635">
            <text:p>-2.66635</text:p>
          </table:table-cell>
          <table:table-cell office:value-type="float" office:value="247.666">
            <text:p>247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754">
            <text:p>28.754</text:p>
          </table:table-cell>
          <table:table-cell office:value-type="float" office:value="-2.4576">
            <text:p>-2.4576</text:p>
          </table:table-cell>
          <table:table-cell office:value-type="float" office:value="247.458">
            <text:p>247.4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8758">
            <text:p>28.8758</text:p>
          </table:table-cell>
          <table:table-cell office:value-type="float" office:value="-2.25302">
            <text:p>-2.25302</text:p>
          </table:table-cell>
          <table:table-cell office:value-type="float" office:value="247.253">
            <text:p>247.2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8.9758">
            <text:p>28.9758</text:p>
          </table:table-cell>
          <table:table-cell office:value-type="float" office:value="-2.08658">
            <text:p>-2.08658</text:p>
          </table:table-cell>
          <table:table-cell office:value-type="float" office:value="247.087">
            <text:p>247.0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084">
            <text:p>29.084</text:p>
          </table:table-cell>
          <table:table-cell office:value-type="float" office:value="-1.90788">
            <text:p>-1.90788</text:p>
          </table:table-cell>
          <table:table-cell office:value-type="float" office:value="246.908">
            <text:p>246.9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2084">
            <text:p>29.2084</text:p>
          </table:table-cell>
          <table:table-cell office:value-type="float" office:value="-1.70444">
            <text:p>-1.70444</text:p>
          </table:table-cell>
          <table:table-cell office:value-type="float" office:value="246.704">
            <text:p>246.7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3135">
            <text:p>29.3135</text:p>
          </table:table-cell>
          <table:table-cell office:value-type="float" office:value="-1.53418">
            <text:p>-1.53418</text:p>
          </table:table-cell>
          <table:table-cell office:value-type="float" office:value="246.534">
            <text:p>246.5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4391">
            <text:p>29.4391</text:p>
          </table:table-cell>
          <table:table-cell office:value-type="float" office:value="-1.33237">
            <text:p>-1.33237</text:p>
          </table:table-cell>
          <table:table-cell office:value-type="float" office:value="246.332">
            <text:p>246.3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5485">
            <text:p>29.5485</text:p>
          </table:table-cell>
          <table:table-cell office:value-type="float" office:value="-1.15834">
            <text:p>-1.15834</text:p>
          </table:table-cell>
          <table:table-cell office:value-type="float" office:value="246.158">
            <text:p>246.1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6558">
            <text:p>29.6558</text:p>
          </table:table-cell>
          <table:table-cell office:value-type="float" office:value="-0.989182">
            <text:p>-0.989182</text:p>
          </table:table-cell>
          <table:table-cell office:value-type="float" office:value="245.989">
            <text:p>245.9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7791">
            <text:p>29.7791</text:p>
          </table:table-cell>
          <table:table-cell office:value-type="float" office:value="-0.79686">
            <text:p>-0.79686</text:p>
          </table:table-cell>
          <table:table-cell office:value-type="float" office:value="245.797">
            <text:p>245.7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9.9002">
            <text:p>29.9002</text:p>
          </table:table-cell>
          <table:table-cell office:value-type="float" office:value="-0.609772">
            <text:p>-0.609772</text:p>
          </table:table-cell>
          <table:table-cell office:value-type="float" office:value="245.61">
            <text:p>245.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0222">
            <text:p>30.0222</text:p>
          </table:table-cell>
          <table:table-cell office:value-type="float" office:value="-0.423218">
            <text:p>-0.423218</text:p>
          </table:table-cell>
          <table:table-cell office:value-type="float" office:value="245.423">
            <text:p>245.4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1288">
            <text:p>30.1288</text:p>
          </table:table-cell>
          <table:table-cell office:value-type="float" office:value="-0.261963">
            <text:p>-0.261963</text:p>
          </table:table-cell>
          <table:table-cell office:value-type="float" office:value="245.262">
            <text:p>245.2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2526">
            <text:p>30.2526</text:p>
          </table:table-cell>
          <table:table-cell office:value-type="float" office:value="-0.0762939">
            <text:p>-0.0762939</text:p>
          </table:table-cell>
          <table:table-cell office:value-type="float" office:value="245.076">
            <text:p>245.076</text:p>
          </table:table-cell>
          <table:table-cell office:value-type="float" office:value="-0.762939">
            <text:p>-0.76293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3603">
            <text:p>30.3603</text:p>
          </table:table-cell>
          <table:table-cell office:value-type="float" office:value="0.0835876">
            <text:p>0.0835876</text:p>
          </table:table-cell>
          <table:table-cell office:value-type="float" office:value="244.916">
            <text:p>244.916</text:p>
          </table:table-cell>
          <table:table-cell office:value-type="float" office:value="0.835876">
            <text:p>0.83587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4872">
            <text:p>30.4872</text:p>
          </table:table-cell>
          <table:table-cell office:value-type="float" office:value="0.270248">
            <text:p>0.270248</text:p>
          </table:table-cell>
          <table:table-cell office:value-type="float" office:value="244.73">
            <text:p>244.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6017">
            <text:p>30.6017</text:p>
          </table:table-cell>
          <table:table-cell office:value-type="float" office:value="0.436905">
            <text:p>0.436905</text:p>
          </table:table-cell>
          <table:table-cell office:value-type="float" office:value="244.563">
            <text:p>244.5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7292">
            <text:p>30.7292</text:p>
          </table:table-cell>
          <table:table-cell office:value-type="float" office:value="0.620682">
            <text:p>0.620682</text:p>
          </table:table-cell>
          <table:table-cell office:value-type="float" office:value="244.379">
            <text:p>244.3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8504">
            <text:p>30.8504</text:p>
          </table:table-cell>
          <table:table-cell office:value-type="float" office:value="0.79364">
            <text:p>0.79364</text:p>
          </table:table-cell>
          <table:table-cell office:value-type="float" office:value="244.206">
            <text:p>244.2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0.9852">
            <text:p>30.9852</text:p>
          </table:table-cell>
          <table:table-cell office:value-type="float" office:value="0.983978">
            <text:p>0.983978</text:p>
          </table:table-cell>
          <table:table-cell office:value-type="float" office:value="244.016">
            <text:p>244.0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0919">
            <text:p>31.0919</text:p>
          </table:table-cell>
          <table:table-cell office:value-type="float" office:value="1.13301">
            <text:p>1.13301</text:p>
          </table:table-cell>
          <table:table-cell office:value-type="float" office:value="243.867">
            <text:p>243.8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2186">
            <text:p>31.2186</text:p>
          </table:table-cell>
          <table:table-cell office:value-type="float" office:value="1.30829">
            <text:p>1.30829</text:p>
          </table:table-cell>
          <table:table-cell office:value-type="float" office:value="243.692">
            <text:p>243.6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3288">
            <text:p>31.3288</text:p>
          </table:table-cell>
          <table:table-cell office:value-type="float" office:value="1.45909">
            <text:p>1.45909</text:p>
          </table:table-cell>
          <table:table-cell office:value-type="float" office:value="243.541">
            <text:p>243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4566">
            <text:p>31.4566</text:p>
          </table:table-cell>
          <table:table-cell office:value-type="float" office:value="1.63223">
            <text:p>1.63223</text:p>
          </table:table-cell>
          <table:table-cell office:value-type="float" office:value="243.368">
            <text:p>243.3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5748">
            <text:p>31.5748</text:p>
          </table:table-cell>
          <table:table-cell office:value-type="float" office:value="1.79044">
            <text:p>1.79044</text:p>
          </table:table-cell>
          <table:table-cell office:value-type="float" office:value="243.21">
            <text:p>243.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686">
            <text:p>31.686</text:p>
          </table:table-cell>
          <table:table-cell office:value-type="float" office:value="1.93709">
            <text:p>1.93709</text:p>
          </table:table-cell>
          <table:table-cell office:value-type="float" office:value="243.063">
            <text:p>243.0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8156">
            <text:p>31.8156</text:p>
          </table:table-cell>
          <table:table-cell office:value-type="float" office:value="2.10483">
            <text:p>2.10483</text:p>
          </table:table-cell>
          <table:table-cell office:value-type="float" office:value="242.895">
            <text:p>242.8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1.9265">
            <text:p>31.9265</text:p>
          </table:table-cell>
          <table:table-cell office:value-type="float" office:value="2.24551">
            <text:p>2.24551</text:p>
          </table:table-cell>
          <table:table-cell office:value-type="float" office:value="242.754">
            <text:p>242.7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0546">
            <text:p>32.0546</text:p>
          </table:table-cell>
          <table:table-cell office:value-type="float" office:value="2.40395">
            <text:p>2.40395</text:p>
          </table:table-cell>
          <table:table-cell office:value-type="float" office:value="242.596">
            <text:p>242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182">
            <text:p>32.182</text:p>
          </table:table-cell>
          <table:table-cell office:value-type="float" office:value="2.55672">
            <text:p>2.55672</text:p>
          </table:table-cell>
          <table:table-cell office:value-type="float" office:value="242.443">
            <text:p>242.4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2903">
            <text:p>32.2903</text:p>
          </table:table-cell>
          <table:table-cell office:value-type="float" office:value="2.68248">
            <text:p>2.68248</text:p>
          </table:table-cell>
          <table:table-cell office:value-type="float" office:value="242.318">
            <text:p>242.3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399">
            <text:p>32.399</text:p>
          </table:table-cell>
          <table:table-cell office:value-type="float" office:value="2.80421">
            <text:p>2.80421</text:p>
          </table:table-cell>
          <table:table-cell office:value-type="float" office:value="242.196">
            <text:p>242.1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5323">
            <text:p>32.5323</text:p>
          </table:table-cell>
          <table:table-cell office:value-type="float" office:value="2.94701">
            <text:p>2.94701</text:p>
          </table:table-cell>
          <table:table-cell office:value-type="float" office:value="242.053">
            <text:p>242.0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6462">
            <text:p>32.6462</text:p>
          </table:table-cell>
          <table:table-cell office:value-type="float" office:value="3.06287">
            <text:p>3.06287</text:p>
          </table:table-cell>
          <table:table-cell office:value-type="float" office:value="241.937">
            <text:p>241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774">
            <text:p>32.774</text:p>
          </table:table-cell>
          <table:table-cell office:value-type="float" office:value="3.18535">
            <text:p>3.18535</text:p>
          </table:table-cell>
          <table:table-cell office:value-type="float" office:value="241.815">
            <text:p>241.8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8815">
            <text:p>32.8815</text:p>
          </table:table-cell>
          <table:table-cell office:value-type="float" office:value="3.28178">
            <text:p>3.28178</text:p>
          </table:table-cell>
          <table:table-cell office:value-type="float" office:value="241.718">
            <text:p>241.7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2.9815">
            <text:p>32.9815</text:p>
          </table:table-cell>
          <table:table-cell office:value-type="float" office:value="3.36584">
            <text:p>3.36584</text:p>
          </table:table-cell>
          <table:table-cell office:value-type="float" office:value="241.634">
            <text:p>241.6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111">
            <text:p>33.111</text:p>
          </table:table-cell>
          <table:table-cell office:value-type="float" office:value="3.46561">
            <text:p>3.46561</text:p>
          </table:table-cell>
          <table:table-cell office:value-type="float" office:value="241.534">
            <text:p>241.5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2367">
            <text:p>33.2367</text:p>
          </table:table-cell>
          <table:table-cell office:value-type="float" office:value="3.55244">
            <text:p>3.55244</text:p>
          </table:table-cell>
          <table:table-cell office:value-type="float" office:value="241.448">
            <text:p>241.4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3715">
            <text:p>33.3715</text:p>
          </table:table-cell>
          <table:table-cell office:value-type="float" office:value="3.63358">
            <text:p>3.63358</text:p>
          </table:table-cell>
          <table:table-cell office:value-type="float" office:value="241.366">
            <text:p>241.3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4843">
            <text:p>33.4843</text:p>
          </table:table-cell>
          <table:table-cell office:value-type="float" office:value="3.69115">
            <text:p>3.69115</text:p>
          </table:table-cell>
          <table:table-cell office:value-type="float" office:value="241.309">
            <text:p>241.3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6002">
            <text:p>33.6002</text:p>
          </table:table-cell>
          <table:table-cell office:value-type="float" office:value="3.74016">
            <text:p>3.74016</text:p>
          </table:table-cell>
          <table:table-cell office:value-type="float" office:value="241.26">
            <text:p>241.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7348">
            <text:p>33.7348</text:p>
          </table:table-cell>
          <table:table-cell office:value-type="float" office:value="3.78313">
            <text:p>3.78313</text:p>
          </table:table-cell>
          <table:table-cell office:value-type="float" office:value="241.217">
            <text:p>241.2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8449">
            <text:p>33.8449</text:p>
          </table:table-cell>
          <table:table-cell office:value-type="float" office:value="3.8065">
            <text:p>3.8065</text:p>
          </table:table-cell>
          <table:table-cell office:value-type="float" office:value="241.193">
            <text:p>241.1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3.9521">
            <text:p>33.9521</text:p>
          </table:table-cell>
          <table:table-cell office:value-type="float" office:value="3.81839">
            <text:p>3.81839</text:p>
          </table:table-cell>
          <table:table-cell office:value-type="float" office:value="241.182">
            <text:p>241.1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0787">
            <text:p>34.0787</text:p>
          </table:table-cell>
          <table:table-cell office:value-type="float" office:value="3.81813">
            <text:p>3.81813</text:p>
          </table:table-cell>
          <table:table-cell office:value-type="float" office:value="241.182">
            <text:p>241.1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1849">
            <text:p>34.1849</text:p>
          </table:table-cell>
          <table:table-cell office:value-type="float" office:value="3.80533">
            <text:p>3.80533</text:p>
          </table:table-cell>
          <table:table-cell office:value-type="float" office:value="241.195">
            <text:p>241.1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3118">
            <text:p>34.3118</text:p>
          </table:table-cell>
          <table:table-cell office:value-type="float" office:value="3.77428">
            <text:p>3.77428</text:p>
          </table:table-cell>
          <table:table-cell office:value-type="float" office:value="241.226">
            <text:p>241.2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4196">
            <text:p>34.4196</text:p>
          </table:table-cell>
          <table:table-cell office:value-type="float" office:value="3.73375">
            <text:p>3.73375</text:p>
          </table:table-cell>
          <table:table-cell office:value-type="float" office:value="241.266">
            <text:p>241.2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5208">
            <text:p>34.5208</text:p>
          </table:table-cell>
          <table:table-cell office:value-type="float" office:value="3.68327">
            <text:p>3.68327</text:p>
          </table:table-cell>
          <table:table-cell office:value-type="float" office:value="241.317">
            <text:p>241.3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6398">
            <text:p>34.6398</text:p>
          </table:table-cell>
          <table:table-cell office:value-type="float" office:value="3.60834">
            <text:p>3.60834</text:p>
          </table:table-cell>
          <table:table-cell office:value-type="float" office:value="241.392">
            <text:p>241.3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7535">
            <text:p>34.7535</text:p>
          </table:table-cell>
          <table:table-cell office:value-type="float" office:value="3.52025">
            <text:p>3.52025</text:p>
          </table:table-cell>
          <table:table-cell office:value-type="float" office:value="241.48">
            <text:p>241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4.8671">
            <text:p>34.8671</text:p>
          </table:table-cell>
          <table:table-cell office:value-type="float" office:value="3.41554">
            <text:p>3.41554</text:p>
          </table:table-cell>
          <table:table-cell office:value-type="float" office:value="241.584">
            <text:p>241.5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0107">
            <text:p>35.0107</text:p>
          </table:table-cell>
          <table:table-cell office:value-type="float" office:value="3.25854">
            <text:p>3.25854</text:p>
          </table:table-cell>
          <table:table-cell office:value-type="float" office:value="241.741">
            <text:p>241.7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1392">
            <text:p>35.1392</text:p>
          </table:table-cell>
          <table:table-cell office:value-type="float" office:value="3.09441">
            <text:p>3.09441</text:p>
          </table:table-cell>
          <table:table-cell office:value-type="float" office:value="241.906">
            <text:p>241.9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2395">
            <text:p>35.2395</text:p>
          </table:table-cell>
          <table:table-cell office:value-type="float" office:value="2.9503">
            <text:p>2.9503</text:p>
          </table:table-cell>
          <table:table-cell office:value-type="float" office:value="242.05">
            <text:p>242.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3532">
            <text:p>35.3532</text:p>
          </table:table-cell>
          <table:table-cell office:value-type="float" office:value="2.76949">
            <text:p>2.76949</text:p>
          </table:table-cell>
          <table:table-cell office:value-type="float" office:value="242.231">
            <text:p>242.2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4601">
            <text:p>35.4601</text:p>
          </table:table-cell>
          <table:table-cell office:value-type="float" office:value="2.58214">
            <text:p>2.58214</text:p>
          </table:table-cell>
          <table:table-cell office:value-type="float" office:value="242.418">
            <text:p>242.4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5647">
            <text:p>35.5647</text:p>
          </table:table-cell>
          <table:table-cell office:value-type="float" office:value="2.38275">
            <text:p>2.38275</text:p>
          </table:table-cell>
          <table:table-cell office:value-type="float" office:value="242.617">
            <text:p>242.6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6843">
            <text:p>35.6843</text:p>
          </table:table-cell>
          <table:table-cell office:value-type="float" office:value="2.13495">
            <text:p>2.13495</text:p>
          </table:table-cell>
          <table:table-cell office:value-type="float" office:value="242.865">
            <text:p>242.8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7897">
            <text:p>35.7897</text:p>
          </table:table-cell>
          <table:table-cell office:value-type="float" office:value="1.8985">
            <text:p>1.8985</text:p>
          </table:table-cell>
          <table:table-cell office:value-type="float" office:value="243.102">
            <text:p>243.1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5.9019">
            <text:p>35.9019</text:p>
          </table:table-cell>
          <table:table-cell office:value-type="float" office:value="1.62914">
            <text:p>1.62914</text:p>
          </table:table-cell>
          <table:table-cell office:value-type="float" office:value="243.371">
            <text:p>243.3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0307">
            <text:p>36.0307</text:p>
          </table:table-cell>
          <table:table-cell office:value-type="float" office:value="1.29634">
            <text:p>1.29634</text:p>
          </table:table-cell>
          <table:table-cell office:value-type="float" office:value="243.704">
            <text:p>243.7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1693">
            <text:p>36.1693</text:p>
          </table:table-cell>
          <table:table-cell office:value-type="float" office:value="0.910278">
            <text:p>0.910278</text:p>
          </table:table-cell>
          <table:table-cell office:value-type="float" office:value="244.09">
            <text:p>244.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2869">
            <text:p>36.2869</text:p>
          </table:table-cell>
          <table:table-cell office:value-type="float" office:value="0.560669">
            <text:p>0.560669</text:p>
          </table:table-cell>
          <table:table-cell office:value-type="float" office:value="244.439">
            <text:p>244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3883">
            <text:p>36.3883</text:p>
          </table:table-cell>
          <table:table-cell office:value-type="float" office:value="0.24292">
            <text:p>0.24292</text:p>
          </table:table-cell>
          <table:table-cell office:value-type="float" office:value="244.757">
            <text:p>244.7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4956">
            <text:p>36.4956</text:p>
          </table:table-cell>
          <table:table-cell office:value-type="float" office:value="-0.109894">
            <text:p>-0.109894</text:p>
          </table:table-cell>
          <table:table-cell office:value-type="float" office:value="245.11">
            <text:p>245.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6231">
            <text:p>36.6231</text:p>
          </table:table-cell>
          <table:table-cell office:value-type="float" office:value="-0.550262">
            <text:p>-0.550262</text:p>
          </table:table-cell>
          <table:table-cell office:value-type="float" office:value="245.55">
            <text:p>245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7578">
            <text:p>36.7578</text:p>
          </table:table-cell>
          <table:table-cell office:value-type="float" office:value="-1.03973">
            <text:p>-1.03973</text:p>
          </table:table-cell>
          <table:table-cell office:value-type="float" office:value="246.04">
            <text:p>246.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884">
            <text:p>36.884</text:p>
          </table:table-cell>
          <table:table-cell office:value-type="float" office:value="-1.5204">
            <text:p>-1.5204</text:p>
          </table:table-cell>
          <table:table-cell office:value-type="float" office:value="246.52">
            <text:p>246.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6.99">
            <text:p>36.99</text:p>
          </table:table-cell>
          <table:table-cell office:value-type="float" office:value="-1.93875">
            <text:p>-1.93875</text:p>
          </table:table-cell>
          <table:table-cell office:value-type="float" office:value="246.939">
            <text:p>246.9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1019">
            <text:p>37.1019</text:p>
          </table:table-cell>
          <table:table-cell office:value-type="float" office:value="-2.39305">
            <text:p>-2.39305</text:p>
          </table:table-cell>
          <table:table-cell office:value-type="float" office:value="247.393">
            <text:p>247.3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2073">
            <text:p>37.2073</text:p>
          </table:table-cell>
          <table:table-cell office:value-type="float" office:value="-2.82993">
            <text:p>-2.82993</text:p>
          </table:table-cell>
          <table:table-cell office:value-type="float" office:value="247.83">
            <text:p>247.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3331">
            <text:p>37.3331</text:p>
          </table:table-cell>
          <table:table-cell office:value-type="float" office:value="-3.35786">
            <text:p>-3.35786</text:p>
          </table:table-cell>
          <table:table-cell office:value-type="float" office:value="248.358">
            <text:p>248.3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4623">
            <text:p>37.4623</text:p>
          </table:table-cell>
          <table:table-cell office:value-type="float" office:value="-3.9012">
            <text:p>-3.9012</text:p>
          </table:table-cell>
          <table:table-cell office:value-type="float" office:value="248.901">
            <text:p>248.9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595">
            <text:p>37.595</text:p>
          </table:table-cell>
          <table:table-cell office:value-type="float" office:value="-4.45256">
            <text:p>-4.45256</text:p>
          </table:table-cell>
          <table:table-cell office:value-type="float" office:value="249.453">
            <text:p>249.4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7091">
            <text:p>37.7091</text:p>
          </table:table-cell>
          <table:table-cell office:value-type="float" office:value="-4.91486">
            <text:p>-4.91486</text:p>
          </table:table-cell>
          <table:table-cell office:value-type="float" office:value="249.915">
            <text:p>249.9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8161">
            <text:p>37.8161</text:p>
          </table:table-cell>
          <table:table-cell office:value-type="float" office:value="-5.33388">
            <text:p>-5.33388</text:p>
          </table:table-cell>
          <table:table-cell office:value-type="float" office:value="250.334">
            <text:p>250.3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7.9473">
            <text:p>37.9473</text:p>
          </table:table-cell>
          <table:table-cell office:value-type="float" office:value="-5.82436">
            <text:p>-5.82436</text:p>
          </table:table-cell>
          <table:table-cell office:value-type="float" office:value="250.824">
            <text:p>250.8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082">
            <text:p>38.082</text:p>
          </table:table-cell>
          <table:table-cell office:value-type="float" office:value="-6.29593">
            <text:p>-6.29593</text:p>
          </table:table-cell>
          <table:table-cell office:value-type="float" office:value="251.296">
            <text:p>251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2101">
            <text:p>38.2101</text:p>
          </table:table-cell>
          <table:table-cell office:value-type="float" office:value="-6.71028">
            <text:p>-6.71028</text:p>
          </table:table-cell>
          <table:table-cell office:value-type="float" office:value="251.71">
            <text:p>251.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3348">
            <text:p>38.3348</text:p>
          </table:table-cell>
          <table:table-cell office:value-type="float" office:value="-7.07922">
            <text:p>-7.07922</text:p>
          </table:table-cell>
          <table:table-cell office:value-type="float" office:value="252.079">
            <text:p>252.0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4508">
            <text:p>38.4508</text:p>
          </table:table-cell>
          <table:table-cell office:value-type="float" office:value="-7.39105">
            <text:p>-7.39105</text:p>
          </table:table-cell>
          <table:table-cell office:value-type="float" office:value="252.391">
            <text:p>252.3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5634">
            <text:p>38.5634</text:p>
          </table:table-cell>
          <table:table-cell office:value-type="float" office:value="-7.66367">
            <text:p>-7.66367</text:p>
          </table:table-cell>
          <table:table-cell office:value-type="float" office:value="252.664">
            <text:p>252.6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6909">
            <text:p>38.6909</text:p>
          </table:table-cell>
          <table:table-cell office:value-type="float" office:value="-7.93629">
            <text:p>-7.93629</text:p>
          </table:table-cell>
          <table:table-cell office:value-type="float" office:value="252.936">
            <text:p>252.9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8035">
            <text:p>38.8035</text:p>
          </table:table-cell>
          <table:table-cell office:value-type="float" office:value="-8.14595">
            <text:p>-8.14595</text:p>
          </table:table-cell>
          <table:table-cell office:value-type="float" office:value="253.146">
            <text:p>253.1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8.9276">
            <text:p>38.9276</text:p>
          </table:table-cell>
          <table:table-cell office:value-type="float" office:value="-8.34315">
            <text:p>-8.34315</text:p>
          </table:table-cell>
          <table:table-cell office:value-type="float" office:value="253.343">
            <text:p>253.3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0857">
            <text:p>39.0857</text:p>
          </table:table-cell>
          <table:table-cell office:value-type="float" office:value="-8.54584">
            <text:p>-8.54584</text:p>
          </table:table-cell>
          <table:table-cell office:value-type="float" office:value="253.546">
            <text:p>253.5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2073">
            <text:p>39.2073</text:p>
          </table:table-cell>
          <table:table-cell office:value-type="float" office:value="-8.66566">
            <text:p>-8.66566</text:p>
          </table:table-cell>
          <table:table-cell office:value-type="float" office:value="253.666">
            <text:p>253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3115">
            <text:p>39.3115</text:p>
          </table:table-cell>
          <table:table-cell office:value-type="float" office:value="-8.74411">
            <text:p>-8.74411</text:p>
          </table:table-cell>
          <table:table-cell office:value-type="float" office:value="253.744">
            <text:p>253.7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4215">
            <text:p>39.4215</text:p>
          </table:table-cell>
          <table:table-cell office:value-type="float" office:value="-8.80435">
            <text:p>-8.80435</text:p>
          </table:table-cell>
          <table:table-cell office:value-type="float" office:value="253.804">
            <text:p>253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538">
            <text:p>39.538</text:p>
          </table:table-cell>
          <table:table-cell office:value-type="float" office:value="-8.84393">
            <text:p>-8.84393</text:p>
          </table:table-cell>
          <table:table-cell office:value-type="float" office:value="253.844">
            <text:p>253.8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6656">
            <text:p>39.6656</text:p>
          </table:table-cell>
          <table:table-cell office:value-type="float" office:value="-8.86043">
            <text:p>-8.86043</text:p>
          </table:table-cell>
          <table:table-cell office:value-type="float" office:value="253.86">
            <text:p>253.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7719">
            <text:p>39.7719</text:p>
          </table:table-cell>
          <table:table-cell office:value-type="float" office:value="-8.8541">
            <text:p>-8.8541</text:p>
          </table:table-cell>
          <table:table-cell office:value-type="float" office:value="253.854">
            <text:p>253.8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39.8934">
            <text:p>39.8934</text:p>
          </table:table-cell>
          <table:table-cell office:value-type="float" office:value="-8.82597">
            <text:p>-8.82597</text:p>
          </table:table-cell>
          <table:table-cell office:value-type="float" office:value="253.826">
            <text:p>253.8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0161">
            <text:p>40.0161</text:p>
          </table:table-cell>
          <table:table-cell office:value-type="float" office:value="-8.77658">
            <text:p>-8.77658</text:p>
          </table:table-cell>
          <table:table-cell office:value-type="float" office:value="253.777">
            <text:p>253.7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1197">
            <text:p>40.1197</text:p>
          </table:table-cell>
          <table:table-cell office:value-type="float" office:value="-8.71976">
            <text:p>-8.71976</text:p>
          </table:table-cell>
          <table:table-cell office:value-type="float" office:value="253.72">
            <text:p>253.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2493">
            <text:p>40.2493</text:p>
          </table:table-cell>
          <table:table-cell office:value-type="float" office:value="-8.63046">
            <text:p>-8.63046</text:p>
          </table:table-cell>
          <table:table-cell office:value-type="float" office:value="253.63">
            <text:p>253.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3525">
            <text:p>40.3525</text:p>
          </table:table-cell>
          <table:table-cell office:value-type="float" office:value="-8.54617">
            <text:p>-8.54617</text:p>
          </table:table-cell>
          <table:table-cell office:value-type="float" office:value="253.546">
            <text:p>253.5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4799">
            <text:p>40.4799</text:p>
          </table:table-cell>
          <table:table-cell office:value-type="float" office:value="-8.42706">
            <text:p>-8.42706</text:p>
          </table:table-cell>
          <table:table-cell office:value-type="float" office:value="253.427">
            <text:p>253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6094">
            <text:p>40.6094</text:p>
          </table:table-cell>
          <table:table-cell office:value-type="float" office:value="-8.29054">
            <text:p>-8.29054</text:p>
          </table:table-cell>
          <table:table-cell office:value-type="float" office:value="253.291">
            <text:p>253.2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7122">
            <text:p>40.7122</text:p>
          </table:table-cell>
          <table:table-cell office:value-type="float" office:value="-8.17244">
            <text:p>-8.17244</text:p>
          </table:table-cell>
          <table:table-cell office:value-type="float" office:value="253.172">
            <text:p>253.1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8159">
            <text:p>40.8159</text:p>
          </table:table-cell>
          <table:table-cell office:value-type="float" office:value="-8.04475">
            <text:p>-8.04475</text:p>
          </table:table-cell>
          <table:table-cell office:value-type="float" office:value="253.045">
            <text:p>253.0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.9391">
            <text:p>40.9391</text:p>
          </table:table-cell>
          <table:table-cell office:value-type="float" office:value="-7.88406">
            <text:p>-7.88406</text:p>
          </table:table-cell>
          <table:table-cell office:value-type="float" office:value="252.884">
            <text:p>252.8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0496">
            <text:p>41.0496</text:p>
          </table:table-cell>
          <table:table-cell office:value-type="float" office:value="-7.73184">
            <text:p>-7.73184</text:p>
          </table:table-cell>
          <table:table-cell office:value-type="float" office:value="252.732">
            <text:p>252.7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1657">
            <text:p>41.1657</text:p>
          </table:table-cell>
          <table:table-cell office:value-type="float" office:value="-7.56444">
            <text:p>-7.56444</text:p>
          </table:table-cell>
          <table:table-cell office:value-type="float" office:value="252.564">
            <text:p>252.5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2913">
            <text:p>41.2913</text:p>
          </table:table-cell>
          <table:table-cell office:value-type="float" office:value="-7.37622">
            <text:p>-7.37622</text:p>
          </table:table-cell>
          <table:table-cell office:value-type="float" office:value="252.376">
            <text:p>252.3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4009">
            <text:p>41.4009</text:p>
          </table:table-cell>
          <table:table-cell office:value-type="float" office:value="-7.20628">
            <text:p>-7.20628</text:p>
          </table:table-cell>
          <table:table-cell office:value-type="float" office:value="252.206">
            <text:p>252.2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5284">
            <text:p>41.5284</text:p>
          </table:table-cell>
          <table:table-cell office:value-type="float" office:value="-7.00311">
            <text:p>-7.00311</text:p>
          </table:table-cell>
          <table:table-cell office:value-type="float" office:value="252.003">
            <text:p>252.0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6385">
            <text:p>41.6385</text:p>
          </table:table-cell>
          <table:table-cell office:value-type="float" office:value="-6.82304">
            <text:p>-6.82304</text:p>
          </table:table-cell>
          <table:table-cell office:value-type="float" office:value="251.823">
            <text:p>251.8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7704">
            <text:p>41.7704</text:p>
          </table:table-cell>
          <table:table-cell office:value-type="float" office:value="-6.60281">
            <text:p>-6.60281</text:p>
          </table:table-cell>
          <table:table-cell office:value-type="float" office:value="251.603">
            <text:p>251.6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.8819">
            <text:p>41.8819</text:p>
          </table:table-cell>
          <table:table-cell office:value-type="float" office:value="-6.41351">
            <text:p>-6.41351</text:p>
          </table:table-cell>
          <table:table-cell office:value-type="float" office:value="251.414">
            <text:p>251.4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0062">
            <text:p>42.0062</text:p>
          </table:table-cell>
          <table:table-cell office:value-type="float" office:value="-6.19965">
            <text:p>-6.19965</text:p>
          </table:table-cell>
          <table:table-cell office:value-type="float" office:value="251.2">
            <text:p>251.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1119">
            <text:p>42.1119</text:p>
          </table:table-cell>
          <table:table-cell office:value-type="float" office:value="-6.01561">
            <text:p>-6.01561</text:p>
          </table:table-cell>
          <table:table-cell office:value-type="float" office:value="251.016">
            <text:p>251.0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2212">
            <text:p>42.2212</text:p>
          </table:table-cell>
          <table:table-cell office:value-type="float" office:value="-5.82396">
            <text:p>-5.82396</text:p>
          </table:table-cell>
          <table:table-cell office:value-type="float" office:value="250.824">
            <text:p>250.8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3362">
            <text:p>42.3362</text:p>
          </table:table-cell>
          <table:table-cell office:value-type="float" office:value="-5.62061">
            <text:p>-5.62061</text:p>
          </table:table-cell>
          <table:table-cell office:value-type="float" office:value="250.621">
            <text:p>250.6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4468">
            <text:p>42.4468</text:p>
          </table:table-cell>
          <table:table-cell office:value-type="float" office:value="-5.42432">
            <text:p>-5.42432</text:p>
          </table:table-cell>
          <table:table-cell office:value-type="float" office:value="250.424">
            <text:p>250.4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5748">
            <text:p>42.5748</text:p>
          </table:table-cell>
          <table:table-cell office:value-type="float" office:value="-5.19617">
            <text:p>-5.19617</text:p>
          </table:table-cell>
          <table:table-cell office:value-type="float" office:value="250.196">
            <text:p>250.1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6971">
            <text:p>42.6971</text:p>
          </table:table-cell>
          <table:table-cell office:value-type="float" office:value="-4.97775">
            <text:p>-4.97775</text:p>
          </table:table-cell>
          <table:table-cell office:value-type="float" office:value="249.978">
            <text:p>249.9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8154">
            <text:p>42.8154</text:p>
          </table:table-cell>
          <table:table-cell office:value-type="float" office:value="-4.76628">
            <text:p>-4.76628</text:p>
          </table:table-cell>
          <table:table-cell office:value-type="float" office:value="249.766">
            <text:p>249.7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2.9247">
            <text:p>42.9247</text:p>
          </table:table-cell>
          <table:table-cell office:value-type="float" office:value="-4.57103">
            <text:p>-4.57103</text:p>
          </table:table-cell>
          <table:table-cell office:value-type="float" office:value="249.571">
            <text:p>249.5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0482">
            <text:p>43.0482</text:p>
          </table:table-cell>
          <table:table-cell office:value-type="float" office:value="-4.35103">
            <text:p>-4.35103</text:p>
          </table:table-cell>
          <table:table-cell office:value-type="float" office:value="249.351">
            <text:p>249.3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1794">
            <text:p>43.1794</text:p>
          </table:table-cell>
          <table:table-cell office:value-type="float" office:value="-4.11771">
            <text:p>-4.11771</text:p>
          </table:table-cell>
          <table:table-cell office:value-type="float" office:value="249.118">
            <text:p>249.1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3138">
            <text:p>43.3138</text:p>
          </table:table-cell>
          <table:table-cell office:value-type="float" office:value="-3.88004">
            <text:p>-3.88004</text:p>
          </table:table-cell>
          <table:table-cell office:value-type="float" office:value="248.88">
            <text:p>248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4243">
            <text:p>43.4243</text:p>
          </table:table-cell>
          <table:table-cell office:value-type="float" office:value="-3.68535">
            <text:p>-3.68535</text:p>
          </table:table-cell>
          <table:table-cell office:value-type="float" office:value="248.685">
            <text:p>248.6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5287">
            <text:p>43.5287</text:p>
          </table:table-cell>
          <table:table-cell office:value-type="float" office:value="-3.50246">
            <text:p>-3.50246</text:p>
          </table:table-cell>
          <table:table-cell office:value-type="float" office:value="248.502">
            <text:p>248.5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6573">
            <text:p>43.6573</text:p>
          </table:table-cell>
          <table:table-cell office:value-type="float" office:value="-3.27843">
            <text:p>-3.27843</text:p>
          </table:table-cell>
          <table:table-cell office:value-type="float" office:value="248.278">
            <text:p>248.2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7679">
            <text:p>43.7679</text:p>
          </table:table-cell>
          <table:table-cell office:value-type="float" office:value="-3.08727">
            <text:p>-3.08727</text:p>
          </table:table-cell>
          <table:table-cell office:value-type="float" office:value="248.087">
            <text:p>248.0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3.8816">
            <text:p>43.8816</text:p>
          </table:table-cell>
          <table:table-cell office:value-type="float" office:value="-2.89183">
            <text:p>-2.89183</text:p>
          </table:table-cell>
          <table:table-cell office:value-type="float" office:value="247.892">
            <text:p>247.8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009">
            <text:p>44.009</text:p>
          </table:table-cell>
          <table:table-cell office:value-type="float" office:value="-2.6748">
            <text:p>-2.6748</text:p>
          </table:table-cell>
          <table:table-cell office:value-type="float" office:value="247.675">
            <text:p>247.6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1345">
            <text:p>44.1345</text:p>
          </table:table-cell>
          <table:table-cell office:value-type="float" office:value="-2.4628">
            <text:p>-2.4628</text:p>
          </table:table-cell>
          <table:table-cell office:value-type="float" office:value="247.463">
            <text:p>247.4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262">
            <text:p>44.262</text:p>
          </table:table-cell>
          <table:table-cell office:value-type="float" office:value="-2.24919">
            <text:p>-2.24919</text:p>
          </table:table-cell>
          <table:table-cell office:value-type="float" office:value="247.249">
            <text:p>247.2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3719">
            <text:p>44.3719</text:p>
          </table:table-cell>
          <table:table-cell office:value-type="float" office:value="-2.06691">
            <text:p>-2.06691</text:p>
          </table:table-cell>
          <table:table-cell office:value-type="float" office:value="247.067">
            <text:p>247.0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4975">
            <text:p>44.4975</text:p>
          </table:table-cell>
          <table:table-cell office:value-type="float" office:value="-1.86053">
            <text:p>-1.86053</text:p>
          </table:table-cell>
          <table:table-cell office:value-type="float" office:value="246.861">
            <text:p>246.8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6109">
            <text:p>44.6109</text:p>
          </table:table-cell>
          <table:table-cell office:value-type="float" office:value="-1.67586">
            <text:p>-1.67586</text:p>
          </table:table-cell>
          <table:table-cell office:value-type="float" office:value="246.676">
            <text:p>246.6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7375">
            <text:p>44.7375</text:p>
          </table:table-cell>
          <table:table-cell office:value-type="float" office:value="-1.47186">
            <text:p>-1.47186</text:p>
          </table:table-cell>
          <table:table-cell office:value-type="float" office:value="246.472">
            <text:p>246.4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8405">
            <text:p>44.8405</text:p>
          </table:table-cell>
          <table:table-cell office:value-type="float" office:value="-1.30725">
            <text:p>-1.30725</text:p>
          </table:table-cell>
          <table:table-cell office:value-type="float" office:value="246.307">
            <text:p>246.3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4.9662">
            <text:p>44.9662</text:p>
          </table:table-cell>
          <table:table-cell office:value-type="float" office:value="-1.10875">
            <text:p>-1.10875</text:p>
          </table:table-cell>
          <table:table-cell office:value-type="float" office:value="246.109">
            <text:p>246.1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0713">
            <text:p>45.0713</text:p>
          </table:table-cell>
          <table:table-cell office:value-type="float" office:value="-0.94455">
            <text:p>-0.94455</text:p>
          </table:table-cell>
          <table:table-cell office:value-type="float" office:value="245.945">
            <text:p>245.9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1831">
            <text:p>45.1831</text:p>
          </table:table-cell>
          <table:table-cell office:value-type="float" office:value="-0.77124">
            <text:p>-0.77124</text:p>
          </table:table-cell>
          <table:table-cell office:value-type="float" office:value="245.771">
            <text:p>245.7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2855">
            <text:p>45.2855</text:p>
          </table:table-cell>
          <table:table-cell office:value-type="float" office:value="-0.61412">
            <text:p>-0.61412</text:p>
          </table:table-cell>
          <table:table-cell office:value-type="float" office:value="245.614">
            <text:p>245.6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4164">
            <text:p>45.4164</text:p>
          </table:table-cell>
          <table:table-cell office:value-type="float" office:value="-0.415192">
            <text:p>-0.415192</text:p>
          </table:table-cell>
          <table:table-cell office:value-type="float" office:value="245.415">
            <text:p>245.4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5181">
            <text:p>45.5181</text:p>
          </table:table-cell>
          <table:table-cell office:value-type="float" office:value="-0.262222">
            <text:p>-0.262222</text:p>
          </table:table-cell>
          <table:table-cell office:value-type="float" office:value="245.262">
            <text:p>245.2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6437">
            <text:p>45.6437</text:p>
          </table:table-cell>
          <table:table-cell office:value-type="float" office:value="-0.0749207">
            <text:p>-0.0749207</text:p>
          </table:table-cell>
          <table:table-cell office:value-type="float" office:value="245.075">
            <text:p>245.075</text:p>
          </table:table-cell>
          <table:table-cell office:value-type="float" office:value="-0.749207">
            <text:p>-0.74920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7556">
            <text:p>45.7556</text:p>
          </table:table-cell>
          <table:table-cell office:value-type="float" office:value="0.0901794">
            <text:p>0.0901794</text:p>
          </table:table-cell>
          <table:table-cell office:value-type="float" office:value="244.91">
            <text:p>244.91</text:p>
          </table:table-cell>
          <table:table-cell office:value-type="float" office:value="0.901794">
            <text:p>0.90179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5.8941">
            <text:p>45.8941</text:p>
          </table:table-cell>
          <table:table-cell office:value-type="float" office:value="0.292404">
            <text:p>0.292404</text:p>
          </table:table-cell>
          <table:table-cell office:value-type="float" office:value="244.708">
            <text:p>244.7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0055">
            <text:p>46.0055</text:p>
          </table:table-cell>
          <table:table-cell office:value-type="float" office:value="0.453354">
            <text:p>0.453354</text:p>
          </table:table-cell>
          <table:table-cell office:value-type="float" office:value="244.547">
            <text:p>244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1326">
            <text:p>46.1326</text:p>
          </table:table-cell>
          <table:table-cell office:value-type="float" office:value="0.635086">
            <text:p>0.635086</text:p>
          </table:table-cell>
          <table:table-cell office:value-type="float" office:value="244.365">
            <text:p>244.3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2402">
            <text:p>46.2402</text:p>
          </table:table-cell>
          <table:table-cell office:value-type="float" office:value="0.787354">
            <text:p>0.787354</text:p>
          </table:table-cell>
          <table:table-cell office:value-type="float" office:value="244.213">
            <text:p>244.2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3527">
            <text:p>46.3527</text:p>
          </table:table-cell>
          <table:table-cell office:value-type="float" office:value="0.945251">
            <text:p>0.945251</text:p>
          </table:table-cell>
          <table:table-cell office:value-type="float" office:value="244.055">
            <text:p>244.0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4587">
            <text:p>46.4587</text:p>
          </table:table-cell>
          <table:table-cell office:value-type="float" office:value="1.09274">
            <text:p>1.09274</text:p>
          </table:table-cell>
          <table:table-cell office:value-type="float" office:value="243.907">
            <text:p>243.9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5902">
            <text:p>46.5902</text:p>
          </table:table-cell>
          <table:table-cell office:value-type="float" office:value="1.2738">
            <text:p>1.2738</text:p>
          </table:table-cell>
          <table:table-cell office:value-type="float" office:value="243.726">
            <text:p>243.7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6958">
            <text:p>46.6958</text:p>
          </table:table-cell>
          <table:table-cell office:value-type="float" office:value="1.41765">
            <text:p>1.41765</text:p>
          </table:table-cell>
          <table:table-cell office:value-type="float" office:value="243.582">
            <text:p>243.5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8102">
            <text:p>46.8102</text:p>
          </table:table-cell>
          <table:table-cell office:value-type="float" office:value="1.57214">
            <text:p>1.57214</text:p>
          </table:table-cell>
          <table:table-cell office:value-type="float" office:value="243.428">
            <text:p>243.4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6.9268">
            <text:p>46.9268</text:p>
          </table:table-cell>
          <table:table-cell office:value-type="float" office:value="1.72786">
            <text:p>1.72786</text:p>
          </table:table-cell>
          <table:table-cell office:value-type="float" office:value="243.272">
            <text:p>243.2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0389">
            <text:p>47.0389</text:p>
          </table:table-cell>
          <table:table-cell office:value-type="float" office:value="1.8756">
            <text:p>1.8756</text:p>
          </table:table-cell>
          <table:table-cell office:value-type="float" office:value="243.124">
            <text:p>243.1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1493">
            <text:p>47.1493</text:p>
          </table:table-cell>
          <table:table-cell office:value-type="float" office:value="2.01881">
            <text:p>2.01881</text:p>
          </table:table-cell>
          <table:table-cell office:value-type="float" office:value="242.981">
            <text:p>242.9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2496">
            <text:p>47.2496</text:p>
          </table:table-cell>
          <table:table-cell office:value-type="float" office:value="2.14682">
            <text:p>2.14682</text:p>
          </table:table-cell>
          <table:table-cell office:value-type="float" office:value="242.853">
            <text:p>242.8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36">
            <text:p>47.36</text:p>
          </table:table-cell>
          <table:table-cell office:value-type="float" office:value="2.28485">
            <text:p>2.28485</text:p>
          </table:table-cell>
          <table:table-cell office:value-type="float" office:value="242.715">
            <text:p>242.7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4689">
            <text:p>47.4689</text:p>
          </table:table-cell>
          <table:table-cell office:value-type="float" office:value="2.41769">
            <text:p>2.41769</text:p>
          </table:table-cell>
          <table:table-cell office:value-type="float" office:value="242.582">
            <text:p>242.5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5762">
            <text:p>47.5762</text:p>
          </table:table-cell>
          <table:table-cell office:value-type="float" office:value="2.5451">
            <text:p>2.5451</text:p>
          </table:table-cell>
          <table:table-cell office:value-type="float" office:value="242.455">
            <text:p>242.4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6993">
            <text:p>47.6993</text:p>
          </table:table-cell>
          <table:table-cell office:value-type="float" office:value="2.68657">
            <text:p>2.68657</text:p>
          </table:table-cell>
          <table:table-cell office:value-type="float" office:value="242.313">
            <text:p>242.3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8134">
            <text:p>47.8134</text:p>
          </table:table-cell>
          <table:table-cell office:value-type="float" office:value="2.81277">
            <text:p>2.81277</text:p>
          </table:table-cell>
          <table:table-cell office:value-type="float" office:value="242.187">
            <text:p>242.1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7.9261">
            <text:p>47.9261</text:p>
          </table:table-cell>
          <table:table-cell office:value-type="float" office:value="2.93217">
            <text:p>2.93217</text:p>
          </table:table-cell>
          <table:table-cell office:value-type="float" office:value="242.068">
            <text:p>242.0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0486">
            <text:p>48.0486</text:p>
          </table:table-cell>
          <table:table-cell office:value-type="float" office:value="3.05536">
            <text:p>3.05536</text:p>
          </table:table-cell>
          <table:table-cell office:value-type="float" office:value="241.945">
            <text:p>241.9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1541">
            <text:p>48.1541</text:p>
          </table:table-cell>
          <table:table-cell office:value-type="float" office:value="3.15588">
            <text:p>3.15588</text:p>
          </table:table-cell>
          <table:table-cell office:value-type="float" office:value="241.844">
            <text:p>241.8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2785">
            <text:p>48.2785</text:p>
          </table:table-cell>
          <table:table-cell office:value-type="float" office:value="3.26703">
            <text:p>3.26703</text:p>
          </table:table-cell>
          <table:table-cell office:value-type="float" office:value="241.733">
            <text:p>241.7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4047">
            <text:p>48.4047</text:p>
          </table:table-cell>
          <table:table-cell office:value-type="float" office:value="3.37094">
            <text:p>3.37094</text:p>
          </table:table-cell>
          <table:table-cell office:value-type="float" office:value="241.629">
            <text:p>241.6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5124">
            <text:p>48.5124</text:p>
          </table:table-cell>
          <table:table-cell office:value-type="float" office:value="3.45215">
            <text:p>3.45215</text:p>
          </table:table-cell>
          <table:table-cell office:value-type="float" office:value="241.548">
            <text:p>241.5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6231">
            <text:p>48.6231</text:p>
          </table:table-cell>
          <table:table-cell office:value-type="float" office:value="3.52789">
            <text:p>3.52789</text:p>
          </table:table-cell>
          <table:table-cell office:value-type="float" office:value="241.472">
            <text:p>241.4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7536">
            <text:p>48.7536</text:p>
          </table:table-cell>
          <table:table-cell office:value-type="float" office:value="3.60652">
            <text:p>3.60652</text:p>
          </table:table-cell>
          <table:table-cell office:value-type="float" office:value="241.393">
            <text:p>241.3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8.8827">
            <text:p>48.8827</text:p>
          </table:table-cell>
          <table:table-cell office:value-type="float" office:value="3.67223">
            <text:p>3.67223</text:p>
          </table:table-cell>
          <table:table-cell office:value-type="float" office:value="241.328">
            <text:p>241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0004">
            <text:p>49.0004</text:p>
          </table:table-cell>
          <table:table-cell office:value-type="float" office:value="3.72073">
            <text:p>3.72073</text:p>
          </table:table-cell>
          <table:table-cell office:value-type="float" office:value="241.279">
            <text:p>241.2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106">
            <text:p>49.106</text:p>
          </table:table-cell>
          <table:table-cell office:value-type="float" office:value="3.75453">
            <text:p>3.75453</text:p>
          </table:table-cell>
          <table:table-cell office:value-type="float" office:value="241.245">
            <text:p>241.2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2216">
            <text:p>49.2216</text:p>
          </table:table-cell>
          <table:table-cell office:value-type="float" office:value="3.78041">
            <text:p>3.78041</text:p>
          </table:table-cell>
          <table:table-cell office:value-type="float" office:value="241.22">
            <text:p>241.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3453">
            <text:p>49.3453</text:p>
          </table:table-cell>
          <table:table-cell office:value-type="float" office:value="3.79451">
            <text:p>3.79451</text:p>
          </table:table-cell>
          <table:table-cell office:value-type="float" office:value="241.205">
            <text:p>241.2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4568">
            <text:p>49.4568</text:p>
          </table:table-cell>
          <table:table-cell office:value-type="float" office:value="3.7946">
            <text:p>3.7946</text:p>
          </table:table-cell>
          <table:table-cell office:value-type="float" office:value="241.205">
            <text:p>241.2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5671">
            <text:p>49.5671</text:p>
          </table:table-cell>
          <table:table-cell office:value-type="float" office:value="3.78217">
            <text:p>3.78217</text:p>
          </table:table-cell>
          <table:table-cell office:value-type="float" office:value="241.218">
            <text:p>241.2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6937">
            <text:p>49.6937</text:p>
          </table:table-cell>
          <table:table-cell office:value-type="float" office:value="3.75204">
            <text:p>3.75204</text:p>
          </table:table-cell>
          <table:table-cell office:value-type="float" office:value="241.248">
            <text:p>241.2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8056">
            <text:p>49.8056</text:p>
          </table:table-cell>
          <table:table-cell office:value-type="float" office:value="3.71059">
            <text:p>3.71059</text:p>
          </table:table-cell>
          <table:table-cell office:value-type="float" office:value="241.289">
            <text:p>241.2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9.935">
            <text:p>49.935</text:p>
          </table:table-cell>
          <table:table-cell office:value-type="float" office:value="3.64459">
            <text:p>3.64459</text:p>
          </table:table-cell>
          <table:table-cell office:value-type="float" office:value="241.355">
            <text:p>241.3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0596">
            <text:p>50.0596</text:p>
          </table:table-cell>
          <table:table-cell office:value-type="float" office:value="3.56184">
            <text:p>3.56184</text:p>
          </table:table-cell>
          <table:table-cell office:value-type="float" office:value="241.438">
            <text:p>241.4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1812">
            <text:p>50.1812</text:p>
          </table:table-cell>
          <table:table-cell office:value-type="float" office:value="3.46227">
            <text:p>3.46227</text:p>
          </table:table-cell>
          <table:table-cell office:value-type="float" office:value="241.538">
            <text:p>241.5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31">
            <text:p>50.31</text:p>
          </table:table-cell>
          <table:table-cell office:value-type="float" office:value="3.33578">
            <text:p>3.33578</text:p>
          </table:table-cell>
          <table:table-cell office:value-type="float" office:value="241.664">
            <text:p>241.6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4197">
            <text:p>50.4197</text:p>
          </table:table-cell>
          <table:table-cell office:value-type="float" office:value="3.21046">
            <text:p>3.21046</text:p>
          </table:table-cell>
          <table:table-cell office:value-type="float" office:value="241.79">
            <text:p>241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527">
            <text:p>50.527</text:p>
          </table:table-cell>
          <table:table-cell office:value-type="float" office:value="3.07199">
            <text:p>3.07199</text:p>
          </table:table-cell>
          <table:table-cell office:value-type="float" office:value="241.928">
            <text:p>241.9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6514">
            <text:p>50.6514</text:p>
          </table:table-cell>
          <table:table-cell office:value-type="float" office:value="2.89128">
            <text:p>2.89128</text:p>
          </table:table-cell>
          <table:table-cell office:value-type="float" office:value="242.109">
            <text:p>242.1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778">
            <text:p>50.778</text:p>
          </table:table-cell>
          <table:table-cell office:value-type="float" office:value="2.68446">
            <text:p>2.68446</text:p>
          </table:table-cell>
          <table:table-cell office:value-type="float" office:value="242.316">
            <text:p>242.3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0.8875">
            <text:p>50.8875</text:p>
          </table:table-cell>
          <table:table-cell office:value-type="float" office:value="2.48697">
            <text:p>2.48697</text:p>
          </table:table-cell>
          <table:table-cell office:value-type="float" office:value="242.513">
            <text:p>242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0074">
            <text:p>51.0074</text:p>
          </table:table-cell>
          <table:table-cell office:value-type="float" office:value="2.24973">
            <text:p>2.24973</text:p>
          </table:table-cell>
          <table:table-cell office:value-type="float" office:value="242.75">
            <text:p>242.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1308">
            <text:p>51.1308</text:p>
          </table:table-cell>
          <table:table-cell office:value-type="float" office:value="1.98398">
            <text:p>1.98398</text:p>
          </table:table-cell>
          <table:table-cell office:value-type="float" office:value="243.016">
            <text:p>243.0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2426">
            <text:p>51.2426</text:p>
          </table:table-cell>
          <table:table-cell office:value-type="float" office:value="1.72342">
            <text:p>1.72342</text:p>
          </table:table-cell>
          <table:table-cell office:value-type="float" office:value="243.277">
            <text:p>243.2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346">
            <text:p>51.346</text:p>
          </table:table-cell>
          <table:table-cell office:value-type="float" office:value="1.46573">
            <text:p>1.46573</text:p>
          </table:table-cell>
          <table:table-cell office:value-type="float" office:value="243.534">
            <text:p>243.5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4715">
            <text:p>51.4715</text:p>
          </table:table-cell>
          <table:table-cell office:value-type="float" office:value="1.13155">
            <text:p>1.13155</text:p>
          </table:table-cell>
          <table:table-cell office:value-type="float" office:value="243.868">
            <text:p>243.8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5951">
            <text:p>51.5951</text:p>
          </table:table-cell>
          <table:table-cell office:value-type="float" office:value="0.779755">
            <text:p>0.779755</text:p>
          </table:table-cell>
          <table:table-cell office:value-type="float" office:value="244.22">
            <text:p>244.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6989">
            <text:p>51.6989</text:p>
          </table:table-cell>
          <table:table-cell office:value-type="float" office:value="0.466644">
            <text:p>0.466644</text:p>
          </table:table-cell>
          <table:table-cell office:value-type="float" office:value="244.533">
            <text:p>244.5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8182">
            <text:p>51.8182</text:p>
          </table:table-cell>
          <table:table-cell office:value-type="float" office:value="0.0869141">
            <text:p>0.0869141</text:p>
          </table:table-cell>
          <table:table-cell office:value-type="float" office:value="244.913">
            <text:p>244.913</text:p>
          </table:table-cell>
          <table:table-cell office:value-type="float" office:value="0.869141">
            <text:p>0.86914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1.921">
            <text:p>51.921</text:p>
          </table:table-cell>
          <table:table-cell office:value-type="float" office:value="-0.256058">
            <text:p>-0.256058</text:p>
          </table:table-cell>
          <table:table-cell office:value-type="float" office:value="245.256">
            <text:p>245.2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0251">
            <text:p>52.0251</text:p>
          </table:table-cell>
          <table:table-cell office:value-type="float" office:value="-0.6185">
            <text:p>-0.6185</text:p>
          </table:table-cell>
          <table:table-cell office:value-type="float" office:value="245.618">
            <text:p>245.6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1435">
            <text:p>52.1435</text:p>
          </table:table-cell>
          <table:table-cell office:value-type="float" office:value="-1.04921">
            <text:p>-1.04921</text:p>
          </table:table-cell>
          <table:table-cell office:value-type="float" office:value="246.049">
            <text:p>246.0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2652">
            <text:p>52.2652</text:p>
          </table:table-cell>
          <table:table-cell office:value-type="float" office:value="-1.51097">
            <text:p>-1.51097</text:p>
          </table:table-cell>
          <table:table-cell office:value-type="float" office:value="246.511">
            <text:p>246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374">
            <text:p>52.374</text:p>
          </table:table-cell>
          <table:table-cell office:value-type="float" office:value="-1.93958">
            <text:p>-1.93958</text:p>
          </table:table-cell>
          <table:table-cell office:value-type="float" office:value="246.94">
            <text:p>246.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5016">
            <text:p>52.5016</text:p>
          </table:table-cell>
          <table:table-cell office:value-type="float" office:value="-2.45708">
            <text:p>-2.45708</text:p>
          </table:table-cell>
          <table:table-cell office:value-type="float" office:value="247.457">
            <text:p>247.4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6092">
            <text:p>52.6092</text:p>
          </table:table-cell>
          <table:table-cell office:value-type="float" office:value="-2.90237">
            <text:p>-2.90237</text:p>
          </table:table-cell>
          <table:table-cell office:value-type="float" office:value="247.902">
            <text:p>247.9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7328">
            <text:p>52.7328</text:p>
          </table:table-cell>
          <table:table-cell office:value-type="float" office:value="-3.41972">
            <text:p>-3.41972</text:p>
          </table:table-cell>
          <table:table-cell office:value-type="float" office:value="248.42">
            <text:p>248.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855">
            <text:p>52.855</text:p>
          </table:table-cell>
          <table:table-cell office:value-type="float" office:value="-3.93089">
            <text:p>-3.93089</text:p>
          </table:table-cell>
          <table:table-cell office:value-type="float" office:value="248.931">
            <text:p>248.9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2.964">
            <text:p>52.964</text:p>
          </table:table-cell>
          <table:table-cell office:value-type="float" office:value="-4.38153">
            <text:p>-4.38153</text:p>
          </table:table-cell>
          <table:table-cell office:value-type="float" office:value="249.382">
            <text:p>249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0724">
            <text:p>53.0724</text:p>
          </table:table-cell>
          <table:table-cell office:value-type="float" office:value="-4.82018">
            <text:p>-4.82018</text:p>
          </table:table-cell>
          <table:table-cell office:value-type="float" office:value="249.82">
            <text:p>249.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1762">
            <text:p>53.1762</text:p>
          </table:table-cell>
          <table:table-cell office:value-type="float" office:value="-5.22771">
            <text:p>-5.22771</text:p>
          </table:table-cell>
          <table:table-cell office:value-type="float" office:value="250.228">
            <text:p>250.2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2823">
            <text:p>53.2823</text:p>
          </table:table-cell>
          <table:table-cell office:value-type="float" office:value="-5.62775">
            <text:p>-5.62775</text:p>
          </table:table-cell>
          <table:table-cell office:value-type="float" office:value="250.628">
            <text:p>250.6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3848">
            <text:p>53.3848</text:p>
          </table:table-cell>
          <table:table-cell office:value-type="float" office:value="-5.99634">
            <text:p>-5.99634</text:p>
          </table:table-cell>
          <table:table-cell office:value-type="float" office:value="250.996">
            <text:p>250.9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5122">
            <text:p>53.5122</text:p>
          </table:table-cell>
          <table:table-cell office:value-type="float" office:value="-6.42638">
            <text:p>-6.42638</text:p>
          </table:table-cell>
          <table:table-cell office:value-type="float" office:value="251.426">
            <text:p>251.4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6426">
            <text:p>53.6426</text:p>
          </table:table-cell>
          <table:table-cell office:value-type="float" office:value="-6.83176">
            <text:p>-6.83176</text:p>
          </table:table-cell>
          <table:table-cell office:value-type="float" office:value="251.832">
            <text:p>251.8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7438">
            <text:p>53.7438</text:p>
          </table:table-cell>
          <table:table-cell office:value-type="float" office:value="-7.12004">
            <text:p>-7.12004</text:p>
          </table:table-cell>
          <table:table-cell office:value-type="float" office:value="252.12">
            <text:p>252.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8585">
            <text:p>53.8585</text:p>
          </table:table-cell>
          <table:table-cell office:value-type="float" office:value="-7.41869">
            <text:p>-7.41869</text:p>
          </table:table-cell>
          <table:table-cell office:value-type="float" office:value="252.419">
            <text:p>252.4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3.9632">
            <text:p>53.9632</text:p>
          </table:table-cell>
          <table:table-cell office:value-type="float" office:value="-7.66454">
            <text:p>-7.66454</text:p>
          </table:table-cell>
          <table:table-cell office:value-type="float" office:value="252.665">
            <text:p>252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0681">
            <text:p>54.0681</text:p>
          </table:table-cell>
          <table:table-cell office:value-type="float" office:value="-7.88506">
            <text:p>-7.88506</text:p>
          </table:table-cell>
          <table:table-cell office:value-type="float" office:value="252.885">
            <text:p>252.8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1709">
            <text:p>54.1709</text:p>
          </table:table-cell>
          <table:table-cell office:value-type="float" office:value="-8.07657">
            <text:p>-8.07657</text:p>
          </table:table-cell>
          <table:table-cell office:value-type="float" office:value="253.077">
            <text:p>253.0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2901">
            <text:p>54.2901</text:p>
          </table:table-cell>
          <table:table-cell office:value-type="float" office:value="-8.26839">
            <text:p>-8.26839</text:p>
          </table:table-cell>
          <table:table-cell office:value-type="float" office:value="253.268">
            <text:p>253.2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4117">
            <text:p>54.4117</text:p>
          </table:table-cell>
          <table:table-cell office:value-type="float" office:value="-8.43144">
            <text:p>-8.43144</text:p>
          </table:table-cell>
          <table:table-cell office:value-type="float" office:value="253.431">
            <text:p>253.4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5344">
            <text:p>54.5344</text:p>
          </table:table-cell>
          <table:table-cell office:value-type="float" office:value="-8.56383">
            <text:p>-8.56383</text:p>
          </table:table-cell>
          <table:table-cell office:value-type="float" office:value="253.564">
            <text:p>253.5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6411">
            <text:p>54.6411</text:p>
          </table:table-cell>
          <table:table-cell office:value-type="float" office:value="-8.65392">
            <text:p>-8.65392</text:p>
          </table:table-cell>
          <table:table-cell office:value-type="float" office:value="253.654">
            <text:p>253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7477">
            <text:p>54.7477</text:p>
          </table:table-cell>
          <table:table-cell office:value-type="float" office:value="-8.72151">
            <text:p>-8.72151</text:p>
          </table:table-cell>
          <table:table-cell office:value-type="float" office:value="253.722">
            <text:p>253.7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8538">
            <text:p>54.8538</text:p>
          </table:table-cell>
          <table:table-cell office:value-type="float" office:value="-8.76764">
            <text:p>-8.76764</text:p>
          </table:table-cell>
          <table:table-cell office:value-type="float" office:value="253.768">
            <text:p>253.7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4.9555">
            <text:p>54.9555</text:p>
          </table:table-cell>
          <table:table-cell office:value-type="float" office:value="-8.79303">
            <text:p>-8.79303</text:p>
          </table:table-cell>
          <table:table-cell office:value-type="float" office:value="253.793">
            <text:p>253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0808">
            <text:p>55.0808</text:p>
          </table:table-cell>
          <table:table-cell office:value-type="float" office:value="-8.80045">
            <text:p>-8.80045</text:p>
          </table:table-cell>
          <table:table-cell office:value-type="float" office:value="253.8">
            <text:p>253.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1998">
            <text:p>55.1998</text:p>
          </table:table-cell>
          <table:table-cell office:value-type="float" office:value="-8.78453">
            <text:p>-8.78453</text:p>
          </table:table-cell>
          <table:table-cell office:value-type="float" office:value="253.785">
            <text:p>253.7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3102">
            <text:p>55.3102</text:p>
          </table:table-cell>
          <table:table-cell office:value-type="float" office:value="-8.75121">
            <text:p>-8.75121</text:p>
          </table:table-cell>
          <table:table-cell office:value-type="float" office:value="253.751">
            <text:p>253.7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4254">
            <text:p>55.4254</text:p>
          </table:table-cell>
          <table:table-cell office:value-type="float" office:value="-8.69855">
            <text:p>-8.69855</text:p>
          </table:table-cell>
          <table:table-cell office:value-type="float" office:value="253.699">
            <text:p>253.6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5332">
            <text:p>55.5332</text:p>
          </table:table-cell>
          <table:table-cell office:value-type="float" office:value="-8.63414">
            <text:p>-8.63414</text:p>
          </table:table-cell>
          <table:table-cell office:value-type="float" office:value="253.634">
            <text:p>253.6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6609">
            <text:p>55.6609</text:p>
          </table:table-cell>
          <table:table-cell office:value-type="float" office:value="-8.54041">
            <text:p>-8.54041</text:p>
          </table:table-cell>
          <table:table-cell office:value-type="float" office:value="253.54">
            <text:p>253.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7848">
            <text:p>55.7848</text:p>
          </table:table-cell>
          <table:table-cell office:value-type="float" office:value="-8.43271">
            <text:p>-8.43271</text:p>
          </table:table-cell>
          <table:table-cell office:value-type="float" office:value="253.433">
            <text:p>253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.8941">
            <text:p>55.8941</text:p>
          </table:table-cell>
          <table:table-cell office:value-type="float" office:value="-8.32521">
            <text:p>-8.32521</text:p>
          </table:table-cell>
          <table:table-cell office:value-type="float" office:value="253.325">
            <text:p>253.3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0007">
            <text:p>56.0007</text:p>
          </table:table-cell>
          <table:table-cell office:value-type="float" office:value="-8.21004">
            <text:p>-8.21004</text:p>
          </table:table-cell>
          <table:table-cell office:value-type="float" office:value="253.21">
            <text:p>253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1118">
            <text:p>56.1118</text:p>
          </table:table-cell>
          <table:table-cell office:value-type="float" office:value="-8.08002">
            <text:p>-8.08002</text:p>
          </table:table-cell>
          <table:table-cell office:value-type="float" office:value="253.08">
            <text:p>253.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2187">
            <text:p>56.2187</text:p>
          </table:table-cell>
          <table:table-cell office:value-type="float" office:value="-7.94635">
            <text:p>-7.94635</text:p>
          </table:table-cell>
          <table:table-cell office:value-type="float" office:value="252.946">
            <text:p>252.9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3283">
            <text:p>56.3283</text:p>
          </table:table-cell>
          <table:table-cell office:value-type="float" office:value="-7.80133">
            <text:p>-7.80133</text:p>
          </table:table-cell>
          <table:table-cell office:value-type="float" office:value="252.801">
            <text:p>252.8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4291">
            <text:p>56.4291</text:p>
          </table:table-cell>
          <table:table-cell office:value-type="float" office:value="-7.66153">
            <text:p>-7.66153</text:p>
          </table:table-cell>
          <table:table-cell office:value-type="float" office:value="252.662">
            <text:p>252.6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5505">
            <text:p>56.5505</text:p>
          </table:table-cell>
          <table:table-cell office:value-type="float" office:value="-7.48589">
            <text:p>-7.48589</text:p>
          </table:table-cell>
          <table:table-cell office:value-type="float" office:value="252.486">
            <text:p>252.4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6743">
            <text:p>56.6743</text:p>
          </table:table-cell>
          <table:table-cell office:value-type="float" office:value="-7.29933">
            <text:p>-7.29933</text:p>
          </table:table-cell>
          <table:table-cell office:value-type="float" office:value="252.299">
            <text:p>252.2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7769">
            <text:p>56.7769</text:p>
          </table:table-cell>
          <table:table-cell office:value-type="float" office:value="-7.13965">
            <text:p>-7.13965</text:p>
          </table:table-cell>
          <table:table-cell office:value-type="float" office:value="252.14">
            <text:p>252.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8827">
            <text:p>56.8827</text:p>
          </table:table-cell>
          <table:table-cell office:value-type="float" office:value="-6.97073">
            <text:p>-6.97073</text:p>
          </table:table-cell>
          <table:table-cell office:value-type="float" office:value="251.971">
            <text:p>251.9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.9915">
            <text:p>56.9915</text:p>
          </table:table-cell>
          <table:table-cell office:value-type="float" office:value="-6.79326">
            <text:p>-6.79326</text:p>
          </table:table-cell>
          <table:table-cell office:value-type="float" office:value="251.793">
            <text:p>251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1223">
            <text:p>57.1223</text:p>
          </table:table-cell>
          <table:table-cell office:value-type="float" office:value="-6.57536">
            <text:p>-6.57536</text:p>
          </table:table-cell>
          <table:table-cell office:value-type="float" office:value="251.575">
            <text:p>251.5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2241">
            <text:p>57.2241</text:p>
          </table:table-cell>
          <table:table-cell office:value-type="float" office:value="-6.4028">
            <text:p>-6.4028</text:p>
          </table:table-cell>
          <table:table-cell office:value-type="float" office:value="251.403">
            <text:p>251.4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3498">
            <text:p>57.3498</text:p>
          </table:table-cell>
          <table:table-cell office:value-type="float" office:value="-6.18677">
            <text:p>-6.18677</text:p>
          </table:table-cell>
          <table:table-cell office:value-type="float" office:value="251.187">
            <text:p>251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4527">
            <text:p>57.4527</text:p>
          </table:table-cell>
          <table:table-cell office:value-type="float" office:value="-6.00787">
            <text:p>-6.00787</text:p>
          </table:table-cell>
          <table:table-cell office:value-type="float" office:value="251.008">
            <text:p>251.0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5795">
            <text:p>57.5795</text:p>
          </table:table-cell>
          <table:table-cell office:value-type="float" office:value="-5.78534">
            <text:p>-5.78534</text:p>
          </table:table-cell>
          <table:table-cell office:value-type="float" office:value="250.785">
            <text:p>250.7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7031">
            <text:p>57.7031</text:p>
          </table:table-cell>
          <table:table-cell office:value-type="float" office:value="-5.5668">
            <text:p>-5.5668</text:p>
          </table:table-cell>
          <table:table-cell office:value-type="float" office:value="250.567">
            <text:p>250.5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8073">
            <text:p>57.8073</text:p>
          </table:table-cell>
          <table:table-cell office:value-type="float" office:value="-5.38159">
            <text:p>-5.38159</text:p>
          </table:table-cell>
          <table:table-cell office:value-type="float" office:value="250.382">
            <text:p>250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7.9142">
            <text:p>57.9142</text:p>
          </table:table-cell>
          <table:table-cell office:value-type="float" office:value="-5.19113">
            <text:p>-5.19113</text:p>
          </table:table-cell>
          <table:table-cell office:value-type="float" office:value="250.191">
            <text:p>250.1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0188">
            <text:p>58.0188</text:p>
          </table:table-cell>
          <table:table-cell office:value-type="float" office:value="-5.00407">
            <text:p>-5.00407</text:p>
          </table:table-cell>
          <table:table-cell office:value-type="float" office:value="250.004">
            <text:p>250.0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1458">
            <text:p>58.1458</text:p>
          </table:table-cell>
          <table:table-cell office:value-type="float" office:value="-4.77696">
            <text:p>-4.77696</text:p>
          </table:table-cell>
          <table:table-cell office:value-type="float" office:value="249.777">
            <text:p>249.7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2484">
            <text:p>58.2484</text:p>
          </table:table-cell>
          <table:table-cell office:value-type="float" office:value="-4.59329">
            <text:p>-4.59329</text:p>
          </table:table-cell>
          <table:table-cell office:value-type="float" office:value="249.593">
            <text:p>249.5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3522">
            <text:p>58.3522</text:p>
          </table:table-cell>
          <table:table-cell office:value-type="float" office:value="-4.4079">
            <text:p>-4.4079</text:p>
          </table:table-cell>
          <table:table-cell office:value-type="float" office:value="249.408">
            <text:p>249.4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4557">
            <text:p>58.4557</text:p>
          </table:table-cell>
          <table:table-cell office:value-type="float" office:value="-4.22334">
            <text:p>-4.22334</text:p>
          </table:table-cell>
          <table:table-cell office:value-type="float" office:value="249.223">
            <text:p>249.2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5579">
            <text:p>58.5579</text:p>
          </table:table-cell>
          <table:table-cell office:value-type="float" office:value="-4.04163">
            <text:p>-4.04163</text:p>
          </table:table-cell>
          <table:table-cell office:value-type="float" office:value="249.042">
            <text:p>249.0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6821">
            <text:p>58.6821</text:p>
          </table:table-cell>
          <table:table-cell office:value-type="float" office:value="-3.82155">
            <text:p>-3.82155</text:p>
          </table:table-cell>
          <table:table-cell office:value-type="float" office:value="248.822">
            <text:p>248.8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804">
            <text:p>58.804</text:p>
          </table:table-cell>
          <table:table-cell office:value-type="float" office:value="-3.60654">
            <text:p>-3.60654</text:p>
          </table:table-cell>
          <table:table-cell office:value-type="float" office:value="248.607">
            <text:p>248.6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8.9075">
            <text:p>58.9075</text:p>
          </table:table-cell>
          <table:table-cell office:value-type="float" office:value="-3.42494">
            <text:p>-3.42494</text:p>
          </table:table-cell>
          <table:table-cell office:value-type="float" office:value="248.425">
            <text:p>248.4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0328">
            <text:p>59.0328</text:p>
          </table:table-cell>
          <table:table-cell office:value-type="float" office:value="-3.20648">
            <text:p>-3.20648</text:p>
          </table:table-cell>
          <table:table-cell office:value-type="float" office:value="248.206">
            <text:p>248.2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1497">
            <text:p>59.1497</text:p>
          </table:table-cell>
          <table:table-cell office:value-type="float" office:value="-3.00398">
            <text:p>-3.00398</text:p>
          </table:table-cell>
          <table:table-cell office:value-type="float" office:value="248.004">
            <text:p>248.0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2727">
            <text:p>59.2727</text:p>
          </table:table-cell>
          <table:table-cell office:value-type="float" office:value="-2.79266">
            <text:p>-2.79266</text:p>
          </table:table-cell>
          <table:table-cell office:value-type="float" office:value="247.793">
            <text:p>247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407">
            <text:p>59.407</text:p>
          </table:table-cell>
          <table:table-cell office:value-type="float" office:value="-2.56369">
            <text:p>-2.56369</text:p>
          </table:table-cell>
          <table:table-cell office:value-type="float" office:value="247.564">
            <text:p>247.5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5146">
            <text:p>59.5146</text:p>
          </table:table-cell>
          <table:table-cell office:value-type="float" office:value="-2.3822">
            <text:p>-2.3822</text:p>
          </table:table-cell>
          <table:table-cell office:value-type="float" office:value="247.382">
            <text:p>247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6204">
            <text:p>59.6204</text:p>
          </table:table-cell>
          <table:table-cell office:value-type="float" office:value="-2.20491">
            <text:p>-2.20491</text:p>
          </table:table-cell>
          <table:table-cell office:value-type="float" office:value="247.205">
            <text:p>247.2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7437">
            <text:p>59.7437</text:p>
          </table:table-cell>
          <table:table-cell office:value-type="float" office:value="-2.00015">
            <text:p>-2.00015</text:p>
          </table:table-cell>
          <table:table-cell office:value-type="float" office:value="247">
            <text:p>2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849">
            <text:p>59.849</text:p>
          </table:table-cell>
          <table:table-cell office:value-type="float" office:value="-1.82675">
            <text:p>-1.82675</text:p>
          </table:table-cell>
          <table:table-cell office:value-type="float" office:value="246.827">
            <text:p>246.8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.973">
            <text:p>59.973</text:p>
          </table:table-cell>
          <table:table-cell office:value-type="float" office:value="-1.62454">
            <text:p>-1.62454</text:p>
          </table:table-cell>
          <table:table-cell office:value-type="float" office:value="246.625">
            <text:p>246.6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1049">
            <text:p>60.1049</text:p>
          </table:table-cell>
          <table:table-cell office:value-type="float" office:value="-1.41167">
            <text:p>-1.41167</text:p>
          </table:table-cell>
          <table:table-cell office:value-type="float" office:value="246.412">
            <text:p>246.4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2061">
            <text:p>60.2061</text:p>
          </table:table-cell>
          <table:table-cell office:value-type="float" office:value="-1.24997">
            <text:p>-1.24997</text:p>
          </table:table-cell>
          <table:table-cell office:value-type="float" office:value="246.25">
            <text:p>246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3309">
            <text:p>60.3309</text:p>
          </table:table-cell>
          <table:table-cell office:value-type="float" office:value="-1.05258">
            <text:p>-1.05258</text:p>
          </table:table-cell>
          <table:table-cell office:value-type="float" office:value="246.053">
            <text:p>246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4547">
            <text:p>60.4547</text:p>
          </table:table-cell>
          <table:table-cell office:value-type="float" office:value="-0.858704">
            <text:p>-0.858704</text:p>
          </table:table-cell>
          <table:table-cell office:value-type="float" office:value="245.859">
            <text:p>245.8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5862">
            <text:p>60.5862</text:p>
          </table:table-cell>
          <table:table-cell office:value-type="float" office:value="-0.65506">
            <text:p>-0.65506</text:p>
          </table:table-cell>
          <table:table-cell office:value-type="float" office:value="245.655">
            <text:p>245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6903">
            <text:p>60.6903</text:p>
          </table:table-cell>
          <table:table-cell office:value-type="float" office:value="-0.495575">
            <text:p>-0.495575</text:p>
          </table:table-cell>
          <table:table-cell office:value-type="float" office:value="245.496">
            <text:p>245.4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8259">
            <text:p>60.8259</text:p>
          </table:table-cell>
          <table:table-cell office:value-type="float" office:value="-0.289917">
            <text:p>-0.289917</text:p>
          </table:table-cell>
          <table:table-cell office:value-type="float" office:value="245.29">
            <text:p>245.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0.9377">
            <text:p>60.9377</text:p>
          </table:table-cell>
          <table:table-cell office:value-type="float" office:value="-0.121994">
            <text:p>-0.121994</text:p>
          </table:table-cell>
          <table:table-cell office:value-type="float" office:value="245.122">
            <text:p>245.1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0484">
            <text:p>61.0484</text:p>
          </table:table-cell>
          <table:table-cell office:value-type="float" office:value="0.0424347">
            <text:p>0.0424347</text:p>
          </table:table-cell>
          <table:table-cell office:value-type="float" office:value="244.958">
            <text:p>244.958</text:p>
          </table:table-cell>
          <table:table-cell office:value-type="float" office:value="0.424347">
            <text:p>0.42434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1677">
            <text:p>61.1677</text:p>
          </table:table-cell>
          <table:table-cell office:value-type="float" office:value="0.218201">
            <text:p>0.218201</text:p>
          </table:table-cell>
          <table:table-cell office:value-type="float" office:value="244.782">
            <text:p>244.7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2932">
            <text:p>61.2932</text:p>
          </table:table-cell>
          <table:table-cell office:value-type="float" office:value="0.40097">
            <text:p>0.40097</text:p>
          </table:table-cell>
          <table:table-cell office:value-type="float" office:value="244.599">
            <text:p>244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4254">
            <text:p>61.4254</text:p>
          </table:table-cell>
          <table:table-cell office:value-type="float" office:value="0.591446">
            <text:p>0.591446</text:p>
          </table:table-cell>
          <table:table-cell office:value-type="float" office:value="244.409">
            <text:p>244.4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5586">
            <text:p>61.5586</text:p>
          </table:table-cell>
          <table:table-cell office:value-type="float" office:value="0.781158">
            <text:p>0.781158</text:p>
          </table:table-cell>
          <table:table-cell office:value-type="float" office:value="244.219">
            <text:p>244.2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6615">
            <text:p>61.6615</text:p>
          </table:table-cell>
          <table:table-cell office:value-type="float" office:value="0.9263">
            <text:p>0.9263</text:p>
          </table:table-cell>
          <table:table-cell office:value-type="float" office:value="244.074">
            <text:p>244.0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7625">
            <text:p>61.7625</text:p>
          </table:table-cell>
          <table:table-cell office:value-type="float" office:value="1.06738">
            <text:p>1.06738</text:p>
          </table:table-cell>
          <table:table-cell office:value-type="float" office:value="243.933">
            <text:p>243.9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8625">
            <text:p>61.8625</text:p>
          </table:table-cell>
          <table:table-cell office:value-type="float" office:value="1.20621">
            <text:p>1.20621</text:p>
          </table:table-cell>
          <table:table-cell office:value-type="float" office:value="243.794">
            <text:p>243.7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1.9975">
            <text:p>61.9975</text:p>
          </table:table-cell>
          <table:table-cell office:value-type="float" office:value="1.3916">
            <text:p>1.3916</text:p>
          </table:table-cell>
          <table:table-cell office:value-type="float" office:value="243.608">
            <text:p>243.6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1341">
            <text:p>62.1341</text:p>
          </table:table-cell>
          <table:table-cell office:value-type="float" office:value="1.57704">
            <text:p>1.57704</text:p>
          </table:table-cell>
          <table:table-cell office:value-type="float" office:value="243.423">
            <text:p>243.4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2342">
            <text:p>62.2342</text:p>
          </table:table-cell>
          <table:table-cell office:value-type="float" office:value="1.71144">
            <text:p>1.71144</text:p>
          </table:table-cell>
          <table:table-cell office:value-type="float" office:value="243.289">
            <text:p>243.2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3527">
            <text:p>62.3527</text:p>
          </table:table-cell>
          <table:table-cell office:value-type="float" office:value="1.8685">
            <text:p>1.8685</text:p>
          </table:table-cell>
          <table:table-cell office:value-type="float" office:value="243.132">
            <text:p>243.1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4753">
            <text:p>62.4753</text:p>
          </table:table-cell>
          <table:table-cell office:value-type="float" office:value="2.02853">
            <text:p>2.02853</text:p>
          </table:table-cell>
          <table:table-cell office:value-type="float" office:value="242.971">
            <text:p>242.9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577">
            <text:p>62.577</text:p>
          </table:table-cell>
          <table:table-cell office:value-type="float" office:value="2.15898">
            <text:p>2.15898</text:p>
          </table:table-cell>
          <table:table-cell office:value-type="float" office:value="242.841">
            <text:p>242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7046">
            <text:p>62.7046</text:p>
          </table:table-cell>
          <table:table-cell office:value-type="float" office:value="2.31908">
            <text:p>2.31908</text:p>
          </table:table-cell>
          <table:table-cell office:value-type="float" office:value="242.681">
            <text:p>242.6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8427">
            <text:p>62.8427</text:p>
          </table:table-cell>
          <table:table-cell office:value-type="float" office:value="2.48747">
            <text:p>2.48747</text:p>
          </table:table-cell>
          <table:table-cell office:value-type="float" office:value="242.513">
            <text:p>242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2.9438">
            <text:p>62.9438</text:p>
          </table:table-cell>
          <table:table-cell office:value-type="float" office:value="2.6068">
            <text:p>2.6068</text:p>
          </table:table-cell>
          <table:table-cell office:value-type="float" office:value="242.393">
            <text:p>242.3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0454">
            <text:p>63.0454</text:p>
          </table:table-cell>
          <table:table-cell office:value-type="float" office:value="2.72324">
            <text:p>2.72324</text:p>
          </table:table-cell>
          <table:table-cell office:value-type="float" office:value="242.277">
            <text:p>242.2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1498">
            <text:p>63.1498</text:p>
          </table:table-cell>
          <table:table-cell office:value-type="float" office:value="2.83875">
            <text:p>2.83875</text:p>
          </table:table-cell>
          <table:table-cell office:value-type="float" office:value="242.161">
            <text:p>242.1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2715">
            <text:p>63.2715</text:p>
          </table:table-cell>
          <table:table-cell office:value-type="float" office:value="2.9679">
            <text:p>2.9679</text:p>
          </table:table-cell>
          <table:table-cell office:value-type="float" office:value="242.032">
            <text:p>242.0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3972">
            <text:p>63.3972</text:p>
          </table:table-cell>
          <table:table-cell office:value-type="float" office:value="3.09431">
            <text:p>3.09431</text:p>
          </table:table-cell>
          <table:table-cell office:value-type="float" office:value="241.906">
            <text:p>241.9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5024">
            <text:p>63.5024</text:p>
          </table:table-cell>
          <table:table-cell office:value-type="float" office:value="3.19421">
            <text:p>3.19421</text:p>
          </table:table-cell>
          <table:table-cell office:value-type="float" office:value="241.806">
            <text:p>241.8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6066">
            <text:p>63.6066</text:p>
          </table:table-cell>
          <table:table-cell office:value-type="float" office:value="3.28763">
            <text:p>3.28763</text:p>
          </table:table-cell>
          <table:table-cell office:value-type="float" office:value="241.712">
            <text:p>241.7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729">
            <text:p>63.729</text:p>
          </table:table-cell>
          <table:table-cell office:value-type="float" office:value="3.38957">
            <text:p>3.38957</text:p>
          </table:table-cell>
          <table:table-cell office:value-type="float" office:value="241.61">
            <text:p>241.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8591">
            <text:p>63.8591</text:p>
          </table:table-cell>
          <table:table-cell office:value-type="float" office:value="3.48801">
            <text:p>3.48801</text:p>
          </table:table-cell>
          <table:table-cell office:value-type="float" office:value="241.512">
            <text:p>241.5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3.9621">
            <text:p>63.9621</text:p>
          </table:table-cell>
          <table:table-cell office:value-type="float" office:value="3.55826">
            <text:p>3.55826</text:p>
          </table:table-cell>
          <table:table-cell office:value-type="float" office:value="241.442">
            <text:p>241.4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0658">
            <text:p>64.0658</text:p>
          </table:table-cell>
          <table:table-cell office:value-type="float" office:value="3.62169">
            <text:p>3.62169</text:p>
          </table:table-cell>
          <table:table-cell office:value-type="float" office:value="241.378">
            <text:p>241.3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1732">
            <text:p>64.1732</text:p>
          </table:table-cell>
          <table:table-cell office:value-type="float" office:value="3.67937">
            <text:p>3.67937</text:p>
          </table:table-cell>
          <table:table-cell office:value-type="float" office:value="241.321">
            <text:p>241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2775">
            <text:p>64.2775</text:p>
          </table:table-cell>
          <table:table-cell office:value-type="float" office:value="3.7269">
            <text:p>3.7269</text:p>
          </table:table-cell>
          <table:table-cell office:value-type="float" office:value="241.273">
            <text:p>241.2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3779">
            <text:p>64.3779</text:p>
          </table:table-cell>
          <table:table-cell office:value-type="float" office:value="3.76448">
            <text:p>3.76448</text:p>
          </table:table-cell>
          <table:table-cell office:value-type="float" office:value="241.236">
            <text:p>241.2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4803">
            <text:p>64.4803</text:p>
          </table:table-cell>
          <table:table-cell office:value-type="float" office:value="3.79405">
            <text:p>3.79405</text:p>
          </table:table-cell>
          <table:table-cell office:value-type="float" office:value="241.206">
            <text:p>241.2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5849">
            <text:p>64.5849</text:p>
          </table:table-cell>
          <table:table-cell office:value-type="float" office:value="3.81461">
            <text:p>3.81461</text:p>
          </table:table-cell>
          <table:table-cell office:value-type="float" office:value="241.185">
            <text:p>241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7054">
            <text:p>64.7054</text:p>
          </table:table-cell>
          <table:table-cell office:value-type="float" office:value="3.82559">
            <text:p>3.82559</text:p>
          </table:table-cell>
          <table:table-cell office:value-type="float" office:value="241.174">
            <text:p>241.1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8279">
            <text:p>64.8279</text:p>
          </table:table-cell>
          <table:table-cell office:value-type="float" office:value="3.82228">
            <text:p>3.82228</text:p>
          </table:table-cell>
          <table:table-cell office:value-type="float" office:value="241.178">
            <text:p>241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4.9565">
            <text:p>64.9565</text:p>
          </table:table-cell>
          <table:table-cell office:value-type="float" office:value="3.80214">
            <text:p>3.80214</text:p>
          </table:table-cell>
          <table:table-cell office:value-type="float" office:value="241.198">
            <text:p>241.1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0625">
            <text:p>65.0625</text:p>
          </table:table-cell>
          <table:table-cell office:value-type="float" office:value="3.77213">
            <text:p>3.77213</text:p>
          </table:table-cell>
          <table:table-cell office:value-type="float" office:value="241.228">
            <text:p>241.2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188">
            <text:p>65.188</text:p>
          </table:table-cell>
          <table:table-cell office:value-type="float" office:value="3.72003">
            <text:p>3.72003</text:p>
          </table:table-cell>
          <table:table-cell office:value-type="float" office:value="241.28">
            <text:p>241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2952">
            <text:p>65.2952</text:p>
          </table:table-cell>
          <table:table-cell office:value-type="float" office:value="3.66075">
            <text:p>3.66075</text:p>
          </table:table-cell>
          <table:table-cell office:value-type="float" office:value="241.339">
            <text:p>241.3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4215">
            <text:p>65.4215</text:p>
          </table:table-cell>
          <table:table-cell office:value-type="float" office:value="3.57309">
            <text:p>3.57309</text:p>
          </table:table-cell>
          <table:table-cell office:value-type="float" office:value="241.427">
            <text:p>241.4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5237">
            <text:p>65.5237</text:p>
          </table:table-cell>
          <table:table-cell office:value-type="float" office:value="3.48746">
            <text:p>3.48746</text:p>
          </table:table-cell>
          <table:table-cell office:value-type="float" office:value="241.513">
            <text:p>241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6268">
            <text:p>65.6268</text:p>
          </table:table-cell>
          <table:table-cell office:value-type="float" office:value="3.38712">
            <text:p>3.38712</text:p>
          </table:table-cell>
          <table:table-cell office:value-type="float" office:value="241.613">
            <text:p>241.6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7312">
            <text:p>65.7312</text:p>
          </table:table-cell>
          <table:table-cell office:value-type="float" office:value="3.27106">
            <text:p>3.27106</text:p>
          </table:table-cell>
          <table:table-cell office:value-type="float" office:value="241.729">
            <text:p>241.7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832">
            <text:p>65.832</text:p>
          </table:table-cell>
          <table:table-cell office:value-type="float" office:value="3.14502">
            <text:p>3.14502</text:p>
          </table:table-cell>
          <table:table-cell office:value-type="float" office:value="241.855">
            <text:p>241.8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5.969">
            <text:p>65.969</text:p>
          </table:table-cell>
          <table:table-cell office:value-type="float" office:value="2.95074">
            <text:p>2.95074</text:p>
          </table:table-cell>
          <table:table-cell office:value-type="float" office:value="242.049">
            <text:p>242.0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0711">
            <text:p>66.0711</text:p>
          </table:table-cell>
          <table:table-cell office:value-type="float" office:value="2.78862">
            <text:p>2.78862</text:p>
          </table:table-cell>
          <table:table-cell office:value-type="float" office:value="242.211">
            <text:p>242.2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206">
            <text:p>66.206</text:p>
          </table:table-cell>
          <table:table-cell office:value-type="float" office:value="2.55109">
            <text:p>2.55109</text:p>
          </table:table-cell>
          <table:table-cell office:value-type="float" office:value="242.449">
            <text:p>242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3068">
            <text:p>66.3068</text:p>
          </table:table-cell>
          <table:table-cell office:value-type="float" office:value="2.35612">
            <text:p>2.35612</text:p>
          </table:table-cell>
          <table:table-cell office:value-type="float" office:value="242.644">
            <text:p>242.6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4324">
            <text:p>66.4324</text:p>
          </table:table-cell>
          <table:table-cell office:value-type="float" office:value="2.09172">
            <text:p>2.09172</text:p>
          </table:table-cell>
          <table:table-cell office:value-type="float" office:value="242.908">
            <text:p>242.9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5505">
            <text:p>66.5505</text:p>
          </table:table-cell>
          <table:table-cell office:value-type="float" office:value="1.82205">
            <text:p>1.82205</text:p>
          </table:table-cell>
          <table:table-cell office:value-type="float" office:value="243.178">
            <text:p>243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6855">
            <text:p>66.6855</text:p>
          </table:table-cell>
          <table:table-cell office:value-type="float" office:value="1.48819">
            <text:p>1.48819</text:p>
          </table:table-cell>
          <table:table-cell office:value-type="float" office:value="243.512">
            <text:p>243.5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8203">
            <text:p>66.8203</text:p>
          </table:table-cell>
          <table:table-cell office:value-type="float" office:value="1.12724">
            <text:p>1.12724</text:p>
          </table:table-cell>
          <table:table-cell office:value-type="float" office:value="243.873">
            <text:p>243.8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6.9496">
            <text:p>66.9496</text:p>
          </table:table-cell>
          <table:table-cell office:value-type="float" office:value="0.755997">
            <text:p>0.755997</text:p>
          </table:table-cell>
          <table:table-cell office:value-type="float" office:value="244.244">
            <text:p>244.2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0672">
            <text:p>67.0672</text:p>
          </table:table-cell>
          <table:table-cell office:value-type="float" office:value="0.397003">
            <text:p>0.397003</text:p>
          </table:table-cell>
          <table:table-cell office:value-type="float" office:value="244.603">
            <text:p>244.6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1878">
            <text:p>67.1878</text:p>
          </table:table-cell>
          <table:table-cell office:value-type="float" office:value="0.00764465">
            <text:p>0.00764465</text:p>
          </table:table-cell>
          <table:table-cell office:value-type="float" office:value="244.992">
            <text:p>244.992</text:p>
          </table:table-cell>
          <table:table-cell office:value-type="float" office:value="0.0764465">
            <text:p>0.076446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3218">
            <text:p>67.3218</text:p>
          </table:table-cell>
          <table:table-cell office:value-type="float" office:value="-0.449615">
            <text:p>-0.449615</text:p>
          </table:table-cell>
          <table:table-cell office:value-type="float" office:value="245.45">
            <text:p>245.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442">
            <text:p>67.442</text:p>
          </table:table-cell>
          <table:table-cell office:value-type="float" office:value="-0.881119">
            <text:p>-0.881119</text:p>
          </table:table-cell>
          <table:table-cell office:value-type="float" office:value="245.881">
            <text:p>245.8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5434">
            <text:p>67.5434</text:p>
          </table:table-cell>
          <table:table-cell office:value-type="float" office:value="-1.25967">
            <text:p>-1.25967</text:p>
          </table:table-cell>
          <table:table-cell office:value-type="float" office:value="246.26">
            <text:p>246.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6439">
            <text:p>67.6439</text:p>
          </table:table-cell>
          <table:table-cell office:value-type="float" office:value="-1.64822">
            <text:p>-1.64822</text:p>
          </table:table-cell>
          <table:table-cell office:value-type="float" office:value="246.648">
            <text:p>246.6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7456">
            <text:p>67.7456</text:p>
          </table:table-cell>
          <table:table-cell office:value-type="float" office:value="-2.05365">
            <text:p>-2.05365</text:p>
          </table:table-cell>
          <table:table-cell office:value-type="float" office:value="247.054">
            <text:p>247.0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8471">
            <text:p>67.8471</text:p>
          </table:table-cell>
          <table:table-cell office:value-type="float" office:value="-2.46817">
            <text:p>-2.46817</text:p>
          </table:table-cell>
          <table:table-cell office:value-type="float" office:value="247.468">
            <text:p>247.4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7.9645">
            <text:p>67.9645</text:p>
          </table:table-cell>
          <table:table-cell office:value-type="float" office:value="-2.95729">
            <text:p>-2.95729</text:p>
          </table:table-cell>
          <table:table-cell office:value-type="float" office:value="247.957">
            <text:p>247.9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0848">
            <text:p>68.0848</text:p>
          </table:table-cell>
          <table:table-cell office:value-type="float" office:value="-3.46518">
            <text:p>-3.46518</text:p>
          </table:table-cell>
          <table:table-cell office:value-type="float" office:value="248.465">
            <text:p>248.4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2137">
            <text:p>68.2137</text:p>
          </table:table-cell>
          <table:table-cell office:value-type="float" office:value="-4.00911">
            <text:p>-4.00911</text:p>
          </table:table-cell>
          <table:table-cell office:value-type="float" office:value="249.009">
            <text:p>249.0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3261">
            <text:p>68.3261</text:p>
          </table:table-cell>
          <table:table-cell office:value-type="float" office:value="-4.47856">
            <text:p>-4.47856</text:p>
          </table:table-cell>
          <table:table-cell office:value-type="float" office:value="249.479">
            <text:p>249.4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427">
            <text:p>68.427</text:p>
          </table:table-cell>
          <table:table-cell office:value-type="float" office:value="-4.89059">
            <text:p>-4.89059</text:p>
          </table:table-cell>
          <table:table-cell office:value-type="float" office:value="249.891">
            <text:p>249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5313">
            <text:p>68.5313</text:p>
          </table:table-cell>
          <table:table-cell office:value-type="float" office:value="-5.30475">
            <text:p>-5.30475</text:p>
          </table:table-cell>
          <table:table-cell office:value-type="float" office:value="250.305">
            <text:p>250.3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6375">
            <text:p>68.6375</text:p>
          </table:table-cell>
          <table:table-cell office:value-type="float" office:value="-5.70976">
            <text:p>-5.70976</text:p>
          </table:table-cell>
          <table:table-cell office:value-type="float" office:value="250.71">
            <text:p>250.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7446">
            <text:p>68.7446</text:p>
          </table:table-cell>
          <table:table-cell office:value-type="float" office:value="-6.09944">
            <text:p>-6.09944</text:p>
          </table:table-cell>
          <table:table-cell office:value-type="float" office:value="251.099">
            <text:p>251.0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8685">
            <text:p>68.8685</text:p>
          </table:table-cell>
          <table:table-cell office:value-type="float" office:value="-6.52249">
            <text:p>-6.52249</text:p>
          </table:table-cell>
          <table:table-cell office:value-type="float" office:value="251.522">
            <text:p>251.5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8.987">
            <text:p>68.987</text:p>
          </table:table-cell>
          <table:table-cell office:value-type="float" office:value="-6.89716">
            <text:p>-6.89716</text:p>
          </table:table-cell>
          <table:table-cell office:value-type="float" office:value="251.897">
            <text:p>251.8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0922">
            <text:p>69.0922</text:p>
          </table:table-cell>
          <table:table-cell office:value-type="float" office:value="-7.20352">
            <text:p>-7.20352</text:p>
          </table:table-cell>
          <table:table-cell office:value-type="float" office:value="252.204">
            <text:p>252.2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1965">
            <text:p>69.1965</text:p>
          </table:table-cell>
          <table:table-cell office:value-type="float" office:value="-7.4823">
            <text:p>-7.4823</text:p>
          </table:table-cell>
          <table:table-cell office:value-type="float" office:value="252.482">
            <text:p>252.4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3044">
            <text:p>69.3044</text:p>
          </table:table-cell>
          <table:table-cell office:value-type="float" office:value="-7.74391">
            <text:p>-7.74391</text:p>
          </table:table-cell>
          <table:table-cell office:value-type="float" office:value="252.744">
            <text:p>252.7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4257">
            <text:p>69.4257</text:p>
          </table:table-cell>
          <table:table-cell office:value-type="float" office:value="-8.00549">
            <text:p>-8.00549</text:p>
          </table:table-cell>
          <table:table-cell office:value-type="float" office:value="253.005">
            <text:p>253.0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5328">
            <text:p>69.5328</text:p>
          </table:table-cell>
          <table:table-cell office:value-type="float" office:value="-8.20773">
            <text:p>-8.20773</text:p>
          </table:table-cell>
          <table:table-cell office:value-type="float" office:value="253.208">
            <text:p>253.2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6343">
            <text:p>69.6343</text:p>
          </table:table-cell>
          <table:table-cell office:value-type="float" office:value="-8.37503">
            <text:p>-8.37503</text:p>
          </table:table-cell>
          <table:table-cell office:value-type="float" office:value="253.375">
            <text:p>253.3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7581">
            <text:p>69.7581</text:p>
          </table:table-cell>
          <table:table-cell office:value-type="float" office:value="-8.54779">
            <text:p>-8.54779</text:p>
          </table:table-cell>
          <table:table-cell office:value-type="float" office:value="253.548">
            <text:p>253.5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69.8839">
            <text:p>69.8839</text:p>
          </table:table-cell>
          <table:table-cell office:value-type="float" office:value="-8.68933">
            <text:p>-8.68933</text:p>
          </table:table-cell>
          <table:table-cell office:value-type="float" office:value="253.689">
            <text:p>253.6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0044">
            <text:p>70.0044</text:p>
          </table:table-cell>
          <table:table-cell office:value-type="float" office:value="-8.79414">
            <text:p>-8.79414</text:p>
          </table:table-cell>
          <table:table-cell office:value-type="float" office:value="253.794">
            <text:p>253.7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1237">
            <text:p>70.1237</text:p>
          </table:table-cell>
          <table:table-cell office:value-type="float" office:value="-8.86949">
            <text:p>-8.86949</text:p>
          </table:table-cell>
          <table:table-cell office:value-type="float" office:value="253.869">
            <text:p>253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2607">
            <text:p>70.2607</text:p>
          </table:table-cell>
          <table:table-cell office:value-type="float" office:value="-8.92326">
            <text:p>-8.92326</text:p>
          </table:table-cell>
          <table:table-cell office:value-type="float" office:value="253.923">
            <text:p>253.9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3622">
            <text:p>70.3622</text:p>
          </table:table-cell>
          <table:table-cell office:value-type="float" office:value="-8.94157">
            <text:p>-8.94157</text:p>
          </table:table-cell>
          <table:table-cell office:value-type="float" office:value="253.942">
            <text:p>253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4841">
            <text:p>70.4841</text:p>
          </table:table-cell>
          <table:table-cell office:value-type="float" office:value="-8.94125">
            <text:p>-8.94125</text:p>
          </table:table-cell>
          <table:table-cell office:value-type="float" office:value="253.941">
            <text:p>253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6032">
            <text:p>70.6032</text:p>
          </table:table-cell>
          <table:table-cell office:value-type="float" office:value="-8.91893">
            <text:p>-8.91893</text:p>
          </table:table-cell>
          <table:table-cell office:value-type="float" office:value="253.919">
            <text:p>253.9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707">
            <text:p>70.707</text:p>
          </table:table-cell>
          <table:table-cell office:value-type="float" office:value="-8.88278">
            <text:p>-8.88278</text:p>
          </table:table-cell>
          <table:table-cell office:value-type="float" office:value="253.883">
            <text:p>253.8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8143">
            <text:p>70.8143</text:p>
          </table:table-cell>
          <table:table-cell office:value-type="float" office:value="-8.83005">
            <text:p>-8.83005</text:p>
          </table:table-cell>
          <table:table-cell office:value-type="float" office:value="253.83">
            <text:p>253.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0.9376">
            <text:p>70.9376</text:p>
          </table:table-cell>
          <table:table-cell office:value-type="float" office:value="-8.75159">
            <text:p>-8.75159</text:p>
          </table:table-cell>
          <table:table-cell office:value-type="float" office:value="253.752">
            <text:p>253.7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0656">
            <text:p>71.0656</text:p>
          </table:table-cell>
          <table:table-cell office:value-type="float" office:value="-8.65182">
            <text:p>-8.65182</text:p>
          </table:table-cell>
          <table:table-cell office:value-type="float" office:value="253.652">
            <text:p>253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1813">
            <text:p>71.1813</text:p>
          </table:table-cell>
          <table:table-cell office:value-type="float" office:value="-8.54686">
            <text:p>-8.54686</text:p>
          </table:table-cell>
          <table:table-cell office:value-type="float" office:value="253.547">
            <text:p>253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2818">
            <text:p>71.2818</text:p>
          </table:table-cell>
          <table:table-cell office:value-type="float" office:value="-8.44524">
            <text:p>-8.44524</text:p>
          </table:table-cell>
          <table:table-cell office:value-type="float" office:value="253.445">
            <text:p>253.4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3889">
            <text:p>71.3889</text:p>
          </table:table-cell>
          <table:table-cell office:value-type="float" office:value="-8.32722">
            <text:p>-8.32722</text:p>
          </table:table-cell>
          <table:table-cell office:value-type="float" office:value="253.327">
            <text:p>253.3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4896">
            <text:p>71.4896</text:p>
          </table:table-cell>
          <table:table-cell office:value-type="float" office:value="-8.20758">
            <text:p>-8.20758</text:p>
          </table:table-cell>
          <table:table-cell office:value-type="float" office:value="253.208">
            <text:p>253.2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593">
            <text:p>71.593</text:p>
          </table:table-cell>
          <table:table-cell office:value-type="float" office:value="-8.07724">
            <text:p>-8.07724</text:p>
          </table:table-cell>
          <table:table-cell office:value-type="float" office:value="253.077">
            <text:p>253.0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7155">
            <text:p>71.7155</text:p>
          </table:table-cell>
          <table:table-cell office:value-type="float" office:value="-7.91344">
            <text:p>-7.91344</text:p>
          </table:table-cell>
          <table:table-cell office:value-type="float" office:value="252.913">
            <text:p>252.9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8366">
            <text:p>71.8366</text:p>
          </table:table-cell>
          <table:table-cell office:value-type="float" office:value="-7.7429">
            <text:p>-7.7429</text:p>
          </table:table-cell>
          <table:table-cell office:value-type="float" office:value="252.743">
            <text:p>252.7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1.954">
            <text:p>71.954</text:p>
          </table:table-cell>
          <table:table-cell office:value-type="float" office:value="-7.57001">
            <text:p>-7.57001</text:p>
          </table:table-cell>
          <table:table-cell office:value-type="float" office:value="252.57">
            <text:p>252.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077">
            <text:p>72.077</text:p>
          </table:table-cell>
          <table:table-cell office:value-type="float" office:value="-7.38202">
            <text:p>-7.38202</text:p>
          </table:table-cell>
          <table:table-cell office:value-type="float" office:value="252.382">
            <text:p>252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1982">
            <text:p>72.1982</text:p>
          </table:table-cell>
          <table:table-cell office:value-type="float" office:value="-7.19075">
            <text:p>-7.19075</text:p>
          </table:table-cell>
          <table:table-cell office:value-type="float" office:value="252.191">
            <text:p>252.1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3017">
            <text:p>72.3017</text:p>
          </table:table-cell>
          <table:table-cell office:value-type="float" office:value="-7.02332">
            <text:p>-7.02332</text:p>
          </table:table-cell>
          <table:table-cell office:value-type="float" office:value="252.023">
            <text:p>252.0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4041">
            <text:p>72.4041</text:p>
          </table:table-cell>
          <table:table-cell office:value-type="float" office:value="-6.85417">
            <text:p>-6.85417</text:p>
          </table:table-cell>
          <table:table-cell office:value-type="float" office:value="251.854">
            <text:p>251.8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5058">
            <text:p>72.5058</text:p>
          </table:table-cell>
          <table:table-cell office:value-type="float" office:value="-6.6834">
            <text:p>-6.6834</text:p>
          </table:table-cell>
          <table:table-cell office:value-type="float" office:value="251.683">
            <text:p>251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6313">
            <text:p>72.6313</text:p>
          </table:table-cell>
          <table:table-cell office:value-type="float" office:value="-6.46924">
            <text:p>-6.46924</text:p>
          </table:table-cell>
          <table:table-cell office:value-type="float" office:value="251.469">
            <text:p>251.4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733">
            <text:p>72.733</text:p>
          </table:table-cell>
          <table:table-cell office:value-type="float" office:value="-6.29347">
            <text:p>-6.29347</text:p>
          </table:table-cell>
          <table:table-cell office:value-type="float" office:value="251.293">
            <text:p>251.2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8339">
            <text:p>72.8339</text:p>
          </table:table-cell>
          <table:table-cell office:value-type="float" office:value="-6.11745">
            <text:p>-6.11745</text:p>
          </table:table-cell>
          <table:table-cell office:value-type="float" office:value="251.117">
            <text:p>251.1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2.9571">
            <text:p>72.9571</text:p>
          </table:table-cell>
          <table:table-cell office:value-type="float" office:value="-5.90056">
            <text:p>-5.90056</text:p>
          </table:table-cell>
          <table:table-cell office:value-type="float" office:value="250.901">
            <text:p>250.9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0599">
            <text:p>73.0599</text:p>
          </table:table-cell>
          <table:table-cell office:value-type="float" office:value="-5.7182">
            <text:p>-5.7182</text:p>
          </table:table-cell>
          <table:table-cell office:value-type="float" office:value="250.718">
            <text:p>250.7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1752">
            <text:p>73.1752</text:p>
          </table:table-cell>
          <table:table-cell office:value-type="float" office:value="-5.51283">
            <text:p>-5.51283</text:p>
          </table:table-cell>
          <table:table-cell office:value-type="float" office:value="250.513">
            <text:p>250.5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2753">
            <text:p>73.2753</text:p>
          </table:table-cell>
          <table:table-cell office:value-type="float" office:value="-5.334">
            <text:p>-5.334</text:p>
          </table:table-cell>
          <table:table-cell office:value-type="float" office:value="250.334">
            <text:p>250.3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3753">
            <text:p>73.3753</text:p>
          </table:table-cell>
          <table:table-cell office:value-type="float" office:value="-5.15485">
            <text:p>-5.15485</text:p>
          </table:table-cell>
          <table:table-cell office:value-type="float" office:value="250.155">
            <text:p>250.1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4783">
            <text:p>73.4783</text:p>
          </table:table-cell>
          <table:table-cell office:value-type="float" office:value="-4.97015">
            <text:p>-4.97015</text:p>
          </table:table-cell>
          <table:table-cell office:value-type="float" office:value="249.97">
            <text:p>249.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5809">
            <text:p>73.5809</text:p>
          </table:table-cell>
          <table:table-cell office:value-type="float" office:value="-4.78583">
            <text:p>-4.78583</text:p>
          </table:table-cell>
          <table:table-cell office:value-type="float" office:value="249.786">
            <text:p>249.7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7142">
            <text:p>73.7142</text:p>
          </table:table-cell>
          <table:table-cell office:value-type="float" office:value="-4.54718">
            <text:p>-4.54718</text:p>
          </table:table-cell>
          <table:table-cell office:value-type="float" office:value="249.547">
            <text:p>249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8428">
            <text:p>73.8428</text:p>
          </table:table-cell>
          <table:table-cell office:value-type="float" office:value="-4.31755">
            <text:p>-4.31755</text:p>
          </table:table-cell>
          <table:table-cell office:value-type="float" office:value="249.318">
            <text:p>249.3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3.9641">
            <text:p>73.9641</text:p>
          </table:table-cell>
          <table:table-cell office:value-type="float" office:value="-4.10149">
            <text:p>-4.10149</text:p>
          </table:table-cell>
          <table:table-cell office:value-type="float" office:value="249.101">
            <text:p>249.1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0917">
            <text:p>74.0917</text:p>
          </table:table-cell>
          <table:table-cell office:value-type="float" office:value="-3.8755">
            <text:p>-3.8755</text:p>
          </table:table-cell>
          <table:table-cell office:value-type="float" office:value="248.876">
            <text:p>248.8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2188">
            <text:p>74.2188</text:p>
          </table:table-cell>
          <table:table-cell office:value-type="float" office:value="-3.65152">
            <text:p>-3.65152</text:p>
          </table:table-cell>
          <table:table-cell office:value-type="float" office:value="248.652">
            <text:p>248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3448">
            <text:p>74.3448</text:p>
          </table:table-cell>
          <table:table-cell office:value-type="float" office:value="-3.43088">
            <text:p>-3.43088</text:p>
          </table:table-cell>
          <table:table-cell office:value-type="float" office:value="248.431">
            <text:p>248.4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4471">
            <text:p>74.4471</text:p>
          </table:table-cell>
          <table:table-cell office:value-type="float" office:value="-3.25287">
            <text:p>-3.25287</text:p>
          </table:table-cell>
          <table:table-cell office:value-type="float" office:value="248.253">
            <text:p>248.2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573">
            <text:p>74.573</text:p>
          </table:table-cell>
          <table:table-cell office:value-type="float" office:value="-3.03528">
            <text:p>-3.03528</text:p>
          </table:table-cell>
          <table:table-cell office:value-type="float" office:value="248.035">
            <text:p>248.0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6735">
            <text:p>74.6735</text:p>
          </table:table-cell>
          <table:table-cell office:value-type="float" office:value="-2.86293">
            <text:p>-2.86293</text:p>
          </table:table-cell>
          <table:table-cell office:value-type="float" office:value="247.863">
            <text:p>247.8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806">
            <text:p>74.806</text:p>
          </table:table-cell>
          <table:table-cell office:value-type="float" office:value="-2.63733">
            <text:p>-2.63733</text:p>
          </table:table-cell>
          <table:table-cell office:value-type="float" office:value="247.637">
            <text:p>247.6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4.9345">
            <text:p>74.9345</text:p>
          </table:table-cell>
          <table:table-cell office:value-type="float" office:value="-2.4207">
            <text:p>-2.4207</text:p>
          </table:table-cell>
          <table:table-cell office:value-type="float" office:value="247.421">
            <text:p>247.4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0361">
            <text:p>75.0361</text:p>
          </table:table-cell>
          <table:table-cell office:value-type="float" office:value="-2.25085">
            <text:p>-2.25085</text:p>
          </table:table-cell>
          <table:table-cell office:value-type="float" office:value="247.251">
            <text:p>247.2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1674">
            <text:p>75.1674</text:p>
          </table:table-cell>
          <table:table-cell office:value-type="float" office:value="-2.03349">
            <text:p>-2.03349</text:p>
          </table:table-cell>
          <table:table-cell office:value-type="float" office:value="247.033">
            <text:p>247.0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282">
            <text:p>75.282</text:p>
          </table:table-cell>
          <table:table-cell office:value-type="float" office:value="-1.84564">
            <text:p>-1.84564</text:p>
          </table:table-cell>
          <table:table-cell office:value-type="float" office:value="246.846">
            <text:p>246.8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3993">
            <text:p>75.3993</text:p>
          </table:table-cell>
          <table:table-cell office:value-type="float" office:value="-1.65497">
            <text:p>-1.65497</text:p>
          </table:table-cell>
          <table:table-cell office:value-type="float" office:value="246.655">
            <text:p>246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5219">
            <text:p>75.5219</text:p>
          </table:table-cell>
          <table:table-cell office:value-type="float" office:value="-1.4579">
            <text:p>-1.4579</text:p>
          </table:table-cell>
          <table:table-cell office:value-type="float" office:value="246.458">
            <text:p>246.4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6234">
            <text:p>75.6234</text:p>
          </table:table-cell>
          <table:table-cell office:value-type="float" office:value="-1.29607">
            <text:p>-1.29607</text:p>
          </table:table-cell>
          <table:table-cell office:value-type="float" office:value="246.296">
            <text:p>246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7397">
            <text:p>75.7397</text:p>
          </table:table-cell>
          <table:table-cell office:value-type="float" office:value="-1.11258">
            <text:p>-1.11258</text:p>
          </table:table-cell>
          <table:table-cell office:value-type="float" office:value="246.113">
            <text:p>246.1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8747">
            <text:p>75.8747</text:p>
          </table:table-cell>
          <table:table-cell office:value-type="float" office:value="-0.902084">
            <text:p>-0.902084</text:p>
          </table:table-cell>
          <table:table-cell office:value-type="float" office:value="245.902">
            <text:p>245.9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5.9759">
            <text:p>75.9759</text:p>
          </table:table-cell>
          <table:table-cell office:value-type="float" office:value="-0.745651">
            <text:p>-0.745651</text:p>
          </table:table-cell>
          <table:table-cell office:value-type="float" office:value="245.746">
            <text:p>245.7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1041">
            <text:p>76.1041</text:p>
          </table:table-cell>
          <table:table-cell office:value-type="float" office:value="-0.549881">
            <text:p>-0.549881</text:p>
          </table:table-cell>
          <table:table-cell office:value-type="float" office:value="245.55">
            <text:p>245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2277">
            <text:p>76.2277</text:p>
          </table:table-cell>
          <table:table-cell office:value-type="float" office:value="-0.363129">
            <text:p>-0.363129</text:p>
          </table:table-cell>
          <table:table-cell office:value-type="float" office:value="245.363">
            <text:p>245.3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3326">
            <text:p>76.3326</text:p>
          </table:table-cell>
          <table:table-cell office:value-type="float" office:value="-0.205872">
            <text:p>-0.205872</text:p>
          </table:table-cell>
          <table:table-cell office:value-type="float" office:value="245.206">
            <text:p>245.2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463">
            <text:p>76.463</text:p>
          </table:table-cell>
          <table:table-cell office:value-type="float" office:value="-0.0127716">
            <text:p>-0.0127716</text:p>
          </table:table-cell>
          <table:table-cell office:value-type="float" office:value="245.013">
            <text:p>245.013</text:p>
          </table:table-cell>
          <table:table-cell office:value-type="float" office:value="-0.127716">
            <text:p>-0.12771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5828">
            <text:p>76.5828</text:p>
          </table:table-cell>
          <table:table-cell office:value-type="float" office:value="0.162903">
            <text:p>0.162903</text:p>
          </table:table-cell>
          <table:table-cell office:value-type="float" office:value="244.837">
            <text:p>244.8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7188">
            <text:p>76.7188</text:p>
          </table:table-cell>
          <table:table-cell office:value-type="float" office:value="0.360016">
            <text:p>0.360016</text:p>
          </table:table-cell>
          <table:table-cell office:value-type="float" office:value="244.64">
            <text:p>244.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852">
            <text:p>76.852</text:p>
          </table:table-cell>
          <table:table-cell office:value-type="float" office:value="0.550964">
            <text:p>0.550964</text:p>
          </table:table-cell>
          <table:table-cell office:value-type="float" office:value="244.449">
            <text:p>244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6.9531">
            <text:p>76.9531</text:p>
          </table:table-cell>
          <table:table-cell office:value-type="float" office:value="0.69455">
            <text:p>0.69455</text:p>
          </table:table-cell>
          <table:table-cell office:value-type="float" office:value="244.305">
            <text:p>244.3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0536">
            <text:p>77.0536</text:p>
          </table:table-cell>
          <table:table-cell office:value-type="float" office:value="0.835938">
            <text:p>0.835938</text:p>
          </table:table-cell>
          <table:table-cell office:value-type="float" office:value="244.164">
            <text:p>244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1814">
            <text:p>77.1814</text:p>
          </table:table-cell>
          <table:table-cell office:value-type="float" office:value="1.01427">
            <text:p>1.01427</text:p>
          </table:table-cell>
          <table:table-cell office:value-type="float" office:value="243.986">
            <text:p>243.9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3111">
            <text:p>77.3111</text:p>
          </table:table-cell>
          <table:table-cell office:value-type="float" office:value="1.19337">
            <text:p>1.19337</text:p>
          </table:table-cell>
          <table:table-cell office:value-type="float" office:value="243.807">
            <text:p>243.8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4142">
            <text:p>77.4142</text:p>
          </table:table-cell>
          <table:table-cell office:value-type="float" office:value="1.33438">
            <text:p>1.33438</text:p>
          </table:table-cell>
          <table:table-cell office:value-type="float" office:value="243.666">
            <text:p>243.6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5339">
            <text:p>77.5339</text:p>
          </table:table-cell>
          <table:table-cell office:value-type="float" office:value="1.49669">
            <text:p>1.49669</text:p>
          </table:table-cell>
          <table:table-cell office:value-type="float" office:value="243.503">
            <text:p>243.5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6428">
            <text:p>77.6428</text:p>
          </table:table-cell>
          <table:table-cell office:value-type="float" office:value="1.64268">
            <text:p>1.64268</text:p>
          </table:table-cell>
          <table:table-cell office:value-type="float" office:value="243.357">
            <text:p>243.3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7748">
            <text:p>77.7748</text:p>
          </table:table-cell>
          <table:table-cell office:value-type="float" office:value="1.81744">
            <text:p>1.81744</text:p>
          </table:table-cell>
          <table:table-cell office:value-type="float" office:value="243.183">
            <text:p>243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8908">
            <text:p>77.8908</text:p>
          </table:table-cell>
          <table:table-cell office:value-type="float" office:value="1.96849">
            <text:p>1.96849</text:p>
          </table:table-cell>
          <table:table-cell office:value-type="float" office:value="243.032">
            <text:p>243.0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7.9916">
            <text:p>77.9916</text:p>
          </table:table-cell>
          <table:table-cell office:value-type="float" office:value="2.0977">
            <text:p>2.0977</text:p>
          </table:table-cell>
          <table:table-cell office:value-type="float" office:value="242.902">
            <text:p>242.9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122">
            <text:p>78.122</text:p>
          </table:table-cell>
          <table:table-cell office:value-type="float" office:value="2.26125">
            <text:p>2.26125</text:p>
          </table:table-cell>
          <table:table-cell office:value-type="float" office:value="242.739">
            <text:p>242.7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2502">
            <text:p>78.2502</text:p>
          </table:table-cell>
          <table:table-cell office:value-type="float" office:value="2.41794">
            <text:p>2.41794</text:p>
          </table:table-cell>
          <table:table-cell office:value-type="float" office:value="242.582">
            <text:p>242.5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3775">
            <text:p>78.3775</text:p>
          </table:table-cell>
          <table:table-cell office:value-type="float" office:value="2.56866">
            <text:p>2.56866</text:p>
          </table:table-cell>
          <table:table-cell office:value-type="float" office:value="242.431">
            <text:p>242.4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5033">
            <text:p>78.5033</text:p>
          </table:table-cell>
          <table:table-cell office:value-type="float" office:value="2.71205">
            <text:p>2.71205</text:p>
          </table:table-cell>
          <table:table-cell office:value-type="float" office:value="242.288">
            <text:p>242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6036">
            <text:p>78.6036</text:p>
          </table:table-cell>
          <table:table-cell office:value-type="float" office:value="2.82222">
            <text:p>2.82222</text:p>
          </table:table-cell>
          <table:table-cell office:value-type="float" office:value="242.178">
            <text:p>242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731">
            <text:p>78.731</text:p>
          </table:table-cell>
          <table:table-cell office:value-type="float" office:value="2.95639">
            <text:p>2.95639</text:p>
          </table:table-cell>
          <table:table-cell office:value-type="float" office:value="242.044">
            <text:p>242.0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859">
            <text:p>78.859</text:p>
          </table:table-cell>
          <table:table-cell office:value-type="float" office:value="3.08374">
            <text:p>3.08374</text:p>
          </table:table-cell>
          <table:table-cell office:value-type="float" office:value="241.916">
            <text:p>241.9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8.9865">
            <text:p>78.9865</text:p>
          </table:table-cell>
          <table:table-cell office:value-type="float" office:value="3.20264">
            <text:p>3.20264</text:p>
          </table:table-cell>
          <table:table-cell office:value-type="float" office:value="241.797">
            <text:p>241.7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1023">
            <text:p>79.1023</text:p>
          </table:table-cell>
          <table:table-cell office:value-type="float" office:value="3.30341">
            <text:p>3.30341</text:p>
          </table:table-cell>
          <table:table-cell office:value-type="float" office:value="241.697">
            <text:p>241.6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2318">
            <text:p>79.2318</text:p>
          </table:table-cell>
          <table:table-cell office:value-type="float" office:value="3.40689">
            <text:p>3.40689</text:p>
          </table:table-cell>
          <table:table-cell office:value-type="float" office:value="241.593">
            <text:p>241.5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3599">
            <text:p>79.3599</text:p>
          </table:table-cell>
          <table:table-cell office:value-type="float" office:value="3.4991">
            <text:p>3.4991</text:p>
          </table:table-cell>
          <table:table-cell office:value-type="float" office:value="241.501">
            <text:p>241.5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4911">
            <text:p>79.4911</text:p>
          </table:table-cell>
          <table:table-cell office:value-type="float" office:value="3.58246">
            <text:p>3.58246</text:p>
          </table:table-cell>
          <table:table-cell office:value-type="float" office:value="241.418">
            <text:p>241.4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6014">
            <text:p>79.6014</text:p>
          </table:table-cell>
          <table:table-cell office:value-type="float" office:value="3.64299">
            <text:p>3.64299</text:p>
          </table:table-cell>
          <table:table-cell office:value-type="float" office:value="241.357">
            <text:p>241.3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7074">
            <text:p>79.7074</text:p>
          </table:table-cell>
          <table:table-cell office:value-type="float" office:value="3.69269">
            <text:p>3.69269</text:p>
          </table:table-cell>
          <table:table-cell office:value-type="float" office:value="241.307">
            <text:p>241.3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808">
            <text:p>79.808</text:p>
          </table:table-cell>
          <table:table-cell office:value-type="float" office:value="3.73164">
            <text:p>3.73164</text:p>
          </table:table-cell>
          <table:table-cell office:value-type="float" office:value="241.268">
            <text:p>241.2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79.9372">
            <text:p>79.9372</text:p>
          </table:table-cell>
          <table:table-cell office:value-type="float" office:value="3.76915">
            <text:p>3.76915</text:p>
          </table:table-cell>
          <table:table-cell office:value-type="float" office:value="241.231">
            <text:p>241.2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0726">
            <text:p>80.0726</text:p>
          </table:table-cell>
          <table:table-cell office:value-type="float" office:value="3.79269">
            <text:p>3.79269</text:p>
          </table:table-cell>
          <table:table-cell office:value-type="float" office:value="241.207">
            <text:p>241.2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197">
            <text:p>80.197</text:p>
          </table:table-cell>
          <table:table-cell office:value-type="float" office:value="3.7991">
            <text:p>3.7991</text:p>
          </table:table-cell>
          <table:table-cell office:value-type="float" office:value="241.201">
            <text:p>241.2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3318">
            <text:p>80.3318</text:p>
          </table:table-cell>
          <table:table-cell office:value-type="float" office:value="3.78865">
            <text:p>3.78865</text:p>
          </table:table-cell>
          <table:table-cell office:value-type="float" office:value="241.211">
            <text:p>241.2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4617">
            <text:p>80.4617</text:p>
          </table:table-cell>
          <table:table-cell office:value-type="float" office:value="3.76051">
            <text:p>3.76051</text:p>
          </table:table-cell>
          <table:table-cell office:value-type="float" office:value="241.239">
            <text:p>241.2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577">
            <text:p>80.577</text:p>
          </table:table-cell>
          <table:table-cell office:value-type="float" office:value="3.71992">
            <text:p>3.71992</text:p>
          </table:table-cell>
          <table:table-cell office:value-type="float" office:value="241.28">
            <text:p>241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7021">
            <text:p>80.7021</text:p>
          </table:table-cell>
          <table:table-cell office:value-type="float" office:value="3.65849">
            <text:p>3.65849</text:p>
          </table:table-cell>
          <table:table-cell office:value-type="float" office:value="241.342">
            <text:p>241.3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8297">
            <text:p>80.8297</text:p>
          </table:table-cell>
          <table:table-cell office:value-type="float" office:value="3.57642">
            <text:p>3.57642</text:p>
          </table:table-cell>
          <table:table-cell office:value-type="float" office:value="241.424">
            <text:p>241.4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.9299">
            <text:p>80.9299</text:p>
          </table:table-cell>
          <table:table-cell office:value-type="float" office:value="3.49757">
            <text:p>3.49757</text:p>
          </table:table-cell>
          <table:table-cell office:value-type="float" office:value="241.502">
            <text:p>241.5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0597">
            <text:p>81.0597</text:p>
          </table:table-cell>
          <table:table-cell office:value-type="float" office:value="3.37657">
            <text:p>3.37657</text:p>
          </table:table-cell>
          <table:table-cell office:value-type="float" office:value="241.623">
            <text:p>241.6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1862">
            <text:p>81.1862</text:p>
          </table:table-cell>
          <table:table-cell office:value-type="float" office:value="3.23705">
            <text:p>3.23705</text:p>
          </table:table-cell>
          <table:table-cell office:value-type="float" office:value="241.763">
            <text:p>241.7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3108">
            <text:p>81.3108</text:p>
          </table:table-cell>
          <table:table-cell office:value-type="float" office:value="3.07816">
            <text:p>3.07816</text:p>
          </table:table-cell>
          <table:table-cell office:value-type="float" office:value="241.922">
            <text:p>241.9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4401">
            <text:p>81.4401</text:p>
          </table:table-cell>
          <table:table-cell office:value-type="float" office:value="2.89012">
            <text:p>2.89012</text:p>
          </table:table-cell>
          <table:table-cell office:value-type="float" office:value="242.11">
            <text:p>242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5693">
            <text:p>81.5693</text:p>
          </table:table-cell>
          <table:table-cell office:value-type="float" office:value="2.67836">
            <text:p>2.67836</text:p>
          </table:table-cell>
          <table:table-cell office:value-type="float" office:value="242.322">
            <text:p>242.3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6701">
            <text:p>81.6701</text:p>
          </table:table-cell>
          <table:table-cell office:value-type="float" office:value="2.49574">
            <text:p>2.49574</text:p>
          </table:table-cell>
          <table:table-cell office:value-type="float" office:value="242.504">
            <text:p>242.5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79">
            <text:p>81.79</text:p>
          </table:table-cell>
          <table:table-cell office:value-type="float" office:value="2.2596">
            <text:p>2.2596</text:p>
          </table:table-cell>
          <table:table-cell office:value-type="float" office:value="242.74">
            <text:p>242.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1.9185">
            <text:p>81.9185</text:p>
          </table:table-cell>
          <table:table-cell office:value-type="float" office:value="1.98289">
            <text:p>1.98289</text:p>
          </table:table-cell>
          <table:table-cell office:value-type="float" office:value="243.017">
            <text:p>243.0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0208">
            <text:p>82.0208</text:p>
          </table:table-cell>
          <table:table-cell office:value-type="float" office:value="1.7449">
            <text:p>1.7449</text:p>
          </table:table-cell>
          <table:table-cell office:value-type="float" office:value="243.255">
            <text:p>243.2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1415">
            <text:p>82.1415</text:p>
          </table:table-cell>
          <table:table-cell office:value-type="float" office:value="1.44392">
            <text:p>1.44392</text:p>
          </table:table-cell>
          <table:table-cell office:value-type="float" office:value="243.556">
            <text:p>243.5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2419">
            <text:p>82.2419</text:p>
          </table:table-cell>
          <table:table-cell office:value-type="float" office:value="1.17697">
            <text:p>1.17697</text:p>
          </table:table-cell>
          <table:table-cell office:value-type="float" office:value="243.823">
            <text:p>243.8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3743">
            <text:p>82.3743</text:p>
          </table:table-cell>
          <table:table-cell office:value-type="float" office:value="0.801956">
            <text:p>0.801956</text:p>
          </table:table-cell>
          <table:table-cell office:value-type="float" office:value="244.198">
            <text:p>244.1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5019">
            <text:p>82.5019</text:p>
          </table:table-cell>
          <table:table-cell office:value-type="float" office:value="0.416183">
            <text:p>0.416183</text:p>
          </table:table-cell>
          <table:table-cell office:value-type="float" office:value="244.584">
            <text:p>244.5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6027">
            <text:p>82.6027</text:p>
          </table:table-cell>
          <table:table-cell office:value-type="float" office:value="0.0947266">
            <text:p>0.0947266</text:p>
          </table:table-cell>
          <table:table-cell office:value-type="float" office:value="244.905">
            <text:p>244.905</text:p>
          </table:table-cell>
          <table:table-cell office:value-type="float" office:value="0.947266">
            <text:p>0.94726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7308">
            <text:p>82.7308</text:p>
          </table:table-cell>
          <table:table-cell office:value-type="float" office:value="-0.334869">
            <text:p>-0.334869</text:p>
          </table:table-cell>
          <table:table-cell office:value-type="float" office:value="245.335">
            <text:p>245.3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8589">
            <text:p>82.8589</text:p>
          </table:table-cell>
          <table:table-cell office:value-type="float" office:value="-0.787857">
            <text:p>-0.787857</text:p>
          </table:table-cell>
          <table:table-cell office:value-type="float" office:value="245.788">
            <text:p>245.7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2.9604">
            <text:p>82.9604</text:p>
          </table:table-cell>
          <table:table-cell office:value-type="float" office:value="-1.16269">
            <text:p>-1.16269</text:p>
          </table:table-cell>
          <table:table-cell office:value-type="float" office:value="246.163">
            <text:p>246.1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0921">
            <text:p>83.0921</text:p>
          </table:table-cell>
          <table:table-cell office:value-type="float" office:value="-1.66872">
            <text:p>-1.66872</text:p>
          </table:table-cell>
          <table:table-cell office:value-type="float" office:value="246.669">
            <text:p>246.6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1975">
            <text:p>83.1975</text:p>
          </table:table-cell>
          <table:table-cell office:value-type="float" office:value="-2.08916">
            <text:p>-2.08916</text:p>
          </table:table-cell>
          <table:table-cell office:value-type="float" office:value="247.089">
            <text:p>247.0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318">
            <text:p>83.318</text:p>
          </table:table-cell>
          <table:table-cell office:value-type="float" office:value="-2.58278">
            <text:p>-2.58278</text:p>
          </table:table-cell>
          <table:table-cell office:value-type="float" office:value="247.583">
            <text:p>247.5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4352">
            <text:p>83.4352</text:p>
          </table:table-cell>
          <table:table-cell office:value-type="float" office:value="-3.07227">
            <text:p>-3.07227</text:p>
          </table:table-cell>
          <table:table-cell office:value-type="float" office:value="248.072">
            <text:p>248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5552">
            <text:p>83.5552</text:p>
          </table:table-cell>
          <table:table-cell office:value-type="float" office:value="-3.57887">
            <text:p>-3.57887</text:p>
          </table:table-cell>
          <table:table-cell office:value-type="float" office:value="248.579">
            <text:p>248.5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6635">
            <text:p>83.6635</text:p>
          </table:table-cell>
          <table:table-cell office:value-type="float" office:value="-4.03563">
            <text:p>-4.03563</text:p>
          </table:table-cell>
          <table:table-cell office:value-type="float" office:value="249.036">
            <text:p>249.0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7693">
            <text:p>83.7693</text:p>
          </table:table-cell>
          <table:table-cell office:value-type="float" office:value="-4.47664">
            <text:p>-4.47664</text:p>
          </table:table-cell>
          <table:table-cell office:value-type="float" office:value="249.477">
            <text:p>249.4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8835">
            <text:p>83.8835</text:p>
          </table:table-cell>
          <table:table-cell office:value-type="float" office:value="-4.94142">
            <text:p>-4.94142</text:p>
          </table:table-cell>
          <table:table-cell office:value-type="float" office:value="249.941">
            <text:p>249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3.9846">
            <text:p>83.9846</text:p>
          </table:table-cell>
          <table:table-cell office:value-type="float" office:value="-5.34091">
            <text:p>-5.34091</text:p>
          </table:table-cell>
          <table:table-cell office:value-type="float" office:value="250.341">
            <text:p>250.3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0861">
            <text:p>84.0861</text:p>
          </table:table-cell>
          <table:table-cell office:value-type="float" office:value="-5.72711">
            <text:p>-5.72711</text:p>
          </table:table-cell>
          <table:table-cell office:value-type="float" office:value="250.727">
            <text:p>250.7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1862">
            <text:p>84.1862</text:p>
          </table:table-cell>
          <table:table-cell office:value-type="float" office:value="-6.09103">
            <text:p>-6.09103</text:p>
          </table:table-cell>
          <table:table-cell office:value-type="float" office:value="251.091">
            <text:p>251.0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3059">
            <text:p>84.3059</text:p>
          </table:table-cell>
          <table:table-cell office:value-type="float" office:value="-6.50063">
            <text:p>-6.50063</text:p>
          </table:table-cell>
          <table:table-cell office:value-type="float" office:value="251.501">
            <text:p>251.5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4213">
            <text:p>84.4213</text:p>
          </table:table-cell>
          <table:table-cell office:value-type="float" office:value="-6.86732">
            <text:p>-6.86732</text:p>
          </table:table-cell>
          <table:table-cell office:value-type="float" office:value="251.867">
            <text:p>251.8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553">
            <text:p>84.553</text:p>
          </table:table-cell>
          <table:table-cell office:value-type="float" office:value="-7.24995">
            <text:p>-7.24995</text:p>
          </table:table-cell>
          <table:table-cell office:value-type="float" office:value="252.25">
            <text:p>252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6606">
            <text:p>84.6606</text:p>
          </table:table-cell>
          <table:table-cell office:value-type="float" office:value="-7.5331">
            <text:p>-7.5331</text:p>
          </table:table-cell>
          <table:table-cell office:value-type="float" office:value="252.533">
            <text:p>252.5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7633">
            <text:p>84.7633</text:p>
          </table:table-cell>
          <table:table-cell office:value-type="float" office:value="-7.778">
            <text:p>-7.778</text:p>
          </table:table-cell>
          <table:table-cell office:value-type="float" office:value="252.778">
            <text:p>252.7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8636">
            <text:p>84.8636</text:p>
          </table:table-cell>
          <table:table-cell office:value-type="float" office:value="-7.99329">
            <text:p>-7.99329</text:p>
          </table:table-cell>
          <table:table-cell office:value-type="float" office:value="252.993">
            <text:p>252.9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4.9652">
            <text:p>84.9652</text:p>
          </table:table-cell>
          <table:table-cell office:value-type="float" office:value="-8.18729">
            <text:p>-8.18729</text:p>
          </table:table-cell>
          <table:table-cell office:value-type="float" office:value="253.187">
            <text:p>253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0706">
            <text:p>85.0706</text:p>
          </table:table-cell>
          <table:table-cell office:value-type="float" office:value="-8.36346">
            <text:p>-8.36346</text:p>
          </table:table-cell>
          <table:table-cell office:value-type="float" office:value="253.363">
            <text:p>253.3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192">
            <text:p>85.192</text:p>
          </table:table-cell>
          <table:table-cell office:value-type="float" office:value="-8.53549">
            <text:p>-8.53549</text:p>
          </table:table-cell>
          <table:table-cell office:value-type="float" office:value="253.535">
            <text:p>253.5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3043">
            <text:p>85.3043</text:p>
          </table:table-cell>
          <table:table-cell office:value-type="float" office:value="-8.66595">
            <text:p>-8.66595</text:p>
          </table:table-cell>
          <table:table-cell office:value-type="float" office:value="253.666">
            <text:p>253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4401">
            <text:p>85.4401</text:p>
          </table:table-cell>
          <table:table-cell office:value-type="float" office:value="-8.78831">
            <text:p>-8.78831</text:p>
          </table:table-cell>
          <table:table-cell office:value-type="float" office:value="253.788">
            <text:p>253.7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559">
            <text:p>85.559</text:p>
          </table:table-cell>
          <table:table-cell office:value-type="float" office:value="-8.86549">
            <text:p>-8.86549</text:p>
          </table:table-cell>
          <table:table-cell office:value-type="float" office:value="253.865">
            <text:p>253.8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6969">
            <text:p>85.6969</text:p>
          </table:table-cell>
          <table:table-cell office:value-type="float" office:value="-8.92165">
            <text:p>-8.92165</text:p>
          </table:table-cell>
          <table:table-cell office:value-type="float" office:value="253.922">
            <text:p>253.9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8033">
            <text:p>85.8033</text:p>
          </table:table-cell>
          <table:table-cell office:value-type="float" office:value="-8.94209">
            <text:p>-8.94209</text:p>
          </table:table-cell>
          <table:table-cell office:value-type="float" office:value="253.942">
            <text:p>253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5.9134">
            <text:p>85.9134</text:p>
          </table:table-cell>
          <table:table-cell office:value-type="float" office:value="-8.94339">
            <text:p>-8.94339</text:p>
          </table:table-cell>
          <table:table-cell office:value-type="float" office:value="253.943">
            <text:p>253.9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0336">
            <text:p>86.0336</text:p>
          </table:table-cell>
          <table:table-cell office:value-type="float" office:value="-8.92326">
            <text:p>-8.92326</text:p>
          </table:table-cell>
          <table:table-cell office:value-type="float" office:value="253.923">
            <text:p>253.9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1669">
            <text:p>86.1669</text:p>
          </table:table-cell>
          <table:table-cell office:value-type="float" office:value="-8.87653">
            <text:p>-8.87653</text:p>
          </table:table-cell>
          <table:table-cell office:value-type="float" office:value="253.877">
            <text:p>253.8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2937">
            <text:p>86.2937</text:p>
          </table:table-cell>
          <table:table-cell office:value-type="float" office:value="-8.8102">
            <text:p>-8.8102</text:p>
          </table:table-cell>
          <table:table-cell office:value-type="float" office:value="253.81">
            <text:p>253.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4189">
            <text:p>86.4189</text:p>
          </table:table-cell>
          <table:table-cell office:value-type="float" office:value="-8.72533">
            <text:p>-8.72533</text:p>
          </table:table-cell>
          <table:table-cell office:value-type="float" office:value="253.725">
            <text:p>253.7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5232">
            <text:p>86.5232</text:p>
          </table:table-cell>
          <table:table-cell office:value-type="float" office:value="-8.64107">
            <text:p>-8.64107</text:p>
          </table:table-cell>
          <table:table-cell office:value-type="float" office:value="253.641">
            <text:p>253.6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6411">
            <text:p>86.6411</text:p>
          </table:table-cell>
          <table:table-cell office:value-type="float" office:value="-8.53226">
            <text:p>-8.53226</text:p>
          </table:table-cell>
          <table:table-cell office:value-type="float" office:value="253.532">
            <text:p>253.5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7719">
            <text:p>86.7719</text:p>
          </table:table-cell>
          <table:table-cell office:value-type="float" office:value="-8.39647">
            <text:p>-8.39647</text:p>
          </table:table-cell>
          <table:table-cell office:value-type="float" office:value="253.396">
            <text:p>253.3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874">
            <text:p>86.874</text:p>
          </table:table-cell>
          <table:table-cell office:value-type="float" office:value="-8.28032">
            <text:p>-8.28032</text:p>
          </table:table-cell>
          <table:table-cell office:value-type="float" office:value="253.28">
            <text:p>253.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6.9896">
            <text:p>86.9896</text:p>
          </table:table-cell>
          <table:table-cell office:value-type="float" office:value="-8.13898">
            <text:p>-8.13898</text:p>
          </table:table-cell>
          <table:table-cell office:value-type="float" office:value="253.139">
            <text:p>253.1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1204">
            <text:p>87.1204</text:p>
          </table:table-cell>
          <table:table-cell office:value-type="float" office:value="-7.96785">
            <text:p>-7.96785</text:p>
          </table:table-cell>
          <table:table-cell office:value-type="float" office:value="252.968">
            <text:p>252.9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2411">
            <text:p>87.2411</text:p>
          </table:table-cell>
          <table:table-cell office:value-type="float" office:value="-7.80037">
            <text:p>-7.80037</text:p>
          </table:table-cell>
          <table:table-cell office:value-type="float" office:value="252.8">
            <text:p>252.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3708">
            <text:p>87.3708</text:p>
          </table:table-cell>
          <table:table-cell office:value-type="float" office:value="-7.61171">
            <text:p>-7.61171</text:p>
          </table:table-cell>
          <table:table-cell office:value-type="float" office:value="252.612">
            <text:p>252.6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4718">
            <text:p>87.4718</text:p>
          </table:table-cell>
          <table:table-cell office:value-type="float" office:value="-7.45892">
            <text:p>-7.45892</text:p>
          </table:table-cell>
          <table:table-cell office:value-type="float" office:value="252.459">
            <text:p>252.4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6068">
            <text:p>87.6068</text:p>
          </table:table-cell>
          <table:table-cell office:value-type="float" office:value="-7.24792">
            <text:p>-7.24792</text:p>
          </table:table-cell>
          <table:table-cell office:value-type="float" office:value="252.248">
            <text:p>252.2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7103">
            <text:p>87.7103</text:p>
          </table:table-cell>
          <table:table-cell office:value-type="float" office:value="-7.08167">
            <text:p>-7.08167</text:p>
          </table:table-cell>
          <table:table-cell office:value-type="float" office:value="252.082">
            <text:p>252.0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8311">
            <text:p>87.8311</text:p>
          </table:table-cell>
          <table:table-cell office:value-type="float" office:value="-6.88286">
            <text:p>-6.88286</text:p>
          </table:table-cell>
          <table:table-cell office:value-type="float" office:value="251.883">
            <text:p>251.8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7.953">
            <text:p>87.953</text:p>
          </table:table-cell>
          <table:table-cell office:value-type="float" office:value="-6.67836">
            <text:p>-6.67836</text:p>
          </table:table-cell>
          <table:table-cell office:value-type="float" office:value="251.678">
            <text:p>251.6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0832">
            <text:p>88.0832</text:p>
          </table:table-cell>
          <table:table-cell office:value-type="float" office:value="-6.45607">
            <text:p>-6.45607</text:p>
          </table:table-cell>
          <table:table-cell office:value-type="float" office:value="251.456">
            <text:p>251.4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2135">
            <text:p>88.2135</text:p>
          </table:table-cell>
          <table:table-cell office:value-type="float" office:value="-6.2303">
            <text:p>-6.2303</text:p>
          </table:table-cell>
          <table:table-cell office:value-type="float" office:value="251.23">
            <text:p>251.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343">
            <text:p>88.343</text:p>
          </table:table-cell>
          <table:table-cell office:value-type="float" office:value="-6.00337">
            <text:p>-6.00337</text:p>
          </table:table-cell>
          <table:table-cell office:value-type="float" office:value="251.003">
            <text:p>251.0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4432">
            <text:p>88.4432</text:p>
          </table:table-cell>
          <table:table-cell office:value-type="float" office:value="-5.82626">
            <text:p>-5.82626</text:p>
          </table:table-cell>
          <table:table-cell office:value-type="float" office:value="250.826">
            <text:p>250.8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5749">
            <text:p>88.5749</text:p>
          </table:table-cell>
          <table:table-cell office:value-type="float" office:value="-5.5923">
            <text:p>-5.5923</text:p>
          </table:table-cell>
          <table:table-cell office:value-type="float" office:value="250.592">
            <text:p>250.5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7077">
            <text:p>88.7077</text:p>
          </table:table-cell>
          <table:table-cell office:value-type="float" office:value="-5.35501">
            <text:p>-5.35501</text:p>
          </table:table-cell>
          <table:table-cell office:value-type="float" office:value="250.355">
            <text:p>250.3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8374">
            <text:p>88.8374</text:p>
          </table:table-cell>
          <table:table-cell office:value-type="float" office:value="-5.1226">
            <text:p>-5.1226</text:p>
          </table:table-cell>
          <table:table-cell office:value-type="float" office:value="250.123">
            <text:p>250.1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8.9666">
            <text:p>88.9666</text:p>
          </table:table-cell>
          <table:table-cell office:value-type="float" office:value="-4.89095">
            <text:p>-4.89095</text:p>
          </table:table-cell>
          <table:table-cell office:value-type="float" office:value="249.891">
            <text:p>249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0973">
            <text:p>89.0973</text:p>
          </table:table-cell>
          <table:table-cell office:value-type="float" office:value="-4.65671">
            <text:p>-4.65671</text:p>
          </table:table-cell>
          <table:table-cell office:value-type="float" office:value="249.657">
            <text:p>249.6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228">
            <text:p>89.228</text:p>
          </table:table-cell>
          <table:table-cell office:value-type="float" office:value="-4.42278">
            <text:p>-4.42278</text:p>
          </table:table-cell>
          <table:table-cell office:value-type="float" office:value="249.423">
            <text:p>249.4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3313">
            <text:p>89.3313</text:p>
          </table:table-cell>
          <table:table-cell office:value-type="float" office:value="-4.23833">
            <text:p>-4.23833</text:p>
          </table:table-cell>
          <table:table-cell office:value-type="float" office:value="249.238">
            <text:p>249.2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4314">
            <text:p>89.4314</text:p>
          </table:table-cell>
          <table:table-cell office:value-type="float" office:value="-4.06021">
            <text:p>-4.06021</text:p>
          </table:table-cell>
          <table:table-cell office:value-type="float" office:value="249.06">
            <text:p>249.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5626">
            <text:p>89.5626</text:p>
          </table:table-cell>
          <table:table-cell office:value-type="float" office:value="-3.82797">
            <text:p>-3.82797</text:p>
          </table:table-cell>
          <table:table-cell office:value-type="float" office:value="248.828">
            <text:p>248.8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6853">
            <text:p>89.6853</text:p>
          </table:table-cell>
          <table:table-cell office:value-type="float" office:value="-3.61189">
            <text:p>-3.61189</text:p>
          </table:table-cell>
          <table:table-cell office:value-type="float" office:value="248.612">
            <text:p>248.6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793">
            <text:p>89.793</text:p>
          </table:table-cell>
          <table:table-cell office:value-type="float" office:value="-3.42329">
            <text:p>-3.42329</text:p>
          </table:table-cell>
          <table:table-cell office:value-type="float" office:value="248.423">
            <text:p>248.4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9.8954">
            <text:p>89.8954</text:p>
          </table:table-cell>
          <table:table-cell office:value-type="float" office:value="-3.24522">
            <text:p>-3.24522</text:p>
          </table:table-cell>
          <table:table-cell office:value-type="float" office:value="248.245">
            <text:p>248.2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0078">
            <text:p>90.0078</text:p>
          </table:table-cell>
          <table:table-cell office:value-type="float" office:value="-3.05116">
            <text:p>-3.05116</text:p>
          </table:table-cell>
          <table:table-cell office:value-type="float" office:value="248.051">
            <text:p>248.0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1395">
            <text:p>90.1395</text:p>
          </table:table-cell>
          <table:table-cell office:value-type="float" office:value="-2.82533">
            <text:p>-2.82533</text:p>
          </table:table-cell>
          <table:table-cell office:value-type="float" office:value="247.825">
            <text:p>247.8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2762">
            <text:p>90.2762</text:p>
          </table:table-cell>
          <table:table-cell office:value-type="float" office:value="-2.59297">
            <text:p>-2.59297</text:p>
          </table:table-cell>
          <table:table-cell office:value-type="float" office:value="247.593">
            <text:p>247.5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4042">
            <text:p>90.4042</text:p>
          </table:table-cell>
          <table:table-cell office:value-type="float" office:value="-2.37776">
            <text:p>-2.37776</text:p>
          </table:table-cell>
          <table:table-cell office:value-type="float" office:value="247.378">
            <text:p>247.3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5369">
            <text:p>90.5369</text:p>
          </table:table-cell>
          <table:table-cell office:value-type="float" office:value="-2.15651">
            <text:p>-2.15651</text:p>
          </table:table-cell>
          <table:table-cell office:value-type="float" office:value="247.157">
            <text:p>247.1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6671">
            <text:p>90.6671</text:p>
          </table:table-cell>
          <table:table-cell office:value-type="float" office:value="-1.94191">
            <text:p>-1.94191</text:p>
          </table:table-cell>
          <table:table-cell office:value-type="float" office:value="246.942">
            <text:p>246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7794">
            <text:p>90.7794</text:p>
          </table:table-cell>
          <table:table-cell office:value-type="float" office:value="-1.75842">
            <text:p>-1.75842</text:p>
          </table:table-cell>
          <table:table-cell office:value-type="float" office:value="246.758">
            <text:p>246.7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0.9078">
            <text:p>90.9078</text:p>
          </table:table-cell>
          <table:table-cell office:value-type="float" office:value="-1.55101">
            <text:p>-1.55101</text:p>
          </table:table-cell>
          <table:table-cell office:value-type="float" office:value="246.551">
            <text:p>246.5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0404">
            <text:p>91.0404</text:p>
          </table:table-cell>
          <table:table-cell office:value-type="float" office:value="-1.33905">
            <text:p>-1.33905</text:p>
          </table:table-cell>
          <table:table-cell office:value-type="float" office:value="246.339">
            <text:p>246.3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1651">
            <text:p>91.1651</text:p>
          </table:table-cell>
          <table:table-cell office:value-type="float" office:value="-1.14204">
            <text:p>-1.14204</text:p>
          </table:table-cell>
          <table:table-cell office:value-type="float" office:value="246.142">
            <text:p>246.1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2925">
            <text:p>91.2925</text:p>
          </table:table-cell>
          <table:table-cell office:value-type="float" office:value="-0.942734">
            <text:p>-0.942734</text:p>
          </table:table-cell>
          <table:table-cell office:value-type="float" office:value="245.943">
            <text:p>245.9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4202">
            <text:p>91.4202</text:p>
          </table:table-cell>
          <table:table-cell office:value-type="float" office:value="-0.745483">
            <text:p>-0.745483</text:p>
          </table:table-cell>
          <table:table-cell office:value-type="float" office:value="245.745">
            <text:p>245.7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5211">
            <text:p>91.5211</text:p>
          </table:table-cell>
          <table:table-cell office:value-type="float" office:value="-0.590958">
            <text:p>-0.590958</text:p>
          </table:table-cell>
          <table:table-cell office:value-type="float" office:value="245.591">
            <text:p>245.5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6402">
            <text:p>91.6402</text:p>
          </table:table-cell>
          <table:table-cell office:value-type="float" office:value="-0.41037">
            <text:p>-0.41037</text:p>
          </table:table-cell>
          <table:table-cell office:value-type="float" office:value="245.41">
            <text:p>245.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7741">
            <text:p>91.7741</text:p>
          </table:table-cell>
          <table:table-cell office:value-type="float" office:value="-0.209564">
            <text:p>-0.209564</text:p>
          </table:table-cell>
          <table:table-cell office:value-type="float" office:value="245.21">
            <text:p>245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8896">
            <text:p>91.8896</text:p>
          </table:table-cell>
          <table:table-cell office:value-type="float" office:value="-0.0383453">
            <text:p>-0.0383453</text:p>
          </table:table-cell>
          <table:table-cell office:value-type="float" office:value="245.038">
            <text:p>245.038</text:p>
          </table:table-cell>
          <table:table-cell office:value-type="float" office:value="-0.383453">
            <text:p>-0.38345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1.997">
            <text:p>91.997</text:p>
          </table:table-cell>
          <table:table-cell office:value-type="float" office:value="0.119629">
            <text:p>0.119629</text:p>
          </table:table-cell>
          <table:table-cell office:value-type="float" office:value="244.88">
            <text:p>244.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1238">
            <text:p>92.1238</text:p>
          </table:table-cell>
          <table:table-cell office:value-type="float" office:value="0.303833">
            <text:p>0.303833</text:p>
          </table:table-cell>
          <table:table-cell office:value-type="float" office:value="244.696">
            <text:p>244.6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2415">
            <text:p>92.2415</text:p>
          </table:table-cell>
          <table:table-cell office:value-type="float" office:value="0.473358">
            <text:p>0.473358</text:p>
          </table:table-cell>
          <table:table-cell office:value-type="float" office:value="244.527">
            <text:p>244.5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3448">
            <text:p>92.3448</text:p>
          </table:table-cell>
          <table:table-cell office:value-type="float" office:value="0.620682">
            <text:p>0.620682</text:p>
          </table:table-cell>
          <table:table-cell office:value-type="float" office:value="244.379">
            <text:p>244.3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4768">
            <text:p>92.4768</text:p>
          </table:table-cell>
          <table:table-cell office:value-type="float" office:value="0.807068">
            <text:p>0.807068</text:p>
          </table:table-cell>
          <table:table-cell office:value-type="float" office:value="244.193">
            <text:p>244.1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5772">
            <text:p>92.5772</text:p>
          </table:table-cell>
          <table:table-cell office:value-type="float" office:value="0.947647">
            <text:p>0.947647</text:p>
          </table:table-cell>
          <table:table-cell office:value-type="float" office:value="244.052">
            <text:p>244.0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68">
            <text:p>92.68</text:p>
          </table:table-cell>
          <table:table-cell office:value-type="float" office:value="1.09038">
            <text:p>1.09038</text:p>
          </table:table-cell>
          <table:table-cell office:value-type="float" office:value="243.91">
            <text:p>243.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8108">
            <text:p>92.8108</text:p>
          </table:table-cell>
          <table:table-cell office:value-type="float" office:value="1.27005">
            <text:p>1.27005</text:p>
          </table:table-cell>
          <table:table-cell office:value-type="float" office:value="243.73">
            <text:p>243.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9302">
            <text:p>92.9302</text:p>
          </table:table-cell>
          <table:table-cell office:value-type="float" office:value="1.43262">
            <text:p>1.43262</text:p>
          </table:table-cell>
          <table:table-cell office:value-type="float" office:value="243.567">
            <text:p>243.5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0599">
            <text:p>93.0599</text:p>
          </table:table-cell>
          <table:table-cell office:value-type="float" office:value="1.60696">
            <text:p>1.60696</text:p>
          </table:table-cell>
          <table:table-cell office:value-type="float" office:value="243.393">
            <text:p>243.3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1606">
            <text:p>93.1606</text:p>
          </table:table-cell>
          <table:table-cell office:value-type="float" office:value="1.74084">
            <text:p>1.74084</text:p>
          </table:table-cell>
          <table:table-cell office:value-type="float" office:value="243.259">
            <text:p>243.2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2616">
            <text:p>93.2616</text:p>
          </table:table-cell>
          <table:table-cell office:value-type="float" office:value="1.87357">
            <text:p>1.87357</text:p>
          </table:table-cell>
          <table:table-cell office:value-type="float" office:value="243.126">
            <text:p>243.1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4001">
            <text:p>93.4001</text:p>
          </table:table-cell>
          <table:table-cell office:value-type="float" office:value="2.05231">
            <text:p>2.05231</text:p>
          </table:table-cell>
          <table:table-cell office:value-type="float" office:value="242.948">
            <text:p>242.9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5179">
            <text:p>93.5179</text:p>
          </table:table-cell>
          <table:table-cell office:value-type="float" office:value="2.20111">
            <text:p>2.20111</text:p>
          </table:table-cell>
          <table:table-cell office:value-type="float" office:value="242.799">
            <text:p>242.7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6516">
            <text:p>93.6516</text:p>
          </table:table-cell>
          <table:table-cell office:value-type="float" office:value="2.36557">
            <text:p>2.36557</text:p>
          </table:table-cell>
          <table:table-cell office:value-type="float" office:value="242.634">
            <text:p>242.6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7528">
            <text:p>93.7528</text:p>
          </table:table-cell>
          <table:table-cell office:value-type="float" office:value="2.48676">
            <text:p>2.48676</text:p>
          </table:table-cell>
          <table:table-cell office:value-type="float" office:value="242.513">
            <text:p>242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8737">
            <text:p>93.8737</text:p>
          </table:table-cell>
          <table:table-cell office:value-type="float" office:value="2.627">
            <text:p>2.627</text:p>
          </table:table-cell>
          <table:table-cell office:value-type="float" office:value="242.373">
            <text:p>242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3.9918">
            <text:p>93.9918</text:p>
          </table:table-cell>
          <table:table-cell office:value-type="float" office:value="2.75905">
            <text:p>2.75905</text:p>
          </table:table-cell>
          <table:table-cell office:value-type="float" office:value="242.241">
            <text:p>242.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126">
            <text:p>94.126</text:p>
          </table:table-cell>
          <table:table-cell office:value-type="float" office:value="2.90227">
            <text:p>2.90227</text:p>
          </table:table-cell>
          <table:table-cell office:value-type="float" office:value="242.098">
            <text:p>242.0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2273">
            <text:p>94.2273</text:p>
          </table:table-cell>
          <table:table-cell office:value-type="float" office:value="3.00534">
            <text:p>3.00534</text:p>
          </table:table-cell>
          <table:table-cell office:value-type="float" office:value="241.995">
            <text:p>241.9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3275">
            <text:p>94.3275</text:p>
          </table:table-cell>
          <table:table-cell office:value-type="float" office:value="3.10243">
            <text:p>3.10243</text:p>
          </table:table-cell>
          <table:table-cell office:value-type="float" office:value="241.898">
            <text:p>241.8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4666">
            <text:p>94.4666</text:p>
          </table:table-cell>
          <table:table-cell office:value-type="float" office:value="3.22882">
            <text:p>3.22882</text:p>
          </table:table-cell>
          <table:table-cell office:value-type="float" office:value="241.771">
            <text:p>241.7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5698">
            <text:p>94.5698</text:p>
          </table:table-cell>
          <table:table-cell office:value-type="float" office:value="3.3158">
            <text:p>3.3158</text:p>
          </table:table-cell>
          <table:table-cell office:value-type="float" office:value="241.684">
            <text:p>241.6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6885">
            <text:p>94.6885</text:p>
          </table:table-cell>
          <table:table-cell office:value-type="float" office:value="3.4082">
            <text:p>3.4082</text:p>
          </table:table-cell>
          <table:table-cell office:value-type="float" office:value="241.592">
            <text:p>241.5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8242">
            <text:p>94.8242</text:p>
          </table:table-cell>
          <table:table-cell office:value-type="float" office:value="3.50294">
            <text:p>3.50294</text:p>
          </table:table-cell>
          <table:table-cell office:value-type="float" office:value="241.497">
            <text:p>241.4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9541">
            <text:p>94.9541</text:p>
          </table:table-cell>
          <table:table-cell office:value-type="float" office:value="3.58208">
            <text:p>3.58208</text:p>
          </table:table-cell>
          <table:table-cell office:value-type="float" office:value="241.418">
            <text:p>241.4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085">
            <text:p>95.085</text:p>
          </table:table-cell>
          <table:table-cell office:value-type="float" office:value="3.64963">
            <text:p>3.64963</text:p>
          </table:table-cell>
          <table:table-cell office:value-type="float" office:value="241.35">
            <text:p>241.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2032">
            <text:p>95.2032</text:p>
          </table:table-cell>
          <table:table-cell office:value-type="float" office:value="3.6992">
            <text:p>3.6992</text:p>
          </table:table-cell>
          <table:table-cell office:value-type="float" office:value="241.301">
            <text:p>241.3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3059">
            <text:p>95.3059</text:p>
          </table:table-cell>
          <table:table-cell office:value-type="float" office:value="3.73297">
            <text:p>3.73297</text:p>
          </table:table-cell>
          <table:table-cell office:value-type="float" office:value="241.267">
            <text:p>241.2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407">
            <text:p>95.407</text:p>
          </table:table-cell>
          <table:table-cell office:value-type="float" office:value="3.75731">
            <text:p>3.75731</text:p>
          </table:table-cell>
          <table:table-cell office:value-type="float" office:value="241.243">
            <text:p>241.2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5362">
            <text:p>95.5362</text:p>
          </table:table-cell>
          <table:table-cell office:value-type="float" office:value="3.77487">
            <text:p>3.77487</text:p>
          </table:table-cell>
          <table:table-cell office:value-type="float" office:value="241.225">
            <text:p>241.2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6671">
            <text:p>95.6671</text:p>
          </table:table-cell>
          <table:table-cell office:value-type="float" office:value="3.77643">
            <text:p>3.77643</text:p>
          </table:table-cell>
          <table:table-cell office:value-type="float" office:value="241.224">
            <text:p>241.2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7993">
            <text:p>95.7993</text:p>
          </table:table-cell>
          <table:table-cell office:value-type="float" office:value="3.76013">
            <text:p>3.76013</text:p>
          </table:table-cell>
          <table:table-cell office:value-type="float" office:value="241.24">
            <text:p>241.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5.9224">
            <text:p>95.9224</text:p>
          </table:table-cell>
          <table:table-cell office:value-type="float" office:value="3.72815">
            <text:p>3.72815</text:p>
          </table:table-cell>
          <table:table-cell office:value-type="float" office:value="241.272">
            <text:p>241.2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0226">
            <text:p>96.0226</text:p>
          </table:table-cell>
          <table:table-cell office:value-type="float" office:value="3.6897">
            <text:p>3.6897</text:p>
          </table:table-cell>
          <table:table-cell office:value-type="float" office:value="241.31">
            <text:p>241.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1452">
            <text:p>96.1452</text:p>
          </table:table-cell>
          <table:table-cell office:value-type="float" office:value="3.62665">
            <text:p>3.62665</text:p>
          </table:table-cell>
          <table:table-cell office:value-type="float" office:value="241.373">
            <text:p>241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2744">
            <text:p>96.2744</text:p>
          </table:table-cell>
          <table:table-cell office:value-type="float" office:value="3.54066">
            <text:p>3.54066</text:p>
          </table:table-cell>
          <table:table-cell office:value-type="float" office:value="241.459">
            <text:p>241.4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3928">
            <text:p>96.3928</text:p>
          </table:table-cell>
          <table:table-cell office:value-type="float" office:value="3.44345">
            <text:p>3.44345</text:p>
          </table:table-cell>
          <table:table-cell office:value-type="float" office:value="241.557">
            <text:p>241.5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5194">
            <text:p>96.5194</text:p>
          </table:table-cell>
          <table:table-cell office:value-type="float" office:value="3.31923">
            <text:p>3.31923</text:p>
          </table:table-cell>
          <table:table-cell office:value-type="float" office:value="241.681">
            <text:p>241.6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6343">
            <text:p>96.6343</text:p>
          </table:table-cell>
          <table:table-cell office:value-type="float" office:value="3.18779">
            <text:p>3.18779</text:p>
          </table:table-cell>
          <table:table-cell office:value-type="float" office:value="241.812">
            <text:p>241.8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7378">
            <text:p>96.7378</text:p>
          </table:table-cell>
          <table:table-cell office:value-type="float" office:value="3.05392">
            <text:p>3.05392</text:p>
          </table:table-cell>
          <table:table-cell office:value-type="float" office:value="241.946">
            <text:p>241.9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8393">
            <text:p>96.8393</text:p>
          </table:table-cell>
          <table:table-cell office:value-type="float" office:value="2.90805">
            <text:p>2.90805</text:p>
          </table:table-cell>
          <table:table-cell office:value-type="float" office:value="242.092">
            <text:p>242.0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.9737">
            <text:p>96.9737</text:p>
          </table:table-cell>
          <table:table-cell office:value-type="float" office:value="2.69212">
            <text:p>2.69212</text:p>
          </table:table-cell>
          <table:table-cell office:value-type="float" office:value="242.308">
            <text:p>242.3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1029">
            <text:p>97.1029</text:p>
          </table:table-cell>
          <table:table-cell office:value-type="float" office:value="2.45996">
            <text:p>2.45996</text:p>
          </table:table-cell>
          <table:table-cell office:value-type="float" office:value="242.54">
            <text:p>242.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2193">
            <text:p>97.2193</text:p>
          </table:table-cell>
          <table:table-cell office:value-type="float" office:value="2.2296">
            <text:p>2.2296</text:p>
          </table:table-cell>
          <table:table-cell office:value-type="float" office:value="242.77">
            <text:p>242.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35">
            <text:p>97.35</text:p>
          </table:table-cell>
          <table:table-cell office:value-type="float" office:value="1.94691">
            <text:p>1.94691</text:p>
          </table:table-cell>
          <table:table-cell office:value-type="float" office:value="243.053">
            <text:p>243.0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4547">
            <text:p>97.4547</text:p>
          </table:table-cell>
          <table:table-cell office:value-type="float" office:value="1.70186">
            <text:p>1.70186</text:p>
          </table:table-cell>
          <table:table-cell office:value-type="float" office:value="243.298">
            <text:p>243.2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5716">
            <text:p>97.5716</text:p>
          </table:table-cell>
          <table:table-cell office:value-type="float" office:value="1.40927">
            <text:p>1.40927</text:p>
          </table:table-cell>
          <table:table-cell office:value-type="float" office:value="243.591">
            <text:p>243.5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6736">
            <text:p>97.6736</text:p>
          </table:table-cell>
          <table:table-cell office:value-type="float" office:value="1.13713">
            <text:p>1.13713</text:p>
          </table:table-cell>
          <table:table-cell office:value-type="float" office:value="243.863">
            <text:p>243.8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8043">
            <text:p>97.8043</text:p>
          </table:table-cell>
          <table:table-cell office:value-type="float" office:value="0.765732">
            <text:p>0.765732</text:p>
          </table:table-cell>
          <table:table-cell office:value-type="float" office:value="244.234">
            <text:p>244.2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7.9115">
            <text:p>97.9115</text:p>
          </table:table-cell>
          <table:table-cell office:value-type="float" office:value="0.442078">
            <text:p>0.442078</text:p>
          </table:table-cell>
          <table:table-cell office:value-type="float" office:value="244.558">
            <text:p>244.5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0414">
            <text:p>98.0414</text:p>
          </table:table-cell>
          <table:table-cell office:value-type="float" office:value="0.0281067">
            <text:p>0.0281067</text:p>
          </table:table-cell>
          <table:table-cell office:value-type="float" office:value="244.972">
            <text:p>244.972</text:p>
          </table:table-cell>
          <table:table-cell office:value-type="float" office:value="0.281067">
            <text:p>0.28106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1717">
            <text:p>98.1717</text:p>
          </table:table-cell>
          <table:table-cell office:value-type="float" office:value="-0.411758">
            <text:p>-0.411758</text:p>
          </table:table-cell>
          <table:table-cell office:value-type="float" office:value="245.412">
            <text:p>245.4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2957">
            <text:p>98.2957</text:p>
          </table:table-cell>
          <table:table-cell office:value-type="float" office:value="-0.852478">
            <text:p>-0.852478</text:p>
          </table:table-cell>
          <table:table-cell office:value-type="float" office:value="245.852">
            <text:p>245.8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4252">
            <text:p>98.4252</text:p>
          </table:table-cell>
          <table:table-cell office:value-type="float" office:value="-1.33501">
            <text:p>-1.33501</text:p>
          </table:table-cell>
          <table:table-cell office:value-type="float" office:value="246.335">
            <text:p>246.3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5286">
            <text:p>98.5286</text:p>
          </table:table-cell>
          <table:table-cell office:value-type="float" office:value="-1.73608">
            <text:p>-1.73608</text:p>
          </table:table-cell>
          <table:table-cell office:value-type="float" office:value="246.736">
            <text:p>246.7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6414">
            <text:p>98.6414</text:p>
          </table:table-cell>
          <table:table-cell office:value-type="float" office:value="-2.18727">
            <text:p>-2.18727</text:p>
          </table:table-cell>
          <table:table-cell office:value-type="float" office:value="247.187">
            <text:p>247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7756">
            <text:p>98.7756</text:p>
          </table:table-cell>
          <table:table-cell office:value-type="float" office:value="-2.7388">
            <text:p>-2.7388</text:p>
          </table:table-cell>
          <table:table-cell office:value-type="float" office:value="247.739">
            <text:p>247.7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8824">
            <text:p>98.8824</text:p>
          </table:table-cell>
          <table:table-cell office:value-type="float" office:value="-3.18678">
            <text:p>-3.18678</text:p>
          </table:table-cell>
          <table:table-cell office:value-type="float" office:value="248.187">
            <text:p>248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8.9895">
            <text:p>98.9895</text:p>
          </table:table-cell>
          <table:table-cell office:value-type="float" office:value="-3.63702">
            <text:p>-3.63702</text:p>
          </table:table-cell>
          <table:table-cell office:value-type="float" office:value="248.637">
            <text:p>248.6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121">
            <text:p>99.121</text:p>
          </table:table-cell>
          <table:table-cell office:value-type="float" office:value="-4.18796">
            <text:p>-4.18796</text:p>
          </table:table-cell>
          <table:table-cell office:value-type="float" office:value="249.188">
            <text:p>249.1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2314">
            <text:p>99.2314</text:p>
          </table:table-cell>
          <table:table-cell office:value-type="float" office:value="-4.64291">
            <text:p>-4.64291</text:p>
          </table:table-cell>
          <table:table-cell office:value-type="float" office:value="249.643">
            <text:p>249.6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3315">
            <text:p>99.3315</text:p>
          </table:table-cell>
          <table:table-cell office:value-type="float" office:value="-5.04497">
            <text:p>-5.04497</text:p>
          </table:table-cell>
          <table:table-cell office:value-type="float" office:value="250.045">
            <text:p>250.0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4669">
            <text:p>99.4669</text:p>
          </table:table-cell>
          <table:table-cell office:value-type="float" office:value="-5.56828">
            <text:p>-5.56828</text:p>
          </table:table-cell>
          <table:table-cell office:value-type="float" office:value="250.568">
            <text:p>250.5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5985">
            <text:p>99.5985</text:p>
          </table:table-cell>
          <table:table-cell office:value-type="float" office:value="-6.0481">
            <text:p>-6.0481</text:p>
          </table:table-cell>
          <table:table-cell office:value-type="float" office:value="251.048">
            <text:p>251.0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7023">
            <text:p>99.7023</text:p>
          </table:table-cell>
          <table:table-cell office:value-type="float" office:value="-6.40344">
            <text:p>-6.40344</text:p>
          </table:table-cell>
          <table:table-cell office:value-type="float" office:value="251.403">
            <text:p>251.4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8327">
            <text:p>99.8327</text:p>
          </table:table-cell>
          <table:table-cell office:value-type="float" office:value="-6.81818">
            <text:p>-6.81818</text:p>
          </table:table-cell>
          <table:table-cell office:value-type="float" office:value="251.818">
            <text:p>251.8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9.9525">
            <text:p>99.9525</text:p>
          </table:table-cell>
          <table:table-cell office:value-type="float" office:value="-7.16783">
            <text:p>-7.16783</text:p>
          </table:table-cell>
          <table:table-cell office:value-type="float" office:value="252.168">
            <text:p>252.1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066">
            <text:p>100.066</text:p>
          </table:table-cell>
          <table:table-cell office:value-type="float" office:value="-7.46811">
            <text:p>-7.46811</text:p>
          </table:table-cell>
          <table:table-cell office:value-type="float" office:value="252.468">
            <text:p>252.4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168">
            <text:p>100.168</text:p>
          </table:table-cell>
          <table:table-cell office:value-type="float" office:value="-7.71054">
            <text:p>-7.71054</text:p>
          </table:table-cell>
          <table:table-cell office:value-type="float" office:value="252.711">
            <text:p>252.7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301">
            <text:p>100.301</text:p>
          </table:table-cell>
          <table:table-cell office:value-type="float" office:value="-7.99174">
            <text:p>-7.99174</text:p>
          </table:table-cell>
          <table:table-cell office:value-type="float" office:value="252.992">
            <text:p>252.9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415">
            <text:p>100.415</text:p>
          </table:table-cell>
          <table:table-cell office:value-type="float" office:value="-8.20065">
            <text:p>-8.20065</text:p>
          </table:table-cell>
          <table:table-cell office:value-type="float" office:value="253.201">
            <text:p>253.2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535">
            <text:p>100.535</text:p>
          </table:table-cell>
          <table:table-cell office:value-type="float" office:value="-8.38745">
            <text:p>-8.38745</text:p>
          </table:table-cell>
          <table:table-cell office:value-type="float" office:value="253.387">
            <text:p>253.3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669">
            <text:p>100.669</text:p>
          </table:table-cell>
          <table:table-cell office:value-type="float" office:value="-8.55817">
            <text:p>-8.55817</text:p>
          </table:table-cell>
          <table:table-cell office:value-type="float" office:value="253.558">
            <text:p>253.5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784">
            <text:p>100.784</text:p>
          </table:table-cell>
          <table:table-cell office:value-type="float" office:value="-8.67549">
            <text:p>-8.67549</text:p>
          </table:table-cell>
          <table:table-cell office:value-type="float" office:value="253.675">
            <text:p>253.6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0.909">
            <text:p>100.909</text:p>
          </table:table-cell>
          <table:table-cell office:value-type="float" office:value="-8.77141">
            <text:p>-8.77141</text:p>
          </table:table-cell>
          <table:table-cell office:value-type="float" office:value="253.771">
            <text:p>253.7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009">
            <text:p>101.009</text:p>
          </table:table-cell>
          <table:table-cell office:value-type="float" office:value="-8.82674">
            <text:p>-8.82674</text:p>
          </table:table-cell>
          <table:table-cell office:value-type="float" office:value="253.827">
            <text:p>253.8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133">
            <text:p>101.133</text:p>
          </table:table-cell>
          <table:table-cell office:value-type="float" office:value="-8.86972">
            <text:p>-8.86972</text:p>
          </table:table-cell>
          <table:table-cell office:value-type="float" office:value="253.87">
            <text:p>253.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25">
            <text:p>101.25</text:p>
          </table:table-cell>
          <table:table-cell office:value-type="float" office:value="-8.88574">
            <text:p>-8.88574</text:p>
          </table:table-cell>
          <table:table-cell office:value-type="float" office:value="253.886">
            <text:p>253.8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381">
            <text:p>101.381</text:p>
          </table:table-cell>
          <table:table-cell office:value-type="float" office:value="-8.8775">
            <text:p>-8.8775</text:p>
          </table:table-cell>
          <table:table-cell office:value-type="float" office:value="253.878">
            <text:p>253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507">
            <text:p>101.507</text:p>
          </table:table-cell>
          <table:table-cell office:value-type="float" office:value="-8.84512">
            <text:p>-8.84512</text:p>
          </table:table-cell>
          <table:table-cell office:value-type="float" office:value="253.845">
            <text:p>253.8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623">
            <text:p>101.623</text:p>
          </table:table-cell>
          <table:table-cell office:value-type="float" office:value="-8.79564">
            <text:p>-8.79564</text:p>
          </table:table-cell>
          <table:table-cell office:value-type="float" office:value="253.796">
            <text:p>253.7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754">
            <text:p>101.754</text:p>
          </table:table-cell>
          <table:table-cell office:value-type="float" office:value="-8.71957">
            <text:p>-8.71957</text:p>
          </table:table-cell>
          <table:table-cell office:value-type="float" office:value="253.72">
            <text:p>253.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856">
            <text:p>101.856</text:p>
          </table:table-cell>
          <table:table-cell office:value-type="float" office:value="-8.64584">
            <text:p>-8.64584</text:p>
          </table:table-cell>
          <table:table-cell office:value-type="float" office:value="253.646">
            <text:p>253.6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1.975">
            <text:p>101.975</text:p>
          </table:table-cell>
          <table:table-cell office:value-type="float" office:value="-8.54497">
            <text:p>-8.54497</text:p>
          </table:table-cell>
          <table:table-cell office:value-type="float" office:value="253.545">
            <text:p>253.5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105">
            <text:p>102.105</text:p>
          </table:table-cell>
          <table:table-cell office:value-type="float" office:value="-8.41991">
            <text:p>-8.41991</text:p>
          </table:table-cell>
          <table:table-cell office:value-type="float" office:value="253.42">
            <text:p>253.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231">
            <text:p>102.231</text:p>
          </table:table-cell>
          <table:table-cell office:value-type="float" office:value="-8.28337">
            <text:p>-8.28337</text:p>
          </table:table-cell>
          <table:table-cell office:value-type="float" office:value="253.283">
            <text:p>253.2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339">
            <text:p>102.339</text:p>
          </table:table-cell>
          <table:table-cell office:value-type="float" office:value="-8.15619">
            <text:p>-8.15619</text:p>
          </table:table-cell>
          <table:table-cell office:value-type="float" office:value="253.156">
            <text:p>253.1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44">
            <text:p>102.44</text:p>
          </table:table-cell>
          <table:table-cell office:value-type="float" office:value="-8.02898">
            <text:p>-8.02898</text:p>
          </table:table-cell>
          <table:table-cell office:value-type="float" office:value="253.029">
            <text:p>253.0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556">
            <text:p>102.556</text:p>
          </table:table-cell>
          <table:table-cell office:value-type="float" office:value="-7.87482">
            <text:p>-7.87482</text:p>
          </table:table-cell>
          <table:table-cell office:value-type="float" office:value="252.875">
            <text:p>252.8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682">
            <text:p>102.682</text:p>
          </table:table-cell>
          <table:table-cell office:value-type="float" office:value="-7.69887">
            <text:p>-7.69887</text:p>
          </table:table-cell>
          <table:table-cell office:value-type="float" office:value="252.699">
            <text:p>252.6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809">
            <text:p>102.809</text:p>
          </table:table-cell>
          <table:table-cell office:value-type="float" office:value="-7.51141">
            <text:p>-7.51141</text:p>
          </table:table-cell>
          <table:table-cell office:value-type="float" office:value="252.511">
            <text:p>252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2.923">
            <text:p>102.923</text:p>
          </table:table-cell>
          <table:table-cell office:value-type="float" office:value="-7.33708">
            <text:p>-7.33708</text:p>
          </table:table-cell>
          <table:table-cell office:value-type="float" office:value="252.337">
            <text:p>252.3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054">
            <text:p>103.054</text:p>
          </table:table-cell>
          <table:table-cell office:value-type="float" office:value="-7.13124">
            <text:p>-7.13124</text:p>
          </table:table-cell>
          <table:table-cell office:value-type="float" office:value="252.131">
            <text:p>252.1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18">
            <text:p>103.18</text:p>
          </table:table-cell>
          <table:table-cell office:value-type="float" office:value="-6.92667">
            <text:p>-6.92667</text:p>
          </table:table-cell>
          <table:table-cell office:value-type="float" office:value="251.927">
            <text:p>251.9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31">
            <text:p>103.31</text:p>
          </table:table-cell>
          <table:table-cell office:value-type="float" office:value="-6.71048">
            <text:p>-6.71048</text:p>
          </table:table-cell>
          <table:table-cell office:value-type="float" office:value="251.71">
            <text:p>251.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443">
            <text:p>103.443</text:p>
          </table:table-cell>
          <table:table-cell office:value-type="float" office:value="-6.48584">
            <text:p>-6.48584</text:p>
          </table:table-cell>
          <table:table-cell office:value-type="float" office:value="251.486">
            <text:p>251.4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568">
            <text:p>103.568</text:p>
          </table:table-cell>
          <table:table-cell office:value-type="float" office:value="-6.27046">
            <text:p>-6.27046</text:p>
          </table:table-cell>
          <table:table-cell office:value-type="float" office:value="251.27">
            <text:p>251.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703">
            <text:p>103.703</text:p>
          </table:table-cell>
          <table:table-cell office:value-type="float" office:value="-6.03601">
            <text:p>-6.03601</text:p>
          </table:table-cell>
          <table:table-cell office:value-type="float" office:value="251.036">
            <text:p>251.0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828">
            <text:p>103.828</text:p>
          </table:table-cell>
          <table:table-cell office:value-type="float" office:value="-5.81468">
            <text:p>-5.81468</text:p>
          </table:table-cell>
          <table:table-cell office:value-type="float" office:value="250.815">
            <text:p>250.8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3.958">
            <text:p>103.958</text:p>
          </table:table-cell>
          <table:table-cell office:value-type="float" office:value="-5.58374">
            <text:p>-5.58374</text:p>
          </table:table-cell>
          <table:table-cell office:value-type="float" office:value="250.584">
            <text:p>250.5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082">
            <text:p>104.082</text:p>
          </table:table-cell>
          <table:table-cell office:value-type="float" office:value="-5.36305">
            <text:p>-5.36305</text:p>
          </table:table-cell>
          <table:table-cell office:value-type="float" office:value="250.363">
            <text:p>250.3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186">
            <text:p>104.186</text:p>
          </table:table-cell>
          <table:table-cell office:value-type="float" office:value="-5.17711">
            <text:p>-5.17711</text:p>
          </table:table-cell>
          <table:table-cell office:value-type="float" office:value="250.177">
            <text:p>250.1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288">
            <text:p>104.288</text:p>
          </table:table-cell>
          <table:table-cell office:value-type="float" office:value="-4.99345">
            <text:p>-4.99345</text:p>
          </table:table-cell>
          <table:table-cell office:value-type="float" office:value="249.993">
            <text:p>249.9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404">
            <text:p>104.404</text:p>
          </table:table-cell>
          <table:table-cell office:value-type="float" office:value="-4.7856">
            <text:p>-4.7856</text:p>
          </table:table-cell>
          <table:table-cell office:value-type="float" office:value="249.786">
            <text:p>249.7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521">
            <text:p>104.521</text:p>
          </table:table-cell>
          <table:table-cell office:value-type="float" office:value="-4.57722">
            <text:p>-4.57722</text:p>
          </table:table-cell>
          <table:table-cell office:value-type="float" office:value="249.577">
            <text:p>249.5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625">
            <text:p>104.625</text:p>
          </table:table-cell>
          <table:table-cell office:value-type="float" office:value="-4.39134">
            <text:p>-4.39134</text:p>
          </table:table-cell>
          <table:table-cell office:value-type="float" office:value="249.391">
            <text:p>249.3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76">
            <text:p>104.76</text:p>
          </table:table-cell>
          <table:table-cell office:value-type="float" office:value="-4.1506">
            <text:p>-4.1506</text:p>
          </table:table-cell>
          <table:table-cell office:value-type="float" office:value="249.151">
            <text:p>249.1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86">
            <text:p>104.86</text:p>
          </table:table-cell>
          <table:table-cell office:value-type="float" office:value="-3.97198">
            <text:p>-3.97198</text:p>
          </table:table-cell>
          <table:table-cell office:value-type="float" office:value="248.972">
            <text:p>248.9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4.995">
            <text:p>104.995</text:p>
          </table:table-cell>
          <table:table-cell office:value-type="float" office:value="-3.73351">
            <text:p>-3.73351</text:p>
          </table:table-cell>
          <table:table-cell office:value-type="float" office:value="248.734">
            <text:p>248.7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099">
            <text:p>105.099</text:p>
          </table:table-cell>
          <table:table-cell office:value-type="float" office:value="-3.55043">
            <text:p>-3.55043</text:p>
          </table:table-cell>
          <table:table-cell office:value-type="float" office:value="248.55">
            <text:p>248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202">
            <text:p>105.202</text:p>
          </table:table-cell>
          <table:table-cell office:value-type="float" office:value="-3.36952">
            <text:p>-3.36952</text:p>
          </table:table-cell>
          <table:table-cell office:value-type="float" office:value="248.37">
            <text:p>248.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321">
            <text:p>105.321</text:p>
          </table:table-cell>
          <table:table-cell office:value-type="float" office:value="-3.1636">
            <text:p>-3.1636</text:p>
          </table:table-cell>
          <table:table-cell office:value-type="float" office:value="248.164">
            <text:p>248.1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459">
            <text:p>105.459</text:p>
          </table:table-cell>
          <table:table-cell office:value-type="float" office:value="-2.92528">
            <text:p>-2.92528</text:p>
          </table:table-cell>
          <table:table-cell office:value-type="float" office:value="247.925">
            <text:p>247.9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559">
            <text:p>105.559</text:p>
          </table:table-cell>
          <table:table-cell office:value-type="float" office:value="-2.75383">
            <text:p>-2.75383</text:p>
          </table:table-cell>
          <table:table-cell office:value-type="float" office:value="247.754">
            <text:p>247.7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695">
            <text:p>105.695</text:p>
          </table:table-cell>
          <table:table-cell office:value-type="float" office:value="-2.52252">
            <text:p>-2.52252</text:p>
          </table:table-cell>
          <table:table-cell office:value-type="float" office:value="247.523">
            <text:p>247.5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83">
            <text:p>105.83</text:p>
          </table:table-cell>
          <table:table-cell office:value-type="float" office:value="-2.29639">
            <text:p>-2.29639</text:p>
          </table:table-cell>
          <table:table-cell office:value-type="float" office:value="247.296">
            <text:p>247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5.956">
            <text:p>105.956</text:p>
          </table:table-cell>
          <table:table-cell office:value-type="float" office:value="-2.08749">
            <text:p>-2.08749</text:p>
          </table:table-cell>
          <table:table-cell office:value-type="float" office:value="247.087">
            <text:p>247.0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086">
            <text:p>106.086</text:p>
          </table:table-cell>
          <table:table-cell office:value-type="float" office:value="-1.87268">
            <text:p>-1.87268</text:p>
          </table:table-cell>
          <table:table-cell office:value-type="float" office:value="246.873">
            <text:p>246.8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215">
            <text:p>106.215</text:p>
          </table:table-cell>
          <table:table-cell office:value-type="float" office:value="-1.66191">
            <text:p>-1.66191</text:p>
          </table:table-cell>
          <table:table-cell office:value-type="float" office:value="246.662">
            <text:p>246.6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323">
            <text:p>106.323</text:p>
          </table:table-cell>
          <table:table-cell office:value-type="float" office:value="-1.48837">
            <text:p>-1.48837</text:p>
          </table:table-cell>
          <table:table-cell office:value-type="float" office:value="246.488">
            <text:p>246.4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452">
            <text:p>106.452</text:p>
          </table:table-cell>
          <table:table-cell office:value-type="float" office:value="-1.28198">
            <text:p>-1.28198</text:p>
          </table:table-cell>
          <table:table-cell office:value-type="float" office:value="246.282">
            <text:p>246.2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584">
            <text:p>106.584</text:p>
          </table:table-cell>
          <table:table-cell office:value-type="float" office:value="-1.07317">
            <text:p>-1.07317</text:p>
          </table:table-cell>
          <table:table-cell office:value-type="float" office:value="246.073">
            <text:p>246.0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687">
            <text:p>106.687</text:p>
          </table:table-cell>
          <table:table-cell office:value-type="float" office:value="-0.91188">
            <text:p>-0.91188</text:p>
          </table:table-cell>
          <table:table-cell office:value-type="float" office:value="245.912">
            <text:p>245.9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787">
            <text:p>106.787</text:p>
          </table:table-cell>
          <table:table-cell office:value-type="float" office:value="-0.756363">
            <text:p>-0.756363</text:p>
          </table:table-cell>
          <table:table-cell office:value-type="float" office:value="245.756">
            <text:p>245.7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6.914">
            <text:p>106.914</text:p>
          </table:table-cell>
          <table:table-cell office:value-type="float" office:value="-0.561966">
            <text:p>-0.561966</text:p>
          </table:table-cell>
          <table:table-cell office:value-type="float" office:value="245.562">
            <text:p>245.5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7.04">
            <text:p>107.04</text:p>
          </table:table-cell>
          <table:table-cell office:value-type="float" office:value="-0.370682">
            <text:p>-0.370682</text:p>
          </table:table-cell>
          <table:table-cell office:value-type="float" office:value="245.371">
            <text:p>245.3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07.171">
            <text:p>107.171</text:p>
          </table:table-cell>
          <table:table-cell office:value-type="float" office:value="-0.174973">
            <text:p>-0.174973</text:p>
          </table:table-cell>
          <table:table-cell office:value-type="float" office:value="245.175">
            <text:p>245.1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00:29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5T00:29:50.12</dc:date>
    <dc:creator>Thorsten Kuypers</dc:creator>
    <meta:generator>OpenOffice/4.1.13$Win32 OpenOffice.org_project/4113m1$Build-9810</meta:generator>
    <meta:editing-duration>PT54M24S</meta:editing-duration>
    <meta:editing-cycles>13</meta:editing-cycles>
    <meta:document-statistic meta:table-count="2" meta:cell-count="906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" chart:maximum="26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27cm" svg:height="21.288cm" xlink:href=".." xlink:type="simple" chart:class="chart:line" chart:style-name="ch1">
        <chart:legend chart:legend-position="end" svg:x="9.466cm" svg:y="10.07cm" style:legend-expansion="high" chart:style-name="ch2"/>
        <chart:plot-area chart:style-name="ch3" table:cell-range-address="Tabelle1.A10:Tabelle1.A904 Tabelle1.C10:Tabelle1.C904 Tabelle1.E10:Tabelle1.E904" chart:data-source-has-labels="both" svg:x="0.69cm" svg:y="1.835cm" svg:width="8.296cm" svg:height="18.608cm">
          <chartooo:coordinate-region svg:x="1.497cm" svg:y="2.048cm" svg:width="7.379cm" svg:height="17.299cm"/>
          <chart:axis chart:dimension="x" chart:name="primary-x" chart:style-name="ch4" chartooo:axis-type="text">
            <chart:categories table:cell-range-address="Tabelle1.A11:Tabelle1.A9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1:Tabelle1.C904" chart:label-cell-address="Tabelle1.C10:Tabelle1.C10" chart:class="chart:line">
            <chart:data-point chart:repeated="894"/>
          </chart:series>
          <chart:series chart:style-name="ch8" chart:values-cell-range-address="Tabelle1.E11:Tabelle1.E904" chart:label-cell-address="Tabelle1.E10:Tabelle1.E10" chart:class="chart:line">
            <chart:data-point chart:repeated="8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  <table:table-cell office:value-type="string">
                <text:p>setpoint</text:p>
                <draw:g>
                  <svg:desc>Tabelle1.E10:Tabelle1.E10</svg:desc>
                </draw:g>
              </table:table-cell>
            </table:table-row>
          </table:table-header-rows>
          <table:table-rows>
            <table:table-row>
              <table:table-cell office:value-type="float" office:value="0.1353">
                <text:p>0</text:p>
                <draw:g>
                  <svg:desc>Tabelle1.A11:Tabelle1.A904</svg:desc>
                </draw:g>
              </table:table-cell>
              <table:table-cell office:value-type="float" office:value="200.961">
                <text:p>200.961</text:p>
                <draw:g>
                  <svg:desc>Tabelle1.C11:Tabelle1.C904</svg:desc>
                </draw:g>
              </table:table-cell>
              <table:table-cell office:value-type="float" office:value="245">
                <text:p>245</text:p>
                <draw:g>
                  <svg:desc>Tabelle1.E11:Tabelle1.E904</svg:desc>
                </draw:g>
              </table:table-cell>
            </table:table-row>
            <table:table-row>
              <table:table-cell office:value-type="float" office:value="0.239761">
                <text:p>0</text:p>
              </table:table-cell>
              <table:table-cell office:value-type="float" office:value="200.992">
                <text:p>200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43414">
                <text:p>0</text:p>
              </table:table-cell>
              <table:table-cell office:value-type="float" office:value="201.023">
                <text:p>201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48349">
                <text:p>0</text:p>
              </table:table-cell>
              <table:table-cell office:value-type="float" office:value="201.053">
                <text:p>201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70419">
                <text:p>0</text:p>
              </table:table-cell>
              <table:table-cell office:value-type="float" office:value="201.088">
                <text:p>201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72379">
                <text:p>0</text:p>
              </table:table-cell>
              <table:table-cell office:value-type="float" office:value="201.118">
                <text:p>201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95746">
                <text:p>0</text:p>
              </table:table-cell>
              <table:table-cell office:value-type="float" office:value="201.155">
                <text:p>201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19479">
                <text:p>0</text:p>
              </table:table-cell>
              <table:table-cell office:value-type="float" office:value="201.195">
                <text:p>201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2837">
                <text:p/>
              </table:table-cell>
              <table:table-cell office:value-type="float" office:value="201.235">
                <text:p>201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3681">
                <text:p/>
              </table:table-cell>
              <table:table-cell office:value-type="float" office:value="201.281">
                <text:p>201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4004">
                <text:p/>
              </table:table-cell>
              <table:table-cell office:value-type="float" office:value="201.329">
                <text:p>201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726">
                <text:p/>
              </table:table-cell>
              <table:table-cell office:value-type="float" office:value="201.402">
                <text:p>201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7742">
                <text:p/>
              </table:table-cell>
              <table:table-cell office:value-type="float" office:value="201.469">
                <text:p>201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1241">
                <text:p/>
              </table:table-cell>
              <table:table-cell office:value-type="float" office:value="201.569">
                <text:p>201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4306">
                <text:p/>
              </table:table-cell>
              <table:table-cell office:value-type="float" office:value="201.681">
                <text:p>201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4856">
                <text:p/>
              </table:table-cell>
              <table:table-cell office:value-type="float" office:value="201.783">
                <text:p>201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5494">
                <text:p/>
              </table:table-cell>
              <table:table-cell office:value-type="float" office:value="201.899">
                <text:p>201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6085">
                <text:p/>
              </table:table-cell>
              <table:table-cell office:value-type="float" office:value="202.026">
                <text:p>202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7212">
                <text:p/>
              </table:table-cell>
              <table:table-cell office:value-type="float" office:value="202.174">
                <text:p>202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8008">
                <text:p/>
              </table:table-cell>
              <table:table-cell office:value-type="float" office:value="202.331">
                <text:p>202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8649">
                <text:p/>
              </table:table-cell>
              <table:table-cell office:value-type="float" office:value="202.5">
                <text:p>202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9138">
                <text:p/>
              </table:table-cell>
              <table:table-cell office:value-type="float" office:value="202.68">
                <text:p>202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9781">
                <text:p/>
              </table:table-cell>
              <table:table-cell office:value-type="float" office:value="202.876">
                <text:p>202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2629">
                <text:p/>
              </table:table-cell>
              <table:table-cell office:value-type="float" office:value="203.132">
                <text:p>203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3356">
                <text:p/>
              </table:table-cell>
              <table:table-cell office:value-type="float" office:value="203.361">
                <text:p>203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6112">
                <text:p/>
              </table:table-cell>
              <table:table-cell office:value-type="float" office:value="203.651">
                <text:p>203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7077">
                <text:p/>
              </table:table-cell>
              <table:table-cell office:value-type="float" office:value="203.915">
                <text:p>203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9252">
                <text:p/>
              </table:table-cell>
              <table:table-cell office:value-type="float" office:value="204.225">
                <text:p>204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1798">
                <text:p/>
              </table:table-cell>
              <table:table-cell office:value-type="float" office:value="204.563">
                <text:p>204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2397">
                <text:p/>
              </table:table-cell>
              <table:table-cell office:value-type="float" office:value="204.861">
                <text:p>204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4924">
                <text:p/>
              </table:table-cell>
              <table:table-cell office:value-type="float" office:value="205.231">
                <text:p>205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7072">
                <text:p/>
              </table:table-cell>
              <table:table-cell office:value-type="float" office:value="205.603">
                <text:p>205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7396">
                <text:p/>
              </table:table-cell>
              <table:table-cell office:value-type="float" office:value="205.931">
                <text:p>205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0154">
                <text:p/>
              </table:table-cell>
              <table:table-cell office:value-type="float" office:value="206.35">
                <text:p>206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0887">
                <text:p/>
              </table:table-cell>
              <table:table-cell office:value-type="float" office:value="206.715">
                <text:p>206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1998">
                <text:p/>
              </table:table-cell>
              <table:table-cell office:value-type="float" office:value="207.103">
                <text:p>207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2578">
                <text:p/>
              </table:table-cell>
              <table:table-cell office:value-type="float" office:value="207.482">
                <text:p>207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495">
                <text:p/>
              </table:table-cell>
              <table:table-cell office:value-type="float" office:value="207.937">
                <text:p>207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5573">
                <text:p/>
              </table:table-cell>
              <table:table-cell office:value-type="float" office:value="208.338">
                <text:p>208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9094">
                <text:p/>
              </table:table-cell>
              <table:table-cell office:value-type="float" office:value="208.859">
                <text:p>208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9902">
                <text:p/>
              </table:table-cell>
              <table:table-cell office:value-type="float" office:value="209.285">
                <text:p>209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2018">
                <text:p/>
              </table:table-cell>
              <table:table-cell office:value-type="float" office:value="209.772">
                <text:p>209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2703">
                <text:p/>
              </table:table-cell>
              <table:table-cell office:value-type="float" office:value="210.209">
                <text:p>210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3014">
                <text:p>10</text:p>
              </table:table-cell>
              <table:table-cell office:value-type="float" office:value="210.637">
                <text:p>210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3925">
                <text:p>10</text:p>
              </table:table-cell>
              <table:table-cell office:value-type="float" office:value="211.096">
                <text:p>211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4022">
                <text:p>10</text:p>
              </table:table-cell>
              <table:table-cell office:value-type="float" office:value="211.527">
                <text:p>211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7085">
                <text:p>10</text:p>
              </table:table-cell>
              <table:table-cell office:value-type="float" office:value="212.092">
                <text:p>212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7751">
                <text:p>10</text:p>
              </table:table-cell>
              <table:table-cell office:value-type="float" office:value="212.559">
                <text:p>212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1061">
                <text:p>10</text:p>
              </table:table-cell>
              <table:table-cell office:value-type="float" office:value="213.15">
                <text:p>213.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2597">
                <text:p>10</text:p>
              </table:table-cell>
              <table:table-cell office:value-type="float" office:value="213.667">
                <text:p>213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3513">
                <text:p>10</text:p>
              </table:table-cell>
              <table:table-cell office:value-type="float" office:value="214.162">
                <text:p>214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4173">
                <text:p>10</text:p>
              </table:table-cell>
              <table:table-cell office:value-type="float" office:value="214.649">
                <text:p>214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5092">
                <text:p>10</text:p>
              </table:table-cell>
              <table:table-cell office:value-type="float" office:value="215.152">
                <text:p>215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7752">
                <text:p>10</text:p>
              </table:table-cell>
              <table:table-cell office:value-type="float" office:value="215.74">
                <text:p>215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9831">
                <text:p>10</text:p>
              </table:table-cell>
              <table:table-cell office:value-type="float" office:value="216.305">
                <text:p>216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008">
                <text:p>10</text:p>
              </table:table-cell>
              <table:table-cell office:value-type="float" office:value="216.787">
                <text:p>216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1126">
                <text:p>10</text:p>
              </table:table-cell>
              <table:table-cell office:value-type="float" office:value="217.311">
                <text:p>217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2315">
                <text:p>10</text:p>
              </table:table-cell>
              <table:table-cell office:value-type="float" office:value="217.844">
                <text:p>217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2701">
                <text:p>10</text:p>
              </table:table-cell>
              <table:table-cell office:value-type="float" office:value="218.341">
                <text:p>218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5207">
                <text:p>10</text:p>
              </table:table-cell>
              <table:table-cell office:value-type="float" office:value="218.943">
                <text:p>218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789">
                <text:p>10</text:p>
              </table:table-cell>
              <table:table-cell office:value-type="float" office:value="219.556">
                <text:p>219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9203">
                <text:p>10</text:p>
              </table:table-cell>
              <table:table-cell office:value-type="float" office:value="220.105">
                <text:p>220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9975">
                <text:p>10</text:p>
              </table:table-cell>
              <table:table-cell office:value-type="float" office:value="220.63">
                <text:p>220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2854">
                <text:p>10</text:p>
              </table:table-cell>
              <table:table-cell office:value-type="float" office:value="221.26">
                <text:p>221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3575">
                <text:p>10</text:p>
              </table:table-cell>
              <table:table-cell office:value-type="float" office:value="221.785">
                <text:p>221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6688">
                <text:p>10</text:p>
              </table:table-cell>
              <table:table-cell office:value-type="float" office:value="222.43">
                <text:p>222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8999">
                <text:p>10</text:p>
              </table:table-cell>
              <table:table-cell office:value-type="float" office:value="223.037">
                <text:p>223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9488">
                <text:p>10</text:p>
              </table:table-cell>
              <table:table-cell office:value-type="float" office:value="223.555">
                <text:p>223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1728">
                <text:p>10</text:p>
              </table:table-cell>
              <table:table-cell office:value-type="float" office:value="224.16">
                <text:p>224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5382">
                <text:p>10</text:p>
              </table:table-cell>
              <table:table-cell office:value-type="float" office:value="224.838">
                <text:p>224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6121">
                <text:p>10</text:p>
              </table:table-cell>
              <table:table-cell office:value-type="float" office:value="225.371">
                <text:p>225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6271">
                <text:p>10</text:p>
              </table:table-cell>
              <table:table-cell office:value-type="float" office:value="225.875">
                <text:p>225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6635">
                <text:p>10</text:p>
              </table:table-cell>
              <table:table-cell office:value-type="float" office:value="226.39">
                <text:p>226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7633">
                <text:p>10</text:p>
              </table:table-cell>
              <table:table-cell office:value-type="float" office:value="226.938">
                <text:p>226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0518">
                <text:p>10</text:p>
              </table:table-cell>
              <table:table-cell office:value-type="float" office:value="227.58">
                <text:p>227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1196">
                <text:p>10</text:p>
              </table:table-cell>
              <table:table-cell office:value-type="float" office:value="228.112">
                <text:p>228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127">
                <text:p>10</text:p>
              </table:table-cell>
              <table:table-cell office:value-type="float" office:value="228.614">
                <text:p>228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1435">
                <text:p>10</text:p>
              </table:table-cell>
              <table:table-cell office:value-type="float" office:value="229.121">
                <text:p>229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2043">
                <text:p>10</text:p>
              </table:table-cell>
              <table:table-cell office:value-type="float" office:value="229.651">
                <text:p>229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2743">
                <text:p>10</text:p>
              </table:table-cell>
              <table:table-cell office:value-type="float" office:value="230.185">
                <text:p>230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3329">
                <text:p>10</text:p>
              </table:table-cell>
              <table:table-cell office:value-type="float" office:value="230.714">
                <text:p>230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593">
                <text:p>10</text:p>
              </table:table-cell>
              <table:table-cell office:value-type="float" office:value="231.343">
                <text:p>231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6187">
                <text:p>10</text:p>
              </table:table-cell>
              <table:table-cell office:value-type="float" office:value="231.855">
                <text:p>231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6963">
                <text:p>10</text:p>
              </table:table-cell>
              <table:table-cell office:value-type="float" office:value="232.393">
                <text:p>232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9679">
                <text:p>10</text:p>
              </table:table-cell>
              <table:table-cell office:value-type="float" office:value="233.028">
                <text:p>233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1386">
                <text:p>10</text:p>
              </table:table-cell>
              <table:table-cell office:value-type="float" office:value="233.612">
                <text:p>233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315">
                <text:p>10</text:p>
              </table:table-cell>
              <table:table-cell office:value-type="float" office:value="234.199">
                <text:p>234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326">
                <text:p>10</text:p>
              </table:table-cell>
              <table:table-cell office:value-type="float" office:value="234.704">
                <text:p>234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356">
                <text:p>10</text:p>
              </table:table-cell>
              <table:table-cell office:value-type="float" office:value="235.218">
                <text:p>235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444">
                <text:p>10</text:p>
              </table:table-cell>
              <table:table-cell office:value-type="float" office:value="235.761">
                <text:p>235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679">
                <text:p>10</text:p>
              </table:table-cell>
              <table:table-cell office:value-type="float" office:value="236.377">
                <text:p>236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94">
                <text:p>10</text:p>
              </table:table-cell>
              <table:table-cell office:value-type="float" office:value="237.006">
                <text:p>237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036">
                <text:p>10</text:p>
              </table:table-cell>
              <table:table-cell office:value-type="float" office:value="237.552">
                <text:p>237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135">
                <text:p>10</text:p>
              </table:table-cell>
              <table:table-cell office:value-type="float" office:value="238.1">
                <text:p>238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16">
                <text:p>10</text:p>
              </table:table-cell>
              <table:table-cell office:value-type="float" office:value="238.61">
                <text:p>238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371">
                <text:p>10</text:p>
              </table:table-cell>
              <table:table-cell office:value-type="float" office:value="239.214">
                <text:p>239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406">
                <text:p>10</text:p>
              </table:table-cell>
              <table:table-cell office:value-type="float" office:value="239.729">
                <text:p>239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691">
                <text:p>10</text:p>
              </table:table-cell>
              <table:table-cell office:value-type="float" office:value="240.37">
                <text:p>240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796">
                <text:p>10</text:p>
              </table:table-cell>
              <table:table-cell office:value-type="float" office:value="240.92">
                <text:p>240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058">
                <text:p>10</text:p>
              </table:table-cell>
              <table:table-cell office:value-type="float" office:value="241.549">
                <text:p>241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344">
                <text:p>10</text:p>
              </table:table-cell>
              <table:table-cell office:value-type="float" office:value="242.19">
                <text:p>24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603">
                <text:p>10</text:p>
              </table:table-cell>
              <table:table-cell office:value-type="float" office:value="242.817">
                <text:p>242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651">
                <text:p>10</text:p>
              </table:table-cell>
              <table:table-cell office:value-type="float" office:value="243.339">
                <text:p>243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862">
                <text:p>10</text:p>
              </table:table-cell>
              <table:table-cell office:value-type="float" office:value="243.942">
                <text:p>243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77">
                <text:p>10</text:p>
              </table:table-cell>
              <table:table-cell office:value-type="float" office:value="244.447">
                <text:p>244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085">
                <text:p>10</text:p>
              </table:table-cell>
              <table:table-cell office:value-type="float" office:value="245.048">
                <text:p>245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089">
                <text:p>10</text:p>
              </table:table-cell>
              <table:table-cell office:value-type="float" office:value="245.548">
                <text:p>245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363">
                <text:p>10</text:p>
              </table:table-cell>
              <table:table-cell office:value-type="float" office:value="246.182">
                <text:p>246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365">
                <text:p>10</text:p>
              </table:table-cell>
              <table:table-cell office:value-type="float" office:value="246.677">
                <text:p>246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381">
                <text:p>10</text:p>
              </table:table-cell>
              <table:table-cell office:value-type="float" office:value="247.175">
                <text:p>247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456">
                <text:p>10</text:p>
              </table:table-cell>
              <table:table-cell office:value-type="float" office:value="247.696">
                <text:p>247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502">
                <text:p>10</text:p>
              </table:table-cell>
              <table:table-cell office:value-type="float" office:value="248.191">
                <text:p>248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545">
                <text:p>10</text:p>
              </table:table-cell>
              <table:table-cell office:value-type="float" office:value="248.672">
                <text:p>248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572">
                <text:p>10</text:p>
              </table:table-cell>
              <table:table-cell office:value-type="float" office:value="249.13">
                <text:p>249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629">
                <text:p>10</text:p>
              </table:table-cell>
              <table:table-cell office:value-type="float" office:value="249.581">
                <text:p>249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833">
                <text:p>10</text:p>
              </table:table-cell>
              <table:table-cell office:value-type="float" office:value="250.068">
                <text:p>250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101">
                <text:p>10</text:p>
              </table:table-cell>
              <table:table-cell office:value-type="float" office:value="250.547">
                <text:p>250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184">
                <text:p>10</text:p>
              </table:table-cell>
              <table:table-cell office:value-type="float" office:value="250.925">
                <text:p>250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408">
                <text:p>10</text:p>
              </table:table-cell>
              <table:table-cell office:value-type="float" office:value="251.318">
                <text:p>251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543">
                <text:p>10</text:p>
              </table:table-cell>
              <table:table-cell office:value-type="float" office:value="251.648">
                <text:p>251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596">
                <text:p>10</text:p>
              </table:table-cell>
              <table:table-cell office:value-type="float" office:value="251.925">
                <text:p>251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624">
                <text:p>10</text:p>
              </table:table-cell>
              <table:table-cell office:value-type="float" office:value="252.169">
                <text:p>252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636">
                <text:p>10</text:p>
              </table:table-cell>
              <table:table-cell office:value-type="float" office:value="252.382">
                <text:p>252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648">
                <text:p>10</text:p>
              </table:table-cell>
              <table:table-cell office:value-type="float" office:value="252.571">
                <text:p>252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675">
                <text:p>10</text:p>
              </table:table-cell>
              <table:table-cell office:value-type="float" office:value="252.737">
                <text:p>252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714">
                <text:p>10</text:p>
              </table:table-cell>
              <table:table-cell office:value-type="float" office:value="252.88">
                <text:p>252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922">
                <text:p>10</text:p>
              </table:table-cell>
              <table:table-cell office:value-type="float" office:value="253.017">
                <text:p>253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152">
                <text:p>10</text:p>
              </table:table-cell>
              <table:table-cell office:value-type="float" office:value="253.126">
                <text:p>253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306">
                <text:p>10</text:p>
              </table:table-cell>
              <table:table-cell office:value-type="float" office:value="253.2">
                <text:p>253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586">
                <text:p>10</text:p>
              </table:table-cell>
              <table:table-cell office:value-type="float" office:value="253.254">
                <text:p>253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865">
                <text:p>10</text:p>
              </table:table-cell>
              <table:table-cell office:value-type="float" office:value="253.28">
                <text:p>253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945">
                <text:p>10</text:p>
              </table:table-cell>
              <table:table-cell office:value-type="float" office:value="253.282">
                <text:p>253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012">
                <text:p>20</text:p>
              </table:table-cell>
              <table:table-cell office:value-type="float" office:value="253.267">
                <text:p>253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303">
                <text:p>20</text:p>
              </table:table-cell>
              <table:table-cell office:value-type="float" office:value="253.229">
                <text:p>253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43">
                <text:p>20</text:p>
              </table:table-cell>
              <table:table-cell office:value-type="float" office:value="253.179">
                <text:p>253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513">
                <text:p>20</text:p>
              </table:table-cell>
              <table:table-cell office:value-type="float" office:value="253.117">
                <text:p>253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79">
                <text:p>20</text:p>
              </table:table-cell>
              <table:table-cell office:value-type="float" office:value="253.03">
                <text:p>253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9">
                <text:p>20</text:p>
              </table:table-cell>
              <table:table-cell office:value-type="float" office:value="252.941">
                <text:p>252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173">
                <text:p>20</text:p>
              </table:table-cell>
              <table:table-cell office:value-type="float" office:value="252.827">
                <text:p>252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203">
                <text:p>20</text:p>
              </table:table-cell>
              <table:table-cell office:value-type="float" office:value="252.727">
                <text:p>252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22">
                <text:p>20</text:p>
              </table:table-cell>
              <table:table-cell office:value-type="float" office:value="252.621">
                <text:p>252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457">
                <text:p>20</text:p>
              </table:table-cell>
              <table:table-cell office:value-type="float" office:value="252.484">
                <text:p>252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716">
                <text:p>20</text:p>
              </table:table-cell>
              <table:table-cell office:value-type="float" office:value="252.337">
                <text:p>252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956">
                <text:p>20</text:p>
              </table:table-cell>
              <table:table-cell office:value-type="float" office:value="252.185">
                <text:p>252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004">
                <text:p>20</text:p>
              </table:table-cell>
              <table:table-cell office:value-type="float" office:value="252.053">
                <text:p>252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232">
                <text:p>20</text:p>
              </table:table-cell>
              <table:table-cell office:value-type="float" office:value="251.893">
                <text:p>251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383">
                <text:p>20</text:p>
              </table:table-cell>
              <table:table-cell office:value-type="float" office:value="251.74">
                <text:p>251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66">
                <text:p>20</text:p>
              </table:table-cell>
              <table:table-cell office:value-type="float" office:value="251.568">
                <text:p>251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686">
                <text:p>20</text:p>
              </table:table-cell>
              <table:table-cell office:value-type="float" office:value="251.427">
                <text:p>251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993">
                <text:p>20</text:p>
              </table:table-cell>
              <table:table-cell office:value-type="float" office:value="251.246">
                <text:p>251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131">
                <text:p>20</text:p>
              </table:table-cell>
              <table:table-cell office:value-type="float" office:value="251.087">
                <text:p>251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369">
                <text:p>20</text:p>
              </table:table-cell>
              <table:table-cell office:value-type="float" office:value="250.914">
                <text:p>250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409">
                <text:p>20</text:p>
              </table:table-cell>
              <table:table-cell office:value-type="float" office:value="250.768">
                <text:p>250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474">
                <text:p>20</text:p>
              </table:table-cell>
              <table:table-cell office:value-type="float" office:value="250.618">
                <text:p>250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522">
                <text:p>20</text:p>
              </table:table-cell>
              <table:table-cell office:value-type="float" office:value="250.472">
                <text:p>250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691">
                <text:p>20</text:p>
              </table:table-cell>
              <table:table-cell office:value-type="float" office:value="250.308">
                <text:p>250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946">
                <text:p>20</text:p>
              </table:table-cell>
              <table:table-cell office:value-type="float" office:value="250.134">
                <text:p>250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215">
                <text:p>20</text:p>
              </table:table-cell>
              <table:table-cell office:value-type="float" office:value="249.958">
                <text:p>249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329">
                <text:p>20</text:p>
              </table:table-cell>
              <table:table-cell office:value-type="float" office:value="249.805">
                <text:p>249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579">
                <text:p>20</text:p>
              </table:table-cell>
              <table:table-cell office:value-type="float" office:value="249.635">
                <text:p>249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843">
                <text:p>20</text:p>
              </table:table-cell>
              <table:table-cell office:value-type="float" office:value="249.465">
                <text:p>249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92">
                <text:p>20</text:p>
              </table:table-cell>
              <table:table-cell office:value-type="float" office:value="249.321">
                <text:p>249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052">
                <text:p>20</text:p>
              </table:table-cell>
              <table:table-cell office:value-type="float" office:value="249.171">
                <text:p>249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31">
                <text:p>20</text:p>
              </table:table-cell>
              <table:table-cell office:value-type="float" office:value="249.007">
                <text:p>249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331">
                <text:p>20</text:p>
              </table:table-cell>
              <table:table-cell office:value-type="float" office:value="248.875">
                <text:p>248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606">
                <text:p>20</text:p>
              </table:table-cell>
              <table:table-cell office:value-type="float" office:value="248.712">
                <text:p>248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695">
                <text:p>20</text:p>
              </table:table-cell>
              <table:table-cell office:value-type="float" office:value="248.574">
                <text:p>248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928">
                <text:p>20</text:p>
              </table:table-cell>
              <table:table-cell office:value-type="float" office:value="248.421">
                <text:p>248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13">
                <text:p>20</text:p>
              </table:table-cell>
              <table:table-cell office:value-type="float" office:value="248.273">
                <text:p>248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183">
                <text:p>20</text:p>
              </table:table-cell>
              <table:table-cell office:value-type="float" office:value="248.145">
                <text:p>248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19">
                <text:p>20</text:p>
              </table:table-cell>
              <table:table-cell office:value-type="float" office:value="248.023">
                <text:p>248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409">
                <text:p>20</text:p>
              </table:table-cell>
              <table:table-cell office:value-type="float" office:value="247.878">
                <text:p>247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767">
                <text:p>20</text:p>
              </table:table-cell>
              <table:table-cell office:value-type="float" office:value="247.719">
                <text:p>247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863">
                <text:p>20</text:p>
              </table:table-cell>
              <table:table-cell office:value-type="float" office:value="247.592">
                <text:p>247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178">
                <text:p>20</text:p>
              </table:table-cell>
              <table:table-cell office:value-type="float" office:value="247.442">
                <text:p>247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194">
                <text:p>20</text:p>
              </table:table-cell>
              <table:table-cell office:value-type="float" office:value="247.326">
                <text:p>247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247">
                <text:p>20</text:p>
              </table:table-cell>
              <table:table-cell office:value-type="float" office:value="247.209">
                <text:p>247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352">
                <text:p>20</text:p>
              </table:table-cell>
              <table:table-cell office:value-type="float" office:value="247.086">
                <text:p>247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641">
                <text:p>20</text:p>
              </table:table-cell>
              <table:table-cell office:value-type="float" office:value="246.945">
                <text:p>246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857">
                <text:p>20</text:p>
              </table:table-cell>
              <table:table-cell office:value-type="float" office:value="246.813">
                <text:p>246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896">
                <text:p>20</text:p>
              </table:table-cell>
              <table:table-cell office:value-type="float" office:value="246.702">
                <text:p>246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968">
                <text:p>20</text:p>
              </table:table-cell>
              <table:table-cell office:value-type="float" office:value="246.588">
                <text:p>246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038">
                <text:p>20</text:p>
              </table:table-cell>
              <table:table-cell office:value-type="float" office:value="246.475">
                <text:p>246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355">
                <text:p>20</text:p>
              </table:table-cell>
              <table:table-cell office:value-type="float" office:value="246.337">
                <text:p>246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36">
                <text:p>20</text:p>
              </table:table-cell>
              <table:table-cell office:value-type="float" office:value="246.232">
                <text:p>246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389">
                <text:p>20</text:p>
              </table:table-cell>
              <table:table-cell office:value-type="float" office:value="246.126">
                <text:p>246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604">
                <text:p>20</text:p>
              </table:table-cell>
              <table:table-cell office:value-type="float" office:value="246.002">
                <text:p>246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648">
                <text:p>20</text:p>
              </table:table-cell>
              <table:table-cell office:value-type="float" office:value="245.895">
                <text:p>245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696">
                <text:p>20</text:p>
              </table:table-cell>
              <table:table-cell office:value-type="float" office:value="245.789">
                <text:p>245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967">
                <text:p>20</text:p>
              </table:table-cell>
              <table:table-cell office:value-type="float" office:value="245.661">
                <text:p>245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096">
                <text:p>20</text:p>
              </table:table-cell>
              <table:table-cell office:value-type="float" office:value="245.548">
                <text:p>245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363">
                <text:p>20</text:p>
              </table:table-cell>
              <table:table-cell office:value-type="float" office:value="245.421">
                <text:p>245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575">
                <text:p>20</text:p>
              </table:table-cell>
              <table:table-cell office:value-type="float" office:value="245.3">
                <text:p>245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649">
                <text:p>20</text:p>
              </table:table-cell>
              <table:table-cell office:value-type="float" office:value="245.193">
                <text:p>245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725">
                <text:p>20</text:p>
              </table:table-cell>
              <table:table-cell office:value-type="float" office:value="245.087">
                <text:p>245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976">
                <text:p>20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309">
                <text:p>20</text:p>
              </table:table-cell>
              <table:table-cell office:value-type="float" office:value="244.831">
                <text:p>244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369">
                <text:p>20</text:p>
              </table:table-cell>
              <table:table-cell office:value-type="float" office:value="244.726">
                <text:p>244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511">
                <text:p>20</text:p>
              </table:table-cell>
              <table:table-cell office:value-type="float" office:value="244.613">
                <text:p>244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598">
                <text:p>20</text:p>
              </table:table-cell>
              <table:table-cell office:value-type="float" office:value="244.505">
                <text:p>244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653">
                <text:p>20</text:p>
              </table:table-cell>
              <table:table-cell office:value-type="float" office:value="244.401">
                <text:p>244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9">
                <text:p>20</text:p>
              </table:table-cell>
              <table:table-cell office:value-type="float" office:value="244.277">
                <text:p>244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135">
                <text:p>20</text:p>
              </table:table-cell>
              <table:table-cell office:value-type="float" office:value="244.155">
                <text:p>244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168">
                <text:p>20</text:p>
              </table:table-cell>
              <table:table-cell office:value-type="float" office:value="244.052">
                <text:p>244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209">
                <text:p>20</text:p>
              </table:table-cell>
              <table:table-cell office:value-type="float" office:value="243.948">
                <text:p>243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284">
                <text:p>20</text:p>
              </table:table-cell>
              <table:table-cell office:value-type="float" office:value="243.841">
                <text:p>243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497">
                <text:p>20</text:p>
              </table:table-cell>
              <table:table-cell office:value-type="float" office:value="243.721">
                <text:p>243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565">
                <text:p>20</text:p>
              </table:table-cell>
              <table:table-cell office:value-type="float" office:value="243.615">
                <text:p>243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668">
                <text:p>20</text:p>
              </table:table-cell>
              <table:table-cell office:value-type="float" office:value="243.507">
                <text:p>243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736">
                <text:p>20</text:p>
              </table:table-cell>
              <table:table-cell office:value-type="float" office:value="243.404">
                <text:p>243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765">
                <text:p>20</text:p>
              </table:table-cell>
              <table:table-cell office:value-type="float" office:value="243.305">
                <text:p>243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948">
                <text:p>20</text:p>
              </table:table-cell>
              <table:table-cell office:value-type="float" office:value="243.194">
                <text:p>243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309">
                <text:p>20</text:p>
              </table:table-cell>
              <table:table-cell office:value-type="float" office:value="243.07">
                <text:p>243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445">
                <text:p>20</text:p>
              </table:table-cell>
              <table:table-cell office:value-type="float" office:value="242.97">
                <text:p>242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548">
                <text:p>20</text:p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572">
                <text:p>20</text:p>
              </table:table-cell>
              <table:table-cell office:value-type="float" office:value="242.793">
                <text:p>242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7">
                <text:p>20</text:p>
              </table:table-cell>
              <table:table-cell office:value-type="float" office:value="242.705">
                <text:p>242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934">
                <text:p>20</text:p>
              </table:table-cell>
              <table:table-cell office:value-type="float" office:value="242.615">
                <text:p>242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166">
                <text:p>30</text:p>
              </table:table-cell>
              <table:table-cell office:value-type="float" office:value="242.531">
                <text:p>242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21">
                <text:p>30</text:p>
              </table:table-cell>
              <table:table-cell office:value-type="float" office:value="242.466">
                <text:p>242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282">
                <text:p>30</text:p>
              </table:table-cell>
              <table:table-cell office:value-type="float" office:value="242.405">
                <text:p>242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38">
                <text:p>30</text:p>
              </table:table-cell>
              <table:table-cell office:value-type="float" office:value="242.349">
                <text:p>242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417">
                <text:p>30</text:p>
              </table:table-cell>
              <table:table-cell office:value-type="float" office:value="242.303">
                <text:p>242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608">
                <text:p>30</text:p>
              </table:table-cell>
              <table:table-cell office:value-type="float" office:value="242.259">
                <text:p>242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845">
                <text:p>30</text:p>
              </table:table-cell>
              <table:table-cell office:value-type="float" office:value="242.223">
                <text:p>242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892">
                <text:p>30</text:p>
              </table:table-cell>
              <table:table-cell office:value-type="float" office:value="242.201">
                <text:p>242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173">
                <text:p>30</text:p>
              </table:table-cell>
              <table:table-cell office:value-type="float" office:value="242.187">
                <text:p>242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215">
                <text:p>30</text:p>
              </table:table-cell>
              <table:table-cell office:value-type="float" office:value="242.185">
                <text:p>242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437">
                <text:p>30</text:p>
              </table:table-cell>
              <table:table-cell office:value-type="float" office:value="242.195">
                <text:p>242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674">
                <text:p>30</text:p>
              </table:table-cell>
              <table:table-cell office:value-type="float" office:value="242.22">
                <text:p>242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919">
                <text:p>30</text:p>
              </table:table-cell>
              <table:table-cell office:value-type="float" office:value="242.26">
                <text:p>242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008">
                <text:p>30</text:p>
              </table:table-cell>
              <table:table-cell office:value-type="float" office:value="242.308">
                <text:p>242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288">
                <text:p>30</text:p>
              </table:table-cell>
              <table:table-cell office:value-type="float" office:value="242.382">
                <text:p>242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321">
                <text:p>30</text:p>
              </table:table-cell>
              <table:table-cell office:value-type="float" office:value="242.454">
                <text:p>242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331">
                <text:p>30</text:p>
              </table:table-cell>
              <table:table-cell office:value-type="float" office:value="242.538">
                <text:p>242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366">
                <text:p>30</text:p>
              </table:table-cell>
              <table:table-cell office:value-type="float" office:value="242.636">
                <text:p>242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424">
                <text:p>30</text:p>
              </table:table-cell>
              <table:table-cell office:value-type="float" office:value="242.751">
                <text:p>242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468">
                <text:p>30</text:p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507">
                <text:p>30</text:p>
              </table:table-cell>
              <table:table-cell office:value-type="float" office:value="243.018">
                <text:p>243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717">
                <text:p>30</text:p>
              </table:table-cell>
              <table:table-cell office:value-type="float" office:value="243.201">
                <text:p>243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773">
                <text:p>30</text:p>
              </table:table-cell>
              <table:table-cell office:value-type="float" office:value="243.376">
                <text:p>243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816">
                <text:p>30</text:p>
              </table:table-cell>
              <table:table-cell office:value-type="float" office:value="243.565">
                <text:p>243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057">
                <text:p>30</text:p>
              </table:table-cell>
              <table:table-cell office:value-type="float" office:value="243.81">
                <text:p>243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351">
                <text:p>30</text:p>
              </table:table-cell>
              <table:table-cell office:value-type="float" office:value="244.089">
                <text:p>244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468">
                <text:p>30</text:p>
              </table:table-cell>
              <table:table-cell office:value-type="float" office:value="244.349">
                <text:p>244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814">
                <text:p>30</text:p>
              </table:table-cell>
              <table:table-cell office:value-type="float" office:value="244.687">
                <text:p>244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901">
                <text:p>30</text:p>
              </table:table-cell>
              <table:table-cell office:value-type="float" office:value="244.978">
                <text:p>244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038">
                <text:p>30</text:p>
              </table:table-cell>
              <table:table-cell office:value-type="float" office:value="245.301">
                <text:p>245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089">
                <text:p>30</text:p>
              </table:table-cell>
              <table:table-cell office:value-type="float" office:value="245.614">
                <text:p>245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202">
                <text:p>30</text:p>
              </table:table-cell>
              <table:table-cell office:value-type="float" office:value="245.96">
                <text:p>245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286">
                <text:p>30</text:p>
              </table:table-cell>
              <table:table-cell office:value-type="float" office:value="246.308">
                <text:p>246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394">
                <text:p>30</text:p>
              </table:table-cell>
              <table:table-cell office:value-type="float" office:value="246.672">
                <text:p>246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539">
                <text:p>30</text:p>
              </table:table-cell>
              <table:table-cell office:value-type="float" office:value="247.052">
                <text:p>247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83">
                <text:p>30</text:p>
              </table:table-cell>
              <table:table-cell office:value-type="float" office:value="247.48">
                <text:p>247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954">
                <text:p>30</text:p>
              </table:table-cell>
              <table:table-cell office:value-type="float" office:value="247.847">
                <text:p>247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053">
                <text:p>30</text:p>
              </table:table-cell>
              <table:table-cell office:value-type="float" office:value="248.198">
                <text:p>248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37">
                <text:p>30</text:p>
              </table:table-cell>
              <table:table-cell office:value-type="float" office:value="248.601">
                <text:p>248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475">
                <text:p>30</text:p>
              </table:table-cell>
              <table:table-cell office:value-type="float" office:value="248.921">
                <text:p>248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602">
                <text:p>30</text:p>
              </table:table-cell>
              <table:table-cell office:value-type="float" office:value="249.23">
                <text:p>249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911">
                <text:p>30</text:p>
              </table:table-cell>
              <table:table-cell office:value-type="float" office:value="249.561">
                <text:p>249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979">
                <text:p>30</text:p>
              </table:table-cell>
              <table:table-cell office:value-type="float" office:value="249.808">
                <text:p>249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021">
                <text:p>30</text:p>
              </table:table-cell>
              <table:table-cell office:value-type="float" office:value="250.029">
                <text:p>250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036">
                <text:p>30</text:p>
              </table:table-cell>
              <table:table-cell office:value-type="float" office:value="250.224">
                <text:p>250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166">
                <text:p>30</text:p>
              </table:table-cell>
              <table:table-cell office:value-type="float" office:value="250.417">
                <text:p>250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456">
                <text:p>30</text:p>
              </table:table-cell>
              <table:table-cell office:value-type="float" office:value="250.607">
                <text:p>250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554">
                <text:p>30</text:p>
              </table:table-cell>
              <table:table-cell office:value-type="float" office:value="250.744">
                <text:p>250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763">
                <text:p>30</text:p>
              </table:table-cell>
              <table:table-cell office:value-type="float" office:value="250.869">
                <text:p>250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887">
                <text:p>30</text:p>
              </table:table-cell>
              <table:table-cell office:value-type="float" office:value="250.96">
                <text:p>250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952">
                <text:p>30</text:p>
              </table:table-cell>
              <table:table-cell office:value-type="float" office:value="251.027">
                <text:p>251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011">
                <text:p>30</text:p>
              </table:table-cell>
              <table:table-cell office:value-type="float" office:value="251.074">
                <text:p>251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115">
                <text:p>30</text:p>
              </table:table-cell>
              <table:table-cell office:value-type="float" office:value="251.105">
                <text:p>251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171">
                <text:p>30</text:p>
              </table:table-cell>
              <table:table-cell office:value-type="float" office:value="251.116">
                <text:p>251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489">
                <text:p>30</text:p>
              </table:table-cell>
              <table:table-cell office:value-type="float" office:value="251.108">
                <text:p>251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558">
                <text:p>30</text:p>
              </table:table-cell>
              <table:table-cell office:value-type="float" office:value="251.084">
                <text:p>251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593">
                <text:p>30</text:p>
              </table:table-cell>
              <table:table-cell office:value-type="float" office:value="251.046">
                <text:p>251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622">
                <text:p>30</text:p>
              </table:table-cell>
              <table:table-cell office:value-type="float" office:value="250.997">
                <text:p>250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899">
                <text:p>30</text:p>
              </table:table-cell>
              <table:table-cell office:value-type="float" office:value="250.919">
                <text:p>250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113">
                <text:p>30</text:p>
              </table:table-cell>
              <table:table-cell office:value-type="float" office:value="250.83">
                <text:p>250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233">
                <text:p>30</text:p>
              </table:table-cell>
              <table:table-cell office:value-type="float" office:value="250.735">
                <text:p>250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501">
                <text:p>30</text:p>
              </table:table-cell>
              <table:table-cell office:value-type="float" office:value="250.615">
                <text:p>250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83">
                <text:p>30</text:p>
              </table:table-cell>
              <table:table-cell office:value-type="float" office:value="250.475">
                <text:p>250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859">
                <text:p>30</text:p>
              </table:table-cell>
              <table:table-cell office:value-type="float" office:value="250.359">
                <text:p>250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886">
                <text:p>30</text:p>
              </table:table-cell>
              <table:table-cell office:value-type="float" office:value="250.237">
                <text:p>250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077">
                <text:p>30</text:p>
              </table:table-cell>
              <table:table-cell office:value-type="float" office:value="250.087">
                <text:p>250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142">
                <text:p>30</text:p>
              </table:table-cell>
              <table:table-cell office:value-type="float" office:value="249.946">
                <text:p>249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394">
                <text:p>30</text:p>
              </table:table-cell>
              <table:table-cell office:value-type="float" office:value="249.774">
                <text:p>249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469">
                <text:p>30</text:p>
              </table:table-cell>
              <table:table-cell office:value-type="float" office:value="249.622">
                <text:p>249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757">
                <text:p>30</text:p>
              </table:table-cell>
              <table:table-cell office:value-type="float" office:value="249.433">
                <text:p>249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803">
                <text:p>30</text:p>
              </table:table-cell>
              <table:table-cell office:value-type="float" office:value="249.276">
                <text:p>249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07">
                <text:p>30</text:p>
              </table:table-cell>
              <table:table-cell office:value-type="float" office:value="249.082">
                <text:p>249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12">
                <text:p>30</text:p>
              </table:table-cell>
              <table:table-cell office:value-type="float" office:value="248.918">
                <text:p>248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353">
                <text:p>30</text:p>
              </table:table-cell>
              <table:table-cell office:value-type="float" office:value="248.723">
                <text:p>248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616">
                <text:p>30</text:p>
              </table:table-cell>
              <table:table-cell office:value-type="float" office:value="248.519">
                <text:p>248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702">
                <text:p>30</text:p>
              </table:table-cell>
              <table:table-cell office:value-type="float" office:value="248.343">
                <text:p>248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788">
                <text:p>30</text:p>
              </table:table-cell>
              <table:table-cell office:value-type="float" office:value="248.165">
                <text:p>248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02">
                <text:p>30</text:p>
              </table:table-cell>
              <table:table-cell office:value-type="float" office:value="247.962">
                <text:p>247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075">
                <text:p>30</text:p>
              </table:table-cell>
              <table:table-cell office:value-type="float" office:value="247.787">
                <text:p>247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103">
                <text:p>30</text:p>
              </table:table-cell>
              <table:table-cell office:value-type="float" office:value="247.616">
                <text:p>247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236">
                <text:p>30</text:p>
              </table:table-cell>
              <table:table-cell office:value-type="float" office:value="247.428">
                <text:p>247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293">
                <text:p>30</text:p>
              </table:table-cell>
              <table:table-cell office:value-type="float" office:value="247.251">
                <text:p>247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366">
                <text:p>30</text:p>
              </table:table-cell>
              <table:table-cell office:value-type="float" office:value="247.072">
                <text:p>247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654">
                <text:p>30</text:p>
              </table:table-cell>
              <table:table-cell office:value-type="float" office:value="246.858">
                <text:p>246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748">
                <text:p>30</text:p>
              </table:table-cell>
              <table:table-cell office:value-type="float" office:value="246.676">
                <text:p>246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875">
                <text:p>30</text:p>
              </table:table-cell>
              <table:table-cell office:value-type="float" office:value="246.488">
                <text:p>246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976">
                <text:p>30</text:p>
              </table:table-cell>
              <table:table-cell office:value-type="float" office:value="246.306">
                <text:p>246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076">
                <text:p>30</text:p>
              </table:table-cell>
              <table:table-cell office:value-type="float" office:value="246.125">
                <text:p>246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34">
                <text:p>40</text:p>
              </table:table-cell>
              <table:table-cell office:value-type="float" office:value="245.918">
                <text:p>245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625">
                <text:p>40</text:p>
              </table:table-cell>
              <table:table-cell office:value-type="float" office:value="245.708">
                <text:p>245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628">
                <text:p>40</text:p>
              </table:table-cell>
              <table:table-cell office:value-type="float" office:value="245.546">
                <text:p>245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746">
                <text:p>40</text:p>
              </table:table-cell>
              <table:table-cell office:value-type="float" office:value="245.365">
                <text:p>245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012">
                <text:p>40</text:p>
              </table:table-cell>
              <table:table-cell office:value-type="float" office:value="245.162">
                <text:p>245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304">
                <text:p>40</text:p>
              </table:table-cell>
              <table:table-cell office:value-type="float" office:value="244.957">
                <text:p>244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347">
                <text:p>40</text:p>
              </table:table-cell>
              <table:table-cell office:value-type="float" office:value="244.792">
                <text:p>244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612">
                <text:p>40</text:p>
              </table:table-cell>
              <table:table-cell office:value-type="float" office:value="244.594">
                <text:p>244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668">
                <text:p>40</text:p>
              </table:table-cell>
              <table:table-cell office:value-type="float" office:value="244.43">
                <text:p>244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766">
                <text:p>40</text:p>
              </table:table-cell>
              <table:table-cell office:value-type="float" office:value="244.261">
                <text:p>244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125">
                <text:p>40</text:p>
              </table:table-cell>
              <table:table-cell office:value-type="float" office:value="244.053">
                <text:p>244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162">
                <text:p>40</text:p>
              </table:table-cell>
              <table:table-cell office:value-type="float" office:value="243.896">
                <text:p>243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479">
                <text:p>40</text:p>
              </table:table-cell>
              <table:table-cell office:value-type="float" office:value="243.698">
                <text:p>243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584">
                <text:p>40</text:p>
              </table:table-cell>
              <table:table-cell office:value-type="float" office:value="243.534">
                <text:p>243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658">
                <text:p>40</text:p>
              </table:table-cell>
              <table:table-cell office:value-type="float" office:value="243.375">
                <text:p>243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954">
                <text:p>40</text:p>
              </table:table-cell>
              <table:table-cell office:value-type="float" office:value="243.186">
                <text:p>243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062">
                <text:p>40</text:p>
              </table:table-cell>
              <table:table-cell office:value-type="float" office:value="243.027">
                <text:p>243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166">
                <text:p>40</text:p>
              </table:table-cell>
              <table:table-cell office:value-type="float" office:value="242.871">
                <text:p>242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239">
                <text:p>40</text:p>
              </table:table-cell>
              <table:table-cell office:value-type="float" office:value="242.721">
                <text:p>242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46">
                <text:p>40</text:p>
              </table:table-cell>
              <table:table-cell office:value-type="float" office:value="242.555">
                <text:p>242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561">
                <text:p>40</text:p>
              </table:table-cell>
              <table:table-cell office:value-type="float" office:value="242.408">
                <text:p>242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754">
                <text:p>40</text:p>
              </table:table-cell>
              <table:table-cell office:value-type="float" office:value="242.254">
                <text:p>242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768">
                <text:p>40</text:p>
              </table:table-cell>
              <table:table-cell office:value-type="float" office:value="242.126">
                <text:p>242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001">
                <text:p>40</text:p>
              </table:table-cell>
              <table:table-cell office:value-type="float" office:value="241.977">
                <text:p>241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191">
                <text:p>40</text:p>
              </table:table-cell>
              <table:table-cell office:value-type="float" office:value="241.839">
                <text:p>241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198">
                <text:p>40</text:p>
              </table:table-cell>
              <table:table-cell office:value-type="float" office:value="241.727">
                <text:p>241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217">
                <text:p>40</text:p>
              </table:table-cell>
              <table:table-cell office:value-type="float" office:value="241.62">
                <text:p>241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316">
                <text:p>40</text:p>
              </table:table-cell>
              <table:table-cell office:value-type="float" office:value="241.509">
                <text:p>241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634">
                <text:p>40</text:p>
              </table:table-cell>
              <table:table-cell office:value-type="float" office:value="241.386">
                <text:p>241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721">
                <text:p>40</text:p>
              </table:table-cell>
              <table:table-cell office:value-type="float" office:value="241.293">
                <text:p>241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966">
                <text:p>40</text:p>
              </table:table-cell>
              <table:table-cell office:value-type="float" office:value="241.196">
                <text:p>241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007">
                <text:p>40</text:p>
              </table:table-cell>
              <table:table-cell office:value-type="float" office:value="241.123">
                <text:p>241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298">
                <text:p>40</text:p>
              </table:table-cell>
              <table:table-cell office:value-type="float" office:value="241.043">
                <text:p>241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334">
                <text:p>40</text:p>
              </table:table-cell>
              <table:table-cell office:value-type="float" office:value="240.989">
                <text:p>240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395">
                <text:p>40</text:p>
              </table:table-cell>
              <table:table-cell office:value-type="float" office:value="240.942">
                <text:p>240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587">
                <text:p>40</text:p>
              </table:table-cell>
              <table:table-cell office:value-type="float" office:value="240.901">
                <text:p>240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811">
                <text:p>40</text:p>
              </table:table-cell>
              <table:table-cell office:value-type="float" office:value="240.873">
                <text:p>240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847">
                <text:p>40</text:p>
              </table:table-cell>
              <table:table-cell office:value-type="float" office:value="240.861">
                <text:p>240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081">
                <text:p>40</text:p>
              </table:table-cell>
              <table:table-cell office:value-type="float" office:value="240.86">
                <text:p>240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148">
                <text:p>40</text:p>
              </table:table-cell>
              <table:table-cell office:value-type="float" office:value="240.872">
                <text:p>240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383">
                <text:p>40</text:p>
              </table:table-cell>
              <table:table-cell office:value-type="float" office:value="240.902">
                <text:p>240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484">
                <text:p>40</text:p>
              </table:table-cell>
              <table:table-cell office:value-type="float" office:value="240.943">
                <text:p>240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555">
                <text:p>40</text:p>
              </table:table-cell>
              <table:table-cell office:value-type="float" office:value="240.998">
                <text:p>240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597">
                <text:p>40</text:p>
              </table:table-cell>
              <table:table-cell office:value-type="float" office:value="241.064">
                <text:p>241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654">
                <text:p>40</text:p>
              </table:table-cell>
              <table:table-cell office:value-type="float" office:value="241.145">
                <text:p>241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92">
                <text:p>40</text:p>
              </table:table-cell>
              <table:table-cell office:value-type="float" office:value="241.262">
                <text:p>241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007">
                <text:p>40</text:p>
              </table:table-cell>
              <table:table-cell office:value-type="float" office:value="241.379">
                <text:p>241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199">
                <text:p>40</text:p>
              </table:table-cell>
              <table:table-cell office:value-type="float" office:value="241.527">
                <text:p>241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221">
                <text:p>40</text:p>
              </table:table-cell>
              <table:table-cell office:value-type="float" office:value="241.669">
                <text:p>241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278">
                <text:p>40</text:p>
              </table:table-cell>
              <table:table-cell office:value-type="float" office:value="241.832">
                <text:p>241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565">
                <text:p>40</text:p>
              </table:table-cell>
              <table:table-cell office:value-type="float" office:value="242.053">
                <text:p>242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897">
                <text:p>40</text:p>
              </table:table-cell>
              <table:table-cell office:value-type="float" office:value="242.307">
                <text:p>242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085">
                <text:p>40</text:p>
              </table:table-cell>
              <table:table-cell office:value-type="float" office:value="242.556">
                <text:p>242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116">
                <text:p>40</text:p>
              </table:table-cell>
              <table:table-cell office:value-type="float" office:value="242.789">
                <text:p>242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162">
                <text:p>40</text:p>
              </table:table-cell>
              <table:table-cell office:value-type="float" office:value="243.043">
                <text:p>243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498">
                <text:p>40</text:p>
              </table:table-cell>
              <table:table-cell office:value-type="float" office:value="243.39">
                <text:p>243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767">
                <text:p>40</text:p>
              </table:table-cell>
              <table:table-cell office:value-type="float" office:value="243.745">
                <text:p>243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797">
                <text:p>40</text:p>
              </table:table-cell>
              <table:table-cell office:value-type="float" office:value="244.051">
                <text:p>244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821">
                <text:p>40</text:p>
              </table:table-cell>
              <table:table-cell office:value-type="float" office:value="244.371">
                <text:p>244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845">
                <text:p>40</text:p>
              </table:table-cell>
              <table:table-cell office:value-type="float" office:value="244.706">
                <text:p>244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859">
                <text:p>40</text:p>
              </table:table-cell>
              <table:table-cell office:value-type="float" office:value="245.052">
                <text:p>245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886">
                <text:p>40</text:p>
              </table:table-cell>
              <table:table-cell office:value-type="float" office:value="245.418">
                <text:p>245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912">
                <text:p>40</text:p>
              </table:table-cell>
              <table:table-cell office:value-type="float" office:value="245.797">
                <text:p>245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988">
                <text:p>40</text:p>
              </table:table-cell>
              <table:table-cell office:value-type="float" office:value="246.209">
                <text:p>246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089">
                <text:p>40</text:p>
              </table:table-cell>
              <table:table-cell office:value-type="float" office:value="246.643">
                <text:p>246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298">
                <text:p>40</text:p>
              </table:table-cell>
              <table:table-cell office:value-type="float" office:value="247.13">
                <text:p>247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306">
                <text:p>40</text:p>
              </table:table-cell>
              <table:table-cell office:value-type="float" office:value="247.541">
                <text:p>247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308">
                <text:p>40</text:p>
              </table:table-cell>
              <table:table-cell office:value-type="float" office:value="247.951">
                <text:p>247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504">
                <text:p>40</text:p>
              </table:table-cell>
              <table:table-cell office:value-type="float" office:value="248.436">
                <text:p>248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833">
                <text:p>40</text:p>
              </table:table-cell>
              <table:table-cell office:value-type="float" office:value="248.965">
                <text:p>248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129">
                <text:p>40</text:p>
              </table:table-cell>
              <table:table-cell office:value-type="float" office:value="249.461">
                <text:p>249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184">
                <text:p>40</text:p>
              </table:table-cell>
              <table:table-cell office:value-type="float" office:value="249.849">
                <text:p>249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452">
                <text:p>40</text:p>
              </table:table-cell>
              <table:table-cell office:value-type="float" office:value="250.289">
                <text:p>250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633">
                <text:p>40</text:p>
              </table:table-cell>
              <table:table-cell office:value-type="float" office:value="250.672">
                <text:p>250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65">
                <text:p>40</text:p>
              </table:table-cell>
              <table:table-cell office:value-type="float" office:value="250.98">
                <text:p>250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664">
                <text:p>40</text:p>
              </table:table-cell>
              <table:table-cell office:value-type="float" office:value="251.263">
                <text:p>251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932">
                <text:p>40</text:p>
              </table:table-cell>
              <table:table-cell office:value-type="float" office:value="251.586">
                <text:p>251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947">
                <text:p>40</text:p>
              </table:table-cell>
              <table:table-cell office:value-type="float" office:value="251.819">
                <text:p>251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217">
                <text:p>40</text:p>
              </table:table-cell>
              <table:table-cell office:value-type="float" office:value="252.077">
                <text:p>252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499">
                <text:p>40</text:p>
              </table:table-cell>
              <table:table-cell office:value-type="float" office:value="252.301">
                <text:p>252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513">
                <text:p>40</text:p>
              </table:table-cell>
              <table:table-cell office:value-type="float" office:value="252.453">
                <text:p>252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854">
                <text:p>40</text:p>
              </table:table-cell>
              <table:table-cell office:value-type="float" office:value="252.62">
                <text:p>252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877">
                <text:p>40</text:p>
              </table:table-cell>
              <table:table-cell office:value-type="float" office:value="252.722">
                <text:p>252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901">
                <text:p>40</text:p>
              </table:table-cell>
              <table:table-cell office:value-type="float" office:value="252.804">
                <text:p>252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224">
                <text:p>40</text:p>
              </table:table-cell>
              <table:table-cell office:value-type="float" office:value="252.881">
                <text:p>252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404">
                <text:p>40</text:p>
              </table:table-cell>
              <table:table-cell office:value-type="float" office:value="252.923">
                <text:p>252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734">
                <text:p>40</text:p>
              </table:table-cell>
              <table:table-cell office:value-type="float" office:value="252.942">
                <text:p>252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744">
                <text:p>40</text:p>
              </table:table-cell>
              <table:table-cell office:value-type="float" office:value="252.938">
                <text:p>252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801">
                <text:p>50</text:p>
              </table:table-cell>
              <table:table-cell office:value-type="float" office:value="252.918">
                <text:p>252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125">
                <text:p>50</text:p>
              </table:table-cell>
              <table:table-cell office:value-type="float" office:value="252.871">
                <text:p>252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392">
                <text:p>50</text:p>
              </table:table-cell>
              <table:table-cell office:value-type="float" office:value="252.805">
                <text:p>252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687">
                <text:p>50</text:p>
              </table:table-cell>
              <table:table-cell office:value-type="float" office:value="252.718">
                <text:p>252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727">
                <text:p>50</text:p>
              </table:table-cell>
              <table:table-cell office:value-type="float" office:value="252.636">
                <text:p>252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748">
                <text:p>50</text:p>
              </table:table-cell>
              <table:table-cell office:value-type="float" office:value="252.544">
                <text:p>252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921">
                <text:p>50</text:p>
              </table:table-cell>
              <table:table-cell office:value-type="float" office:value="252.428">
                <text:p>252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109">
                <text:p>50</text:p>
              </table:table-cell>
              <table:table-cell office:value-type="float" office:value="252.298">
                <text:p>252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304">
                <text:p>50</text:p>
              </table:table-cell>
              <table:table-cell office:value-type="float" office:value="252.157">
                <text:p>252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52">
                <text:p>50</text:p>
              </table:table-cell>
              <table:table-cell office:value-type="float" office:value="252.003">
                <text:p>252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694">
                <text:p>50</text:p>
              </table:table-cell>
              <table:table-cell office:value-type="float" office:value="251.847">
                <text:p>251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757">
                <text:p>50</text:p>
              </table:table-cell>
              <table:table-cell office:value-type="float" office:value="251.698">
                <text:p>251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068">
                <text:p>50</text:p>
              </table:table-cell>
              <table:table-cell office:value-type="float" office:value="251.508">
                <text:p>251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334">
                <text:p>50</text:p>
              </table:table-cell>
              <table:table-cell office:value-type="float" office:value="251.317">
                <text:p>251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619">
                <text:p>50</text:p>
              </table:table-cell>
              <table:table-cell office:value-type="float" office:value="251.118">
                <text:p>251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775">
                <text:p>50</text:p>
              </table:table-cell>
              <table:table-cell office:value-type="float" office:value="250.934">
                <text:p>250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053">
                <text:p>50</text:p>
              </table:table-cell>
              <table:table-cell office:value-type="float" office:value="250.726">
                <text:p>250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358">
                <text:p>50</text:p>
              </table:table-cell>
              <table:table-cell office:value-type="float" office:value="250.509">
                <text:p>250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393">
                <text:p>50</text:p>
              </table:table-cell>
              <table:table-cell office:value-type="float" office:value="250.335">
                <text:p>250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421">
                <text:p>50</text:p>
              </table:table-cell>
              <table:table-cell office:value-type="float" office:value="250.161">
                <text:p>250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599">
                <text:p>50</text:p>
              </table:table-cell>
              <table:table-cell office:value-type="float" office:value="249.959">
                <text:p>249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897">
                <text:p>50</text:p>
              </table:table-cell>
              <table:table-cell office:value-type="float" office:value="249.736">
                <text:p>249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913">
                <text:p>50</text:p>
              </table:table-cell>
              <table:table-cell office:value-type="float" office:value="249.559">
                <text:p>249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922">
                <text:p>50</text:p>
              </table:table-cell>
              <table:table-cell office:value-type="float" office:value="249.384">
                <text:p>249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946">
                <text:p>50</text:p>
              </table:table-cell>
              <table:table-cell office:value-type="float" office:value="249.205">
                <text:p>249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128">
                <text:p>50</text:p>
              </table:table-cell>
              <table:table-cell office:value-type="float" office:value="248.998">
                <text:p>248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174">
                <text:p>50</text:p>
              </table:table-cell>
              <table:table-cell office:value-type="float" office:value="248.816">
                <text:p>248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18">
                <text:p>50</text:p>
              </table:table-cell>
              <table:table-cell office:value-type="float" office:value="248.64">
                <text:p>248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201">
                <text:p>50</text:p>
              </table:table-cell>
              <table:table-cell office:value-type="float" office:value="248.462">
                <text:p>248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515">
                <text:p>50</text:p>
              </table:table-cell>
              <table:table-cell office:value-type="float" office:value="248.233">
                <text:p>248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544">
                <text:p>50</text:p>
              </table:table-cell>
              <table:table-cell office:value-type="float" office:value="248.055">
                <text:p>248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557">
                <text:p>50</text:p>
              </table:table-cell>
              <table:table-cell office:value-type="float" office:value="247.88">
                <text:p>247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568">
                <text:p>50</text:p>
              </table:table-cell>
              <table:table-cell office:value-type="float" office:value="247.706">
                <text:p>247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879">
                <text:p>50</text:p>
              </table:table-cell>
              <table:table-cell office:value-type="float" office:value="247.481">
                <text:p>247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895">
                <text:p>50</text:p>
              </table:table-cell>
              <table:table-cell office:value-type="float" office:value="247.309">
                <text:p>247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922">
                <text:p>50</text:p>
              </table:table-cell>
              <table:table-cell office:value-type="float" office:value="247.135">
                <text:p>247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172">
                <text:p>50</text:p>
              </table:table-cell>
              <table:table-cell office:value-type="float" office:value="246.925">
                <text:p>246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525">
                <text:p>50</text:p>
              </table:table-cell>
              <table:table-cell office:value-type="float" office:value="246.699">
                <text:p>246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882">
                <text:p>50</text:p>
              </table:table-cell>
              <table:table-cell office:value-type="float" office:value="246.475">
                <text:p>246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885">
                <text:p>50</text:p>
              </table:table-cell>
              <table:table-cell office:value-type="float" office:value="246.311">
                <text:p>246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969">
                <text:p>50</text:p>
              </table:table-cell>
              <table:table-cell office:value-type="float" office:value="246.134">
                <text:p>246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188">
                <text:p>50</text:p>
              </table:table-cell>
              <table:table-cell office:value-type="float" office:value="245.938">
                <text:p>245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255">
                <text:p>50</text:p>
              </table:table-cell>
              <table:table-cell office:value-type="float" office:value="245.767">
                <text:p>245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296">
                <text:p>50</text:p>
              </table:table-cell>
              <table:table-cell office:value-type="float" office:value="245.602">
                <text:p>245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407">
                <text:p>50</text:p>
              </table:table-cell>
              <table:table-cell office:value-type="float" office:value="245.428">
                <text:p>245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665">
                <text:p>50</text:p>
              </table:table-cell>
              <table:table-cell office:value-type="float" office:value="245.232">
                <text:p>245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707">
                <text:p>50</text:p>
              </table:table-cell>
              <table:table-cell office:value-type="float" office:value="245.071">
                <text:p>245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782">
                <text:p>50</text:p>
              </table:table-cell>
              <table:table-cell office:value-type="float" office:value="244.907">
                <text:p>244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984">
                <text:p>50</text:p>
              </table:table-cell>
              <table:table-cell office:value-type="float" office:value="244.725">
                <text:p>244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011">
                <text:p>50</text:p>
              </table:table-cell>
              <table:table-cell office:value-type="float" office:value="244.571">
                <text:p>244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027">
                <text:p>50</text:p>
              </table:table-cell>
              <table:table-cell office:value-type="float" office:value="244.419">
                <text:p>244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251">
                <text:p>50</text:p>
              </table:table-cell>
              <table:table-cell office:value-type="float" office:value="244.239">
                <text:p>244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283">
                <text:p>50</text:p>
              </table:table-cell>
              <table:table-cell office:value-type="float" office:value="244.088">
                <text:p>244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544">
                <text:p>50</text:p>
              </table:table-cell>
              <table:table-cell office:value-type="float" office:value="243.905">
                <text:p>243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73">
                <text:p>50</text:p>
              </table:table-cell>
              <table:table-cell office:value-type="float" office:value="243.735">
                <text:p>243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805">
                <text:p>50</text:p>
              </table:table-cell>
              <table:table-cell office:value-type="float" office:value="243.583">
                <text:p>243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864">
                <text:p>50</text:p>
              </table:table-cell>
              <table:table-cell office:value-type="float" office:value="243.434">
                <text:p>243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869">
                <text:p>50</text:p>
              </table:table-cell>
              <table:table-cell office:value-type="float" office:value="243.295">
                <text:p>243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173">
                <text:p>50</text:p>
              </table:table-cell>
              <table:table-cell office:value-type="float" office:value="243.116">
                <text:p>243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277">
                <text:p>50</text:p>
              </table:table-cell>
              <table:table-cell office:value-type="float" office:value="242.967">
                <text:p>242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353">
                <text:p>50</text:p>
              </table:table-cell>
              <table:table-cell office:value-type="float" office:value="242.823">
                <text:p>242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419">
                <text:p>50</text:p>
              </table:table-cell>
              <table:table-cell office:value-type="float" office:value="242.685">
                <text:p>242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526">
                <text:p>50</text:p>
              </table:table-cell>
              <table:table-cell office:value-type="float" office:value="242.543">
                <text:p>242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599">
                <text:p>50</text:p>
              </table:table-cell>
              <table:table-cell office:value-type="float" office:value="242.41">
                <text:p>242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863">
                <text:p>50</text:p>
              </table:table-cell>
              <table:table-cell office:value-type="float" office:value="242.258">
                <text:p>242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918">
                <text:p>50</text:p>
              </table:table-cell>
              <table:table-cell office:value-type="float" office:value="242.136">
                <text:p>242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159">
                <text:p>50</text:p>
              </table:table-cell>
              <table:table-cell office:value-type="float" office:value="241.998">
                <text:p>241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168">
                <text:p>50</text:p>
              </table:table-cell>
              <table:table-cell office:value-type="float" office:value="241.891">
                <text:p>241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183">
                <text:p>50</text:p>
              </table:table-cell>
              <table:table-cell office:value-type="float" office:value="241.788">
                <text:p>241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209">
                <text:p>50</text:p>
              </table:table-cell>
              <table:table-cell office:value-type="float" office:value="241.689">
                <text:p>241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238">
                <text:p>50</text:p>
              </table:table-cell>
              <table:table-cell office:value-type="float" office:value="241.596">
                <text:p>241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277">
                <text:p>50</text:p>
              </table:table-cell>
              <table:table-cell office:value-type="float" office:value="241.508">
                <text:p>241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34">
                <text:p>50</text:p>
              </table:table-cell>
              <table:table-cell office:value-type="float" office:value="241.425">
                <text:p>241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34">
                <text:p>50</text:p>
              </table:table-cell>
              <table:table-cell office:value-type="float" office:value="241.353">
                <text:p>241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392">
                <text:p>50</text:p>
              </table:table-cell>
              <table:table-cell office:value-type="float" office:value="241.285">
                <text:p>241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397">
                <text:p>50</text:p>
              </table:table-cell>
              <table:table-cell office:value-type="float" office:value="241.228">
                <text:p>241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44">
                <text:p>50</text:p>
              </table:table-cell>
              <table:table-cell office:value-type="float" office:value="241.176">
                <text:p>241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461">
                <text:p>50</text:p>
              </table:table-cell>
              <table:table-cell office:value-type="float" office:value="241.135">
                <text:p>241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5">
                <text:p>50</text:p>
              </table:table-cell>
              <table:table-cell office:value-type="float" office:value="241.101">
                <text:p>241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769">
                <text:p>50</text:p>
              </table:table-cell>
              <table:table-cell office:value-type="float" office:value="241.073">
                <text:p>241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983">
                <text:p>50</text:p>
              </table:table-cell>
              <table:table-cell office:value-type="float" office:value="241.06">
                <text:p>241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315">
                <text:p>50</text:p>
              </table:table-cell>
              <table:table-cell office:value-type="float" office:value="241.062">
                <text:p>241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681">
                <text:p>50</text:p>
              </table:table-cell>
              <table:table-cell office:value-type="float" office:value="241.084">
                <text:p>241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686">
                <text:p>50</text:p>
              </table:table-cell>
              <table:table-cell office:value-type="float" office:value="241.113">
                <text:p>241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734">
                <text:p>50</text:p>
              </table:table-cell>
              <table:table-cell office:value-type="float" office:value="241.156">
                <text:p>241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089">
                <text:p>50</text:p>
              </table:table-cell>
              <table:table-cell office:value-type="float" office:value="241.23">
                <text:p>241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134">
                <text:p>50</text:p>
              </table:table-cell>
              <table:table-cell office:value-type="float" office:value="241.303">
                <text:p>241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396">
                <text:p>50</text:p>
              </table:table-cell>
              <table:table-cell office:value-type="float" office:value="241.409">
                <text:p>241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741">
                <text:p>60</text:p>
              </table:table-cell>
              <table:table-cell office:value-type="float" office:value="241.545">
                <text:p>241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766">
                <text:p>60</text:p>
              </table:table-cell>
              <table:table-cell office:value-type="float" office:value="241.664">
                <text:p>241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">
                <text:p>60</text:p>
              </table:table-cell>
              <table:table-cell office:value-type="float" office:value="241.828">
                <text:p>241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004">
                <text:p>60</text:p>
              </table:table-cell>
              <table:table-cell office:value-type="float" office:value="241.977">
                <text:p>241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081">
                <text:p>60</text:p>
              </table:table-cell>
              <table:table-cell office:value-type="float" office:value="242.153">
                <text:p>242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264">
                <text:p>60</text:p>
              </table:table-cell>
              <table:table-cell office:value-type="float" office:value="242.366">
                <text:p>242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601">
                <text:p>60</text:p>
              </table:table-cell>
              <table:table-cell office:value-type="float" office:value="242.631">
                <text:p>242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688">
                <text:p>60</text:p>
              </table:table-cell>
              <table:table-cell office:value-type="float" office:value="242.866">
                <text:p>242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941">
                <text:p>60</text:p>
              </table:table-cell>
              <table:table-cell office:value-type="float" office:value="243.159">
                <text:p>243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2">
                <text:p>60</text:p>
              </table:table-cell>
              <table:table-cell office:value-type="float" office:value="243.477">
                <text:p>243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339">
                <text:p>60</text:p>
              </table:table-cell>
              <table:table-cell office:value-type="float" office:value="243.786">
                <text:p>243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347">
                <text:p>60</text:p>
              </table:table-cell>
              <table:table-cell office:value-type="float" office:value="244.074">
                <text:p>244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521">
                <text:p>60</text:p>
              </table:table-cell>
              <table:table-cell office:value-type="float" office:value="244.429">
                <text:p>244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589">
                <text:p>60</text:p>
              </table:table-cell>
              <table:table-cell office:value-type="float" office:value="244.77">
                <text:p>244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815">
                <text:p>60</text:p>
              </table:table-cell>
              <table:table-cell office:value-type="float" office:value="245.181">
                <text:p>245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027">
                <text:p>60</text:p>
              </table:table-cell>
              <table:table-cell office:value-type="float" office:value="245.608">
                <text:p>245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227">
                <text:p>60</text:p>
              </table:table-cell>
              <table:table-cell office:value-type="float" office:value="246.049">
                <text:p>246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475">
                <text:p>60</text:p>
              </table:table-cell>
              <table:table-cell office:value-type="float" office:value="246.525">
                <text:p>246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494">
                <text:p>60</text:p>
              </table:table-cell>
              <table:table-cell office:value-type="float" office:value="246.924">
                <text:p>246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761">
                <text:p>60</text:p>
              </table:table-cell>
              <table:table-cell office:value-type="float" office:value="247.428">
                <text:p>247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083">
                <text:p>60</text:p>
              </table:table-cell>
              <table:table-cell office:value-type="float" office:value="247.957">
                <text:p>247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28">
                <text:p>60</text:p>
              </table:table-cell>
              <table:table-cell office:value-type="float" office:value="248.43">
                <text:p>248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466">
                <text:p>60</text:p>
              </table:table-cell>
              <table:table-cell office:value-type="float" office:value="248.89">
                <text:p>248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511">
                <text:p>60</text:p>
              </table:table-cell>
              <table:table-cell office:value-type="float" office:value="249.284">
                <text:p>249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535">
                <text:p>60</text:p>
              </table:table-cell>
              <table:table-cell office:value-type="float" office:value="249.655">
                <text:p>249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579">
                <text:p>60</text:p>
              </table:table-cell>
              <table:table-cell office:value-type="float" office:value="250.016">
                <text:p>250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626">
                <text:p>60</text:p>
              </table:table-cell>
              <table:table-cell office:value-type="float" office:value="250.359">
                <text:p>250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877">
                <text:p>60</text:p>
              </table:table-cell>
              <table:table-cell office:value-type="float" office:value="250.741">
                <text:p>250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138">
                <text:p>60</text:p>
              </table:table-cell>
              <table:table-cell office:value-type="float" office:value="251.092">
                <text:p>251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157">
                <text:p>60</text:p>
              </table:table-cell>
              <table:table-cell office:value-type="float" office:value="251.351">
                <text:p>251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393">
                <text:p>60</text:p>
              </table:table-cell>
              <table:table-cell office:value-type="float" office:value="251.634">
                <text:p>251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655">
                <text:p>60</text:p>
              </table:table-cell>
              <table:table-cell office:value-type="float" office:value="251.888">
                <text:p>251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009">
                <text:p>60</text:p>
              </table:table-cell>
              <table:table-cell office:value-type="float" office:value="252.121">
                <text:p>252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043">
                <text:p>60</text:p>
              </table:table-cell>
              <table:table-cell office:value-type="float" office:value="252.272">
                <text:p>252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112">
                <text:p>60</text:p>
              </table:table-cell>
              <table:table-cell office:value-type="float" office:value="252.404">
                <text:p>252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399">
                <text:p>60</text:p>
              </table:table-cell>
              <table:table-cell office:value-type="float" office:value="252.532">
                <text:p>252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478">
                <text:p>60</text:p>
              </table:table-cell>
              <table:table-cell office:value-type="float" office:value="252.614">
                <text:p>252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702">
                <text:p>60</text:p>
              </table:table-cell>
              <table:table-cell office:value-type="float" office:value="252.682">
                <text:p>252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937">
                <text:p>60</text:p>
              </table:table-cell>
              <table:table-cell office:value-type="float" office:value="252.722">
                <text:p>252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135">
                <text:p>60</text:p>
              </table:table-cell>
              <table:table-cell office:value-type="float" office:value="252.738">
                <text:p>252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204">
                <text:p>60</text:p>
              </table:table-cell>
              <table:table-cell office:value-type="float" office:value="252.732">
                <text:p>252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49">
                <text:p>60</text:p>
              </table:table-cell>
              <table:table-cell office:value-type="float" office:value="252.704">
                <text:p>252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52">
                <text:p>60</text:p>
              </table:table-cell>
              <table:table-cell office:value-type="float" office:value="252.664">
                <text:p>252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78">
                <text:p>60</text:p>
              </table:table-cell>
              <table:table-cell office:value-type="float" office:value="252.598">
                <text:p>252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821">
                <text:p>60</text:p>
              </table:table-cell>
              <table:table-cell office:value-type="float" office:value="252.529">
                <text:p>252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847">
                <text:p>60</text:p>
              </table:table-cell>
              <table:table-cell office:value-type="float" office:value="252.45">
                <text:p>252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921">
                <text:p>60</text:p>
              </table:table-cell>
              <table:table-cell office:value-type="float" office:value="252.355">
                <text:p>252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153">
                <text:p>60</text:p>
              </table:table-cell>
              <table:table-cell office:value-type="float" office:value="252.233">
                <text:p>252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222">
                <text:p>60</text:p>
              </table:table-cell>
              <table:table-cell office:value-type="float" office:value="252.117">
                <text:p>252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301">
                <text:p>60</text:p>
              </table:table-cell>
              <table:table-cell office:value-type="float" office:value="251.991">
                <text:p>251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367">
                <text:p>60</text:p>
              </table:table-cell>
              <table:table-cell office:value-type="float" office:value="251.859">
                <text:p>251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418">
                <text:p>60</text:p>
              </table:table-cell>
              <table:table-cell office:value-type="float" office:value="251.721">
                <text:p>251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619">
                <text:p>60</text:p>
              </table:table-cell>
              <table:table-cell office:value-type="float" office:value="251.556">
                <text:p>251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83">
                <text:p>60</text:p>
              </table:table-cell>
              <table:table-cell office:value-type="float" office:value="251.382">
                <text:p>251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851">
                <text:p>60</text:p>
              </table:table-cell>
              <table:table-cell office:value-type="float" office:value="251.23">
                <text:p>251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888">
                <text:p>60</text:p>
              </table:table-cell>
              <table:table-cell office:value-type="float" office:value="251.072">
                <text:p>251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896">
                <text:p>60</text:p>
              </table:table-cell>
              <table:table-cell office:value-type="float" office:value="250.914">
                <text:p>250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124">
                <text:p>60</text:p>
              </table:table-cell>
              <table:table-cell office:value-type="float" office:value="250.717">
                <text:p>250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328">
                <text:p>60</text:p>
              </table:table-cell>
              <table:table-cell office:value-type="float" office:value="250.52">
                <text:p>250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509">
                <text:p>60</text:p>
              </table:table-cell>
              <table:table-cell office:value-type="float" office:value="250.323">
                <text:p>250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531">
                <text:p>60</text:p>
              </table:table-cell>
              <table:table-cell office:value-type="float" office:value="250.151">
                <text:p>250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816">
                <text:p>60</text:p>
              </table:table-cell>
              <table:table-cell office:value-type="float" office:value="249.932">
                <text:p>249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055">
                <text:p>60</text:p>
              </table:table-cell>
              <table:table-cell office:value-type="float" office:value="249.718">
                <text:p>249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214">
                <text:p>60</text:p>
              </table:table-cell>
              <table:table-cell office:value-type="float" office:value="249.517">
                <text:p>249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281">
                <text:p>60</text:p>
              </table:table-cell>
              <table:table-cell office:value-type="float" office:value="249.331">
                <text:p>249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605">
                <text:p>60</text:p>
              </table:table-cell>
              <table:table-cell office:value-type="float" office:value="249.098">
                <text:p>249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646">
                <text:p>60</text:p>
              </table:table-cell>
              <table:table-cell office:value-type="float" office:value="248.916">
                <text:p>248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708">
                <text:p>60</text:p>
              </table:table-cell>
              <table:table-cell office:value-type="float" office:value="248.729">
                <text:p>248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891">
                <text:p>60</text:p>
              </table:table-cell>
              <table:table-cell office:value-type="float" office:value="248.521">
                <text:p>248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896">
                <text:p>60</text:p>
              </table:table-cell>
              <table:table-cell office:value-type="float" office:value="248.344">
                <text:p>248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974">
                <text:p>60</text:p>
              </table:table-cell>
              <table:table-cell office:value-type="float" office:value="248.155">
                <text:p>248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166">
                <text:p>60</text:p>
              </table:table-cell>
              <table:table-cell office:value-type="float" office:value="247.947">
                <text:p>247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24">
                <text:p>60</text:p>
              </table:table-cell>
              <table:table-cell office:value-type="float" office:value="247.76">
                <text:p>247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298">
                <text:p>60</text:p>
              </table:table-cell>
              <table:table-cell office:value-type="float" office:value="247.576">
                <text:p>247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355">
                <text:p>60</text:p>
              </table:table-cell>
              <table:table-cell office:value-type="float" office:value="247.394">
                <text:p>247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418">
                <text:p>60</text:p>
              </table:table-cell>
              <table:table-cell office:value-type="float" office:value="247.211">
                <text:p>247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501">
                <text:p>60</text:p>
              </table:table-cell>
              <table:table-cell office:value-type="float" office:value="247.026">
                <text:p>247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559">
                <text:p>60</text:p>
              </table:table-cell>
              <table:table-cell office:value-type="float" office:value="246.846">
                <text:p>246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768">
                <text:p>60</text:p>
              </table:table-cell>
              <table:table-cell office:value-type="float" office:value="246.643">
                <text:p>246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801">
                <text:p>60</text:p>
              </table:table-cell>
              <table:table-cell office:value-type="float" office:value="246.47">
                <text:p>246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854">
                <text:p>60</text:p>
              </table:table-cell>
              <table:table-cell office:value-type="float" office:value="246.295">
                <text:p>246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204">
                <text:p>60</text:p>
              </table:table-cell>
              <table:table-cell office:value-type="float" office:value="246.072">
                <text:p>246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419">
                <text:p>60</text:p>
              </table:table-cell>
              <table:table-cell office:value-type="float" office:value="245.873">
                <text:p>245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448">
                <text:p>60</text:p>
              </table:table-cell>
              <table:table-cell office:value-type="float" office:value="245.707">
                <text:p>245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473">
                <text:p>60</text:p>
              </table:table-cell>
              <table:table-cell office:value-type="float" office:value="245.542">
                <text:p>245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578">
                <text:p>60</text:p>
              </table:table-cell>
              <table:table-cell office:value-type="float" office:value="245.366">
                <text:p>245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73">
                <text:p>60</text:p>
              </table:table-cell>
              <table:table-cell office:value-type="float" office:value="245.184">
                <text:p>245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767">
                <text:p>60</text:p>
              </table:table-cell>
              <table:table-cell office:value-type="float" office:value="245.022">
                <text:p>245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773">
                <text:p>70</text:p>
              </table:table-cell>
              <table:table-cell office:value-type="float" office:value="244.866">
                <text:p>244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018">
                <text:p>70</text:p>
              </table:table-cell>
              <table:table-cell office:value-type="float" office:value="244.674">
                <text:p>244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099">
                <text:p>70</text:p>
              </table:table-cell>
              <table:table-cell office:value-type="float" office:value="244.509">
                <text:p>244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166">
                <text:p>70</text:p>
              </table:table-cell>
              <table:table-cell office:value-type="float" office:value="244.348">
                <text:p>244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192">
                <text:p>70</text:p>
              </table:table-cell>
              <table:table-cell office:value-type="float" office:value="244.195">
                <text:p>244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202">
                <text:p>70</text:p>
              </table:table-cell>
              <table:table-cell office:value-type="float" office:value="244.045">
                <text:p>244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395">
                <text:p>70</text:p>
              </table:table-cell>
              <table:table-cell office:value-type="float" office:value="243.87">
                <text:p>243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688">
                <text:p>70</text:p>
              </table:table-cell>
              <table:table-cell office:value-type="float" office:value="243.682">
                <text:p>243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746">
                <text:p>70</text:p>
              </table:table-cell>
              <table:table-cell office:value-type="float" office:value="243.53">
                <text:p>243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776">
                <text:p>70</text:p>
              </table:table-cell>
              <table:table-cell office:value-type="float" office:value="243.383">
                <text:p>243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006">
                <text:p>70</text:p>
              </table:table-cell>
              <table:table-cell office:value-type="float" office:value="243.21">
                <text:p>243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035">
                <text:p>70</text:p>
              </table:table-cell>
              <table:table-cell office:value-type="float" office:value="243.067">
                <text:p>243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041">
                <text:p>70</text:p>
              </table:table-cell>
              <table:table-cell office:value-type="float" office:value="242.929">
                <text:p>242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39">
                <text:p>70</text:p>
              </table:table-cell>
              <table:table-cell office:value-type="float" office:value="242.748">
                <text:p>242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394">
                <text:p>70</text:p>
              </table:table-cell>
              <table:table-cell office:value-type="float" office:value="242.616">
                <text:p>242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45">
                <text:p>70</text:p>
              </table:table-cell>
              <table:table-cell office:value-type="float" office:value="242.48">
                <text:p>242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473">
                <text:p>70</text:p>
              </table:table-cell>
              <table:table-cell office:value-type="float" office:value="242.351">
                <text:p>242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508">
                <text:p>70</text:p>
              </table:table-cell>
              <table:table-cell office:value-type="float" office:value="242.225">
                <text:p>242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822">
                <text:p>70</text:p>
              </table:table-cell>
              <table:table-cell office:value-type="float" office:value="242.071">
                <text:p>242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022">
                <text:p>70</text:p>
              </table:table-cell>
              <table:table-cell office:value-type="float" office:value="241.937">
                <text:p>241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044">
                <text:p>70</text:p>
              </table:table-cell>
              <table:table-cell office:value-type="float" office:value="241.827">
                <text:p>241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397">
                <text:p>70</text:p>
              </table:table-cell>
              <table:table-cell office:value-type="float" office:value="241.69">
                <text:p>241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766">
                <text:p>70</text:p>
              </table:table-cell>
              <table:table-cell office:value-type="float" office:value="241.562">
                <text:p>241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842">
                <text:p>70</text:p>
              </table:table-cell>
              <table:table-cell office:value-type="float" office:value="241.468">
                <text:p>241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031">
                <text:p>70</text:p>
              </table:table-cell>
              <table:table-cell office:value-type="float" office:value="241.373">
                <text:p>241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364">
                <text:p>70</text:p>
              </table:table-cell>
              <table:table-cell office:value-type="float" office:value="241.277">
                <text:p>241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4">
                <text:p>70</text:p>
              </table:table-cell>
              <table:table-cell office:value-type="float" office:value="241.211">
                <text:p>241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477">
                <text:p>70</text:p>
              </table:table-cell>
              <table:table-cell office:value-type="float" office:value="241.152">
                <text:p>241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818">
                <text:p>70</text:p>
              </table:table-cell>
              <table:table-cell office:value-type="float" office:value="241.09">
                <text:p>241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121">
                <text:p>70</text:p>
              </table:table-cell>
              <table:table-cell office:value-type="float" office:value="241.044">
                <text:p>241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134">
                <text:p>70</text:p>
              </table:table-cell>
              <table:table-cell office:value-type="float" office:value="241.019">
                <text:p>241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136">
                <text:p>70</text:p>
              </table:table-cell>
              <table:table-cell office:value-type="float" office:value="241.003">
                <text:p>241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313">
                <text:p>70</text:p>
              </table:table-cell>
              <table:table-cell office:value-type="float" office:value="240.998">
                <text:p>240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39">
                <text:p>70</text:p>
              </table:table-cell>
              <table:table-cell office:value-type="float" office:value="241.005">
                <text:p>241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717">
                <text:p>70</text:p>
              </table:table-cell>
              <table:table-cell office:value-type="float" office:value="241.03">
                <text:p>241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78">
                <text:p>70</text:p>
              </table:table-cell>
              <table:table-cell office:value-type="float" office:value="241.065">
                <text:p>241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858">
                <text:p>70</text:p>
              </table:table-cell>
              <table:table-cell office:value-type="float" office:value="241.113">
                <text:p>241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887">
                <text:p>70</text:p>
              </table:table-cell>
              <table:table-cell office:value-type="float" office:value="241.172">
                <text:p>241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212">
                <text:p>70</text:p>
              </table:table-cell>
              <table:table-cell office:value-type="float" office:value="241.268">
                <text:p>241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229">
                <text:p>70</text:p>
              </table:table-cell>
              <table:table-cell office:value-type="float" office:value="241.356">
                <text:p>241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604">
                <text:p>70</text:p>
              </table:table-cell>
              <table:table-cell office:value-type="float" office:value="241.5">
                <text:p>241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741">
                <text:p>70</text:p>
              </table:table-cell>
              <table:table-cell office:value-type="float" office:value="241.636">
                <text:p>241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974">
                <text:p>70</text:p>
              </table:table-cell>
              <table:table-cell office:value-type="float" office:value="241.803">
                <text:p>241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018">
                <text:p>70</text:p>
              </table:table-cell>
              <table:table-cell office:value-type="float" office:value="241.962">
                <text:p>241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293">
                <text:p>70</text:p>
              </table:table-cell>
              <table:table-cell office:value-type="float" office:value="242.179">
                <text:p>242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562">
                <text:p>70</text:p>
              </table:table-cell>
              <table:table-cell office:value-type="float" office:value="242.417">
                <text:p>242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768">
                <text:p>70</text:p>
              </table:table-cell>
              <table:table-cell office:value-type="float" office:value="242.666">
                <text:p>242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933">
                <text:p>70</text:p>
              </table:table-cell>
              <table:table-cell office:value-type="float" office:value="242.926">
                <text:p>242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272">
                <text:p>70</text:p>
              </table:table-cell>
              <table:table-cell office:value-type="float" office:value="243.251">
                <text:p>243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298">
                <text:p>70</text:p>
              </table:table-cell>
              <table:table-cell office:value-type="float" office:value="243.519">
                <text:p>243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64">
                <text:p>70</text:p>
              </table:table-cell>
              <table:table-cell office:value-type="float" office:value="243.892">
                <text:p>243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724">
                <text:p>70</text:p>
              </table:table-cell>
              <table:table-cell office:value-type="float" office:value="244.213">
                <text:p>244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741">
                <text:p>70</text:p>
              </table:table-cell>
              <table:table-cell office:value-type="float" office:value="244.53">
                <text:p>244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026">
                <text:p>70</text:p>
              </table:table-cell>
              <table:table-cell office:value-type="float" office:value="244.952">
                <text:p>244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076">
                <text:p>70</text:p>
              </table:table-cell>
              <table:table-cell office:value-type="float" office:value="245.314">
                <text:p>245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35">
                <text:p>70</text:p>
              </table:table-cell>
              <table:table-cell office:value-type="float" office:value="245.773">
                <text:p>245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55">
                <text:p>70</text:p>
              </table:table-cell>
              <table:table-cell office:value-type="float" office:value="246.224">
                <text:p>246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748">
                <text:p>70</text:p>
              </table:table-cell>
              <table:table-cell office:value-type="float" office:value="246.687">
                <text:p>246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926">
                <text:p>70</text:p>
              </table:table-cell>
              <table:table-cell office:value-type="float" office:value="247.154">
                <text:p>247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145">
                <text:p>70</text:p>
              </table:table-cell>
              <table:table-cell office:value-type="float" office:value="247.64">
                <text:p>247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155">
                <text:p>70</text:p>
              </table:table-cell>
              <table:table-cell office:value-type="float" office:value="248.043">
                <text:p>248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412">
                <text:p>70</text:p>
              </table:table-cell>
              <table:table-cell office:value-type="float" office:value="248.539">
                <text:p>248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451">
                <text:p>70</text:p>
              </table:table-cell>
              <table:table-cell office:value-type="float" office:value="248.939">
                <text:p>248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566">
                <text:p>70</text:p>
              </table:table-cell>
              <table:table-cell office:value-type="float" office:value="249.355">
                <text:p>249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653">
                <text:p>70</text:p>
              </table:table-cell>
              <table:table-cell office:value-type="float" office:value="249.742">
                <text:p>249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88">
                <text:p>70</text:p>
              </table:table-cell>
              <table:table-cell office:value-type="float" office:value="250.156">
                <text:p>250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964">
                <text:p>70</text:p>
              </table:table-cell>
              <table:table-cell office:value-type="float" office:value="250.498">
                <text:p>250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98">
                <text:p>70</text:p>
              </table:table-cell>
              <table:table-cell office:value-type="float" office:value="250.797">
                <text:p>250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989">
                <text:p>70</text:p>
              </table:table-cell>
              <table:table-cell office:value-type="float" office:value="251.072">
                <text:p>251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091">
                <text:p>70</text:p>
              </table:table-cell>
              <table:table-cell office:value-type="float" office:value="251.347">
                <text:p>251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151">
                <text:p>70</text:p>
              </table:table-cell>
              <table:table-cell office:value-type="float" office:value="251.586">
                <text:p>251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233">
                <text:p>70</text:p>
              </table:table-cell>
              <table:table-cell office:value-type="float" office:value="251.805">
                <text:p>251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276">
                <text:p>70</text:p>
              </table:table-cell>
              <table:table-cell office:value-type="float" office:value="251.99">
                <text:p>251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623">
                <text:p>70</text:p>
              </table:table-cell>
              <table:table-cell office:value-type="float" office:value="252.195">
                <text:p>252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663">
                <text:p>70</text:p>
              </table:table-cell>
              <table:table-cell office:value-type="float" office:value="252.327">
                <text:p>252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709">
                <text:p>70</text:p>
              </table:table-cell>
              <table:table-cell office:value-type="float" office:value="252.436">
                <text:p>252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791">
                <text:p>70</text:p>
              </table:table-cell>
              <table:table-cell office:value-type="float" office:value="252.527">
                <text:p>252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824">
                <text:p>70</text:p>
              </table:table-cell>
              <table:table-cell office:value-type="float" office:value="252.593">
                <text:p>252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861">
                <text:p>70</text:p>
              </table:table-cell>
              <table:table-cell office:value-type="float" office:value="252.639">
                <text:p>252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891">
                <text:p>70</text:p>
              </table:table-cell>
              <table:table-cell office:value-type="float" office:value="252.667">
                <text:p>252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158">
                <text:p>70</text:p>
              </table:table-cell>
              <table:table-cell office:value-type="float" office:value="252.677">
                <text:p>252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221">
                <text:p>70</text:p>
              </table:table-cell>
              <table:table-cell office:value-type="float" office:value="252.666">
                <text:p>252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469">
                <text:p>70</text:p>
              </table:table-cell>
              <table:table-cell office:value-type="float" office:value="252.633">
                <text:p>252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541">
                <text:p>70</text:p>
              </table:table-cell>
              <table:table-cell office:value-type="float" office:value="252.588">
                <text:p>252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759">
                <text:p>70</text:p>
              </table:table-cell>
              <table:table-cell office:value-type="float" office:value="252.52">
                <text:p>252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791">
                <text:p>70</text:p>
              </table:table-cell>
              <table:table-cell office:value-type="float" office:value="252.448">
                <text:p>252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852">
                <text:p>70</text:p>
              </table:table-cell>
              <table:table-cell office:value-type="float" office:value="252.363">
                <text:p>252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098">
                <text:p>80</text:p>
              </table:table-cell>
              <table:table-cell office:value-type="float" office:value="252.248">
                <text:p>252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143">
                <text:p>80</text:p>
              </table:table-cell>
              <table:table-cell office:value-type="float" office:value="252.142">
                <text:p>252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409">
                <text:p>80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554">
                <text:p>80</text:p>
              </table:table-cell>
              <table:table-cell office:value-type="float" office:value="251.862">
                <text:p>251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595">
                <text:p>80</text:p>
              </table:table-cell>
              <table:table-cell office:value-type="float" office:value="251.729">
                <text:p>251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903">
                <text:p>80</text:p>
              </table:table-cell>
              <table:table-cell office:value-type="float" office:value="251.553">
                <text:p>251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904">
                <text:p>80</text:p>
              </table:table-cell>
              <table:table-cell office:value-type="float" office:value="251.412">
                <text:p>251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915">
                <text:p>80</text:p>
              </table:table-cell>
              <table:table-cell office:value-type="float" office:value="251.264">
                <text:p>251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921">
                <text:p>80</text:p>
              </table:table-cell>
              <table:table-cell office:value-type="float" office:value="251.113">
                <text:p>251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953">
                <text:p>80</text:p>
              </table:table-cell>
              <table:table-cell office:value-type="float" office:value="250.954">
                <text:p>250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343">
                <text:p>80</text:p>
              </table:table-cell>
              <table:table-cell office:value-type="float" office:value="250.733">
                <text:p>250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353">
                <text:p>80</text:p>
              </table:table-cell>
              <table:table-cell office:value-type="float" office:value="250.569">
                <text:p>250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36">
                <text:p>80</text:p>
              </table:table-cell>
              <table:table-cell office:value-type="float" office:value="250.403">
                <text:p>250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385">
                <text:p>80</text:p>
              </table:table-cell>
              <table:table-cell office:value-type="float" office:value="250.232">
                <text:p>250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696">
                <text:p>80</text:p>
              </table:table-cell>
              <table:table-cell office:value-type="float" office:value="250.01">
                <text:p>250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699">
                <text:p>80</text:p>
              </table:table-cell>
              <table:table-cell office:value-type="float" office:value="249.839">
                <text:p>249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75">
                <text:p>80</text:p>
              </table:table-cell>
              <table:table-cell office:value-type="float" office:value="249.657">
                <text:p>249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939">
                <text:p>80</text:p>
              </table:table-cell>
              <table:table-cell office:value-type="float" office:value="249.451">
                <text:p>249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161">
                <text:p>80</text:p>
              </table:table-cell>
              <table:table-cell office:value-type="float" office:value="249.237">
                <text:p>249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193">
                <text:p>80</text:p>
              </table:table-cell>
              <table:table-cell office:value-type="float" office:value="249.056">
                <text:p>249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494">
                <text:p>80</text:p>
              </table:table-cell>
              <table:table-cell office:value-type="float" office:value="248.828">
                <text:p>248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636">
                <text:p>80</text:p>
              </table:table-cell>
              <table:table-cell office:value-type="float" office:value="248.627">
                <text:p>248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922">
                <text:p>80</text:p>
              </table:table-cell>
              <table:table-cell office:value-type="float" office:value="248.401">
                <text:p>248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246">
                <text:p>80</text:p>
              </table:table-cell>
              <table:table-cell office:value-type="float" office:value="248.168">
                <text:p>248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601">
                <text:p>80</text:p>
              </table:table-cell>
              <table:table-cell office:value-type="float" office:value="247.931">
                <text:p>247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837">
                <text:p>80</text:p>
              </table:table-cell>
              <table:table-cell office:value-type="float" office:value="247.715">
                <text:p>247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852">
                <text:p>80</text:p>
              </table:table-cell>
              <table:table-cell office:value-type="float" office:value="247.539">
                <text:p>247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178">
                <text:p>80</text:p>
              </table:table-cell>
              <table:table-cell office:value-type="float" office:value="247.31">
                <text:p>247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419">
                <text:p>80</text:p>
              </table:table-cell>
              <table:table-cell office:value-type="float" office:value="247.096">
                <text:p>247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734">
                <text:p>80</text:p>
              </table:table-cell>
              <table:table-cell office:value-type="float" office:value="246.872">
                <text:p>246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951">
                <text:p>80</text:p>
              </table:table-cell>
              <table:table-cell office:value-type="float" office:value="246.666">
                <text:p>246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99">
                <text:p>80</text:p>
              </table:table-cell>
              <table:table-cell office:value-type="float" office:value="246.491">
                <text:p>246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037">
                <text:p>80</text:p>
              </table:table-cell>
              <table:table-cell office:value-type="float" office:value="246.316">
                <text:p>246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039">
                <text:p>80</text:p>
              </table:table-cell>
              <table:table-cell office:value-type="float" office:value="246.15">
                <text:p>246.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389">
                <text:p>80</text:p>
              </table:table-cell>
              <table:table-cell office:value-type="float" office:value="245.928">
                <text:p>245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401">
                <text:p>80</text:p>
              </table:table-cell>
              <table:table-cell office:value-type="float" office:value="245.763">
                <text:p>245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452">
                <text:p>80</text:p>
              </table:table-cell>
              <table:table-cell office:value-type="float" office:value="245.593">
                <text:p>245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73">
                <text:p>80</text:p>
              </table:table-cell>
              <table:table-cell office:value-type="float" office:value="245.388">
                <text:p>245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872">
                <text:p>80</text:p>
              </table:table-cell>
              <table:table-cell office:value-type="float" office:value="245.206">
                <text:p>245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07">
                <text:p>80</text:p>
              </table:table-cell>
              <table:table-cell office:value-type="float" office:value="245.018">
                <text:p>245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389">
                <text:p>80</text:p>
              </table:table-cell>
              <table:table-cell office:value-type="float" office:value="244.813">
                <text:p>244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558">
                <text:p>80</text:p>
              </table:table-cell>
              <table:table-cell office:value-type="float" office:value="244.633">
                <text:p>244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576">
                <text:p>80</text:p>
              </table:table-cell>
              <table:table-cell office:value-type="float" office:value="244.477">
                <text:p>244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657">
                <text:p>80</text:p>
              </table:table-cell>
              <table:table-cell office:value-type="float" office:value="244.314">
                <text:p>244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669">
                <text:p>80</text:p>
              </table:table-cell>
              <table:table-cell office:value-type="float" office:value="244.162">
                <text:p>244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726">
                <text:p>80</text:p>
              </table:table-cell>
              <table:table-cell office:value-type="float" office:value="244.005">
                <text:p>244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967">
                <text:p>80</text:p>
              </table:table-cell>
              <table:table-cell office:value-type="float" office:value="243.822">
                <text:p>243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128">
                <text:p>80</text:p>
              </table:table-cell>
              <table:table-cell office:value-type="float" office:value="243.652">
                <text:p>243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325">
                <text:p>80</text:p>
              </table:table-cell>
              <table:table-cell office:value-type="float" office:value="243.48">
                <text:p>243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672">
                <text:p>80</text:p>
              </table:table-cell>
              <table:table-cell office:value-type="float" office:value="243.288">
                <text:p>243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961">
                <text:p>80</text:p>
              </table:table-cell>
              <table:table-cell office:value-type="float" office:value="243.107">
                <text:p>243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244">
                <text:p>80</text:p>
              </table:table-cell>
              <table:table-cell office:value-type="float" office:value="242.93">
                <text:p>242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27">
                <text:p>80</text:p>
              </table:table-cell>
              <table:table-cell office:value-type="float" office:value="242.791">
                <text:p>242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582">
                <text:p>80</text:p>
              </table:table-cell>
              <table:table-cell office:value-type="float" office:value="242.616">
                <text:p>242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808">
                <text:p>80</text:p>
              </table:table-cell>
              <table:table-cell office:value-type="float" office:value="242.458">
                <text:p>242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085">
                <text:p>80</text:p>
              </table:table-cell>
              <table:table-cell office:value-type="float" office:value="242.298">
                <text:p>242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157">
                <text:p>80</text:p>
              </table:table-cell>
              <table:table-cell office:value-type="float" office:value="242.168">
                <text:p>242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165">
                <text:p>80</text:p>
              </table:table-cell>
              <table:table-cell office:value-type="float" office:value="242.05">
                <text:p>242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473">
                <text:p>80</text:p>
              </table:table-cell>
              <table:table-cell office:value-type="float" office:value="241.904">
                <text:p>241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518">
                <text:p>80</text:p>
              </table:table-cell>
              <table:table-cell office:value-type="float" office:value="241.792">
                <text:p>241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527">
                <text:p>80</text:p>
              </table:table-cell>
              <table:table-cell office:value-type="float" office:value="241.69">
                <text:p>241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582">
                <text:p>80</text:p>
              </table:table-cell>
              <table:table-cell office:value-type="float" office:value="241.589">
                <text:p>241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873">
                <text:p>80</text:p>
              </table:table-cell>
              <table:table-cell office:value-type="float" office:value="241.473">
                <text:p>241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094">
                <text:p>80</text:p>
              </table:table-cell>
              <table:table-cell office:value-type="float" office:value="241.373">
                <text:p>241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13">
                <text:p>80</text:p>
              </table:table-cell>
              <table:table-cell office:value-type="float" office:value="241.296">
                <text:p>241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316">
                <text:p>80</text:p>
              </table:table-cell>
              <table:table-cell office:value-type="float" office:value="241.217">
                <text:p>241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348">
                <text:p>80</text:p>
              </table:table-cell>
              <table:table-cell office:value-type="float" office:value="241.156">
                <text:p>241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395">
                <text:p>80</text:p>
              </table:table-cell>
              <table:table-cell office:value-type="float" office:value="241.103">
                <text:p>241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432">
                <text:p>80</text:p>
              </table:table-cell>
              <table:table-cell office:value-type="float" office:value="241.059">
                <text:p>241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779">
                <text:p>80</text:p>
              </table:table-cell>
              <table:table-cell office:value-type="float" office:value="241.016">
                <text:p>241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839">
                <text:p>80</text:p>
              </table:table-cell>
              <table:table-cell office:value-type="float" office:value="240.993">
                <text:p>240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898">
                <text:p>80</text:p>
              </table:table-cell>
              <table:table-cell office:value-type="float" office:value="240.981">
                <text:p>240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07">
                <text:p>80</text:p>
              </table:table-cell>
              <table:table-cell office:value-type="float" office:value="240.981">
                <text:p>240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565">
                <text:p>80</text:p>
              </table:table-cell>
              <table:table-cell office:value-type="float" office:value="241.002">
                <text:p>241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726">
                <text:p>80</text:p>
              </table:table-cell>
              <table:table-cell office:value-type="float" office:value="241.034">
                <text:p>241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887">
                <text:p>80</text:p>
              </table:table-cell>
              <table:table-cell office:value-type="float" office:value="241.083">
                <text:p>241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905">
                <text:p>80</text:p>
              </table:table-cell>
              <table:table-cell office:value-type="float" office:value="241.138">
                <text:p>241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95">
                <text:p>80</text:p>
              </table:table-cell>
              <table:table-cell office:value-type="float" office:value="241.208">
                <text:p>241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95">
                <text:p>80</text:p>
              </table:table-cell>
              <table:table-cell office:value-type="float" office:value="241.288">
                <text:p>241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211">
                <text:p>80</text:p>
              </table:table-cell>
              <table:table-cell office:value-type="float" office:value="241.408">
                <text:p>241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241">
                <text:p>80</text:p>
              </table:table-cell>
              <table:table-cell office:value-type="float" office:value="241.521">
                <text:p>241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557">
                <text:p>80</text:p>
              </table:table-cell>
              <table:table-cell office:value-type="float" office:value="241.688">
                <text:p>241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763">
                <text:p>80</text:p>
              </table:table-cell>
              <table:table-cell office:value-type="float" office:value="241.862">
                <text:p>241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961">
                <text:p>80</text:p>
              </table:table-cell>
              <table:table-cell office:value-type="float" office:value="242.056">
                <text:p>242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307">
                <text:p>80</text:p>
              </table:table-cell>
              <table:table-cell office:value-type="float" office:value="242.298">
                <text:p>242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522">
                <text:p>80</text:p>
              </table:table-cell>
              <table:table-cell office:value-type="float" office:value="242.54">
                <text:p>242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61">
                <text:p>80</text:p>
              </table:table-cell>
              <table:table-cell office:value-type="float" office:value="242.775">
                <text:p>242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695">
                <text:p>90</text:p>
              </table:table-cell>
              <table:table-cell office:value-type="float" office:value="243.027">
                <text:p>243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713">
                <text:p>90</text:p>
              </table:table-cell>
              <table:table-cell office:value-type="float" office:value="243.279">
                <text:p>243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839">
                <text:p>90</text:p>
              </table:table-cell>
              <table:table-cell office:value-type="float" office:value="243.576">
                <text:p>243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205">
                <text:p>90</text:p>
              </table:table-cell>
              <table:table-cell office:value-type="float" office:value="243.962">
                <text:p>243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553">
                <text:p>90</text:p>
              </table:table-cell>
              <table:table-cell office:value-type="float" office:value="244.37">
                <text:p>244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817">
                <text:p>90</text:p>
              </table:table-cell>
              <table:table-cell office:value-type="float" office:value="244.777">
                <text:p>244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834">
                <text:p>90</text:p>
              </table:table-cell>
              <table:table-cell office:value-type="float" office:value="245.121">
                <text:p>245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162">
                <text:p>90</text:p>
              </table:table-cell>
              <table:table-cell office:value-type="float" office:value="245.591">
                <text:p>245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21">
                <text:p>90</text:p>
              </table:table-cell>
              <table:table-cell office:value-type="float" office:value="245.979">
                <text:p>245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481">
                <text:p>90</text:p>
              </table:table-cell>
              <table:table-cell office:value-type="float" office:value="246.466">
                <text:p>246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719">
                <text:p>90</text:p>
              </table:table-cell>
              <table:table-cell office:value-type="float" office:value="246.954">
                <text:p>246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931">
                <text:p>90</text:p>
              </table:table-cell>
              <table:table-cell office:value-type="float" office:value="247.44">
                <text:p>247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233">
                <text:p>90</text:p>
              </table:table-cell>
              <table:table-cell office:value-type="float" office:value="247.964">
                <text:p>247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272">
                <text:p>90</text:p>
              </table:table-cell>
              <table:table-cell office:value-type="float" office:value="248.379">
                <text:p>248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49">
                <text:p>90</text:p>
              </table:table-cell>
              <table:table-cell office:value-type="float" office:value="248.857">
                <text:p>248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687">
                <text:p>90</text:p>
              </table:table-cell>
              <table:table-cell office:value-type="float" office:value="249.311">
                <text:p>249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69">
                <text:p>90</text:p>
              </table:table-cell>
              <table:table-cell office:value-type="float" office:value="249.677">
                <text:p>249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708">
                <text:p>90</text:p>
              </table:table-cell>
              <table:table-cell office:value-type="float" office:value="250.032">
                <text:p>250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801">
                <text:p>90</text:p>
              </table:table-cell>
              <table:table-cell office:value-type="float" office:value="250.393">
                <text:p>250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809">
                <text:p>90</text:p>
              </table:table-cell>
              <table:table-cell office:value-type="float" office:value="250.704">
                <text:p>250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008">
                <text:p>90</text:p>
              </table:table-cell>
              <table:table-cell office:value-type="float" office:value="251.047">
                <text:p>251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298">
                <text:p>90</text:p>
              </table:table-cell>
              <table:table-cell office:value-type="float" office:value="251.382">
                <text:p>251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64">
                <text:p>90</text:p>
              </table:table-cell>
              <table:table-cell office:value-type="float" office:value="251.69">
                <text:p>251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954">
                <text:p>90</text:p>
              </table:table-cell>
              <table:table-cell office:value-type="float" office:value="251.953">
                <text:p>251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244">
                <text:p>90</text:p>
              </table:table-cell>
              <table:table-cell office:value-type="float" office:value="252.173">
                <text:p>252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526">
                <text:p>90</text:p>
              </table:table-cell>
              <table:table-cell office:value-type="float" office:value="252.356">
                <text:p>252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718">
                <text:p>90</text:p>
              </table:table-cell>
              <table:table-cell office:value-type="float" office:value="252.495">
                <text:p>252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903">
                <text:p>90</text:p>
              </table:table-cell>
              <table:table-cell office:value-type="float" office:value="252.605">
                <text:p>252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114">
                <text:p>90</text:p>
              </table:table-cell>
              <table:table-cell office:value-type="float" office:value="252.689">
                <text:p>252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177">
                <text:p>90</text:p>
              </table:table-cell>
              <table:table-cell office:value-type="float" office:value="252.74">
                <text:p>25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403">
                <text:p>90</text:p>
              </table:table-cell>
              <table:table-cell office:value-type="float" office:value="252.775">
                <text:p>252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485">
                <text:p>90</text:p>
              </table:table-cell>
              <table:table-cell office:value-type="float" office:value="252.785">
                <text:p>252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688">
                <text:p>90</text:p>
              </table:table-cell>
              <table:table-cell office:value-type="float" office:value="252.775">
                <text:p>252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88">
                <text:p>90</text:p>
              </table:table-cell>
              <table:table-cell office:value-type="float" office:value="252.744">
                <text:p>252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071">
                <text:p>90</text:p>
              </table:table-cell>
              <table:table-cell office:value-type="float" office:value="252.694">
                <text:p>252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257">
                <text:p>90</text:p>
              </table:table-cell>
              <table:table-cell office:value-type="float" office:value="252.627">
                <text:p>252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495">
                <text:p>90</text:p>
              </table:table-cell>
              <table:table-cell office:value-type="float" office:value="252.539">
                <text:p>252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516">
                <text:p>90</text:p>
              </table:table-cell>
              <table:table-cell office:value-type="float" office:value="252.455">
                <text:p>252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804">
                <text:p>90</text:p>
              </table:table-cell>
              <table:table-cell office:value-type="float" office:value="252.334">
                <text:p>252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033">
                <text:p>90</text:p>
              </table:table-cell>
              <table:table-cell office:value-type="float" office:value="252.205">
                <text:p>252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053">
                <text:p>90</text:p>
              </table:table-cell>
              <table:table-cell office:value-type="float" office:value="252.089">
                <text:p>252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9082">
                <text:p>90</text:p>
              </table:table-cell>
              <table:table-cell office:value-type="float" office:value="251.964">
                <text:p>251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105">
                <text:p>90</text:p>
              </table:table-cell>
              <table:table-cell office:value-type="float" office:value="251.833">
                <text:p>251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407">
                <text:p>90</text:p>
              </table:table-cell>
              <table:table-cell office:value-type="float" office:value="251.657">
                <text:p>251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2445">
                <text:p>90</text:p>
              </table:table-cell>
              <table:table-cell office:value-type="float" office:value="251.51">
                <text:p>251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3467">
                <text:p>90</text:p>
              </table:table-cell>
              <table:table-cell office:value-type="float" office:value="251.36">
                <text:p>251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4779">
                <text:p>90</text:p>
              </table:table-cell>
              <table:table-cell office:value-type="float" office:value="251.161">
                <text:p>251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6073">
                <text:p>90</text:p>
              </table:table-cell>
              <table:table-cell office:value-type="float" office:value="250.959">
                <text:p>250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7132">
                <text:p>90</text:p>
              </table:table-cell>
              <table:table-cell office:value-type="float" office:value="250.789">
                <text:p>250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832">
                <text:p>90</text:p>
              </table:table-cell>
              <table:table-cell office:value-type="float" office:value="250.595">
                <text:p>250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9325">
                <text:p>90</text:p>
              </table:table-cell>
              <table:table-cell office:value-type="float" office:value="250.427">
                <text:p>250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053">
                <text:p>90</text:p>
              </table:table-cell>
              <table:table-cell office:value-type="float" office:value="250.224">
                <text:p>250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1842">
                <text:p>9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2855">
                <text:p>90</text:p>
              </table:table-cell>
              <table:table-cell office:value-type="float" office:value="249.826">
                <text:p>249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388">
                <text:p>90</text:p>
              </table:table-cell>
              <table:table-cell office:value-type="float" office:value="249.648">
                <text:p>249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4908">
                <text:p>90</text:p>
              </table:table-cell>
              <table:table-cell office:value-type="float" office:value="249.468">
                <text:p>249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6173">
                <text:p>90</text:p>
              </table:table-cell>
              <table:table-cell office:value-type="float" office:value="249.247">
                <text:p>249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7232">
                <text:p>90</text:p>
              </table:table-cell>
              <table:table-cell office:value-type="float" office:value="249.06">
                <text:p>249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8433">
                <text:p>90</text:p>
              </table:table-cell>
              <table:table-cell office:value-type="float" office:value="248.849">
                <text:p>248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9546">
                <text:p>90</text:p>
              </table:table-cell>
              <table:table-cell office:value-type="float" office:value="248.653">
                <text:p>248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0735">
                <text:p>90</text:p>
              </table:table-cell>
              <table:table-cell office:value-type="float" office:value="248.444">
                <text:p>248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2026">
                <text:p>90</text:p>
              </table:table-cell>
              <table:table-cell office:value-type="float" office:value="248.217">
                <text:p>248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3267">
                <text:p>90</text:p>
              </table:table-cell>
              <table:table-cell office:value-type="float" office:value="247.999">
                <text:p>247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4538">
                <text:p>90</text:p>
              </table:table-cell>
              <table:table-cell office:value-type="float" office:value="247.777">
                <text:p>247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5786">
                <text:p>90</text:p>
              </table:table-cell>
              <table:table-cell office:value-type="float" office:value="247.561">
                <text:p>247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6826">
                <text:p>90</text:p>
              </table:table-cell>
              <table:table-cell office:value-type="float" office:value="247.381">
                <text:p>247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7955">
                <text:p>90</text:p>
              </table:table-cell>
              <table:table-cell office:value-type="float" office:value="247.186">
                <text:p>247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927">
                <text:p>90</text:p>
              </table:table-cell>
              <table:table-cell office:value-type="float" office:value="246.962">
                <text:p>246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0299">
                <text:p>90</text:p>
              </table:table-cell>
              <table:table-cell office:value-type="float" office:value="246.787">
                <text:p>246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1332">
                <text:p>90</text:p>
              </table:table-cell>
              <table:table-cell office:value-type="float" office:value="246.613">
                <text:p>246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2407">
                <text:p>90</text:p>
              </table:table-cell>
              <table:table-cell office:value-type="float" office:value="246.433">
                <text:p>246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343">
                <text:p>90</text:p>
              </table:table-cell>
              <table:table-cell office:value-type="float" office:value="246.263">
                <text:p>246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4505">
                <text:p>90</text:p>
              </table:table-cell>
              <table:table-cell office:value-type="float" office:value="246.086">
                <text:p>246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5524">
                <text:p>90</text:p>
              </table:table-cell>
              <table:table-cell office:value-type="float" office:value="245.919">
                <text:p>245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6543">
                <text:p>90</text:p>
              </table:table-cell>
              <table:table-cell office:value-type="float" office:value="245.754">
                <text:p>245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7676">
                <text:p>90</text:p>
              </table:table-cell>
              <table:table-cell office:value-type="float" office:value="245.572">
                <text:p>245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8677">
                <text:p>90</text:p>
              </table:table-cell>
              <table:table-cell office:value-type="float" office:value="245.412">
                <text:p>245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9692">
                <text:p>90</text:p>
              </table:table-cell>
              <table:table-cell office:value-type="float" office:value="245.251">
                <text:p>245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087">
                <text:p>90</text:p>
              </table:table-cell>
              <table:table-cell office:value-type="float" office:value="245.066">
                <text:p>245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1883">
                <text:p>90</text:p>
              </table:table-cell>
              <table:table-cell office:value-type="float" office:value="244.909">
                <text:p>244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3145">
                <text:p>90</text:p>
              </table:table-cell>
              <table:table-cell office:value-type="float" office:value="244.714">
                <text:p>244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432">
                <text:p>90</text:p>
              </table:table-cell>
              <table:table-cell office:value-type="float" office:value="244.535">
                <text:p>244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5521">
                <text:p>90</text:p>
              </table:table-cell>
              <table:table-cell office:value-type="float" office:value="244.354">
                <text:p>244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6527">
                <text:p>90</text:p>
              </table:table-cell>
              <table:table-cell office:value-type="float" office:value="244.203">
                <text:p>244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7538">
                <text:p>90</text:p>
              </table:table-cell>
              <table:table-cell office:value-type="float" office:value="244.053">
                <text:p>244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8723">
                <text:p>90</text:p>
              </table:table-cell>
              <table:table-cell office:value-type="float" office:value="243.879">
                <text:p>243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9784">
                <text:p>90</text:p>
              </table:table-cell>
              <table:table-cell office:value-type="float" office:value="243.724">
                <text:p>243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0824">
                <text:p>100</text:p>
              </table:table-cell>
              <table:table-cell office:value-type="float" office:value="243.574">
                <text:p>243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1902">
                <text:p>100</text:p>
              </table:table-cell>
              <table:table-cell office:value-type="float" office:value="243.42">
                <text:p>243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3019">
                <text:p>100</text:p>
              </table:table-cell>
              <table:table-cell office:value-type="float" office:value="243.262">
                <text:p>243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4411">
                <text:p>100</text:p>
              </table:table-cell>
              <table:table-cell office:value-type="float" office:value="243.068">
                <text:p>243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5427">
                <text:p>100</text:p>
              </table:table-cell>
              <table:table-cell office:value-type="float" office:value="242.929">
                <text:p>242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6486">
                <text:p>100</text:p>
              </table:table-cell>
              <table:table-cell office:value-type="float" office:value="242.786">
                <text:p>242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7583">
                <text:p>100</text:p>
              </table:table-cell>
              <table:table-cell office:value-type="float" office:value="242.641">
                <text:p>242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8816">
                <text:p>100</text:p>
              </table:table-cell>
              <table:table-cell office:value-type="float" office:value="242.481">
                <text:p>242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002">
                <text:p>100</text:p>
              </table:table-cell>
              <table:table-cell office:value-type="float" office:value="242.331">
                <text:p>242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1074">
                <text:p>100</text:p>
              </table:table-cell>
              <table:table-cell office:value-type="float" office:value="242.203">
                <text:p>242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2172">
                <text:p>100</text:p>
              </table:table-cell>
              <table:table-cell office:value-type="float" office:value="242.074">
                <text:p>242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3279">
                <text:p>100</text:p>
              </table:table-cell>
              <table:table-cell office:value-type="float" office:value="241.949">
                <text:p>241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4397">
                <text:p>100</text:p>
              </table:table-cell>
              <table:table-cell office:value-type="float" office:value="241.829">
                <text:p>241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565">
                <text:p>100</text:p>
              </table:table-cell>
              <table:table-cell office:value-type="float" office:value="241.701">
                <text:p>241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6672">
                <text:p>100</text:p>
              </table:table-cell>
              <table:table-cell office:value-type="float" office:value="241.603">
                <text:p>241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7934">
                <text:p>100</text:p>
              </table:table-cell>
              <table:table-cell office:value-type="float" office:value="241.49">
                <text:p>241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9207">
                <text:p>100</text:p>
              </table:table-cell>
              <table:table-cell office:value-type="float" office:value="241.386">
                <text:p>241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0229">
                <text:p>100</text:p>
              </table:table-cell>
              <table:table-cell office:value-type="float" office:value="241.309">
                <text:p>241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1521">
                <text:p>100</text:p>
              </table:table-cell>
              <table:table-cell office:value-type="float" office:value="241.223">
                <text:p>241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2689">
                <text:p>100</text:p>
              </table:table-cell>
              <table:table-cell office:value-type="float" office:value="241.156">
                <text:p>241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3998">
                <text:p>100</text:p>
              </table:table-cell>
              <table:table-cell office:value-type="float" office:value="241.093">
                <text:p>241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5155">
                <text:p>100</text:p>
              </table:table-cell>
              <table:table-cell office:value-type="float" office:value="241.049">
                <text:p>241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6402">
                <text:p>100</text:p>
              </table:table-cell>
              <table:table-cell office:value-type="float" office:value="241.014">
                <text:p>241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7448">
                <text:p>100</text:p>
              </table:table-cell>
              <table:table-cell office:value-type="float" office:value="240.997">
                <text:p>240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8662">
                <text:p>100</text:p>
              </table:table-cell>
              <table:table-cell office:value-type="float" office:value="240.989">
                <text:p>240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9908">
                <text:p>100</text:p>
              </table:table-cell>
              <table:table-cell office:value-type="float" office:value="240.997">
                <text:p>240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118">
                <text:p>100</text:p>
              </table:table-cell>
              <table:table-cell office:value-type="float" office:value="241.022">
                <text:p>241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2492">
                <text:p>100</text:p>
              </table:table-cell>
              <table:table-cell office:value-type="float" office:value="241.067">
                <text:p>241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3835">
                <text:p>100</text:p>
              </table:table-cell>
              <table:table-cell office:value-type="float" office:value="241.133">
                <text:p>241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4949">
                <text:p>100</text:p>
              </table:table-cell>
              <table:table-cell office:value-type="float" office:value="241.205">
                <text:p>241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6029">
                <text:p>100</text:p>
              </table:table-cell>
              <table:table-cell office:value-type="float" office:value="241.29">
                <text:p>241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7234">
                <text:p>100</text:p>
              </table:table-cell>
              <table:table-cell office:value-type="float" office:value="241.402">
                <text:p>241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8297">
                <text:p>100</text:p>
              </table:table-cell>
              <table:table-cell office:value-type="float" office:value="241.517">
                <text:p>241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9545">
                <text:p>100</text:p>
              </table:table-cell>
              <table:table-cell office:value-type="float" office:value="241.672">
                <text:p>241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0774">
                <text:p>100</text:p>
              </table:table-cell>
              <table:table-cell office:value-type="float" office:value="241.845">
                <text:p>241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1813">
                <text:p>100</text:p>
              </table:table-cell>
              <table:table-cell office:value-type="float" office:value="242.009">
                <text:p>242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2891">
                <text:p>100</text:p>
              </table:table-cell>
              <table:table-cell office:value-type="float" office:value="242.196">
                <text:p>242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4208">
                <text:p>100</text:p>
              </table:table-cell>
              <table:table-cell office:value-type="float" office:value="242.447">
                <text:p>242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5308">
                <text:p>100</text:p>
              </table:table-cell>
              <table:table-cell office:value-type="float" office:value="242.676">
                <text:p>242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6595">
                <text:p>100</text:p>
              </table:table-cell>
              <table:table-cell office:value-type="float" office:value="242.968">
                <text:p>242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77">
                <text:p>100</text:p>
              </table:table-cell>
              <table:table-cell office:value-type="float" office:value="243.238">
                <text:p>243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8954">
                <text:p>100</text:p>
              </table:table-cell>
              <table:table-cell office:value-type="float" office:value="243.567">
                <text:p>243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024">
                <text:p>100</text:p>
              </table:table-cell>
              <table:table-cell office:value-type="float" office:value="243.927">
                <text:p>243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128">
                <text:p>100</text:p>
              </table:table-cell>
              <table:table-cell office:value-type="float" office:value="244.239">
                <text:p>244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258">
                <text:p>100</text:p>
              </table:table-cell>
              <table:table-cell office:value-type="float" office:value="244.649">
                <text:p>244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371">
                <text:p>100</text:p>
              </table:table-cell>
              <table:table-cell office:value-type="float" office:value="245.023">
                <text:p>245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497">
                <text:p>100</text:p>
              </table:table-cell>
              <table:table-cell office:value-type="float" office:value="245.465">
                <text:p>245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245.841">
                <text:p>245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726">
                <text:p>100</text:p>
              </table:table-cell>
              <table:table-cell office:value-type="float" office:value="246.318">
                <text:p>246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857">
                <text:p>100</text:p>
              </table:table-cell>
              <table:table-cell office:value-type="float" office:value="246.831">
                <text:p>246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965">
                <text:p>100</text:p>
              </table:table-cell>
              <table:table-cell office:value-type="float" office:value="247.258">
                <text:p>247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067">
                <text:p>100</text:p>
              </table:table-cell>
              <table:table-cell office:value-type="float" office:value="247.667">
                <text:p>247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176">
                <text:p>100</text:p>
              </table:table-cell>
              <table:table-cell office:value-type="float" office:value="248.104">
                <text:p>248.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276">
                <text:p>100</text:p>
              </table:table-cell>
              <table:table-cell office:value-type="float" office:value="248.502">
                <text:p>248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384">
                <text:p>100</text:p>
              </table:table-cell>
              <table:table-cell office:value-type="float" office:value="248.921">
                <text:p>248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496">
                <text:p>100</text:p>
              </table:table-cell>
              <table:table-cell office:value-type="float" office:value="249.344">
                <text:p>249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608">
                <text:p>100</text:p>
              </table:table-cell>
              <table:table-cell office:value-type="float" office:value="249.746">
                <text:p>249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709">
                <text:p>100</text:p>
              </table:table-cell>
              <table:table-cell office:value-type="float" office:value="250.094">
                <text:p>250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833">
                <text:p>100</text:p>
              </table:table-cell>
              <table:table-cell office:value-type="float" office:value="250.492">
                <text:p>250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943">
                <text:p>100</text:p>
              </table:table-cell>
              <table:table-cell office:value-type="float" office:value="250.82">
                <text:p>250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048">
                <text:p>100</text:p>
              </table:table-cell>
              <table:table-cell office:value-type="float" office:value="251.11">
                <text:p>251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172">
                <text:p>100</text:p>
              </table:table-cell>
              <table:table-cell office:value-type="float" office:value="251.422">
                <text:p>251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282">
                <text:p>100</text:p>
              </table:table-cell>
              <table:table-cell office:value-type="float" office:value="251.668">
                <text:p>251.668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" chart:maximum="260" chart:origin="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3F0040E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cm" chart:symbol-height="0.2cm"/>
    </style:style>
    <style:style style:name="ch9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eeeeee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86cm" svg:height="20.995cm" xlink:href=".." xlink:type="simple" chart:class="chart:scatter" chart:style-name="ch1">
        <chart:legend chart:legend-position="end" svg:x="12.114cm" svg:y="9.923cm" style:legend-expansion="high" chart:style-name="ch2"/>
        <chart:plot-area chart:style-name="ch3" table:cell-range-address="Tabelle2.A10:Tabelle2.A921 Tabelle2.C10:Tabelle2.C921 Tabelle2.E10:Tabelle2.E921" chart:data-source-has-labels="both" svg:x="0.731cm" svg:y="1.811cm" svg:width="10.821cm" svg:height="18.345cm">
          <chartooo:coordinate-region svg:x="1.538cm" svg:y="2.024cm" svg:width="9.734cm" svg:height="17.46cm"/>
          <chart:axis chart:dimension="x" chart:name="primary-x" chart:style-name="ch4" chartooo:axis-type="auto">
            <chart:categories table:cell-range-address="Tabelle2.A11:Tabelle2.A9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2.C11:Tabelle2.C921" chart:label-cell-address="Tabelle2.C10:Tabelle2.C10" chart:class="chart:scatter">
            <chart:domain table:cell-range-address="Tabelle2.A11:Tabelle2.A921"/>
            <chart:data-point chart:repeated="334"/>
            <chart:data-point chart:style-name="ch8"/>
            <chart:data-point chart:repeated="132"/>
            <chart:data-point chart:style-name="ch8"/>
            <chart:data-point chart:repeated="443"/>
          </chart:series>
          <chart:series chart:style-name="ch9" chart:values-cell-range-address="Tabelle2.E11:Tabelle2.E921" chart:label-cell-address="Tabelle2.E10:Tabelle2.E10" chart:class="chart:scatter">
            <chart:data-point chart:repeated="9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2.C10:Tabelle2.C10</svg:desc>
                </draw:g>
              </table:table-cell>
              <table:table-cell office:value-type="string">
                <text:p>setpoint</text:p>
                <draw:g>
                  <svg:desc>Tabelle2.E10:Tabelle2.E10</svg:desc>
                </draw:g>
              </table:table-cell>
            </table:table-row>
          </table:table-header-rows>
          <table:table-rows>
            <table:table-row>
              <table:table-cell office:value-type="float" office:value="0.143555">
                <text:p>0</text:p>
                <draw:g>
                  <svg:desc>Tabelle2.A11:Tabelle2.A921</svg:desc>
                </draw:g>
              </table:table-cell>
              <table:table-cell office:value-type="float" office:value="231.87">
                <text:p>231.87</text:p>
                <draw:g>
                  <svg:desc>Tabelle2.C11:Tabelle2.C921</svg:desc>
                </draw:g>
              </table:table-cell>
              <table:table-cell office:value-type="float" office:value="245">
                <text:p>245</text:p>
                <draw:g>
                  <svg:desc>Tabelle2.E11:Tabelle2.E921</svg:desc>
                </draw:g>
              </table:table-cell>
            </table:table-row>
            <table:table-row>
              <table:table-cell office:value-type="float" office:value="0.256104">
                <text:p>0</text:p>
              </table:table-cell>
              <table:table-cell office:value-type="float" office:value="231.839">
                <text:p>231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74207">
                <text:p>0</text:p>
              </table:table-cell>
              <table:table-cell office:value-type="float" office:value="231.806">
                <text:p>231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93042">
                <text:p>0</text:p>
              </table:table-cell>
              <table:table-cell office:value-type="float" office:value="231.774">
                <text:p>231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02539">
                <text:p>0</text:p>
              </table:table-cell>
              <table:table-cell office:value-type="float" office:value="231.745">
                <text:p>231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14508">
                <text:p>0</text:p>
              </table:table-cell>
              <table:table-cell office:value-type="float" office:value="231.717">
                <text:p>231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2782">
                <text:p>0</text:p>
              </table:table-cell>
              <table:table-cell office:value-type="float" office:value="231.691">
                <text:p>231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46503">
                <text:p>0</text:p>
              </table:table-cell>
              <table:table-cell office:value-type="float" office:value="231.669">
                <text:p>231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5948">
                <text:p/>
              </table:table-cell>
              <table:table-cell office:value-type="float" office:value="231.653">
                <text:p>231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7612">
                <text:p/>
              </table:table-cell>
              <table:table-cell office:value-type="float" office:value="231.643">
                <text:p>231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9401">
                <text:p/>
              </table:table-cell>
              <table:table-cell office:value-type="float" office:value="231.641">
                <text:p>231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0308">
                <text:p/>
              </table:table-cell>
              <table:table-cell office:value-type="float" office:value="231.648">
                <text:p>231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2792">
                <text:p/>
              </table:table-cell>
              <table:table-cell office:value-type="float" office:value="231.668">
                <text:p>231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4185">
                <text:p/>
              </table:table-cell>
              <table:table-cell office:value-type="float" office:value="231.697">
                <text:p>231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7112">
                <text:p/>
              </table:table-cell>
              <table:table-cell office:value-type="float" office:value="231.746">
                <text:p>231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7793">
                <text:p/>
              </table:table-cell>
              <table:table-cell office:value-type="float" office:value="231.798">
                <text:p>231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9619">
                <text:p/>
              </table:table-cell>
              <table:table-cell office:value-type="float" office:value="231.871">
                <text:p>231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2631">
                <text:p/>
              </table:table-cell>
              <table:table-cell office:value-type="float" office:value="231.97">
                <text:p>231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3798">
                <text:p/>
              </table:table-cell>
              <table:table-cell office:value-type="float" office:value="232.071">
                <text:p>232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5107">
                <text:p/>
              </table:table-cell>
              <table:table-cell office:value-type="float" office:value="232.189">
                <text:p>232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5718">
                <text:p/>
              </table:table-cell>
              <table:table-cell office:value-type="float" office:value="232.314">
                <text:p>232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6952">
                <text:p/>
              </table:table-cell>
              <table:table-cell office:value-type="float" office:value="232.462">
                <text:p>232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875">
                <text:p/>
              </table:table-cell>
              <table:table-cell office:value-type="float" office:value="232.635">
                <text:p>232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1406">
                <text:p/>
              </table:table-cell>
              <table:table-cell office:value-type="float" office:value="232.839">
                <text:p>232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1904">
                <text:p/>
              </table:table-cell>
              <table:table-cell office:value-type="float" office:value="233.025">
                <text:p>233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5099">
                <text:p/>
              </table:table-cell>
              <table:table-cell office:value-type="float" office:value="233.277">
                <text:p>233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795">
                <text:p/>
              </table:table-cell>
              <table:table-cell office:value-type="float" office:value="233.543">
                <text:p>233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8568">
                <text:p/>
              </table:table-cell>
              <table:table-cell office:value-type="float" office:value="233.778">
                <text:p>233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9035">
                <text:p/>
              </table:table-cell>
              <table:table-cell office:value-type="float" office:value="234.022">
                <text:p>234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1965">
                <text:p/>
              </table:table-cell>
              <table:table-cell office:value-type="float" office:value="234.342">
                <text:p>234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214">
                <text:p/>
              </table:table-cell>
              <table:table-cell office:value-type="float" office:value="234.605">
                <text:p>234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4841">
                <text:p/>
              </table:table-cell>
              <table:table-cell office:value-type="float" office:value="234.95">
                <text:p>234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7738">
                <text:p/>
              </table:table-cell>
              <table:table-cell office:value-type="float" office:value="235.317">
                <text:p>235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076">
                <text:p/>
              </table:table-cell>
              <table:table-cell office:value-type="float" office:value="235.705">
                <text:p>235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1646">
                <text:p/>
              </table:table-cell>
              <table:table-cell office:value-type="float" office:value="236.041">
                <text:p>236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4521">
                <text:p/>
              </table:table-cell>
              <table:table-cell office:value-type="float" office:value="236.452">
                <text:p>236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5278">
                <text:p/>
              </table:table-cell>
              <table:table-cell office:value-type="float" office:value="236.807">
                <text:p>236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6216">
                <text:p/>
              </table:table-cell>
              <table:table-cell office:value-type="float" office:value="237.177">
                <text:p>237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7062">
                <text:p/>
              </table:table-cell>
              <table:table-cell office:value-type="float" office:value="237.553">
                <text:p>237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8979">
                <text:p/>
              </table:table-cell>
              <table:table-cell office:value-type="float" office:value="237.977">
                <text:p>237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1949">
                <text:p/>
              </table:table-cell>
              <table:table-cell office:value-type="float" office:value="238.449">
                <text:p>238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4183">
                <text:p/>
              </table:table-cell>
              <table:table-cell office:value-type="float" office:value="238.905">
                <text:p>238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6824">
                <text:p>10</text:p>
              </table:table-cell>
              <table:table-cell office:value-type="float" office:value="239.387">
                <text:p>239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6846">
                <text:p>10</text:p>
              </table:table-cell>
              <table:table-cell office:value-type="float" office:value="239.775">
                <text:p>239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7838">
                <text:p>10</text:p>
              </table:table-cell>
              <table:table-cell office:value-type="float" office:value="240.208">
                <text:p>240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7946">
                <text:p>10</text:p>
              </table:table-cell>
              <table:table-cell office:value-type="float" office:value="240.612">
                <text:p>240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8001">
                <text:p>10</text:p>
              </table:table-cell>
              <table:table-cell office:value-type="float" office:value="241.019">
                <text:p>241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8096">
                <text:p>10</text:p>
              </table:table-cell>
              <table:table-cell office:value-type="float" office:value="241.432">
                <text:p>241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9543">
                <text:p>10</text:p>
              </table:table-cell>
              <table:table-cell office:value-type="float" office:value="241.906">
                <text:p>241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9935">
                <text:p>10</text:p>
              </table:table-cell>
              <table:table-cell office:value-type="float" office:value="242.342">
                <text:p>242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2169">
                <text:p>10</text:p>
              </table:table-cell>
              <table:table-cell office:value-type="float" office:value="242.86">
                <text:p>242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2209">
                <text:p>10</text:p>
              </table:table-cell>
              <table:table-cell office:value-type="float" office:value="243.291">
                <text:p>243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3266">
                <text:p>10</text:p>
              </table:table-cell>
              <table:table-cell office:value-type="float" office:value="243.769">
                <text:p>243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3651">
                <text:p>10</text:p>
              </table:table-cell>
              <table:table-cell office:value-type="float" office:value="244.221">
                <text:p>244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6566">
                <text:p>10</text:p>
              </table:table-cell>
              <table:table-cell office:value-type="float" office:value="244.788">
                <text:p>244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9799">
                <text:p>10</text:p>
              </table:table-cell>
              <table:table-cell office:value-type="float" office:value="245.375">
                <text:p>245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2396">
                <text:p>10</text:p>
              </table:table-cell>
              <table:table-cell office:value-type="float" office:value="245.937">
                <text:p>245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3575">
                <text:p>10</text:p>
              </table:table-cell>
              <table:table-cell office:value-type="float" office:value="246.439">
                <text:p>246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5648">
                <text:p>10</text:p>
              </table:table-cell>
              <table:table-cell office:value-type="float" office:value="246.982">
                <text:p>246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5856">
                <text:p>10</text:p>
              </table:table-cell>
              <table:table-cell office:value-type="float" office:value="247.441">
                <text:p>247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7153">
                <text:p>10</text:p>
              </table:table-cell>
              <table:table-cell office:value-type="float" office:value="247.945">
                <text:p>247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7264">
                <text:p>10</text:p>
              </table:table-cell>
              <table:table-cell office:value-type="float" office:value="248.39">
                <text:p>248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7271">
                <text:p>10</text:p>
              </table:table-cell>
              <table:table-cell office:value-type="float" office:value="248.821">
                <text:p>248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9371">
                <text:p>10</text:p>
              </table:table-cell>
              <table:table-cell office:value-type="float" office:value="249.327">
                <text:p>249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2368">
                <text:p>10</text:p>
              </table:table-cell>
              <table:table-cell office:value-type="float" office:value="249.848">
                <text:p>249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2634">
                <text:p>10</text:p>
              </table:table-cell>
              <table:table-cell office:value-type="float" office:value="250.237">
                <text:p>250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5101">
                <text:p>10</text:p>
              </table:table-cell>
              <table:table-cell office:value-type="float" office:value="250.683">
                <text:p>250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5498">
                <text:p>10</text:p>
              </table:table-cell>
              <table:table-cell office:value-type="float" office:value="251.028">
                <text:p>251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8187">
                <text:p>10</text:p>
              </table:table-cell>
              <table:table-cell office:value-type="float" office:value="251.417">
                <text:p>251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9711">
                <text:p>10</text:p>
              </table:table-cell>
              <table:table-cell office:value-type="float" office:value="251.736">
                <text:p>251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2101">
                <text:p>10</text:p>
              </table:table-cell>
              <table:table-cell office:value-type="float" office:value="252.044">
                <text:p>252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4735">
                <text:p>10</text:p>
              </table:table-cell>
              <table:table-cell office:value-type="float" office:value="252.319">
                <text:p>252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6881">
                <text:p>10</text:p>
              </table:table-cell>
              <table:table-cell office:value-type="float" office:value="252.547">
                <text:p>252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8066">
                <text:p>10</text:p>
              </table:table-cell>
              <table:table-cell office:value-type="float" office:value="252.726">
                <text:p>252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8771">
                <text:p>10</text:p>
              </table:table-cell>
              <table:table-cell office:value-type="float" office:value="252.871">
                <text:p>252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1696">
                <text:p>10</text:p>
              </table:table-cell>
              <table:table-cell office:value-type="float" office:value="253.012">
                <text:p>253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3024">
                <text:p>10</text:p>
              </table:table-cell>
              <table:table-cell office:value-type="float" office:value="253.107">
                <text:p>253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4553">
                <text:p>10</text:p>
              </table:table-cell>
              <table:table-cell office:value-type="float" office:value="253.176">
                <text:p>253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6391">
                <text:p>10</text:p>
              </table:table-cell>
              <table:table-cell office:value-type="float" office:value="253.222">
                <text:p>253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7701">
                <text:p>10</text:p>
              </table:table-cell>
              <table:table-cell office:value-type="float" office:value="253.241">
                <text:p>253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9352">
                <text:p>10</text:p>
              </table:table-cell>
              <table:table-cell office:value-type="float" office:value="253.239">
                <text:p>253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1459">
                <text:p>10</text:p>
              </table:table-cell>
              <table:table-cell office:value-type="float" office:value="253.214">
                <text:p>253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2234">
                <text:p>10</text:p>
              </table:table-cell>
              <table:table-cell office:value-type="float" office:value="253.174">
                <text:p>253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5009">
                <text:p>10</text:p>
              </table:table-cell>
              <table:table-cell office:value-type="float" office:value="253.107">
                <text:p>253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5019">
                <text:p>10</text:p>
              </table:table-cell>
              <table:table-cell office:value-type="float" office:value="253.04">
                <text:p>253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7925">
                <text:p>10</text:p>
              </table:table-cell>
              <table:table-cell office:value-type="float" office:value="252.937">
                <text:p>252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814">
                <text:p>10</text:p>
              </table:table-cell>
              <table:table-cell office:value-type="float" office:value="252.843">
                <text:p>252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823">
                <text:p>10</text:p>
              </table:table-cell>
              <table:table-cell office:value-type="float" office:value="252.74">
                <text:p>25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94">
                <text:p>10</text:p>
              </table:table-cell>
              <table:table-cell office:value-type="float" office:value="252.616">
                <text:p>252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208">
                <text:p>10</text:p>
              </table:table-cell>
              <table:table-cell office:value-type="float" office:value="252.464">
                <text:p>252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492">
                <text:p>10</text:p>
              </table:table-cell>
              <table:table-cell office:value-type="float" office:value="252.299">
                <text:p>252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632">
                <text:p>10</text:p>
              </table:table-cell>
              <table:table-cell office:value-type="float" office:value="252.144">
                <text:p>252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945">
                <text:p>10</text:p>
              </table:table-cell>
              <table:table-cell office:value-type="float" office:value="251.957">
                <text:p>251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058">
                <text:p>10</text:p>
              </table:table-cell>
              <table:table-cell office:value-type="float" office:value="251.791">
                <text:p>251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374">
                <text:p>10</text:p>
              </table:table-cell>
              <table:table-cell office:value-type="float" office:value="251.59">
                <text:p>251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685">
                <text:p>10</text:p>
              </table:table-cell>
              <table:table-cell office:value-type="float" office:value="251.383">
                <text:p>251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015">
                <text:p>10</text:p>
              </table:table-cell>
              <table:table-cell office:value-type="float" office:value="251.169">
                <text:p>251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043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17">
                <text:p>10</text:p>
              </table:table-cell>
              <table:table-cell office:value-type="float" office:value="250.814">
                <text:p>250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456">
                <text:p>10</text:p>
              </table:table-cell>
              <table:table-cell office:value-type="float" office:value="250.598">
                <text:p>250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786">
                <text:p>10</text:p>
              </table:table-cell>
              <table:table-cell office:value-type="float" office:value="250.373">
                <text:p>250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848">
                <text:p>10</text:p>
              </table:table-cell>
              <table:table-cell office:value-type="float" office:value="250.193">
                <text:p>250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76">
                <text:p>10</text:p>
              </table:table-cell>
              <table:table-cell office:value-type="float" office:value="250.017">
                <text:p>250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176">
                <text:p>10</text:p>
              </table:table-cell>
              <table:table-cell office:value-type="float" office:value="249.795">
                <text:p>249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336">
                <text:p>10</text:p>
              </table:table-cell>
              <table:table-cell office:value-type="float" office:value="249.597">
                <text:p>249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363">
                <text:p>10</text:p>
              </table:table-cell>
              <table:table-cell office:value-type="float" office:value="249.422">
                <text:p>249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675">
                <text:p>10</text:p>
              </table:table-cell>
              <table:table-cell office:value-type="float" office:value="249.199">
                <text:p>249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759">
                <text:p>10</text:p>
              </table:table-cell>
              <table:table-cell office:value-type="float" office:value="249.016">
                <text:p>249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082">
                <text:p>10</text:p>
              </table:table-cell>
              <table:table-cell office:value-type="float" office:value="248.793">
                <text:p>248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362">
                <text:p>10</text:p>
              </table:table-cell>
              <table:table-cell office:value-type="float" office:value="248.58">
                <text:p>248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554">
                <text:p>10</text:p>
              </table:table-cell>
              <table:table-cell office:value-type="float" office:value="248.382">
                <text:p>248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747">
                <text:p>10</text:p>
              </table:table-cell>
              <table:table-cell office:value-type="float" office:value="248.186">
                <text:p>248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966">
                <text:p>10</text:p>
              </table:table-cell>
              <table:table-cell office:value-type="float" office:value="247.988">
                <text:p>247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173">
                <text:p>10</text:p>
              </table:table-cell>
              <table:table-cell office:value-type="float" office:value="247.793">
                <text:p>247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358">
                <text:p>10</text:p>
              </table:table-cell>
              <table:table-cell office:value-type="float" office:value="247.604">
                <text:p>247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603">
                <text:p>10</text:p>
              </table:table-cell>
              <table:table-cell office:value-type="float" office:value="247.407">
                <text:p>247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86">
                <text:p>10</text:p>
              </table:table-cell>
              <table:table-cell office:value-type="float" office:value="247.21">
                <text:p>247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033">
                <text:p>10</text:p>
              </table:table-cell>
              <table:table-cell office:value-type="float" office:value="247.029">
                <text:p>247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118">
                <text:p>10</text:p>
              </table:table-cell>
              <table:table-cell office:value-type="float" office:value="246.863">
                <text:p>246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32">
                <text:p>10</text:p>
              </table:table-cell>
              <table:table-cell office:value-type="float" office:value="246.681">
                <text:p>246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511">
                <text:p>10</text:p>
              </table:table-cell>
              <table:table-cell office:value-type="float" office:value="246.503">
                <text:p>246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787">
                <text:p>10</text:p>
              </table:table-cell>
              <table:table-cell office:value-type="float" office:value="246.314">
                <text:p>246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99">
                <text:p>10</text:p>
              </table:table-cell>
              <table:table-cell office:value-type="float" office:value="246.139">
                <text:p>246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07">
                <text:p>10</text:p>
              </table:table-cell>
              <table:table-cell office:value-type="float" office:value="245.983">
                <text:p>245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259">
                <text:p>10</text:p>
              </table:table-cell>
              <table:table-cell office:value-type="float" office:value="245.814">
                <text:p>245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65">
                <text:p>10</text:p>
              </table:table-cell>
              <table:table-cell office:value-type="float" office:value="245.618">
                <text:p>245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869">
                <text:p>10</text:p>
              </table:table-cell>
              <table:table-cell office:value-type="float" office:value="245.449">
                <text:p>245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059">
                <text:p>20</text:p>
              </table:table-cell>
              <table:table-cell office:value-type="float" office:value="245.286">
                <text:p>245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355">
                <text:p>20</text:p>
              </table:table-cell>
              <table:table-cell office:value-type="float" office:value="245.11">
                <text:p>245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573">
                <text:p>20</text:p>
              </table:table-cell>
              <table:table-cell office:value-type="float" office:value="244.947">
                <text:p>244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78">
                <text:p>20</text:p>
              </table:table-cell>
              <table:table-cell office:value-type="float" office:value="244.787">
                <text:p>244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044">
                <text:p>20</text:p>
              </table:table-cell>
              <table:table-cell office:value-type="float" office:value="244.621">
                <text:p>244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134">
                <text:p>20</text:p>
              </table:table-cell>
              <table:table-cell office:value-type="float" office:value="244.48">
                <text:p>244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438">
                <text:p>20</text:p>
              </table:table-cell>
              <table:table-cell office:value-type="float" office:value="244.312">
                <text:p>244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505">
                <text:p>20</text:p>
              </table:table-cell>
              <table:table-cell office:value-type="float" office:value="244.177">
                <text:p>244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553">
                <text:p>20</text:p>
              </table:table-cell>
              <table:table-cell office:value-type="float" office:value="244.045">
                <text:p>244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81">
                <text:p>20</text:p>
              </table:table-cell>
              <table:table-cell office:value-type="float" office:value="243.888">
                <text:p>243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917">
                <text:p>20</text:p>
              </table:table-cell>
              <table:table-cell office:value-type="float" office:value="243.751">
                <text:p>243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011">
                <text:p>20</text:p>
              </table:table-cell>
              <table:table-cell office:value-type="float" office:value="243.617">
                <text:p>243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053">
                <text:p>20</text:p>
              </table:table-cell>
              <table:table-cell office:value-type="float" office:value="243.491">
                <text:p>243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32">
                <text:p>20</text:p>
              </table:table-cell>
              <table:table-cell office:value-type="float" office:value="243.339">
                <text:p>243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359">
                <text:p>20</text:p>
              </table:table-cell>
              <table:table-cell office:value-type="float" office:value="243.217">
                <text:p>243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632">
                <text:p>20</text:p>
              </table:table-cell>
              <table:table-cell office:value-type="float" office:value="243.07">
                <text:p>243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745">
                <text:p>20</text:p>
              </table:table-cell>
              <table:table-cell office:value-type="float" office:value="242.944">
                <text:p>242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968">
                <text:p>20</text:p>
              </table:table-cell>
              <table:table-cell office:value-type="float" office:value="242.81">
                <text:p>242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343">
                <text:p>20</text:p>
              </table:table-cell>
              <table:table-cell office:value-type="float" office:value="242.664">
                <text:p>242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58">
                <text:p>20</text:p>
              </table:table-cell>
              <table:table-cell office:value-type="float" office:value="242.538">
                <text:p>242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594">
                <text:p>20</text:p>
              </table:table-cell>
              <table:table-cell office:value-type="float" office:value="242.439">
                <text:p>242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705">
                <text:p>20</text:p>
              </table:table-cell>
              <table:table-cell office:value-type="float" office:value="242.335">
                <text:p>242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904">
                <text:p>20</text:p>
              </table:table-cell>
              <table:table-cell office:value-type="float" office:value="242.229">
                <text:p>242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151">
                <text:p>20</text:p>
              </table:table-cell>
              <table:table-cell office:value-type="float" office:value="242.125">
                <text:p>242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428">
                <text:p>20</text:p>
              </table:table-cell>
              <table:table-cell office:value-type="float" office:value="242.028">
                <text:p>242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702">
                <text:p>20</text:p>
              </table:table-cell>
              <table:table-cell office:value-type="float" office:value="241.939">
                <text:p>241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909">
                <text:p>20</text:p>
              </table:table-cell>
              <table:table-cell office:value-type="float" office:value="241.864">
                <text:p>241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032">
                <text:p>20</text:p>
              </table:table-cell>
              <table:table-cell office:value-type="float" office:value="241.803">
                <text:p>241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055">
                <text:p>20</text:p>
              </table:table-cell>
              <table:table-cell office:value-type="float" office:value="241.754">
                <text:p>241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287">
                <text:p>20</text:p>
              </table:table-cell>
              <table:table-cell office:value-type="float" office:value="241.706">
                <text:p>241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515">
                <text:p>20</text:p>
              </table:table-cell>
              <table:table-cell office:value-type="float" office:value="241.669">
                <text:p>241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693">
                <text:p>20</text:p>
              </table:table-cell>
              <table:table-cell office:value-type="float" office:value="241.645">
                <text:p>241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894">
                <text:p>20</text:p>
              </table:table-cell>
              <table:table-cell office:value-type="float" office:value="241.633">
                <text:p>241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033">
                <text:p>20</text:p>
              </table:table-cell>
              <table:table-cell office:value-type="float" office:value="241.635">
                <text:p>241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23">
                <text:p>20</text:p>
              </table:table-cell>
              <table:table-cell office:value-type="float" office:value="241.649">
                <text:p>241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439">
                <text:p>20</text:p>
              </table:table-cell>
              <table:table-cell office:value-type="float" office:value="241.679">
                <text:p>241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699">
                <text:p>20</text:p>
              </table:table-cell>
              <table:table-cell office:value-type="float" office:value="241.726">
                <text:p>241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71">
                <text:p>20</text:p>
              </table:table-cell>
              <table:table-cell office:value-type="float" office:value="241.776">
                <text:p>241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936">
                <text:p>20</text:p>
              </table:table-cell>
              <table:table-cell office:value-type="float" office:value="241.854">
                <text:p>241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129">
                <text:p>20</text:p>
              </table:table-cell>
              <table:table-cell office:value-type="float" office:value="241.946">
                <text:p>241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298">
                <text:p>20</text:p>
              </table:table-cell>
              <table:table-cell office:value-type="float" office:value="242.054">
                <text:p>242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497">
                <text:p>20</text:p>
              </table:table-cell>
              <table:table-cell office:value-type="float" office:value="242.183">
                <text:p>242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698">
                <text:p>20</text:p>
              </table:table-cell>
              <table:table-cell office:value-type="float" office:value="242.332">
                <text:p>242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855">
                <text:p>20</text:p>
              </table:table-cell>
              <table:table-cell office:value-type="float" office:value="242.493">
                <text:p>242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066">
                <text:p>20</text:p>
              </table:table-cell>
              <table:table-cell office:value-type="float" office:value="242.683">
                <text:p>242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284">
                <text:p>20</text:p>
              </table:table-cell>
              <table:table-cell office:value-type="float" office:value="242.894">
                <text:p>242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389">
                <text:p>20</text:p>
              </table:table-cell>
              <table:table-cell office:value-type="float" office:value="243.104">
                <text:p>243.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622">
                <text:p>20</text:p>
              </table:table-cell>
              <table:table-cell office:value-type="float" office:value="243.359">
                <text:p>243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841">
                <text:p>20</text:p>
              </table:table-cell>
              <table:table-cell office:value-type="float" office:value="243.634">
                <text:p>243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089">
                <text:p>20</text:p>
              </table:table-cell>
              <table:table-cell office:value-type="float" office:value="243.938">
                <text:p>243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341">
                <text:p>20</text:p>
              </table:table-cell>
              <table:table-cell office:value-type="float" office:value="244.266">
                <text:p>244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537">
                <text:p>20</text:p>
              </table:table-cell>
              <table:table-cell office:value-type="float" office:value="244.601">
                <text:p>244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707">
                <text:p>20</text:p>
              </table:table-cell>
              <table:table-cell office:value-type="float" office:value="244.948">
                <text:p>244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881">
                <text:p>20</text:p>
              </table:table-cell>
              <table:table-cell office:value-type="float" office:value="245.317">
                <text:p>245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143">
                <text:p>20</text:p>
              </table:table-cell>
              <table:table-cell office:value-type="float" office:value="245.736">
                <text:p>245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395">
                <text:p>20</text:p>
              </table:table-cell>
              <table:table-cell office:value-type="float" office:value="246.173">
                <text:p>246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691">
                <text:p>20</text:p>
              </table:table-cell>
              <table:table-cell office:value-type="float" office:value="246.648">
                <text:p>246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892">
                <text:p>20</text:p>
              </table:table-cell>
              <table:table-cell office:value-type="float" office:value="247.105">
                <text:p>247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117">
                <text:p>20</text:p>
              </table:table-cell>
              <table:table-cell office:value-type="float" office:value="247.586">
                <text:p>247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298">
                <text:p>20</text:p>
              </table:table-cell>
              <table:table-cell office:value-type="float" office:value="248.059">
                <text:p>248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486">
                <text:p>20</text:p>
              </table:table-cell>
              <table:table-cell office:value-type="float" office:value="248.538">
                <text:p>248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674">
                <text:p>20</text:p>
              </table:table-cell>
              <table:table-cell office:value-type="float" office:value="249.017">
                <text:p>249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947">
                <text:p>20</text:p>
              </table:table-cell>
              <table:table-cell office:value-type="float" office:value="249.521">
                <text:p>249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148">
                <text:p>20</text:p>
              </table:table-cell>
              <table:table-cell office:value-type="float" office:value="249.983">
                <text:p>249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344">
                <text:p>20</text:p>
              </table:table-cell>
              <table:table-cell office:value-type="float" office:value="250.426">
                <text:p>250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573">
                <text:p>20</text:p>
              </table:table-cell>
              <table:table-cell office:value-type="float" office:value="250.856">
                <text:p>250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822">
                <text:p>20</text:p>
              </table:table-cell>
              <table:table-cell office:value-type="float" office:value="251.266">
                <text:p>251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043">
                <text:p>20</text:p>
              </table:table-cell>
              <table:table-cell office:value-type="float" office:value="251.636">
                <text:p>251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217">
                <text:p>20</text:p>
              </table:table-cell>
              <table:table-cell office:value-type="float" office:value="251.962">
                <text:p>251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421">
                <text:p>20</text:p>
              </table:table-cell>
              <table:table-cell office:value-type="float" office:value="252.265">
                <text:p>252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718">
                <text:p>20</text:p>
              </table:table-cell>
              <table:table-cell office:value-type="float" office:value="252.554">
                <text:p>252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842">
                <text:p>20</text:p>
              </table:table-cell>
              <table:table-cell office:value-type="float" office:value="252.774">
                <text:p>252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1">
                <text:p>20</text:p>
              </table:table-cell>
              <table:table-cell office:value-type="float" office:value="252.987">
                <text:p>252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434">
                <text:p>20</text:p>
              </table:table-cell>
              <table:table-cell office:value-type="float" office:value="253.175">
                <text:p>253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674">
                <text:p>20</text:p>
              </table:table-cell>
              <table:table-cell office:value-type="float" office:value="253.316">
                <text:p>253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993">
                <text:p>20</text:p>
              </table:table-cell>
              <table:table-cell office:value-type="float" office:value="253.431">
                <text:p>253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324">
                <text:p>20</text:p>
              </table:table-cell>
              <table:table-cell office:value-type="float" office:value="253.513">
                <text:p>253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452">
                <text:p>20</text:p>
              </table:table-cell>
              <table:table-cell office:value-type="float" office:value="253.558">
                <text:p>253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578">
                <text:p>20</text:p>
              </table:table-cell>
              <table:table-cell office:value-type="float" office:value="253.58">
                <text:p>253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761">
                <text:p>20</text:p>
              </table:table-cell>
              <table:table-cell office:value-type="float" office:value="253.581">
                <text:p>253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031">
                <text:p>20</text:p>
              </table:table-cell>
              <table:table-cell office:value-type="float" office:value="253.559">
                <text:p>253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104">
                <text:p>20</text:p>
              </table:table-cell>
              <table:table-cell office:value-type="float" office:value="253.522">
                <text:p>253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32">
                <text:p>20</text:p>
              </table:table-cell>
              <table:table-cell office:value-type="float" office:value="253.462">
                <text:p>253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485">
                <text:p>20</text:p>
              </table:table-cell>
              <table:table-cell office:value-type="float" office:value="253.388">
                <text:p>253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539">
                <text:p>30</text:p>
              </table:table-cell>
              <table:table-cell office:value-type="float" office:value="253.308">
                <text:p>253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642">
                <text:p>30</text:p>
              </table:table-cell>
              <table:table-cell office:value-type="float" office:value="253.211">
                <text:p>253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732">
                <text:p>30</text:p>
              </table:table-cell>
              <table:table-cell office:value-type="float" office:value="253.105">
                <text:p>253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831">
                <text:p>30</text:p>
              </table:table-cell>
              <table:table-cell office:value-type="float" office:value="252.987">
                <text:p>252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973">
                <text:p>30</text:p>
              </table:table-cell>
              <table:table-cell office:value-type="float" office:value="252.854">
                <text:p>252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335">
                <text:p>30</text:p>
              </table:table-cell>
              <table:table-cell office:value-type="float" office:value="252.683">
                <text:p>252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453">
                <text:p>30</text:p>
              </table:table-cell>
              <table:table-cell office:value-type="float" office:value="252.534">
                <text:p>252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804">
                <text:p>30</text:p>
              </table:table-cell>
              <table:table-cell office:value-type="float" office:value="252.344">
                <text:p>252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944">
                <text:p>30</text:p>
              </table:table-cell>
              <table:table-cell office:value-type="float" office:value="252.177">
                <text:p>252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016">
                <text:p>30</text:p>
              </table:table-cell>
              <table:table-cell office:value-type="float" office:value="252.015">
                <text:p>252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34">
                <text:p>30</text:p>
              </table:table-cell>
              <table:table-cell office:value-type="float" office:value="251.808">
                <text:p>251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451">
                <text:p>30</text:p>
              </table:table-cell>
              <table:table-cell office:value-type="float" office:value="251.63">
                <text:p>251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698">
                <text:p>30</text:p>
              </table:table-cell>
              <table:table-cell office:value-type="float" office:value="251.425">
                <text:p>251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939">
                <text:p>30</text:p>
              </table:table-cell>
              <table:table-cell office:value-type="float" office:value="251.218">
                <text:p>251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252">
                <text:p>30</text:p>
              </table:table-cell>
              <table:table-cell office:value-type="float" office:value="250.995">
                <text:p>250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524">
                <text:p>30</text:p>
              </table:table-cell>
              <table:table-cell office:value-type="float" office:value="250.777">
                <text:p>250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695">
                <text:p>30</text:p>
              </table:table-cell>
              <table:table-cell office:value-type="float" office:value="250.573">
                <text:p>250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82">
                <text:p>30</text:p>
              </table:table-cell>
              <table:table-cell office:value-type="float" office:value="250.377">
                <text:p>250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074">
                <text:p>30</text:p>
              </table:table-cell>
              <table:table-cell office:value-type="float" office:value="250.156">
                <text:p>250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344">
                <text:p>30</text:p>
              </table:table-cell>
              <table:table-cell office:value-type="float" office:value="249.932">
                <text:p>249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621">
                <text:p>30</text:p>
              </table:table-cell>
              <table:table-cell office:value-type="float" office:value="249.706">
                <text:p>249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869">
                <text:p>30</text:p>
              </table:table-cell>
              <table:table-cell office:value-type="float" office:value="249.486">
                <text:p>249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171">
                <text:p>30</text:p>
              </table:table-cell>
              <table:table-cell office:value-type="float" office:value="249.255">
                <text:p>249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213">
                <text:p>30</text:p>
              </table:table-cell>
              <table:table-cell office:value-type="float" office:value="249.071">
                <text:p>249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558">
                <text:p>30</text:p>
              </table:table-cell>
              <table:table-cell office:value-type="float" office:value="248.834">
                <text:p>248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592">
                <text:p>30</text:p>
              </table:table-cell>
              <table:table-cell office:value-type="float" office:value="248.653">
                <text:p>248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675">
                <text:p>30</text:p>
              </table:table-cell>
              <table:table-cell office:value-type="float" office:value="248.464">
                <text:p>248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749">
                <text:p>30</text:p>
              </table:table-cell>
              <table:table-cell office:value-type="float" office:value="248.277">
                <text:p>248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047">
                <text:p>30</text:p>
              </table:table-cell>
              <table:table-cell office:value-type="float" office:value="248.053">
                <text:p>248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053">
                <text:p>30</text:p>
              </table:table-cell>
              <table:table-cell office:value-type="float" office:value="247.88">
                <text:p>247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306">
                <text:p>30</text:p>
              </table:table-cell>
              <table:table-cell office:value-type="float" office:value="247.666">
                <text:p>247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54">
                <text:p>30</text:p>
              </table:table-cell>
              <table:table-cell office:value-type="float" office:value="247.458">
                <text:p>247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758">
                <text:p>30</text:p>
              </table:table-cell>
              <table:table-cell office:value-type="float" office:value="247.253">
                <text:p>247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758">
                <text:p>30</text:p>
              </table:table-cell>
              <table:table-cell office:value-type="float" office:value="247.087">
                <text:p>247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84">
                <text:p>30</text:p>
              </table:table-cell>
              <table:table-cell office:value-type="float" office:value="246.908">
                <text:p>246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084">
                <text:p>30</text:p>
              </table:table-cell>
              <table:table-cell office:value-type="float" office:value="246.704">
                <text:p>246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135">
                <text:p>30</text:p>
              </table:table-cell>
              <table:table-cell office:value-type="float" office:value="246.534">
                <text:p>246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391">
                <text:p>30</text:p>
              </table:table-cell>
              <table:table-cell office:value-type="float" office:value="246.332">
                <text:p>246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485">
                <text:p>30</text:p>
              </table:table-cell>
              <table:table-cell office:value-type="float" office:value="246.158">
                <text:p>246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558">
                <text:p>30</text:p>
              </table:table-cell>
              <table:table-cell office:value-type="float" office:value="245.989">
                <text:p>245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791">
                <text:p>30</text:p>
              </table:table-cell>
              <table:table-cell office:value-type="float" office:value="245.797">
                <text:p>245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002">
                <text:p>30</text:p>
              </table:table-cell>
              <table:table-cell office:value-type="float" office:value="245.61">
                <text:p>245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222">
                <text:p>30</text:p>
              </table:table-cell>
              <table:table-cell office:value-type="float" office:value="245.423">
                <text:p>245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288">
                <text:p>30</text:p>
              </table:table-cell>
              <table:table-cell office:value-type="float" office:value="245.262">
                <text:p>245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526">
                <text:p>30</text:p>
              </table:table-cell>
              <table:table-cell office:value-type="float" office:value="245.076">
                <text:p>245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603">
                <text:p>30</text:p>
              </table:table-cell>
              <table:table-cell office:value-type="float" office:value="244.916">
                <text:p>244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872">
                <text:p>30</text:p>
              </table:table-cell>
              <table:table-cell office:value-type="float" office:value="244.73">
                <text:p>244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017">
                <text:p>30</text:p>
              </table:table-cell>
              <table:table-cell office:value-type="float" office:value="244.563">
                <text:p>244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292">
                <text:p>30</text:p>
              </table:table-cell>
              <table:table-cell office:value-type="float" office:value="244.379">
                <text:p>244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504">
                <text:p>30</text:p>
              </table:table-cell>
              <table:table-cell office:value-type="float" office:value="244.206">
                <text:p>244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852">
                <text:p>30</text:p>
              </table:table-cell>
              <table:table-cell office:value-type="float" office:value="244.016">
                <text:p>244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919">
                <text:p>30</text:p>
              </table:table-cell>
              <table:table-cell office:value-type="float" office:value="243.867">
                <text:p>243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186">
                <text:p>30</text:p>
              </table:table-cell>
              <table:table-cell office:value-type="float" office:value="243.692">
                <text:p>243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288">
                <text:p>30</text:p>
              </table:table-cell>
              <table:table-cell office:value-type="float" office:value="243.541">
                <text:p>243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566">
                <text:p>30</text:p>
              </table:table-cell>
              <table:table-cell office:value-type="float" office:value="243.368">
                <text:p>243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748">
                <text:p>30</text:p>
              </table:table-cell>
              <table:table-cell office:value-type="float" office:value="243.21">
                <text:p>243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86">
                <text:p>30</text:p>
              </table:table-cell>
              <table:table-cell office:value-type="float" office:value="243.063">
                <text:p>243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156">
                <text:p>30</text:p>
              </table:table-cell>
              <table:table-cell office:value-type="float" office:value="242.895">
                <text:p>242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265">
                <text:p>30</text:p>
              </table:table-cell>
              <table:table-cell office:value-type="float" office:value="242.754">
                <text:p>242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546">
                <text:p>30</text:p>
              </table:table-cell>
              <table:table-cell office:value-type="float" office:value="242.596">
                <text:p>242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82">
                <text:p>30</text:p>
              </table:table-cell>
              <table:table-cell office:value-type="float" office:value="242.443">
                <text:p>242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903">
                <text:p>30</text:p>
              </table:table-cell>
              <table:table-cell office:value-type="float" office:value="242.318">
                <text:p>242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99">
                <text:p>30</text:p>
              </table:table-cell>
              <table:table-cell office:value-type="float" office:value="242.196">
                <text:p>242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323">
                <text:p>30</text:p>
              </table:table-cell>
              <table:table-cell office:value-type="float" office:value="242.053">
                <text:p>242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462">
                <text:p>30</text:p>
              </table:table-cell>
              <table:table-cell office:value-type="float" office:value="241.937">
                <text:p>241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74">
                <text:p>30</text:p>
              </table:table-cell>
              <table:table-cell office:value-type="float" office:value="241.815">
                <text:p>241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815">
                <text:p>30</text:p>
              </table:table-cell>
              <table:table-cell office:value-type="float" office:value="241.718">
                <text:p>241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815">
                <text:p>30</text:p>
              </table:table-cell>
              <table:table-cell office:value-type="float" office:value="241.634">
                <text:p>241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11">
                <text:p>30</text:p>
              </table:table-cell>
              <table:table-cell office:value-type="float" office:value="241.534">
                <text:p>241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367">
                <text:p>30</text:p>
              </table:table-cell>
              <table:table-cell office:value-type="float" office:value="241.448">
                <text:p>241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715">
                <text:p>30</text:p>
              </table:table-cell>
              <table:table-cell office:value-type="float" office:value="241.366">
                <text:p>241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843">
                <text:p>30</text:p>
              </table:table-cell>
              <table:table-cell office:value-type="float" office:value="241.309">
                <text:p>241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002">
                <text:p>30</text:p>
              </table:table-cell>
              <table:table-cell office:value-type="float" office:value="241.26">
                <text:p>241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348">
                <text:p>30</text:p>
              </table:table-cell>
              <table:table-cell office:value-type="float" office:value="241.217">
                <text:p>241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449">
                <text:p>30</text:p>
              </table:table-cell>
              <table:table-cell office:value-type="float" office:value="241.193">
                <text:p>241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521">
                <text:p>30</text:p>
              </table:table-cell>
              <table:table-cell office:value-type="float" office:value="241.182">
                <text:p>241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787">
                <text:p>30</text:p>
              </table:table-cell>
              <table:table-cell office:value-type="float" office:value="241.182">
                <text:p>241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849">
                <text:p>30</text:p>
              </table:table-cell>
              <table:table-cell office:value-type="float" office:value="241.195">
                <text:p>241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118">
                <text:p>30</text:p>
              </table:table-cell>
              <table:table-cell office:value-type="float" office:value="241.226">
                <text:p>241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196">
                <text:p>30</text:p>
              </table:table-cell>
              <table:table-cell office:value-type="float" office:value="241.266">
                <text:p>241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208">
                <text:p>30</text:p>
              </table:table-cell>
              <table:table-cell office:value-type="float" office:value="241.317">
                <text:p>241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398">
                <text:p>30</text:p>
              </table:table-cell>
              <table:table-cell office:value-type="float" office:value="241.392">
                <text:p>241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535">
                <text:p>30</text:p>
              </table:table-cell>
              <table:table-cell office:value-type="float" office:value="241.48">
                <text:p>241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671">
                <text:p>30</text:p>
              </table:table-cell>
              <table:table-cell office:value-type="float" office:value="241.584">
                <text:p>241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107">
                <text:p>40</text:p>
              </table:table-cell>
              <table:table-cell office:value-type="float" office:value="241.741">
                <text:p>241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392">
                <text:p>40</text:p>
              </table:table-cell>
              <table:table-cell office:value-type="float" office:value="241.906">
                <text:p>241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395">
                <text:p>40</text:p>
              </table:table-cell>
              <table:table-cell office:value-type="float" office:value="242.05">
                <text:p>242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532">
                <text:p>40</text:p>
              </table:table-cell>
              <table:table-cell office:value-type="float" office:value="242.231">
                <text:p>242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601">
                <text:p>40</text:p>
              </table:table-cell>
              <table:table-cell office:value-type="float" office:value="242.418">
                <text:p>242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647">
                <text:p>40</text:p>
              </table:table-cell>
              <table:table-cell office:value-type="float" office:value="242.617">
                <text:p>242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843">
                <text:p>40</text:p>
              </table:table-cell>
              <table:table-cell office:value-type="float" office:value="242.865">
                <text:p>242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897">
                <text:p>40</text:p>
              </table:table-cell>
              <table:table-cell office:value-type="float" office:value="243.102">
                <text:p>243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019">
                <text:p>40</text:p>
              </table:table-cell>
              <table:table-cell office:value-type="float" office:value="243.371">
                <text:p>243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307">
                <text:p>40</text:p>
              </table:table-cell>
              <table:table-cell office:value-type="float" office:value="243.704">
                <text:p>243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693">
                <text:p>40</text:p>
              </table:table-cell>
              <table:table-cell office:value-type="float" office:value="244.09">
                <text:p>244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869">
                <text:p>40</text:p>
              </table:table-cell>
              <table:table-cell office:value-type="float" office:value="244.439">
                <text:p>244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883">
                <text:p>40</text:p>
              </table:table-cell>
              <table:table-cell office:value-type="float" office:value="244.757">
                <text:p>244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956">
                <text:p>40</text:p>
              </table:table-cell>
              <table:table-cell office:value-type="float" office:value="245.11">
                <text:p>245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231">
                <text:p>40</text:p>
              </table:table-cell>
              <table:table-cell office:value-type="float" office:value="245.55">
                <text:p>245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578">
                <text:p>40</text:p>
              </table:table-cell>
              <table:table-cell office:value-type="float" office:value="246.04">
                <text:p>246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84">
                <text:p>40</text:p>
              </table:table-cell>
              <table:table-cell office:value-type="float" office:value="246.52">
                <text:p>246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9">
                <text:p>40</text:p>
              </table:table-cell>
              <table:table-cell office:value-type="float" office:value="246.939">
                <text:p>246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019">
                <text:p>40</text:p>
              </table:table-cell>
              <table:table-cell office:value-type="float" office:value="247.393">
                <text:p>247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073">
                <text:p>40</text:p>
              </table:table-cell>
              <table:table-cell office:value-type="float" office:value="247.83">
                <text:p>247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331">
                <text:p>40</text:p>
              </table:table-cell>
              <table:table-cell office:value-type="float" office:value="248.358">
                <text:p>248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623">
                <text:p>40</text:p>
              </table:table-cell>
              <table:table-cell office:value-type="float" office:value="248.901">
                <text:p>248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95">
                <text:p>40</text:p>
              </table:table-cell>
              <table:table-cell office:value-type="float" office:value="249.453">
                <text:p>249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091">
                <text:p>40</text:p>
              </table:table-cell>
              <table:table-cell office:value-type="float" office:value="249.915">
                <text:p>249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161">
                <text:p>40</text:p>
              </table:table-cell>
              <table:table-cell office:value-type="float" office:value="250.334">
                <text:p>250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473">
                <text:p>40</text:p>
              </table:table-cell>
              <table:table-cell office:value-type="float" office:value="250.824">
                <text:p>250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82">
                <text:p>40</text:p>
              </table:table-cell>
              <table:table-cell office:value-type="float" office:value="251.296">
                <text:p>251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101">
                <text:p>40</text:p>
              </table:table-cell>
              <table:table-cell office:value-type="float" office:value="251.71">
                <text:p>251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348">
                <text:p>40</text:p>
              </table:table-cell>
              <table:table-cell office:value-type="float" office:value="252.079">
                <text:p>252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508">
                <text:p>40</text:p>
              </table:table-cell>
              <table:table-cell office:value-type="float" office:value="252.391">
                <text:p>252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634">
                <text:p>40</text:p>
              </table:table-cell>
              <table:table-cell office:value-type="float" office:value="252.664">
                <text:p>252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909">
                <text:p>40</text:p>
              </table:table-cell>
              <table:table-cell office:value-type="float" office:value="252.936">
                <text:p>252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035">
                <text:p>40</text:p>
              </table:table-cell>
              <table:table-cell office:value-type="float" office:value="253.146">
                <text:p>253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276">
                <text:p>40</text:p>
              </table:table-cell>
              <table:table-cell office:value-type="float" office:value="253.343">
                <text:p>253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857">
                <text:p>40</text:p>
              </table:table-cell>
              <table:table-cell office:value-type="float" office:value="253.546">
                <text:p>253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073">
                <text:p>40</text:p>
              </table:table-cell>
              <table:table-cell office:value-type="float" office:value="253.666">
                <text:p>253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115">
                <text:p>40</text:p>
              </table:table-cell>
              <table:table-cell office:value-type="float" office:value="253.744">
                <text:p>253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215">
                <text:p>40</text:p>
              </table:table-cell>
              <table:table-cell office:value-type="float" office:value="253.804">
                <text:p>253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38">
                <text:p>40</text:p>
              </table:table-cell>
              <table:table-cell office:value-type="float" office:value="253.844">
                <text:p>253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656">
                <text:p>40</text:p>
              </table:table-cell>
              <table:table-cell office:value-type="float" office:value="253.86">
                <text:p>253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719">
                <text:p>40</text:p>
              </table:table-cell>
              <table:table-cell office:value-type="float" office:value="253.854">
                <text:p>253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934">
                <text:p>40</text:p>
              </table:table-cell>
              <table:table-cell office:value-type="float" office:value="253.826">
                <text:p>253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161">
                <text:p>40</text:p>
              </table:table-cell>
              <table:table-cell office:value-type="float" office:value="253.777">
                <text:p>253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197">
                <text:p>40</text:p>
              </table:table-cell>
              <table:table-cell office:value-type="float" office:value="253.72">
                <text:p>253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493">
                <text:p>40</text:p>
              </table:table-cell>
              <table:table-cell office:value-type="float" office:value="253.63">
                <text:p>253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525">
                <text:p>40</text:p>
              </table:table-cell>
              <table:table-cell office:value-type="float" office:value="253.546">
                <text:p>253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799">
                <text:p>40</text:p>
              </table:table-cell>
              <table:table-cell office:value-type="float" office:value="253.427">
                <text:p>253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094">
                <text:p>40</text:p>
              </table:table-cell>
              <table:table-cell office:value-type="float" office:value="253.291">
                <text:p>253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122">
                <text:p>40</text:p>
              </table:table-cell>
              <table:table-cell office:value-type="float" office:value="253.172">
                <text:p>253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159">
                <text:p>40</text:p>
              </table:table-cell>
              <table:table-cell office:value-type="float" office:value="253.045">
                <text:p>253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391">
                <text:p>40</text:p>
              </table:table-cell>
              <table:table-cell office:value-type="float" office:value="252.884">
                <text:p>252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496">
                <text:p>40</text:p>
              </table:table-cell>
              <table:table-cell office:value-type="float" office:value="252.732">
                <text:p>252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657">
                <text:p>40</text:p>
              </table:table-cell>
              <table:table-cell office:value-type="float" office:value="252.564">
                <text:p>252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913">
                <text:p>40</text:p>
              </table:table-cell>
              <table:table-cell office:value-type="float" office:value="252.376">
                <text:p>252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009">
                <text:p>40</text:p>
              </table:table-cell>
              <table:table-cell office:value-type="float" office:value="252.206">
                <text:p>252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284">
                <text:p>40</text:p>
              </table:table-cell>
              <table:table-cell office:value-type="float" office:value="252.003">
                <text:p>252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385">
                <text:p>40</text:p>
              </table:table-cell>
              <table:table-cell office:value-type="float" office:value="251.823">
                <text:p>251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704">
                <text:p>40</text:p>
              </table:table-cell>
              <table:table-cell office:value-type="float" office:value="251.603">
                <text:p>251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819">
                <text:p>40</text:p>
              </table:table-cell>
              <table:table-cell office:value-type="float" office:value="251.414">
                <text:p>251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062">
                <text:p>40</text:p>
              </table:table-cell>
              <table:table-cell office:value-type="float" office:value="251.2">
                <text:p>251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119">
                <text:p>40</text:p>
              </table:table-cell>
              <table:table-cell office:value-type="float" office:value="251.016">
                <text:p>251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212">
                <text:p>40</text:p>
              </table:table-cell>
              <table:table-cell office:value-type="float" office:value="250.824">
                <text:p>250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362">
                <text:p>40</text:p>
              </table:table-cell>
              <table:table-cell office:value-type="float" office:value="250.621">
                <text:p>250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468">
                <text:p>40</text:p>
              </table:table-cell>
              <table:table-cell office:value-type="float" office:value="250.424">
                <text:p>250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748">
                <text:p>40</text:p>
              </table:table-cell>
              <table:table-cell office:value-type="float" office:value="250.196">
                <text:p>250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971">
                <text:p>40</text:p>
              </table:table-cell>
              <table:table-cell office:value-type="float" office:value="249.978">
                <text:p>249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154">
                <text:p>40</text:p>
              </table:table-cell>
              <table:table-cell office:value-type="float" office:value="249.766">
                <text:p>249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247">
                <text:p>40</text:p>
              </table:table-cell>
              <table:table-cell office:value-type="float" office:value="249.571">
                <text:p>249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482">
                <text:p>40</text:p>
              </table:table-cell>
              <table:table-cell office:value-type="float" office:value="249.351">
                <text:p>249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794">
                <text:p>40</text:p>
              </table:table-cell>
              <table:table-cell office:value-type="float" office:value="249.118">
                <text:p>249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138">
                <text:p>40</text:p>
              </table:table-cell>
              <table:table-cell office:value-type="float" office:value="248.88">
                <text:p>248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243">
                <text:p>40</text:p>
              </table:table-cell>
              <table:table-cell office:value-type="float" office:value="248.685">
                <text:p>248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287">
                <text:p>40</text:p>
              </table:table-cell>
              <table:table-cell office:value-type="float" office:value="248.502">
                <text:p>248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573">
                <text:p>40</text:p>
              </table:table-cell>
              <table:table-cell office:value-type="float" office:value="248.278">
                <text:p>248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679">
                <text:p>40</text:p>
              </table:table-cell>
              <table:table-cell office:value-type="float" office:value="248.087">
                <text:p>248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816">
                <text:p>40</text:p>
              </table:table-cell>
              <table:table-cell office:value-type="float" office:value="247.892">
                <text:p>247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09">
                <text:p>40</text:p>
              </table:table-cell>
              <table:table-cell office:value-type="float" office:value="247.675">
                <text:p>247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345">
                <text:p>40</text:p>
              </table:table-cell>
              <table:table-cell office:value-type="float" office:value="247.463">
                <text:p>247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62">
                <text:p>40</text:p>
              </table:table-cell>
              <table:table-cell office:value-type="float" office:value="247.249">
                <text:p>247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719">
                <text:p>40</text:p>
              </table:table-cell>
              <table:table-cell office:value-type="float" office:value="247.067">
                <text:p>247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975">
                <text:p>40</text:p>
              </table:table-cell>
              <table:table-cell office:value-type="float" office:value="246.861">
                <text:p>246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109">
                <text:p>40</text:p>
              </table:table-cell>
              <table:table-cell office:value-type="float" office:value="246.676">
                <text:p>246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375">
                <text:p>40</text:p>
              </table:table-cell>
              <table:table-cell office:value-type="float" office:value="246.472">
                <text:p>246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405">
                <text:p>40</text:p>
              </table:table-cell>
              <table:table-cell office:value-type="float" office:value="246.307">
                <text:p>246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662">
                <text:p>40</text:p>
              </table:table-cell>
              <table:table-cell office:value-type="float" office:value="246.109">
                <text:p>246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713">
                <text:p>50</text:p>
              </table:table-cell>
              <table:table-cell office:value-type="float" office:value="245.945">
                <text:p>245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831">
                <text:p>50</text:p>
              </table:table-cell>
              <table:table-cell office:value-type="float" office:value="245.771">
                <text:p>245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855">
                <text:p>50</text:p>
              </table:table-cell>
              <table:table-cell office:value-type="float" office:value="245.614">
                <text:p>245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164">
                <text:p>50</text:p>
              </table:table-cell>
              <table:table-cell office:value-type="float" office:value="245.415">
                <text:p>245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181">
                <text:p>50</text:p>
              </table:table-cell>
              <table:table-cell office:value-type="float" office:value="245.262">
                <text:p>245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437">
                <text:p>50</text:p>
              </table:table-cell>
              <table:table-cell office:value-type="float" office:value="245.075">
                <text:p>245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556">
                <text:p>50</text:p>
              </table:table-cell>
              <table:table-cell office:value-type="float" office:value="244.91">
                <text:p>244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941">
                <text:p>50</text:p>
              </table:table-cell>
              <table:table-cell office:value-type="float" office:value="244.708">
                <text:p>244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055">
                <text:p>50</text:p>
              </table:table-cell>
              <table:table-cell office:value-type="float" office:value="244.547">
                <text:p>244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326">
                <text:p>50</text:p>
              </table:table-cell>
              <table:table-cell office:value-type="float" office:value="244.365">
                <text:p>244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402">
                <text:p>50</text:p>
              </table:table-cell>
              <table:table-cell office:value-type="float" office:value="244.213">
                <text:p>244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527">
                <text:p>50</text:p>
              </table:table-cell>
              <table:table-cell office:value-type="float" office:value="244.055">
                <text:p>244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587">
                <text:p>50</text:p>
              </table:table-cell>
              <table:table-cell office:value-type="float" office:value="243.907">
                <text:p>243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902">
                <text:p>50</text:p>
              </table:table-cell>
              <table:table-cell office:value-type="float" office:value="243.726">
                <text:p>243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958">
                <text:p>50</text:p>
              </table:table-cell>
              <table:table-cell office:value-type="float" office:value="243.582">
                <text:p>243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102">
                <text:p>50</text:p>
              </table:table-cell>
              <table:table-cell office:value-type="float" office:value="243.428">
                <text:p>243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268">
                <text:p>50</text:p>
              </table:table-cell>
              <table:table-cell office:value-type="float" office:value="243.272">
                <text:p>243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389">
                <text:p>50</text:p>
              </table:table-cell>
              <table:table-cell office:value-type="float" office:value="243.124">
                <text:p>243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493">
                <text:p>50</text:p>
              </table:table-cell>
              <table:table-cell office:value-type="float" office:value="242.981">
                <text:p>242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496">
                <text:p>50</text:p>
              </table:table-cell>
              <table:table-cell office:value-type="float" office:value="242.853">
                <text:p>242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6">
                <text:p>50</text:p>
              </table:table-cell>
              <table:table-cell office:value-type="float" office:value="242.715">
                <text:p>242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689">
                <text:p>50</text:p>
              </table:table-cell>
              <table:table-cell office:value-type="float" office:value="242.582">
                <text:p>242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762">
                <text:p>50</text:p>
              </table:table-cell>
              <table:table-cell office:value-type="float" office:value="242.455">
                <text:p>242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993">
                <text:p>50</text:p>
              </table:table-cell>
              <table:table-cell office:value-type="float" office:value="242.313">
                <text:p>242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134">
                <text:p>50</text:p>
              </table:table-cell>
              <table:table-cell office:value-type="float" office:value="242.187">
                <text:p>242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261">
                <text:p>50</text:p>
              </table:table-cell>
              <table:table-cell office:value-type="float" office:value="242.068">
                <text:p>24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486">
                <text:p>50</text:p>
              </table:table-cell>
              <table:table-cell office:value-type="float" office:value="241.945">
                <text:p>241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541">
                <text:p>50</text:p>
              </table:table-cell>
              <table:table-cell office:value-type="float" office:value="241.844">
                <text:p>241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785">
                <text:p>50</text:p>
              </table:table-cell>
              <table:table-cell office:value-type="float" office:value="241.733">
                <text:p>241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047">
                <text:p>50</text:p>
              </table:table-cell>
              <table:table-cell office:value-type="float" office:value="241.629">
                <text:p>241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124">
                <text:p>50</text:p>
              </table:table-cell>
              <table:table-cell office:value-type="float" office:value="241.548">
                <text:p>241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231">
                <text:p>50</text:p>
              </table:table-cell>
              <table:table-cell office:value-type="float" office:value="241.472">
                <text:p>241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536">
                <text:p>50</text:p>
              </table:table-cell>
              <table:table-cell office:value-type="float" office:value="241.393">
                <text:p>241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827">
                <text:p>50</text:p>
              </table:table-cell>
              <table:table-cell office:value-type="float" office:value="241.328">
                <text:p>241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004">
                <text:p>50</text:p>
              </table:table-cell>
              <table:table-cell office:value-type="float" office:value="241.279">
                <text:p>241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06">
                <text:p>50</text:p>
              </table:table-cell>
              <table:table-cell office:value-type="float" office:value="241.245">
                <text:p>241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216">
                <text:p>50</text:p>
              </table:table-cell>
              <table:table-cell office:value-type="float" office:value="241.22">
                <text:p>241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453">
                <text:p>50</text:p>
              </table:table-cell>
              <table:table-cell office:value-type="float" office:value="241.205">
                <text:p>241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568">
                <text:p>50</text:p>
              </table:table-cell>
              <table:table-cell office:value-type="float" office:value="241.205">
                <text:p>241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671">
                <text:p>50</text:p>
              </table:table-cell>
              <table:table-cell office:value-type="float" office:value="241.218">
                <text:p>241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937">
                <text:p>50</text:p>
              </table:table-cell>
              <table:table-cell office:value-type="float" office:value="241.248">
                <text:p>241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056">
                <text:p>50</text:p>
              </table:table-cell>
              <table:table-cell office:value-type="float" office:value="241.289">
                <text:p>241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35">
                <text:p>50</text:p>
              </table:table-cell>
              <table:table-cell office:value-type="float" office:value="241.355">
                <text:p>241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596">
                <text:p>50</text:p>
              </table:table-cell>
              <table:table-cell office:value-type="float" office:value="241.438">
                <text:p>241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812">
                <text:p>50</text:p>
              </table:table-cell>
              <table:table-cell office:value-type="float" office:value="241.538">
                <text:p>241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1">
                <text:p>50</text:p>
              </table:table-cell>
              <table:table-cell office:value-type="float" office:value="241.664">
                <text:p>241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197">
                <text:p>50</text:p>
              </table:table-cell>
              <table:table-cell office:value-type="float" office:value="241.79">
                <text:p>241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27">
                <text:p>50</text:p>
              </table:table-cell>
              <table:table-cell office:value-type="float" office:value="241.928">
                <text:p>241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514">
                <text:p>50</text:p>
              </table:table-cell>
              <table:table-cell office:value-type="float" office:value="242.109">
                <text:p>242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78">
                <text:p>50</text:p>
              </table:table-cell>
              <table:table-cell office:value-type="float" office:value="242.316">
                <text:p>242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875">
                <text:p>50</text:p>
              </table:table-cell>
              <table:table-cell office:value-type="float" office:value="242.513">
                <text:p>242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074">
                <text:p>50</text:p>
              </table:table-cell>
              <table:table-cell office:value-type="float" office:value="242.75">
                <text:p>242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308">
                <text:p>50</text:p>
              </table:table-cell>
              <table:table-cell office:value-type="float" office:value="243.016">
                <text:p>243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426">
                <text:p>50</text:p>
              </table:table-cell>
              <table:table-cell office:value-type="float" office:value="243.277">
                <text:p>243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46">
                <text:p>50</text:p>
              </table:table-cell>
              <table:table-cell office:value-type="float" office:value="243.534">
                <text:p>243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715">
                <text:p>50</text:p>
              </table:table-cell>
              <table:table-cell office:value-type="float" office:value="243.868">
                <text:p>243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951">
                <text:p>50</text:p>
              </table:table-cell>
              <table:table-cell office:value-type="float" office:value="244.22">
                <text:p>244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989">
                <text:p>50</text:p>
              </table:table-cell>
              <table:table-cell office:value-type="float" office:value="244.533">
                <text:p>244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182">
                <text:p>50</text:p>
              </table:table-cell>
              <table:table-cell office:value-type="float" office:value="244.913">
                <text:p>244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21">
                <text:p>50</text:p>
              </table:table-cell>
              <table:table-cell office:value-type="float" office:value="245.256">
                <text:p>245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251">
                <text:p>50</text:p>
              </table:table-cell>
              <table:table-cell office:value-type="float" office:value="245.618">
                <text:p>245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435">
                <text:p>50</text:p>
              </table:table-cell>
              <table:table-cell office:value-type="float" office:value="246.049">
                <text:p>246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652">
                <text:p>50</text:p>
              </table:table-cell>
              <table:table-cell office:value-type="float" office:value="246.511">
                <text:p>246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74">
                <text:p>50</text:p>
              </table:table-cell>
              <table:table-cell office:value-type="float" office:value="246.94">
                <text:p>246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016">
                <text:p>50</text:p>
              </table:table-cell>
              <table:table-cell office:value-type="float" office:value="247.457">
                <text:p>247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092">
                <text:p>50</text:p>
              </table:table-cell>
              <table:table-cell office:value-type="float" office:value="247.902">
                <text:p>247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328">
                <text:p>50</text:p>
              </table:table-cell>
              <table:table-cell office:value-type="float" office:value="248.42">
                <text:p>248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55">
                <text:p>50</text:p>
              </table:table-cell>
              <table:table-cell office:value-type="float" office:value="248.931">
                <text:p>248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64">
                <text:p>50</text:p>
              </table:table-cell>
              <table:table-cell office:value-type="float" office:value="249.382">
                <text:p>249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724">
                <text:p>50</text:p>
              </table:table-cell>
              <table:table-cell office:value-type="float" office:value="249.82">
                <text:p>249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762">
                <text:p>50</text:p>
              </table:table-cell>
              <table:table-cell office:value-type="float" office:value="250.228">
                <text:p>250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823">
                <text:p>50</text:p>
              </table:table-cell>
              <table:table-cell office:value-type="float" office:value="250.628">
                <text:p>250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848">
                <text:p>50</text:p>
              </table:table-cell>
              <table:table-cell office:value-type="float" office:value="250.996">
                <text:p>250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122">
                <text:p>50</text:p>
              </table:table-cell>
              <table:table-cell office:value-type="float" office:value="251.426">
                <text:p>251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426">
                <text:p>50</text:p>
              </table:table-cell>
              <table:table-cell office:value-type="float" office:value="251.832">
                <text:p>251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438">
                <text:p>50</text:p>
              </table:table-cell>
              <table:table-cell office:value-type="float" office:value="252.12">
                <text:p>252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585">
                <text:p>50</text:p>
              </table:table-cell>
              <table:table-cell office:value-type="float" office:value="252.419">
                <text:p>252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632">
                <text:p>50</text:p>
              </table:table-cell>
              <table:table-cell office:value-type="float" office:value="252.665">
                <text:p>252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681">
                <text:p>50</text:p>
              </table:table-cell>
              <table:table-cell office:value-type="float" office:value="252.885">
                <text:p>252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709">
                <text:p>50</text:p>
              </table:table-cell>
              <table:table-cell office:value-type="float" office:value="253.077">
                <text:p>253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901">
                <text:p>50</text:p>
              </table:table-cell>
              <table:table-cell office:value-type="float" office:value="253.268">
                <text:p>253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117">
                <text:p>50</text:p>
              </table:table-cell>
              <table:table-cell office:value-type="float" office:value="253.431">
                <text:p>253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344">
                <text:p>50</text:p>
              </table:table-cell>
              <table:table-cell office:value-type="float" office:value="253.564">
                <text:p>253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411">
                <text:p>50</text:p>
              </table:table-cell>
              <table:table-cell office:value-type="float" office:value="253.654">
                <text:p>253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477">
                <text:p>50</text:p>
              </table:table-cell>
              <table:table-cell office:value-type="float" office:value="253.722">
                <text:p>253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538">
                <text:p>50</text:p>
              </table:table-cell>
              <table:table-cell office:value-type="float" office:value="253.768">
                <text:p>253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555">
                <text:p>50</text:p>
              </table:table-cell>
              <table:table-cell office:value-type="float" office:value="253.793">
                <text:p>253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808">
                <text:p>60</text:p>
              </table:table-cell>
              <table:table-cell office:value-type="float" office:value="253.8">
                <text:p>253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998">
                <text:p>60</text:p>
              </table:table-cell>
              <table:table-cell office:value-type="float" office:value="253.785">
                <text:p>253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102">
                <text:p>60</text:p>
              </table:table-cell>
              <table:table-cell office:value-type="float" office:value="253.751">
                <text:p>253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254">
                <text:p>60</text:p>
              </table:table-cell>
              <table:table-cell office:value-type="float" office:value="253.699">
                <text:p>253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332">
                <text:p>60</text:p>
              </table:table-cell>
              <table:table-cell office:value-type="float" office:value="253.634">
                <text:p>253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609">
                <text:p>60</text:p>
              </table:table-cell>
              <table:table-cell office:value-type="float" office:value="253.54">
                <text:p>253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848">
                <text:p>60</text:p>
              </table:table-cell>
              <table:table-cell office:value-type="float" office:value="253.433">
                <text:p>253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941">
                <text:p>60</text:p>
              </table:table-cell>
              <table:table-cell office:value-type="float" office:value="253.325">
                <text:p>253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007">
                <text:p>60</text:p>
              </table:table-cell>
              <table:table-cell office:value-type="float" office:value="253.21">
                <text:p>253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118">
                <text:p>60</text:p>
              </table:table-cell>
              <table:table-cell office:value-type="float" office:value="253.08">
                <text:p>253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187">
                <text:p>60</text:p>
              </table:table-cell>
              <table:table-cell office:value-type="float" office:value="252.946">
                <text:p>252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283">
                <text:p>60</text:p>
              </table:table-cell>
              <table:table-cell office:value-type="float" office:value="252.801">
                <text:p>252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291">
                <text:p>60</text:p>
              </table:table-cell>
              <table:table-cell office:value-type="float" office:value="252.662">
                <text:p>252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505">
                <text:p>60</text:p>
              </table:table-cell>
              <table:table-cell office:value-type="float" office:value="252.486">
                <text:p>25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743">
                <text:p>60</text:p>
              </table:table-cell>
              <table:table-cell office:value-type="float" office:value="252.299">
                <text:p>252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769">
                <text:p>60</text:p>
              </table:table-cell>
              <table:table-cell office:value-type="float" office:value="252.14">
                <text:p>252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827">
                <text:p>60</text:p>
              </table:table-cell>
              <table:table-cell office:value-type="float" office:value="251.971">
                <text:p>251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915">
                <text:p>60</text:p>
              </table:table-cell>
              <table:table-cell office:value-type="float" office:value="251.793">
                <text:p>251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223">
                <text:p>60</text:p>
              </table:table-cell>
              <table:table-cell office:value-type="float" office:value="251.575">
                <text:p>251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241">
                <text:p>60</text:p>
              </table:table-cell>
              <table:table-cell office:value-type="float" office:value="251.403">
                <text:p>251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498">
                <text:p>60</text:p>
              </table:table-cell>
              <table:table-cell office:value-type="float" office:value="251.187">
                <text:p>251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527">
                <text:p>60</text:p>
              </table:table-cell>
              <table:table-cell office:value-type="float" office:value="251.008">
                <text:p>251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795">
                <text:p>60</text:p>
              </table:table-cell>
              <table:table-cell office:value-type="float" office:value="250.785">
                <text:p>250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031">
                <text:p>60</text:p>
              </table:table-cell>
              <table:table-cell office:value-type="float" office:value="250.567">
                <text:p>250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073">
                <text:p>60</text:p>
              </table:table-cell>
              <table:table-cell office:value-type="float" office:value="250.382">
                <text:p>250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142">
                <text:p>60</text:p>
              </table:table-cell>
              <table:table-cell office:value-type="float" office:value="250.191">
                <text:p>250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188">
                <text:p>60</text:p>
              </table:table-cell>
              <table:table-cell office:value-type="float" office:value="250.004">
                <text:p>250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458">
                <text:p>60</text:p>
              </table:table-cell>
              <table:table-cell office:value-type="float" office:value="249.777">
                <text:p>249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484">
                <text:p>60</text:p>
              </table:table-cell>
              <table:table-cell office:value-type="float" office:value="249.593">
                <text:p>249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522">
                <text:p>60</text:p>
              </table:table-cell>
              <table:table-cell office:value-type="float" office:value="249.408">
                <text:p>249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557">
                <text:p>60</text:p>
              </table:table-cell>
              <table:table-cell office:value-type="float" office:value="249.223">
                <text:p>249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579">
                <text:p>60</text:p>
              </table:table-cell>
              <table:table-cell office:value-type="float" office:value="249.042">
                <text:p>249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821">
                <text:p>60</text:p>
              </table:table-cell>
              <table:table-cell office:value-type="float" office:value="248.822">
                <text:p>248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04">
                <text:p>60</text:p>
              </table:table-cell>
              <table:table-cell office:value-type="float" office:value="248.607">
                <text:p>248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075">
                <text:p>60</text:p>
              </table:table-cell>
              <table:table-cell office:value-type="float" office:value="248.425">
                <text:p>248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328">
                <text:p>60</text:p>
              </table:table-cell>
              <table:table-cell office:value-type="float" office:value="248.206">
                <text:p>248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497">
                <text:p>60</text:p>
              </table:table-cell>
              <table:table-cell office:value-type="float" office:value="248.004">
                <text:p>248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727">
                <text:p>60</text:p>
              </table:table-cell>
              <table:table-cell office:value-type="float" office:value="247.793">
                <text:p>247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07">
                <text:p>60</text:p>
              </table:table-cell>
              <table:table-cell office:value-type="float" office:value="247.564">
                <text:p>247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146">
                <text:p>60</text:p>
              </table:table-cell>
              <table:table-cell office:value-type="float" office:value="247.382">
                <text:p>247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204">
                <text:p>60</text:p>
              </table:table-cell>
              <table:table-cell office:value-type="float" office:value="247.205">
                <text:p>247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437">
                <text:p>6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49">
                <text:p>60</text:p>
              </table:table-cell>
              <table:table-cell office:value-type="float" office:value="246.827">
                <text:p>246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73">
                <text:p>60</text:p>
              </table:table-cell>
              <table:table-cell office:value-type="float" office:value="246.625">
                <text:p>246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049">
                <text:p>60</text:p>
              </table:table-cell>
              <table:table-cell office:value-type="float" office:value="246.412">
                <text:p>246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061">
                <text:p>60</text:p>
              </table:table-cell>
              <table:table-cell office:value-type="float" office:value="246.25">
                <text:p>246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309">
                <text:p>60</text:p>
              </table:table-cell>
              <table:table-cell office:value-type="float" office:value="246.053">
                <text:p>246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547">
                <text:p>60</text:p>
              </table:table-cell>
              <table:table-cell office:value-type="float" office:value="245.859">
                <text:p>245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862">
                <text:p>60</text:p>
              </table:table-cell>
              <table:table-cell office:value-type="float" office:value="245.655">
                <text:p>245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903">
                <text:p>60</text:p>
              </table:table-cell>
              <table:table-cell office:value-type="float" office:value="245.496">
                <text:p>245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259">
                <text:p>60</text:p>
              </table:table-cell>
              <table:table-cell office:value-type="float" office:value="245.29">
                <text:p>245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377">
                <text:p>60</text:p>
              </table:table-cell>
              <table:table-cell office:value-type="float" office:value="245.122">
                <text:p>245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484">
                <text:p>60</text:p>
              </table:table-cell>
              <table:table-cell office:value-type="float" office:value="244.958">
                <text:p>244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677">
                <text:p>60</text:p>
              </table:table-cell>
              <table:table-cell office:value-type="float" office:value="244.782">
                <text:p>244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932">
                <text:p>60</text:p>
              </table:table-cell>
              <table:table-cell office:value-type="float" office:value="244.599">
                <text:p>244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254">
                <text:p>60</text:p>
              </table:table-cell>
              <table:table-cell office:value-type="float" office:value="244.409">
                <text:p>244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586">
                <text:p>60</text:p>
              </table:table-cell>
              <table:table-cell office:value-type="float" office:value="244.219">
                <text:p>244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615">
                <text:p>60</text:p>
              </table:table-cell>
              <table:table-cell office:value-type="float" office:value="244.074">
                <text:p>244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625">
                <text:p>60</text:p>
              </table:table-cell>
              <table:table-cell office:value-type="float" office:value="243.933">
                <text:p>243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625">
                <text:p>60</text:p>
              </table:table-cell>
              <table:table-cell office:value-type="float" office:value="243.794">
                <text:p>243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975">
                <text:p>60</text:p>
              </table:table-cell>
              <table:table-cell office:value-type="float" office:value="243.608">
                <text:p>243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341">
                <text:p>60</text:p>
              </table:table-cell>
              <table:table-cell office:value-type="float" office:value="243.423">
                <text:p>243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342">
                <text:p>60</text:p>
              </table:table-cell>
              <table:table-cell office:value-type="float" office:value="243.289">
                <text:p>243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527">
                <text:p>60</text:p>
              </table:table-cell>
              <table:table-cell office:value-type="float" office:value="243.132">
                <text:p>243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753">
                <text:p>60</text:p>
              </table:table-cell>
              <table:table-cell office:value-type="float" office:value="242.971">
                <text:p>242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77">
                <text:p>60</text:p>
              </table:table-cell>
              <table:table-cell office:value-type="float" office:value="242.841">
                <text:p>242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046">
                <text:p>60</text:p>
              </table:table-cell>
              <table:table-cell office:value-type="float" office:value="242.681">
                <text:p>242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427">
                <text:p>60</text:p>
              </table:table-cell>
              <table:table-cell office:value-type="float" office:value="242.513">
                <text:p>242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438">
                <text:p>60</text:p>
              </table:table-cell>
              <table:table-cell office:value-type="float" office:value="242.393">
                <text:p>242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454">
                <text:p>60</text:p>
              </table:table-cell>
              <table:table-cell office:value-type="float" office:value="242.277">
                <text:p>242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498">
                <text:p>60</text:p>
              </table:table-cell>
              <table:table-cell office:value-type="float" office:value="242.161">
                <text:p>242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715">
                <text:p>60</text:p>
              </table:table-cell>
              <table:table-cell office:value-type="float" office:value="242.032">
                <text:p>242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972">
                <text:p>60</text:p>
              </table:table-cell>
              <table:table-cell office:value-type="float" office:value="241.906">
                <text:p>241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024">
                <text:p>60</text:p>
              </table:table-cell>
              <table:table-cell office:value-type="float" office:value="241.806">
                <text:p>241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066">
                <text:p>60</text:p>
              </table:table-cell>
              <table:table-cell office:value-type="float" office:value="241.712">
                <text:p>241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29">
                <text:p>60</text:p>
              </table:table-cell>
              <table:table-cell office:value-type="float" office:value="241.61">
                <text:p>241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591">
                <text:p>60</text:p>
              </table:table-cell>
              <table:table-cell office:value-type="float" office:value="241.512">
                <text:p>241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621">
                <text:p>60</text:p>
              </table:table-cell>
              <table:table-cell office:value-type="float" office:value="241.442">
                <text:p>241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658">
                <text:p>60</text:p>
              </table:table-cell>
              <table:table-cell office:value-type="float" office:value="241.378">
                <text:p>241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732">
                <text:p>60</text:p>
              </table:table-cell>
              <table:table-cell office:value-type="float" office:value="241.321">
                <text:p>241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775">
                <text:p>60</text:p>
              </table:table-cell>
              <table:table-cell office:value-type="float" office:value="241.273">
                <text:p>241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779">
                <text:p>60</text:p>
              </table:table-cell>
              <table:table-cell office:value-type="float" office:value="241.236">
                <text:p>241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803">
                <text:p>60</text:p>
              </table:table-cell>
              <table:table-cell office:value-type="float" office:value="241.206">
                <text:p>241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849">
                <text:p>60</text:p>
              </table:table-cell>
              <table:table-cell office:value-type="float" office:value="241.185">
                <text:p>241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054">
                <text:p>60</text:p>
              </table:table-cell>
              <table:table-cell office:value-type="float" office:value="241.174">
                <text:p>241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279">
                <text:p>60</text:p>
              </table:table-cell>
              <table:table-cell office:value-type="float" office:value="241.178">
                <text:p>241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565">
                <text:p>60</text:p>
              </table:table-cell>
              <table:table-cell office:value-type="float" office:value="241.198">
                <text:p>241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625">
                <text:p>70</text:p>
              </table:table-cell>
              <table:table-cell office:value-type="float" office:value="241.228">
                <text:p>241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88">
                <text:p>70</text:p>
              </table:table-cell>
              <table:table-cell office:value-type="float" office:value="241.28">
                <text:p>241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952">
                <text:p>70</text:p>
              </table:table-cell>
              <table:table-cell office:value-type="float" office:value="241.339">
                <text:p>241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215">
                <text:p>70</text:p>
              </table:table-cell>
              <table:table-cell office:value-type="float" office:value="241.427">
                <text:p>241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237">
                <text:p>70</text:p>
              </table:table-cell>
              <table:table-cell office:value-type="float" office:value="241.513">
                <text:p>241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268">
                <text:p>70</text:p>
              </table:table-cell>
              <table:table-cell office:value-type="float" office:value="241.613">
                <text:p>241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312">
                <text:p>70</text:p>
              </table:table-cell>
              <table:table-cell office:value-type="float" office:value="241.729">
                <text:p>241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32">
                <text:p>70</text:p>
              </table:table-cell>
              <table:table-cell office:value-type="float" office:value="241.855">
                <text:p>241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69">
                <text:p>70</text:p>
              </table:table-cell>
              <table:table-cell office:value-type="float" office:value="242.049">
                <text:p>242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711">
                <text:p>70</text:p>
              </table:table-cell>
              <table:table-cell office:value-type="float" office:value="242.211">
                <text:p>242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06">
                <text:p>70</text:p>
              </table:table-cell>
              <table:table-cell office:value-type="float" office:value="242.449">
                <text:p>242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068">
                <text:p>70</text:p>
              </table:table-cell>
              <table:table-cell office:value-type="float" office:value="242.644">
                <text:p>242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324">
                <text:p>70</text:p>
              </table:table-cell>
              <table:table-cell office:value-type="float" office:value="242.908">
                <text:p>242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505">
                <text:p>70</text:p>
              </table:table-cell>
              <table:table-cell office:value-type="float" office:value="243.178">
                <text:p>243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855">
                <text:p>70</text:p>
              </table:table-cell>
              <table:table-cell office:value-type="float" office:value="243.512">
                <text:p>243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203">
                <text:p>70</text:p>
              </table:table-cell>
              <table:table-cell office:value-type="float" office:value="243.873">
                <text:p>243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496">
                <text:p>70</text:p>
              </table:table-cell>
              <table:table-cell office:value-type="float" office:value="244.244">
                <text:p>244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672">
                <text:p>70</text:p>
              </table:table-cell>
              <table:table-cell office:value-type="float" office:value="244.603">
                <text:p>244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878">
                <text:p>70</text:p>
              </table:table-cell>
              <table:table-cell office:value-type="float" office:value="244.992">
                <text:p>244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218">
                <text:p>70</text:p>
              </table:table-cell>
              <table:table-cell office:value-type="float" office:value="245.45">
                <text:p>245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42">
                <text:p>70</text:p>
              </table:table-cell>
              <table:table-cell office:value-type="float" office:value="245.881">
                <text:p>245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434">
                <text:p>70</text:p>
              </table:table-cell>
              <table:table-cell office:value-type="float" office:value="246.26">
                <text:p>246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439">
                <text:p>70</text:p>
              </table:table-cell>
              <table:table-cell office:value-type="float" office:value="246.648">
                <text:p>246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456">
                <text:p>70</text:p>
              </table:table-cell>
              <table:table-cell office:value-type="float" office:value="247.054">
                <text:p>247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471">
                <text:p>70</text:p>
              </table:table-cell>
              <table:table-cell office:value-type="float" office:value="247.468">
                <text:p>247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645">
                <text:p>70</text:p>
              </table:table-cell>
              <table:table-cell office:value-type="float" office:value="247.957">
                <text:p>247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848">
                <text:p>70</text:p>
              </table:table-cell>
              <table:table-cell office:value-type="float" office:value="248.465">
                <text:p>248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137">
                <text:p>70</text:p>
              </table:table-cell>
              <table:table-cell office:value-type="float" office:value="249.009">
                <text:p>249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261">
                <text:p>70</text:p>
              </table:table-cell>
              <table:table-cell office:value-type="float" office:value="249.479">
                <text:p>249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27">
                <text:p>70</text:p>
              </table:table-cell>
              <table:table-cell office:value-type="float" office:value="249.891">
                <text:p>249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313">
                <text:p>70</text:p>
              </table:table-cell>
              <table:table-cell office:value-type="float" office:value="250.305">
                <text:p>250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375">
                <text:p>70</text:p>
              </table:table-cell>
              <table:table-cell office:value-type="float" office:value="250.71">
                <text:p>250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446">
                <text:p>70</text:p>
              </table:table-cell>
              <table:table-cell office:value-type="float" office:value="251.099">
                <text:p>251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685">
                <text:p>70</text:p>
              </table:table-cell>
              <table:table-cell office:value-type="float" office:value="251.522">
                <text:p>251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87">
                <text:p>70</text:p>
              </table:table-cell>
              <table:table-cell office:value-type="float" office:value="251.897">
                <text:p>251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922">
                <text:p>70</text:p>
              </table:table-cell>
              <table:table-cell office:value-type="float" office:value="252.204">
                <text:p>252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965">
                <text:p>70</text:p>
              </table:table-cell>
              <table:table-cell office:value-type="float" office:value="252.482">
                <text:p>252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044">
                <text:p>70</text:p>
              </table:table-cell>
              <table:table-cell office:value-type="float" office:value="252.744">
                <text:p>252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257">
                <text:p>70</text:p>
              </table:table-cell>
              <table:table-cell office:value-type="float" office:value="253.005">
                <text:p>253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328">
                <text:p>70</text:p>
              </table:table-cell>
              <table:table-cell office:value-type="float" office:value="253.208">
                <text:p>253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343">
                <text:p>70</text:p>
              </table:table-cell>
              <table:table-cell office:value-type="float" office:value="253.375">
                <text:p>253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581">
                <text:p>70</text:p>
              </table:table-cell>
              <table:table-cell office:value-type="float" office:value="253.548">
                <text:p>253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839">
                <text:p>70</text:p>
              </table:table-cell>
              <table:table-cell office:value-type="float" office:value="253.689">
                <text:p>253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044">
                <text:p>70</text:p>
              </table:table-cell>
              <table:table-cell office:value-type="float" office:value="253.794">
                <text:p>253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237">
                <text:p>70</text:p>
              </table:table-cell>
              <table:table-cell office:value-type="float" office:value="253.869">
                <text:p>253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607">
                <text:p>70</text:p>
              </table:table-cell>
              <table:table-cell office:value-type="float" office:value="253.923">
                <text:p>253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622">
                <text:p>70</text:p>
              </table:table-cell>
              <table:table-cell office:value-type="float" office:value="253.942">
                <text:p>253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841">
                <text:p>70</text:p>
              </table:table-cell>
              <table:table-cell office:value-type="float" office:value="253.941">
                <text:p>253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032">
                <text:p>70</text:p>
              </table:table-cell>
              <table:table-cell office:value-type="float" office:value="253.919">
                <text:p>253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07">
                <text:p>70</text:p>
              </table:table-cell>
              <table:table-cell office:value-type="float" office:value="253.883">
                <text:p>253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143">
                <text:p>70</text:p>
              </table:table-cell>
              <table:table-cell office:value-type="float" office:value="253.83">
                <text:p>253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376">
                <text:p>70</text:p>
              </table:table-cell>
              <table:table-cell office:value-type="float" office:value="253.752">
                <text:p>253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656">
                <text:p>70</text:p>
              </table:table-cell>
              <table:table-cell office:value-type="float" office:value="253.652">
                <text:p>253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813">
                <text:p>70</text:p>
              </table:table-cell>
              <table:table-cell office:value-type="float" office:value="253.547">
                <text:p>253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818">
                <text:p>70</text:p>
              </table:table-cell>
              <table:table-cell office:value-type="float" office:value="253.445">
                <text:p>253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889">
                <text:p>70</text:p>
              </table:table-cell>
              <table:table-cell office:value-type="float" office:value="253.327">
                <text:p>253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896">
                <text:p>70</text:p>
              </table:table-cell>
              <table:table-cell office:value-type="float" office:value="253.208">
                <text:p>253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93">
                <text:p>70</text:p>
              </table:table-cell>
              <table:table-cell office:value-type="float" office:value="253.077">
                <text:p>253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155">
                <text:p>70</text:p>
              </table:table-cell>
              <table:table-cell office:value-type="float" office:value="252.913">
                <text:p>252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366">
                <text:p>70</text:p>
              </table:table-cell>
              <table:table-cell office:value-type="float" office:value="252.743">
                <text:p>252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54">
                <text:p>70</text:p>
              </table:table-cell>
              <table:table-cell office:value-type="float" office:value="252.57">
                <text:p>252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77">
                <text:p>70</text:p>
              </table:table-cell>
              <table:table-cell office:value-type="float" office:value="252.382">
                <text:p>252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982">
                <text:p>70</text:p>
              </table:table-cell>
              <table:table-cell office:value-type="float" office:value="252.191">
                <text:p>252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017">
                <text:p>70</text:p>
              </table:table-cell>
              <table:table-cell office:value-type="float" office:value="252.023">
                <text:p>252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041">
                <text:p>70</text:p>
              </table:table-cell>
              <table:table-cell office:value-type="float" office:value="251.854">
                <text:p>251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058">
                <text:p>70</text:p>
              </table:table-cell>
              <table:table-cell office:value-type="float" office:value="251.683">
                <text:p>251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313">
                <text:p>70</text:p>
              </table:table-cell>
              <table:table-cell office:value-type="float" office:value="251.469">
                <text:p>251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33">
                <text:p>70</text:p>
              </table:table-cell>
              <table:table-cell office:value-type="float" office:value="251.293">
                <text:p>251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339">
                <text:p>70</text:p>
              </table:table-cell>
              <table:table-cell office:value-type="float" office:value="251.117">
                <text:p>251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571">
                <text:p>70</text:p>
              </table:table-cell>
              <table:table-cell office:value-type="float" office:value="250.901">
                <text:p>250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599">
                <text:p>70</text:p>
              </table:table-cell>
              <table:table-cell office:value-type="float" office:value="250.718">
                <text:p>250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752">
                <text:p>70</text:p>
              </table:table-cell>
              <table:table-cell office:value-type="float" office:value="250.513">
                <text:p>250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753">
                <text:p>70</text:p>
              </table:table-cell>
              <table:table-cell office:value-type="float" office:value="250.334">
                <text:p>250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753">
                <text:p>70</text:p>
              </table:table-cell>
              <table:table-cell office:value-type="float" office:value="250.155">
                <text:p>250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783">
                <text:p>70</text:p>
              </table:table-cell>
              <table:table-cell office:value-type="float" office:value="249.97">
                <text:p>249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809">
                <text:p>70</text:p>
              </table:table-cell>
              <table:table-cell office:value-type="float" office:value="249.786">
                <text:p>249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142">
                <text:p>70</text:p>
              </table:table-cell>
              <table:table-cell office:value-type="float" office:value="249.547">
                <text:p>249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428">
                <text:p>70</text:p>
              </table:table-cell>
              <table:table-cell office:value-type="float" office:value="249.318">
                <text:p>249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641">
                <text:p>70</text:p>
              </table:table-cell>
              <table:table-cell office:value-type="float" office:value="249.101">
                <text:p>249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917">
                <text:p>70</text:p>
              </table:table-cell>
              <table:table-cell office:value-type="float" office:value="248.876">
                <text:p>248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188">
                <text:p>70</text:p>
              </table:table-cell>
              <table:table-cell office:value-type="float" office:value="248.652">
                <text:p>248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448">
                <text:p>70</text:p>
              </table:table-cell>
              <table:table-cell office:value-type="float" office:value="248.431">
                <text:p>248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471">
                <text:p>70</text:p>
              </table:table-cell>
              <table:table-cell office:value-type="float" office:value="248.253">
                <text:p>248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73">
                <text:p>70</text:p>
              </table:table-cell>
              <table:table-cell office:value-type="float" office:value="248.035">
                <text:p>248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735">
                <text:p>70</text:p>
              </table:table-cell>
              <table:table-cell office:value-type="float" office:value="247.863">
                <text:p>247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06">
                <text:p>70</text:p>
              </table:table-cell>
              <table:table-cell office:value-type="float" office:value="247.637">
                <text:p>247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345">
                <text:p>70</text:p>
              </table:table-cell>
              <table:table-cell office:value-type="float" office:value="247.421">
                <text:p>247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361">
                <text:p>80</text:p>
              </table:table-cell>
              <table:table-cell office:value-type="float" office:value="247.251">
                <text:p>247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674">
                <text:p>80</text:p>
              </table:table-cell>
              <table:table-cell office:value-type="float" office:value="247.033">
                <text:p>247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82">
                <text:p>80</text:p>
              </table:table-cell>
              <table:table-cell office:value-type="float" office:value="246.846">
                <text:p>246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993">
                <text:p>80</text:p>
              </table:table-cell>
              <table:table-cell office:value-type="float" office:value="246.655">
                <text:p>246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219">
                <text:p>80</text:p>
              </table:table-cell>
              <table:table-cell office:value-type="float" office:value="246.458">
                <text:p>246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234">
                <text:p>80</text:p>
              </table:table-cell>
              <table:table-cell office:value-type="float" office:value="246.296">
                <text:p>246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397">
                <text:p>80</text:p>
              </table:table-cell>
              <table:table-cell office:value-type="float" office:value="246.113">
                <text:p>246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747">
                <text:p>80</text:p>
              </table:table-cell>
              <table:table-cell office:value-type="float" office:value="245.902">
                <text:p>245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759">
                <text:p>80</text:p>
              </table:table-cell>
              <table:table-cell office:value-type="float" office:value="245.746">
                <text:p>245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041">
                <text:p>80</text:p>
              </table:table-cell>
              <table:table-cell office:value-type="float" office:value="245.55">
                <text:p>245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277">
                <text:p>80</text:p>
              </table:table-cell>
              <table:table-cell office:value-type="float" office:value="245.363">
                <text:p>245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326">
                <text:p>80</text:p>
              </table:table-cell>
              <table:table-cell office:value-type="float" office:value="245.206">
                <text:p>245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63">
                <text:p>80</text:p>
              </table:table-cell>
              <table:table-cell office:value-type="float" office:value="245.013">
                <text:p>245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828">
                <text:p>80</text:p>
              </table:table-cell>
              <table:table-cell office:value-type="float" office:value="244.837">
                <text:p>244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188">
                <text:p>80</text:p>
              </table:table-cell>
              <table:table-cell office:value-type="float" office:value="244.64">
                <text:p>244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52">
                <text:p>80</text:p>
              </table:table-cell>
              <table:table-cell office:value-type="float" office:value="244.449">
                <text:p>244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531">
                <text:p>80</text:p>
              </table:table-cell>
              <table:table-cell office:value-type="float" office:value="244.305">
                <text:p>244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536">
                <text:p>80</text:p>
              </table:table-cell>
              <table:table-cell office:value-type="float" office:value="244.164">
                <text:p>244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814">
                <text:p>80</text:p>
              </table:table-cell>
              <table:table-cell office:value-type="float" office:value="243.986">
                <text:p>243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111">
                <text:p>80</text:p>
              </table:table-cell>
              <table:table-cell office:value-type="float" office:value="243.807">
                <text:p>243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142">
                <text:p>80</text:p>
              </table:table-cell>
              <table:table-cell office:value-type="float" office:value="243.666">
                <text:p>243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339">
                <text:p>80</text:p>
              </table:table-cell>
              <table:table-cell office:value-type="float" office:value="243.503">
                <text:p>243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428">
                <text:p>80</text:p>
              </table:table-cell>
              <table:table-cell office:value-type="float" office:value="243.357">
                <text:p>243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748">
                <text:p>80</text:p>
              </table:table-cell>
              <table:table-cell office:value-type="float" office:value="243.183">
                <text:p>243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908">
                <text:p>80</text:p>
              </table:table-cell>
              <table:table-cell office:value-type="float" office:value="243.032">
                <text:p>243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916">
                <text:p>80</text:p>
              </table:table-cell>
              <table:table-cell office:value-type="float" office:value="242.902">
                <text:p>242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22">
                <text:p>80</text:p>
              </table:table-cell>
              <table:table-cell office:value-type="float" office:value="242.739">
                <text:p>242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502">
                <text:p>80</text:p>
              </table:table-cell>
              <table:table-cell office:value-type="float" office:value="242.582">
                <text:p>242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775">
                <text:p>80</text:p>
              </table:table-cell>
              <table:table-cell office:value-type="float" office:value="242.431">
                <text:p>242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033">
                <text:p>80</text:p>
              </table:table-cell>
              <table:table-cell office:value-type="float" office:value="242.288">
                <text:p>242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036">
                <text:p>80</text:p>
              </table:table-cell>
              <table:table-cell office:value-type="float" office:value="242.178">
                <text:p>242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31">
                <text:p>80</text:p>
              </table:table-cell>
              <table:table-cell office:value-type="float" office:value="242.044">
                <text:p>242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59">
                <text:p>80</text:p>
              </table:table-cell>
              <table:table-cell office:value-type="float" office:value="241.916">
                <text:p>241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865">
                <text:p>80</text:p>
              </table:table-cell>
              <table:table-cell office:value-type="float" office:value="241.797">
                <text:p>241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023">
                <text:p>80</text:p>
              </table:table-cell>
              <table:table-cell office:value-type="float" office:value="241.697">
                <text:p>241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318">
                <text:p>80</text:p>
              </table:table-cell>
              <table:table-cell office:value-type="float" office:value="241.593">
                <text:p>241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599">
                <text:p>80</text:p>
              </table:table-cell>
              <table:table-cell office:value-type="float" office:value="241.501">
                <text:p>241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911">
                <text:p>80</text:p>
              </table:table-cell>
              <table:table-cell office:value-type="float" office:value="241.418">
                <text:p>241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014">
                <text:p>80</text:p>
              </table:table-cell>
              <table:table-cell office:value-type="float" office:value="241.357">
                <text:p>241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074">
                <text:p>80</text:p>
              </table:table-cell>
              <table:table-cell office:value-type="float" office:value="241.307">
                <text:p>241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08">
                <text:p>80</text:p>
              </table:table-cell>
              <table:table-cell office:value-type="float" office:value="241.268">
                <text:p>241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372">
                <text:p>80</text:p>
              </table:table-cell>
              <table:table-cell office:value-type="float" office:value="241.231">
                <text:p>241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726">
                <text:p>80</text:p>
              </table:table-cell>
              <table:table-cell office:value-type="float" office:value="241.207">
                <text:p>241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97">
                <text:p>80</text:p>
              </table:table-cell>
              <table:table-cell office:value-type="float" office:value="241.201">
                <text:p>241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318">
                <text:p>80</text:p>
              </table:table-cell>
              <table:table-cell office:value-type="float" office:value="241.211">
                <text:p>241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617">
                <text:p>80</text:p>
              </table:table-cell>
              <table:table-cell office:value-type="float" office:value="241.239">
                <text:p>241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77">
                <text:p>80</text:p>
              </table:table-cell>
              <table:table-cell office:value-type="float" office:value="241.28">
                <text:p>241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021">
                <text:p>80</text:p>
              </table:table-cell>
              <table:table-cell office:value-type="float" office:value="241.342">
                <text:p>241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297">
                <text:p>80</text:p>
              </table:table-cell>
              <table:table-cell office:value-type="float" office:value="241.424">
                <text:p>241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299">
                <text:p>80</text:p>
              </table:table-cell>
              <table:table-cell office:value-type="float" office:value="241.502">
                <text:p>241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597">
                <text:p>80</text:p>
              </table:table-cell>
              <table:table-cell office:value-type="float" office:value="241.623">
                <text:p>241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862">
                <text:p>80</text:p>
              </table:table-cell>
              <table:table-cell office:value-type="float" office:value="241.763">
                <text:p>241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108">
                <text:p>80</text:p>
              </table:table-cell>
              <table:table-cell office:value-type="float" office:value="241.922">
                <text:p>241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401">
                <text:p>80</text:p>
              </table:table-cell>
              <table:table-cell office:value-type="float" office:value="242.11">
                <text:p>242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693">
                <text:p>80</text:p>
              </table:table-cell>
              <table:table-cell office:value-type="float" office:value="242.322">
                <text:p>242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701">
                <text:p>80</text:p>
              </table:table-cell>
              <table:table-cell office:value-type="float" office:value="242.504">
                <text:p>242.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9">
                <text:p>80</text:p>
              </table:table-cell>
              <table:table-cell office:value-type="float" office:value="242.74">
                <text:p>24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185">
                <text:p>80</text:p>
              </table:table-cell>
              <table:table-cell office:value-type="float" office:value="243.017">
                <text:p>243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208">
                <text:p>80</text:p>
              </table:table-cell>
              <table:table-cell office:value-type="float" office:value="243.255">
                <text:p>243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415">
                <text:p>80</text:p>
              </table:table-cell>
              <table:table-cell office:value-type="float" office:value="243.556">
                <text:p>243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419">
                <text:p>80</text:p>
              </table:table-cell>
              <table:table-cell office:value-type="float" office:value="243.823">
                <text:p>243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743">
                <text:p>80</text:p>
              </table:table-cell>
              <table:table-cell office:value-type="float" office:value="244.198">
                <text:p>244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019">
                <text:p>80</text:p>
              </table:table-cell>
              <table:table-cell office:value-type="float" office:value="244.584">
                <text:p>244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027">
                <text:p>80</text:p>
              </table:table-cell>
              <table:table-cell office:value-type="float" office:value="244.905">
                <text:p>244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308">
                <text:p>80</text:p>
              </table:table-cell>
              <table:table-cell office:value-type="float" office:value="245.335">
                <text:p>245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589">
                <text:p>80</text:p>
              </table:table-cell>
              <table:table-cell office:value-type="float" office:value="245.788">
                <text:p>245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604">
                <text:p>80</text:p>
              </table:table-cell>
              <table:table-cell office:value-type="float" office:value="246.163">
                <text:p>246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921">
                <text:p>80</text:p>
              </table:table-cell>
              <table:table-cell office:value-type="float" office:value="246.669">
                <text:p>246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975">
                <text:p>80</text:p>
              </table:table-cell>
              <table:table-cell office:value-type="float" office:value="247.089">
                <text:p>247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18">
                <text:p>80</text:p>
              </table:table-cell>
              <table:table-cell office:value-type="float" office:value="247.583">
                <text:p>247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352">
                <text:p>80</text:p>
              </table:table-cell>
              <table:table-cell office:value-type="float" office:value="248.072">
                <text:p>248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552">
                <text:p>80</text:p>
              </table:table-cell>
              <table:table-cell office:value-type="float" office:value="248.579">
                <text:p>248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635">
                <text:p>80</text:p>
              </table:table-cell>
              <table:table-cell office:value-type="float" office:value="249.036">
                <text:p>249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693">
                <text:p>80</text:p>
              </table:table-cell>
              <table:table-cell office:value-type="float" office:value="249.477">
                <text:p>249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835">
                <text:p>80</text:p>
              </table:table-cell>
              <table:table-cell office:value-type="float" office:value="249.941">
                <text:p>249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846">
                <text:p>80</text:p>
              </table:table-cell>
              <table:table-cell office:value-type="float" office:value="250.341">
                <text:p>250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861">
                <text:p>80</text:p>
              </table:table-cell>
              <table:table-cell office:value-type="float" office:value="250.727">
                <text:p>250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862">
                <text:p>80</text:p>
              </table:table-cell>
              <table:table-cell office:value-type="float" office:value="251.091">
                <text:p>251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059">
                <text:p>80</text:p>
              </table:table-cell>
              <table:table-cell office:value-type="float" office:value="251.501">
                <text:p>251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213">
                <text:p>80</text:p>
              </table:table-cell>
              <table:table-cell office:value-type="float" office:value="251.867">
                <text:p>251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53">
                <text:p>80</text:p>
              </table:table-cell>
              <table:table-cell office:value-type="float" office:value="252.25">
                <text:p>252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606">
                <text:p>80</text:p>
              </table:table-cell>
              <table:table-cell office:value-type="float" office:value="252.533">
                <text:p>252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633">
                <text:p>80</text:p>
              </table:table-cell>
              <table:table-cell office:value-type="float" office:value="252.778">
                <text:p>252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636">
                <text:p>80</text:p>
              </table:table-cell>
              <table:table-cell office:value-type="float" office:value="252.993">
                <text:p>252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652">
                <text:p>80</text:p>
              </table:table-cell>
              <table:table-cell office:value-type="float" office:value="253.187">
                <text:p>253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706">
                <text:p>90</text:p>
              </table:table-cell>
              <table:table-cell office:value-type="float" office:value="253.363">
                <text:p>253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92">
                <text:p>90</text:p>
              </table:table-cell>
              <table:table-cell office:value-type="float" office:value="253.535">
                <text:p>253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043">
                <text:p>90</text:p>
              </table:table-cell>
              <table:table-cell office:value-type="float" office:value="253.666">
                <text:p>253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401">
                <text:p>90</text:p>
              </table:table-cell>
              <table:table-cell office:value-type="float" office:value="253.788">
                <text:p>253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59">
                <text:p>90</text:p>
              </table:table-cell>
              <table:table-cell office:value-type="float" office:value="253.865">
                <text:p>253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969">
                <text:p>90</text:p>
              </table:table-cell>
              <table:table-cell office:value-type="float" office:value="253.922">
                <text:p>253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033">
                <text:p>90</text:p>
              </table:table-cell>
              <table:table-cell office:value-type="float" office:value="253.942">
                <text:p>253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134">
                <text:p>90</text:p>
              </table:table-cell>
              <table:table-cell office:value-type="float" office:value="253.943">
                <text:p>253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336">
                <text:p>90</text:p>
              </table:table-cell>
              <table:table-cell office:value-type="float" office:value="253.923">
                <text:p>253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669">
                <text:p>90</text:p>
              </table:table-cell>
              <table:table-cell office:value-type="float" office:value="253.877">
                <text:p>253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937">
                <text:p>90</text:p>
              </table:table-cell>
              <table:table-cell office:value-type="float" office:value="253.81">
                <text:p>253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189">
                <text:p>90</text:p>
              </table:table-cell>
              <table:table-cell office:value-type="float" office:value="253.725">
                <text:p>253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232">
                <text:p>90</text:p>
              </table:table-cell>
              <table:table-cell office:value-type="float" office:value="253.641">
                <text:p>253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411">
                <text:p>90</text:p>
              </table:table-cell>
              <table:table-cell office:value-type="float" office:value="253.532">
                <text:p>253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719">
                <text:p>90</text:p>
              </table:table-cell>
              <table:table-cell office:value-type="float" office:value="253.396">
                <text:p>253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74">
                <text:p>90</text:p>
              </table:table-cell>
              <table:table-cell office:value-type="float" office:value="253.28">
                <text:p>253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896">
                <text:p>90</text:p>
              </table:table-cell>
              <table:table-cell office:value-type="float" office:value="253.139">
                <text:p>253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204">
                <text:p>90</text:p>
              </table:table-cell>
              <table:table-cell office:value-type="float" office:value="252.968">
                <text:p>252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411">
                <text:p>90</text:p>
              </table:table-cell>
              <table:table-cell office:value-type="float" office:value="252.8">
                <text:p>252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708">
                <text:p>90</text:p>
              </table:table-cell>
              <table:table-cell office:value-type="float" office:value="252.612">
                <text:p>252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718">
                <text:p>90</text:p>
              </table:table-cell>
              <table:table-cell office:value-type="float" office:value="252.459">
                <text:p>252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068">
                <text:p>90</text:p>
              </table:table-cell>
              <table:table-cell office:value-type="float" office:value="252.248">
                <text:p>252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103">
                <text:p>90</text:p>
              </table:table-cell>
              <table:table-cell office:value-type="float" office:value="252.082">
                <text:p>252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311">
                <text:p>90</text:p>
              </table:table-cell>
              <table:table-cell office:value-type="float" office:value="251.883">
                <text:p>251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53">
                <text:p>90</text:p>
              </table:table-cell>
              <table:table-cell office:value-type="float" office:value="251.678">
                <text:p>251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832">
                <text:p>90</text:p>
              </table:table-cell>
              <table:table-cell office:value-type="float" office:value="251.456">
                <text:p>251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135">
                <text:p>90</text:p>
              </table:table-cell>
              <table:table-cell office:value-type="float" office:value="251.23">
                <text:p>251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43">
                <text:p>90</text:p>
              </table:table-cell>
              <table:table-cell office:value-type="float" office:value="251.003">
                <text:p>251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432">
                <text:p>90</text:p>
              </table:table-cell>
              <table:table-cell office:value-type="float" office:value="250.826">
                <text:p>250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749">
                <text:p>90</text:p>
              </table:table-cell>
              <table:table-cell office:value-type="float" office:value="250.592">
                <text:p>250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077">
                <text:p>90</text:p>
              </table:table-cell>
              <table:table-cell office:value-type="float" office:value="250.355">
                <text:p>250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374">
                <text:p>90</text:p>
              </table:table-cell>
              <table:table-cell office:value-type="float" office:value="250.123">
                <text:p>250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666">
                <text:p>90</text:p>
              </table:table-cell>
              <table:table-cell office:value-type="float" office:value="249.891">
                <text:p>249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973">
                <text:p>90</text:p>
              </table:table-cell>
              <table:table-cell office:value-type="float" office:value="249.657">
                <text:p>249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28">
                <text:p>90</text:p>
              </table:table-cell>
              <table:table-cell office:value-type="float" office:value="249.423">
                <text:p>249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313">
                <text:p>90</text:p>
              </table:table-cell>
              <table:table-cell office:value-type="float" office:value="249.238">
                <text:p>249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314">
                <text:p>90</text:p>
              </table:table-cell>
              <table:table-cell office:value-type="float" office:value="249.06">
                <text:p>249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626">
                <text:p>90</text:p>
              </table:table-cell>
              <table:table-cell office:value-type="float" office:value="248.828">
                <text:p>248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853">
                <text:p>90</text:p>
              </table:table-cell>
              <table:table-cell office:value-type="float" office:value="248.612">
                <text:p>248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93">
                <text:p>90</text:p>
              </table:table-cell>
              <table:table-cell office:value-type="float" office:value="248.423">
                <text:p>248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954">
                <text:p>90</text:p>
              </table:table-cell>
              <table:table-cell office:value-type="float" office:value="248.245">
                <text:p>248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078">
                <text:p>90</text:p>
              </table:table-cell>
              <table:table-cell office:value-type="float" office:value="248.051">
                <text:p>248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395">
                <text:p>90</text:p>
              </table:table-cell>
              <table:table-cell office:value-type="float" office:value="247.825">
                <text:p>247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2762">
                <text:p>90</text:p>
              </table:table-cell>
              <table:table-cell office:value-type="float" office:value="247.593">
                <text:p>247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4042">
                <text:p>90</text:p>
              </table:table-cell>
              <table:table-cell office:value-type="float" office:value="247.378">
                <text:p>247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5369">
                <text:p>90</text:p>
              </table:table-cell>
              <table:table-cell office:value-type="float" office:value="247.157">
                <text:p>247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6671">
                <text:p>90</text:p>
              </table:table-cell>
              <table:table-cell office:value-type="float" office:value="246.942">
                <text:p>246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7794">
                <text:p>90</text:p>
              </table:table-cell>
              <table:table-cell office:value-type="float" office:value="246.758">
                <text:p>246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9078">
                <text:p>90</text:p>
              </table:table-cell>
              <table:table-cell office:value-type="float" office:value="246.551">
                <text:p>246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0404">
                <text:p>90</text:p>
              </table:table-cell>
              <table:table-cell office:value-type="float" office:value="246.339">
                <text:p>246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1651">
                <text:p>90</text:p>
              </table:table-cell>
              <table:table-cell office:value-type="float" office:value="246.142">
                <text:p>246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2925">
                <text:p>90</text:p>
              </table:table-cell>
              <table:table-cell office:value-type="float" office:value="245.943">
                <text:p>245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4202">
                <text:p>90</text:p>
              </table:table-cell>
              <table:table-cell office:value-type="float" office:value="245.745">
                <text:p>245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5211">
                <text:p>90</text:p>
              </table:table-cell>
              <table:table-cell office:value-type="float" office:value="245.591">
                <text:p>245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6402">
                <text:p>90</text:p>
              </table:table-cell>
              <table:table-cell office:value-type="float" office:value="245.41">
                <text:p>245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7741">
                <text:p>90</text:p>
              </table:table-cell>
              <table:table-cell office:value-type="float" office:value="245.21">
                <text:p>245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8896">
                <text:p>90</text:p>
              </table:table-cell>
              <table:table-cell office:value-type="float" office:value="245.038">
                <text:p>245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997">
                <text:p>90</text:p>
              </table:table-cell>
              <table:table-cell office:value-type="float" office:value="244.88">
                <text:p>244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1238">
                <text:p>90</text:p>
              </table:table-cell>
              <table:table-cell office:value-type="float" office:value="244.696">
                <text:p>244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2415">
                <text:p>90</text:p>
              </table:table-cell>
              <table:table-cell office:value-type="float" office:value="244.527">
                <text:p>244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3448">
                <text:p>90</text:p>
              </table:table-cell>
              <table:table-cell office:value-type="float" office:value="244.379">
                <text:p>244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4768">
                <text:p>90</text:p>
              </table:table-cell>
              <table:table-cell office:value-type="float" office:value="244.193">
                <text:p>244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5772">
                <text:p>90</text:p>
              </table:table-cell>
              <table:table-cell office:value-type="float" office:value="244.052">
                <text:p>244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68">
                <text:p>90</text:p>
              </table:table-cell>
              <table:table-cell office:value-type="float" office:value="243.91">
                <text:p>243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8108">
                <text:p>90</text:p>
              </table:table-cell>
              <table:table-cell office:value-type="float" office:value="243.73">
                <text:p>243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9302">
                <text:p>90</text:p>
              </table:table-cell>
              <table:table-cell office:value-type="float" office:value="243.567">
                <text:p>243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0599">
                <text:p>90</text:p>
              </table:table-cell>
              <table:table-cell office:value-type="float" office:value="243.393">
                <text:p>243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1606">
                <text:p>90</text:p>
              </table:table-cell>
              <table:table-cell office:value-type="float" office:value="243.259">
                <text:p>243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2616">
                <text:p>90</text:p>
              </table:table-cell>
              <table:table-cell office:value-type="float" office:value="243.126">
                <text:p>243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4001">
                <text:p>90</text:p>
              </table:table-cell>
              <table:table-cell office:value-type="float" office:value="242.948">
                <text:p>242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5179">
                <text:p>90</text:p>
              </table:table-cell>
              <table:table-cell office:value-type="float" office:value="242.799">
                <text:p>242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6516">
                <text:p>90</text:p>
              </table:table-cell>
              <table:table-cell office:value-type="float" office:value="242.634">
                <text:p>242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7528">
                <text:p>90</text:p>
              </table:table-cell>
              <table:table-cell office:value-type="float" office:value="242.513">
                <text:p>242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8737">
                <text:p>90</text:p>
              </table:table-cell>
              <table:table-cell office:value-type="float" office:value="242.373">
                <text:p>242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9918">
                <text:p>90</text:p>
              </table:table-cell>
              <table:table-cell office:value-type="float" office:value="242.241">
                <text:p>242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126">
                <text:p>90</text:p>
              </table:table-cell>
              <table:table-cell office:value-type="float" office:value="242.098">
                <text:p>242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2273">
                <text:p>90</text:p>
              </table:table-cell>
              <table:table-cell office:value-type="float" office:value="241.995">
                <text:p>241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3275">
                <text:p>90</text:p>
              </table:table-cell>
              <table:table-cell office:value-type="float" office:value="241.898">
                <text:p>241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4666">
                <text:p>90</text:p>
              </table:table-cell>
              <table:table-cell office:value-type="float" office:value="241.771">
                <text:p>241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5698">
                <text:p>90</text:p>
              </table:table-cell>
              <table:table-cell office:value-type="float" office:value="241.684">
                <text:p>241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6885">
                <text:p>90</text:p>
              </table:table-cell>
              <table:table-cell office:value-type="float" office:value="241.592">
                <text:p>241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8242">
                <text:p>90</text:p>
              </table:table-cell>
              <table:table-cell office:value-type="float" office:value="241.497">
                <text:p>241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9541">
                <text:p>90</text:p>
              </table:table-cell>
              <table:table-cell office:value-type="float" office:value="241.418">
                <text:p>241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085">
                <text:p>100</text:p>
              </table:table-cell>
              <table:table-cell office:value-type="float" office:value="241.35">
                <text:p>241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2032">
                <text:p>100</text:p>
              </table:table-cell>
              <table:table-cell office:value-type="float" office:value="241.301">
                <text:p>241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3059">
                <text:p>100</text:p>
              </table:table-cell>
              <table:table-cell office:value-type="float" office:value="241.267">
                <text:p>241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407">
                <text:p>100</text:p>
              </table:table-cell>
              <table:table-cell office:value-type="float" office:value="241.243">
                <text:p>241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5362">
                <text:p>100</text:p>
              </table:table-cell>
              <table:table-cell office:value-type="float" office:value="241.225">
                <text:p>241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6671">
                <text:p>100</text:p>
              </table:table-cell>
              <table:table-cell office:value-type="float" office:value="241.224">
                <text:p>241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7993">
                <text:p>100</text:p>
              </table:table-cell>
              <table:table-cell office:value-type="float" office:value="241.24">
                <text:p>241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9224">
                <text:p>100</text:p>
              </table:table-cell>
              <table:table-cell office:value-type="float" office:value="241.272">
                <text:p>241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0226">
                <text:p>100</text:p>
              </table:table-cell>
              <table:table-cell office:value-type="float" office:value="241.31">
                <text:p>241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1452">
                <text:p>100</text:p>
              </table:table-cell>
              <table:table-cell office:value-type="float" office:value="241.373">
                <text:p>241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2744">
                <text:p>100</text:p>
              </table:table-cell>
              <table:table-cell office:value-type="float" office:value="241.459">
                <text:p>241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3928">
                <text:p>100</text:p>
              </table:table-cell>
              <table:table-cell office:value-type="float" office:value="241.557">
                <text:p>241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5194">
                <text:p>100</text:p>
              </table:table-cell>
              <table:table-cell office:value-type="float" office:value="241.681">
                <text:p>241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6343">
                <text:p>100</text:p>
              </table:table-cell>
              <table:table-cell office:value-type="float" office:value="241.812">
                <text:p>241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7378">
                <text:p>100</text:p>
              </table:table-cell>
              <table:table-cell office:value-type="float" office:value="241.946">
                <text:p>241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8393">
                <text:p>100</text:p>
              </table:table-cell>
              <table:table-cell office:value-type="float" office:value="242.092">
                <text:p>242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9737">
                <text:p>100</text:p>
              </table:table-cell>
              <table:table-cell office:value-type="float" office:value="242.308">
                <text:p>242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1029">
                <text:p>100</text:p>
              </table:table-cell>
              <table:table-cell office:value-type="float" office:value="242.54">
                <text:p>242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2193">
                <text:p>100</text:p>
              </table:table-cell>
              <table:table-cell office:value-type="float" office:value="242.77">
                <text:p>242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35">
                <text:p>100</text:p>
              </table:table-cell>
              <table:table-cell office:value-type="float" office:value="243.053">
                <text:p>243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4547">
                <text:p>100</text:p>
              </table:table-cell>
              <table:table-cell office:value-type="float" office:value="243.298">
                <text:p>243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5716">
                <text:p>100</text:p>
              </table:table-cell>
              <table:table-cell office:value-type="float" office:value="243.591">
                <text:p>243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6736">
                <text:p>100</text:p>
              </table:table-cell>
              <table:table-cell office:value-type="float" office:value="243.863">
                <text:p>243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8043">
                <text:p>100</text:p>
              </table:table-cell>
              <table:table-cell office:value-type="float" office:value="244.234">
                <text:p>244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9115">
                <text:p>100</text:p>
              </table:table-cell>
              <table:table-cell office:value-type="float" office:value="244.558">
                <text:p>244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0414">
                <text:p>100</text:p>
              </table:table-cell>
              <table:table-cell office:value-type="float" office:value="244.972">
                <text:p>244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1717">
                <text:p>100</text:p>
              </table:table-cell>
              <table:table-cell office:value-type="float" office:value="245.412">
                <text:p>245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2957">
                <text:p>100</text:p>
              </table:table-cell>
              <table:table-cell office:value-type="float" office:value="245.852">
                <text:p>245.8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4252">
                <text:p>100</text:p>
              </table:table-cell>
              <table:table-cell office:value-type="float" office:value="246.335">
                <text:p>246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5286">
                <text:p>100</text:p>
              </table:table-cell>
              <table:table-cell office:value-type="float" office:value="246.736">
                <text:p>246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6414">
                <text:p>100</text:p>
              </table:table-cell>
              <table:table-cell office:value-type="float" office:value="247.187">
                <text:p>247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7756">
                <text:p>100</text:p>
              </table:table-cell>
              <table:table-cell office:value-type="float" office:value="247.739">
                <text:p>247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8824">
                <text:p>100</text:p>
              </table:table-cell>
              <table:table-cell office:value-type="float" office:value="248.187">
                <text:p>248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9895">
                <text:p>100</text:p>
              </table:table-cell>
              <table:table-cell office:value-type="float" office:value="248.637">
                <text:p>248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121">
                <text:p>100</text:p>
              </table:table-cell>
              <table:table-cell office:value-type="float" office:value="249.188">
                <text:p>249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2314">
                <text:p>100</text:p>
              </table:table-cell>
              <table:table-cell office:value-type="float" office:value="249.643">
                <text:p>249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3315">
                <text:p>100</text:p>
              </table:table-cell>
              <table:table-cell office:value-type="float" office:value="250.045">
                <text:p>250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4669">
                <text:p>100</text:p>
              </table:table-cell>
              <table:table-cell office:value-type="float" office:value="250.568">
                <text:p>250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5985">
                <text:p>100</text:p>
              </table:table-cell>
              <table:table-cell office:value-type="float" office:value="251.048">
                <text:p>251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7023">
                <text:p>100</text:p>
              </table:table-cell>
              <table:table-cell office:value-type="float" office:value="251.403">
                <text:p>251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8327">
                <text:p>100</text:p>
              </table:table-cell>
              <table:table-cell office:value-type="float" office:value="251.818">
                <text:p>251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9525">
                <text:p>100</text:p>
              </table:table-cell>
              <table:table-cell office:value-type="float" office:value="252.168">
                <text:p>252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066">
                <text:p>100</text:p>
              </table:table-cell>
              <table:table-cell office:value-type="float" office:value="252.468">
                <text:p>252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168">
                <text:p>100</text:p>
              </table:table-cell>
              <table:table-cell office:value-type="float" office:value="252.711">
                <text:p>252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301">
                <text:p>100</text:p>
              </table:table-cell>
              <table:table-cell office:value-type="float" office:value="252.992">
                <text:p>252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415">
                <text:p>100</text:p>
              </table:table-cell>
              <table:table-cell office:value-type="float" office:value="253.201">
                <text:p>253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535">
                <text:p>100</text:p>
              </table:table-cell>
              <table:table-cell office:value-type="float" office:value="253.387">
                <text:p>253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669">
                <text:p>100</text:p>
              </table:table-cell>
              <table:table-cell office:value-type="float" office:value="253.558">
                <text:p>253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784">
                <text:p>100</text:p>
              </table:table-cell>
              <table:table-cell office:value-type="float" office:value="253.675">
                <text:p>253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909">
                <text:p>100</text:p>
              </table:table-cell>
              <table:table-cell office:value-type="float" office:value="253.771">
                <text:p>253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009">
                <text:p>100</text:p>
              </table:table-cell>
              <table:table-cell office:value-type="float" office:value="253.827">
                <text:p>253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133">
                <text:p>100</text:p>
              </table:table-cell>
              <table:table-cell office:value-type="float" office:value="253.87">
                <text:p>253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25">
                <text:p>100</text:p>
              </table:table-cell>
              <table:table-cell office:value-type="float" office:value="253.886">
                <text:p>253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381">
                <text:p>100</text:p>
              </table:table-cell>
              <table:table-cell office:value-type="float" office:value="253.878">
                <text:p>253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507">
                <text:p>100</text:p>
              </table:table-cell>
              <table:table-cell office:value-type="float" office:value="253.845">
                <text:p>253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623">
                <text:p>100</text:p>
              </table:table-cell>
              <table:table-cell office:value-type="float" office:value="253.796">
                <text:p>253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754">
                <text:p>100</text:p>
              </table:table-cell>
              <table:table-cell office:value-type="float" office:value="253.72">
                <text:p>253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856">
                <text:p>100</text:p>
              </table:table-cell>
              <table:table-cell office:value-type="float" office:value="253.646">
                <text:p>253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975">
                <text:p>100</text:p>
              </table:table-cell>
              <table:table-cell office:value-type="float" office:value="253.545">
                <text:p>253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105">
                <text:p>100</text:p>
              </table:table-cell>
              <table:table-cell office:value-type="float" office:value="253.42">
                <text:p>253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231">
                <text:p>100</text:p>
              </table:table-cell>
              <table:table-cell office:value-type="float" office:value="253.283">
                <text:p>253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339">
                <text:p>100</text:p>
              </table:table-cell>
              <table:table-cell office:value-type="float" office:value="253.156">
                <text:p>253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44">
                <text:p>100</text:p>
              </table:table-cell>
              <table:table-cell office:value-type="float" office:value="253.029">
                <text:p>253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556">
                <text:p>100</text:p>
              </table:table-cell>
              <table:table-cell office:value-type="float" office:value="252.875">
                <text:p>252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682">
                <text:p>100</text:p>
              </table:table-cell>
              <table:table-cell office:value-type="float" office:value="252.699">
                <text:p>252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809">
                <text:p>100</text:p>
              </table:table-cell>
              <table:table-cell office:value-type="float" office:value="252.511">
                <text:p>252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923">
                <text:p>100</text:p>
              </table:table-cell>
              <table:table-cell office:value-type="float" office:value="252.337">
                <text:p>252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054">
                <text:p>100</text:p>
              </table:table-cell>
              <table:table-cell office:value-type="float" office:value="252.131">
                <text:p>252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18">
                <text:p>100</text:p>
              </table:table-cell>
              <table:table-cell office:value-type="float" office:value="251.927">
                <text:p>251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31">
                <text:p>100</text:p>
              </table:table-cell>
              <table:table-cell office:value-type="float" office:value="251.71">
                <text:p>251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443">
                <text:p>100</text:p>
              </table:table-cell>
              <table:table-cell office:value-type="float" office:value="251.486">
                <text:p>251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568">
                <text:p>100</text:p>
              </table:table-cell>
              <table:table-cell office:value-type="float" office:value="251.27">
                <text:p>251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703">
                <text:p>100</text:p>
              </table:table-cell>
              <table:table-cell office:value-type="float" office:value="251.036">
                <text:p>251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828">
                <text:p>100</text:p>
              </table:table-cell>
              <table:table-cell office:value-type="float" office:value="250.815">
                <text:p>250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958">
                <text:p>100</text:p>
              </table:table-cell>
              <table:table-cell office:value-type="float" office:value="250.584">
                <text:p>250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082">
                <text:p>100</text:p>
              </table:table-cell>
              <table:table-cell office:value-type="float" office:value="250.363">
                <text:p>250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186">
                <text:p>100</text:p>
              </table:table-cell>
              <table:table-cell office:value-type="float" office:value="250.177">
                <text:p>250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288">
                <text:p>100</text:p>
              </table:table-cell>
              <table:table-cell office:value-type="float" office:value="249.993">
                <text:p>249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404">
                <text:p>100</text:p>
              </table:table-cell>
              <table:table-cell office:value-type="float" office:value="249.786">
                <text:p>249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521">
                <text:p>100</text:p>
              </table:table-cell>
              <table:table-cell office:value-type="float" office:value="249.577">
                <text:p>249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625">
                <text:p>100</text:p>
              </table:table-cell>
              <table:table-cell office:value-type="float" office:value="249.391">
                <text:p>249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76">
                <text:p>100</text:p>
              </table:table-cell>
              <table:table-cell office:value-type="float" office:value="249.151">
                <text:p>249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86">
                <text:p>100</text:p>
              </table:table-cell>
              <table:table-cell office:value-type="float" office:value="248.972">
                <text:p>248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995">
                <text:p>100</text:p>
              </table:table-cell>
              <table:table-cell office:value-type="float" office:value="248.734">
                <text:p>248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099">
                <text:p>110</text:p>
              </table:table-cell>
              <table:table-cell office:value-type="float" office:value="248.55">
                <text:p>248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202">
                <text:p>110</text:p>
              </table:table-cell>
              <table:table-cell office:value-type="float" office:value="248.37">
                <text:p>248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321">
                <text:p>110</text:p>
              </table:table-cell>
              <table:table-cell office:value-type="float" office:value="248.164">
                <text:p>248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459">
                <text:p>110</text:p>
              </table:table-cell>
              <table:table-cell office:value-type="float" office:value="247.925">
                <text:p>247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559">
                <text:p>110</text:p>
              </table:table-cell>
              <table:table-cell office:value-type="float" office:value="247.754">
                <text:p>247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695">
                <text:p>110</text:p>
              </table:table-cell>
              <table:table-cell office:value-type="float" office:value="247.523">
                <text:p>247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83">
                <text:p>110</text:p>
              </table:table-cell>
              <table:table-cell office:value-type="float" office:value="247.296">
                <text:p>247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956">
                <text:p>110</text:p>
              </table:table-cell>
              <table:table-cell office:value-type="float" office:value="247.087">
                <text:p>247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086">
                <text:p>110</text:p>
              </table:table-cell>
              <table:table-cell office:value-type="float" office:value="246.873">
                <text:p>246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215">
                <text:p>110</text:p>
              </table:table-cell>
              <table:table-cell office:value-type="float" office:value="246.662">
                <text:p>246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323">
                <text:p>110</text:p>
              </table:table-cell>
              <table:table-cell office:value-type="float" office:value="246.488">
                <text:p>246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452">
                <text:p>110</text:p>
              </table:table-cell>
              <table:table-cell office:value-type="float" office:value="246.282">
                <text:p>246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584">
                <text:p>110</text:p>
              </table:table-cell>
              <table:table-cell office:value-type="float" office:value="246.073">
                <text:p>246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687">
                <text:p>110</text:p>
              </table:table-cell>
              <table:table-cell office:value-type="float" office:value="245.912">
                <text:p>245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787">
                <text:p>110</text:p>
              </table:table-cell>
              <table:table-cell office:value-type="float" office:value="245.756">
                <text:p>245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914">
                <text:p>110</text:p>
              </table:table-cell>
              <table:table-cell office:value-type="float" office:value="245.562">
                <text:p>245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04">
                <text:p>110</text:p>
              </table:table-cell>
              <table:table-cell office:value-type="float" office:value="245.371">
                <text:p>245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171">
                <text:p>110</text:p>
              </table:table-cell>
              <table:table-cell office:value-type="float" office:value="245.175">
                <text:p>245.175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188cm" style:legend-expansion="high" chart:style-name="ch2"/>
        <chart:plot-area chart:style-name="ch3" table:cell-range-address="Tabelle1.A10:Tabelle1.A904 Tabelle1.D10:Tabelle1.D904" chart:data-source-has-labels="both" svg:x="0.77cm" svg:y="0.855cm" svg:width="12.77cm" svg:height="7.545cm">
          <chartooo:coordinate-region svg:x="1.603cm" svg:y="1.067cm" svg:width="11.915cm" svg:height="7.121cm"/>
          <chart:axis chart:dimension="x" chart:name="primary-x" chart:style-name="ch4" chartooo:axis-type="auto">
            <chartooo:date-scale/>
            <chart:categories table:cell-range-address="Tabelle1.A11:Tabelle1.A9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11:Tabelle1.D904" chart:label-cell-address="Tabelle1.D10:Tabelle1.D10" chart:class="chart:line">
            <chart:data-point chart:repeated="8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Tabelle1.D10:Tabelle1.D10</svg:desc>
                </draw:g>
              </table:table-cell>
            </table:table-row>
          </table:table-header-rows>
          <table:table-rows>
            <table:table-row>
              <table:table-cell office:value-type="float" office:value="0.1353">
                <text:p>0</text:p>
                <draw:g>
                  <svg:desc>Tabelle1.A11:Tabelle1.A904</svg:desc>
                </draw:g>
              </table:table-cell>
              <table:table-cell office:value-type="float" office:value="0.95">
                <text:p>0.95</text:p>
                <draw:g>
                  <svg:desc>Tabelle1.D11:Tabelle1.D904</svg:desc>
                </draw:g>
              </table:table-cell>
            </table:table-row>
            <table:table-row>
              <table:table-cell office:value-type="float" office:value="0.239761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343414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448349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570419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672379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795746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919479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0283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1368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2400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372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4774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6124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7430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8485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9549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06085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1721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2800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3864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4913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5978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7262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8335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9611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0707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1925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3179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4239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5492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6707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7739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.9015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00887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1199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2257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3495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4557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5909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6990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8201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.9270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0301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1392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2402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3708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4775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6106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7259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8351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.9417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0509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1775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2983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400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5112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6231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7270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8520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978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0920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1997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3285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4357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5668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6899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7948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.9172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0538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1612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2627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3663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4763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6051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7119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812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.9143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0204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1274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2332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359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4618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5696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6967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8138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.931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032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135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244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367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49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603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713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81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937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040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169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279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405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534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660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765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886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9877">
                <text:p>10</text:p>
              </table:table-cell>
              <table:table-cell office:value-type="float" office:value="0.552902">
                <text:p>0.552902</text:p>
              </table:table-cell>
            </table:table-row>
            <table:table-row>
              <table:table-cell office:value-type="float" office:value="12.1085">
                <text:p>10</text:p>
              </table:table-cell>
              <table:table-cell office:value-type="float" office:value="-0.0484467">
                <text:p>-0.0484467</text:p>
              </table:table-cell>
            </table:table-row>
            <table:table-row>
              <table:table-cell office:value-type="float" office:value="12.2089">
                <text:p>10</text:p>
              </table:table-cell>
              <table:table-cell office:value-type="float" office:value="-0.548325">
                <text:p>-0.548325</text:p>
              </table:table-cell>
            </table:table-row>
            <table:table-row>
              <table:table-cell office:value-type="float" office:value="12.336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436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5381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645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750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854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2.957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0629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183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3101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418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540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6543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759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862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3.963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0648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167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2714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392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5152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630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7586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886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4.9945">
                <text:p>1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101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230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34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451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57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6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817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5.920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02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1457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271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395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500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623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738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86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6.968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099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213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336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440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547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652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769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7.894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021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132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257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384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49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605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73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833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8.960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069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1928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31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418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51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640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7767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9.8863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0178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119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2247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3352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4641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5857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689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7968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0.9038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0355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136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2389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3604">
                <text:p>2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1.4648">
                <text:p>20</text:p>
              </table:table-cell>
              <table:table-cell office:value-type="float" office:value="-0.895477">
                <text:p>-0.895477</text:p>
              </table:table-cell>
            </table:table-row>
            <table:table-row>
              <table:table-cell office:value-type="float" office:value="21.5696">
                <text:p>20</text:p>
              </table:table-cell>
              <table:table-cell office:value-type="float" office:value="-0.789246">
                <text:p>-0.789246</text:p>
              </table:table-cell>
            </table:table-row>
            <table:table-row>
              <table:table-cell office:value-type="float" office:value="21.6967">
                <text:p>20</text:p>
              </table:table-cell>
              <table:table-cell office:value-type="float" office:value="-0.66098">
                <text:p>-0.66098</text:p>
              </table:table-cell>
            </table:table-row>
            <table:table-row>
              <table:table-cell office:value-type="float" office:value="21.8096">
                <text:p>20</text:p>
              </table:table-cell>
              <table:table-cell office:value-type="float" office:value="-0.547546">
                <text:p>-0.547546</text:p>
              </table:table-cell>
            </table:table-row>
            <table:table-row>
              <table:table-cell office:value-type="float" office:value="21.9363">
                <text:p>20</text:p>
              </table:table-cell>
              <table:table-cell office:value-type="float" office:value="-0.420883">
                <text:p>-0.420883</text:p>
              </table:table-cell>
            </table:table-row>
            <table:table-row>
              <table:table-cell office:value-type="float" office:value="22.0575">
                <text:p>20</text:p>
              </table:table-cell>
              <table:table-cell office:value-type="float" office:value="-0.300232">
                <text:p>-0.300232</text:p>
              </table:table-cell>
            </table:table-row>
            <table:table-row>
              <table:table-cell office:value-type="float" office:value="22.1649">
                <text:p>20</text:p>
              </table:table-cell>
              <table:table-cell office:value-type="float" office:value="-0.193451">
                <text:p>-0.193451</text:p>
              </table:table-cell>
            </table:table-row>
            <table:table-row>
              <table:table-cell office:value-type="float" office:value="22.2725">
                <text:p>20</text:p>
              </table:table-cell>
              <table:table-cell office:value-type="float" office:value="-0.0866699">
                <text:p>-0.0866699</text:p>
              </table:table-cell>
            </table:table-row>
            <table:table-row>
              <table:table-cell office:value-type="float" office:value="22.3976">
                <text:p>20</text:p>
              </table:table-cell>
              <table:table-cell office:value-type="float" office:value="0.0373077">
                <text:p>0.0373077</text:p>
              </table:table-cell>
            </table:table-row>
            <table:table-row>
              <table:table-cell office:value-type="float" office:value="22.5309">
                <text:p>20</text:p>
              </table:table-cell>
              <table:table-cell office:value-type="float" office:value="0.169312">
                <text:p>0.169312</text:p>
              </table:table-cell>
            </table:table-row>
            <table:table-row>
              <table:table-cell office:value-type="float" office:value="22.6369">
                <text:p>20</text:p>
              </table:table-cell>
              <table:table-cell office:value-type="float" office:value="0.274216">
                <text:p>0.274216</text:p>
              </table:table-cell>
            </table:table-row>
            <table:table-row>
              <table:table-cell office:value-type="float" office:value="22.7511">
                <text:p>20</text:p>
              </table:table-cell>
              <table:table-cell office:value-type="float" office:value="0.387192">
                <text:p>0.387192</text:p>
              </table:table-cell>
            </table:table-row>
            <table:table-row>
              <table:table-cell office:value-type="float" office:value="22.8598">
                <text:p>20</text:p>
              </table:table-cell>
              <table:table-cell office:value-type="float" office:value="0.494781">
                <text:p>0.494781</text:p>
              </table:table-cell>
            </table:table-row>
            <table:table-row>
              <table:table-cell office:value-type="float" office:value="22.9653">
                <text:p>20</text:p>
              </table:table-cell>
              <table:table-cell office:value-type="float" office:value="0.599335">
                <text:p>0.599335</text:p>
              </table:table-cell>
            </table:table-row>
            <table:table-row>
              <table:table-cell office:value-type="float" office:value="23.09">
                <text:p>20</text:p>
              </table:table-cell>
              <table:table-cell office:value-type="float" office:value="0.722961">
                <text:p>0.722961</text:p>
              </table:table-cell>
            </table:table-row>
            <table:table-row>
              <table:table-cell office:value-type="float" office:value="23.2135">
                <text:p>20</text:p>
              </table:table-cell>
              <table:table-cell office:value-type="float" office:value="0.84549">
                <text:p>0.84549</text:p>
              </table:table-cell>
            </table:table-row>
            <table:table-row>
              <table:table-cell office:value-type="float" office:value="23.3168">
                <text:p>20</text:p>
              </table:table-cell>
              <table:table-cell office:value-type="float" office:value="0.948135">
                <text:p>0.948135</text:p>
              </table:table-cell>
            </table:table-row>
            <table:table-row>
              <table:table-cell office:value-type="float" office:value="23.420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528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649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756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866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9736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076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194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330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444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554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657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7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893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016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12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228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33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441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560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684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789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.917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021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143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2674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391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500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628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732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833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.936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0424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146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250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371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477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581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705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7.8351">
                <text:p>30</text:p>
              </table:table-cell>
              <table:table-cell office:value-type="float" office:value="0.911346">
                <text:p>0.911346</text:p>
              </table:table-cell>
            </table:table-row>
            <table:table-row>
              <table:table-cell office:value-type="float" office:value="27.9468">
                <text:p>30</text:p>
              </table:table-cell>
              <table:table-cell office:value-type="float" office:value="0.651077">
                <text:p>0.651077</text:p>
              </table:table-cell>
            </table:table-row>
            <table:table-row>
              <table:table-cell office:value-type="float" office:value="28.0814">
                <text:p>30</text:p>
              </table:table-cell>
              <table:table-cell office:value-type="float" office:value="0.313446">
                <text:p>0.313446</text:p>
              </table:table-cell>
            </table:table-row>
            <table:table-row>
              <table:table-cell office:value-type="float" office:value="28.1901">
                <text:p>30</text:p>
              </table:table-cell>
              <table:table-cell office:value-type="float" office:value="0.0217133">
                <text:p>0.0217133</text:p>
              </table:table-cell>
            </table:table-row>
            <table:table-row>
              <table:table-cell office:value-type="float" office:value="28.3038">
                <text:p>30</text:p>
              </table:table-cell>
              <table:table-cell office:value-type="float" office:value="-0.301239">
                <text:p>-0.301239</text:p>
              </table:table-cell>
            </table:table-row>
            <table:table-row>
              <table:table-cell office:value-type="float" office:value="28.4089">
                <text:p>30</text:p>
              </table:table-cell>
              <table:table-cell office:value-type="float" office:value="-0.614471">
                <text:p>-0.614471</text:p>
              </table:table-cell>
            </table:table-row>
            <table:table-row>
              <table:table-cell office:value-type="float" office:value="28.520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628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739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853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8.98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095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205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33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447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560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691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797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9.902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003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116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245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355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476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588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695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801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0.911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017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148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255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359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462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589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711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823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1.9501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08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185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288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407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514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639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7469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875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2.980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107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21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335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461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570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678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802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3.907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010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123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2293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336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4654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5748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6875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797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4.9076">
                <text:p>3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35.034">
                <text:p>40</text:p>
              </table:table-cell>
              <table:table-cell office:value-type="float" office:value="-0.917694">
                <text:p>-0.917694</text:p>
              </table:table-cell>
            </table:table-row>
            <table:table-row>
              <table:table-cell office:value-type="float" office:value="35.1625">
                <text:p>40</text:p>
              </table:table-cell>
              <table:table-cell office:value-type="float" office:value="-0.708008">
                <text:p>-0.708008</text:p>
              </table:table-cell>
            </table:table-row>
            <table:table-row>
              <table:table-cell office:value-type="float" office:value="35.2628">
                <text:p>40</text:p>
              </table:table-cell>
              <table:table-cell office:value-type="float" office:value="-0.545532">
                <text:p>-0.545532</text:p>
              </table:table-cell>
            </table:table-row>
            <table:table-row>
              <table:table-cell office:value-type="float" office:value="35.3746">
                <text:p>40</text:p>
              </table:table-cell>
              <table:table-cell office:value-type="float" office:value="-0.365189">
                <text:p>-0.365189</text:p>
              </table:table-cell>
            </table:table-row>
            <table:table-row>
              <table:table-cell office:value-type="float" office:value="35.5012">
                <text:p>40</text:p>
              </table:table-cell>
              <table:table-cell office:value-type="float" office:value="-0.162323">
                <text:p>-0.162323</text:p>
              </table:table-cell>
            </table:table-row>
            <table:table-row>
              <table:table-cell office:value-type="float" office:value="35.6304">
                <text:p>40</text:p>
              </table:table-cell>
              <table:table-cell office:value-type="float" office:value="0.0431061">
                <text:p>0.0431061</text:p>
              </table:table-cell>
            </table:table-row>
            <table:table-row>
              <table:table-cell office:value-type="float" office:value="35.7347">
                <text:p>40</text:p>
              </table:table-cell>
              <table:table-cell office:value-type="float" office:value="0.207565">
                <text:p>0.207565</text:p>
              </table:table-cell>
            </table:table-row>
            <table:table-row>
              <table:table-cell office:value-type="float" office:value="35.8612">
                <text:p>40</text:p>
              </table:table-cell>
              <table:table-cell office:value-type="float" office:value="0.405869">
                <text:p>0.405869</text:p>
              </table:table-cell>
            </table:table-row>
            <table:table-row>
              <table:table-cell office:value-type="float" office:value="35.9668">
                <text:p>40</text:p>
              </table:table-cell>
              <table:table-cell office:value-type="float" office:value="0.569962">
                <text:p>0.569962</text:p>
              </table:table-cell>
            </table:table-row>
            <table:table-row>
              <table:table-cell office:value-type="float" office:value="36.0766">
                <text:p>40</text:p>
              </table:table-cell>
              <table:table-cell office:value-type="float" office:value="0.739288">
                <text:p>0.739288</text:p>
              </table:table-cell>
            </table:table-row>
            <table:table-row>
              <table:table-cell office:value-type="float" office:value="36.2125">
                <text:p>40</text:p>
              </table:table-cell>
              <table:table-cell office:value-type="float" office:value="0.947281">
                <text:p>0.947281</text:p>
              </table:table-cell>
            </table:table-row>
            <table:table-row>
              <table:table-cell office:value-type="float" office:value="36.316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447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558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665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795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906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016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123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24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356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475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576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700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819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.919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021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131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263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372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496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600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729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833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8.939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058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181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284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408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514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638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748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855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9.959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065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19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300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419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522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627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756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0.889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1.008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1.111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1.216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1.349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1.476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1.5797">
                <text:p>40</text:p>
              </table:table-cell>
              <table:table-cell office:value-type="float" office:value="0.949005">
                <text:p>0.949005</text:p>
              </table:table-cell>
            </table:table-row>
            <table:table-row>
              <table:table-cell office:value-type="float" office:value="41.6821">
                <text:p>40</text:p>
              </table:table-cell>
              <table:table-cell office:value-type="float" office:value="0.629013">
                <text:p>0.629013</text:p>
              </table:table-cell>
            </table:table-row>
            <table:table-row>
              <table:table-cell office:value-type="float" office:value="41.7845">
                <text:p>40</text:p>
              </table:table-cell>
              <table:table-cell office:value-type="float" office:value="0.294449">
                <text:p>0.294449</text:p>
              </table:table-cell>
            </table:table-row>
            <table:table-row>
              <table:table-cell office:value-type="float" office:value="41.8859">
                <text:p>40</text:p>
              </table:table-cell>
              <table:table-cell office:value-type="float" office:value="-0.0518646">
                <text:p>-0.0518646</text:p>
              </table:table-cell>
            </table:table-row>
            <table:table-row>
              <table:table-cell office:value-type="float" office:value="41.9886">
                <text:p>40</text:p>
              </table:table-cell>
              <table:table-cell office:value-type="float" office:value="-0.417725">
                <text:p>-0.417725</text:p>
              </table:table-cell>
            </table:table-row>
            <table:table-row>
              <table:table-cell office:value-type="float" office:value="42.0912">
                <text:p>40</text:p>
              </table:table-cell>
              <table:table-cell office:value-type="float" office:value="-0.797058">
                <text:p>-0.797058</text:p>
              </table:table-cell>
            </table:table-row>
            <table:table-row>
              <table:table-cell office:value-type="float" office:value="42.198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308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429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5306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6308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750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2.883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012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118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245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363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465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566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6932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794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3.921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0499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1513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285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3877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4901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622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740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873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4.9744">
                <text:p>4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080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212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339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468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572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674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792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5.910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030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15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269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375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506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633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761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6.877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0053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135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2393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342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459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589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6913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792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7.8946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012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117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21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3201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451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5544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6557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7568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887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8.989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092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217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352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4882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5885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6969">
                <text:p>5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49.8188">
                <text:p>50</text:p>
              </table:table-cell>
              <table:table-cell office:value-type="float" office:value="-0.937744">
                <text:p>-0.937744</text:p>
              </table:table-cell>
            </table:table-row>
            <table:table-row>
              <table:table-cell office:value-type="float" office:value="49.9255">
                <text:p>50</text:p>
              </table:table-cell>
              <table:table-cell office:value-type="float" office:value="-0.767288">
                <text:p>-0.767288</text:p>
              </table:table-cell>
            </table:table-row>
            <table:table-row>
              <table:table-cell office:value-type="float" office:value="50.0296">
                <text:p>50</text:p>
              </table:table-cell>
              <table:table-cell office:value-type="float" office:value="-0.602203">
                <text:p>-0.602203</text:p>
              </table:table-cell>
            </table:table-row>
            <table:table-row>
              <table:table-cell office:value-type="float" office:value="50.1407">
                <text:p>50</text:p>
              </table:table-cell>
              <table:table-cell office:value-type="float" office:value="-0.427521">
                <text:p>-0.427521</text:p>
              </table:table-cell>
            </table:table-row>
            <table:table-row>
              <table:table-cell office:value-type="float" office:value="50.2665">
                <text:p>50</text:p>
              </table:table-cell>
              <table:table-cell office:value-type="float" office:value="-0.23172">
                <text:p>-0.23172</text:p>
              </table:table-cell>
            </table:table-row>
            <table:table-row>
              <table:table-cell office:value-type="float" office:value="50.3707">
                <text:p>50</text:p>
              </table:table-cell>
              <table:table-cell office:value-type="float" office:value="-0.0710754">
                <text:p>-0.0710754</text:p>
              </table:table-cell>
            </table:table-row>
            <table:table-row>
              <table:table-cell office:value-type="float" office:value="50.4782">
                <text:p>50</text:p>
              </table:table-cell>
              <table:table-cell office:value-type="float" office:value="0.0933228">
                <text:p>0.0933228</text:p>
              </table:table-cell>
            </table:table-row>
            <table:table-row>
              <table:table-cell office:value-type="float" office:value="50.5984">
                <text:p>50</text:p>
              </table:table-cell>
              <table:table-cell office:value-type="float" office:value="0.275406">
                <text:p>0.275406</text:p>
              </table:table-cell>
            </table:table-row>
            <table:table-row>
              <table:table-cell office:value-type="float" office:value="50.7011">
                <text:p>50</text:p>
              </table:table-cell>
              <table:table-cell office:value-type="float" office:value="0.429413">
                <text:p>0.429413</text:p>
              </table:table-cell>
            </table:table-row>
            <table:table-row>
              <table:table-cell office:value-type="float" office:value="50.8027">
                <text:p>50</text:p>
              </table:table-cell>
              <table:table-cell office:value-type="float" office:value="0.580643">
                <text:p>0.580643</text:p>
              </table:table-cell>
            </table:table-row>
            <table:table-row>
              <table:table-cell office:value-type="float" office:value="50.9251">
                <text:p>50</text:p>
              </table:table-cell>
              <table:table-cell office:value-type="float" office:value="0.761002">
                <text:p>0.761002</text:p>
              </table:table-cell>
            </table:table-row>
            <table:table-row>
              <table:table-cell office:value-type="float" office:value="51.0283">
                <text:p>50</text:p>
              </table:table-cell>
              <table:table-cell office:value-type="float" office:value="0.911713">
                <text:p>0.911713</text:p>
              </table:table-cell>
            </table:table-row>
            <table:table-row>
              <table:table-cell office:value-type="float" office:value="51.154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27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380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486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586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717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827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1.935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041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152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259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386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491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615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716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818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2.920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023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127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23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33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439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539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64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746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8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3.976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098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231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368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468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573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708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813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4.939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074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1766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400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508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626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760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8688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.994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1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233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3347">
                <text:p>60</text:p>
              </table:table-cell>
              <table:table-cell office:value-type="float" office:value="0.925613">
                <text:p>0.925613</text:p>
              </table:table-cell>
            </table:table-row>
            <table:table-row>
              <table:table-cell office:value-type="float" office:value="56.4521">
                <text:p>60</text:p>
              </table:table-cell>
              <table:table-cell office:value-type="float" office:value="0.57074">
                <text:p>0.57074</text:p>
              </table:table-cell>
            </table:table-row>
            <table:table-row>
              <table:table-cell office:value-type="float" office:value="56.5589">
                <text:p>60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56.6815">
                <text:p>60</text:p>
              </table:table-cell>
              <table:table-cell office:value-type="float" office:value="-0.18103">
                <text:p>-0.18103</text:p>
              </table:table-cell>
            </table:table-row>
            <table:table-row>
              <table:table-cell office:value-type="float" office:value="56.8027">
                <text:p>60</text:p>
              </table:table-cell>
              <table:table-cell office:value-type="float" office:value="-0.607895">
                <text:p>-0.607895</text:p>
              </table:table-cell>
            </table:table-row>
            <table:table-row>
              <table:table-cell office:value-type="float" office:value="56.922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047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149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276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408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52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646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751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853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7.957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062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187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313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415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539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665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800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8.904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011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139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247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370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493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613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720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84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59.95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07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182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284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392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515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6222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730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836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0.941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061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183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285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388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489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612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732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850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1.953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081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205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321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428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560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664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770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889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989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097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2166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32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429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5355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641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750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855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976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4.0801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4.185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4.320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4.4419">
                <text:p>60</text:p>
              </table:table-cell>
              <table:table-cell office:value-type="float" office:value="-0.873352">
                <text:p>-0.873352</text:p>
              </table:table-cell>
            </table:table-row>
            <table:table-row>
              <table:table-cell office:value-type="float" office:value="64.5448">
                <text:p>60</text:p>
              </table:table-cell>
              <table:table-cell office:value-type="float" office:value="-0.706635">
                <text:p>-0.706635</text:p>
              </table:table-cell>
            </table:table-row>
            <table:table-row>
              <table:table-cell office:value-type="float" office:value="64.6473">
                <text:p>60</text:p>
              </table:table-cell>
              <table:table-cell office:value-type="float" office:value="-0.542007">
                <text:p>-0.542007</text:p>
              </table:table-cell>
            </table:table-row>
            <table:table-row>
              <table:table-cell office:value-type="float" office:value="64.7578">
                <text:p>60</text:p>
              </table:table-cell>
              <table:table-cell office:value-type="float" office:value="-0.365738">
                <text:p>-0.365738</text:p>
              </table:table-cell>
            </table:table-row>
            <table:table-row>
              <table:table-cell office:value-type="float" office:value="64.873">
                <text:p>60</text:p>
              </table:table-cell>
              <table:table-cell office:value-type="float" office:value="-0.183823">
                <text:p>-0.183823</text:p>
              </table:table-cell>
            </table:table-row>
            <table:table-row>
              <table:table-cell office:value-type="float" office:value="64.9767">
                <text:p>60</text:p>
              </table:table-cell>
              <table:table-cell office:value-type="float" office:value="-0.0215759">
                <text:p>-0.0215759</text:p>
              </table:table-cell>
            </table:table-row>
            <table:table-row>
              <table:table-cell office:value-type="float" office:value="65.0773">
                <text:p>70</text:p>
              </table:table-cell>
              <table:table-cell office:value-type="float" office:value="0.13446">
                <text:p>0.13446</text:p>
              </table:table-cell>
            </table:table-row>
            <table:table-row>
              <table:table-cell office:value-type="float" office:value="65.2018">
                <text:p>70</text:p>
              </table:table-cell>
              <table:table-cell office:value-type="float" office:value="0.325958">
                <text:p>0.325958</text:p>
              </table:table-cell>
            </table:table-row>
            <table:table-row>
              <table:table-cell office:value-type="float" office:value="65.3099">
                <text:p>70</text:p>
              </table:table-cell>
              <table:table-cell office:value-type="float" office:value="0.490631">
                <text:p>0.490631</text:p>
              </table:table-cell>
            </table:table-row>
            <table:table-row>
              <table:table-cell office:value-type="float" office:value="65.4166">
                <text:p>70</text:p>
              </table:table-cell>
              <table:table-cell office:value-type="float" office:value="0.651718">
                <text:p>0.651718</text:p>
              </table:table-cell>
            </table:table-row>
            <table:table-row>
              <table:table-cell office:value-type="float" office:value="65.5192">
                <text:p>70</text:p>
              </table:table-cell>
              <table:table-cell office:value-type="float" office:value="0.805206">
                <text:p>0.805206</text:p>
              </table:table-cell>
            </table:table-row>
            <table:table-row>
              <table:table-cell office:value-type="float" office:value="65.620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7395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868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5.9746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0776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2006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3035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404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53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639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745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847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6.950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082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202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304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439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5766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684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803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7.936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0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147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281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412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513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6136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731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83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8.971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07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185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2887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421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5229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660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7741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9.897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001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129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256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376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4933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6272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7298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864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.9724">
                <text:p>70</text:p>
              </table:table-cell>
              <table:table-cell office:value-type="float" office:value="0.786774">
                <text:p>0.786774</text:p>
              </table:table-cell>
            </table:table-row>
            <table:table-row>
              <table:table-cell office:value-type="float" office:value="71.0741">
                <text:p>70</text:p>
              </table:table-cell>
              <table:table-cell office:value-type="float" office:value="0.469864">
                <text:p>0.469864</text:p>
              </table:table-cell>
            </table:table-row>
            <table:table-row>
              <table:table-cell office:value-type="float" office:value="71.2026">
                <text:p>70</text:p>
              </table:table-cell>
              <table:table-cell office:value-type="float" office:value="0.0482178">
                <text:p>0.0482178</text:p>
              </table:table-cell>
            </table:table-row>
            <table:table-row>
              <table:table-cell office:value-type="float" office:value="71.3076">
                <text:p>70</text:p>
              </table:table-cell>
              <table:table-cell office:value-type="float" office:value="-0.31398">
                <text:p>-0.31398</text:p>
              </table:table-cell>
            </table:table-row>
            <table:table-row>
              <table:table-cell office:value-type="float" office:value="71.435">
                <text:p>70</text:p>
              </table:table-cell>
              <table:table-cell office:value-type="float" office:value="-0.77298">
                <text:p>-0.77298</text:p>
              </table:table-cell>
            </table:table-row>
            <table:table-row>
              <table:table-cell office:value-type="float" office:value="71.55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674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792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1.914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0155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141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245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356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465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58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696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79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2.898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009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115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223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3276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462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5663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670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779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8824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3.986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089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2158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322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446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554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6759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7791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4.8852">
                <text:p>7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0098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114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240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3554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459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590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6904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791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892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5.995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134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235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336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438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5696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669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775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6.893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016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1193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2494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3636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4922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6246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760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8837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7.9852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1178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241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3734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4951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59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7037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8039">
                <text:p>8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78.9389">
                <text:p>80</text:p>
              </table:table-cell>
              <table:table-cell office:value-type="float" office:value="-0.927917">
                <text:p>-0.927917</text:p>
              </table:table-cell>
            </table:table-row>
            <table:table-row>
              <table:table-cell office:value-type="float" office:value="79.0401">
                <text:p>80</text:p>
              </table:table-cell>
              <table:table-cell office:value-type="float" office:value="-0.762939">
                <text:p>-0.762939</text:p>
              </table:table-cell>
            </table:table-row>
            <table:table-row>
              <table:table-cell office:value-type="float" office:value="79.1452">
                <text:p>80</text:p>
              </table:table-cell>
              <table:table-cell office:value-type="float" office:value="-0.592834">
                <text:p>-0.592834</text:p>
              </table:table-cell>
            </table:table-row>
            <table:table-row>
              <table:table-cell office:value-type="float" office:value="79.273">
                <text:p>80</text:p>
              </table:table-cell>
              <table:table-cell office:value-type="float" office:value="-0.387848">
                <text:p>-0.387848</text:p>
              </table:table-cell>
            </table:table-row>
            <table:table-row>
              <table:table-cell office:value-type="float" office:value="79.3872">
                <text:p>80</text:p>
              </table:table-cell>
              <table:table-cell office:value-type="float" office:value="-0.206207">
                <text:p>-0.206207</text:p>
              </table:table-cell>
            </table:table-row>
            <table:table-row>
              <table:table-cell office:value-type="float" office:value="79.507">
                <text:p>80</text:p>
              </table:table-cell>
              <table:table-cell office:value-type="float" office:value="-0.0176392">
                <text:p>-0.0176392</text:p>
              </table:table-cell>
            </table:table-row>
            <table:table-row>
              <table:table-cell office:value-type="float" office:value="79.6389">
                <text:p>80</text:p>
              </table:table-cell>
              <table:table-cell office:value-type="float" office:value="0.187363">
                <text:p>0.187363</text:p>
              </table:table-cell>
            </table:table-row>
            <table:table-row>
              <table:table-cell office:value-type="float" office:value="79.7558">
                <text:p>80</text:p>
              </table:table-cell>
              <table:table-cell office:value-type="float" office:value="0.367294">
                <text:p>0.367294</text:p>
              </table:table-cell>
            </table:table-row>
            <table:table-row>
              <table:table-cell office:value-type="float" office:value="79.8576">
                <text:p>80</text:p>
              </table:table-cell>
              <table:table-cell office:value-type="float" office:value="0.522644">
                <text:p>0.522644</text:p>
              </table:table-cell>
            </table:table-row>
            <table:table-row>
              <table:table-cell office:value-type="float" office:value="79.9657">
                <text:p>80</text:p>
              </table:table-cell>
              <table:table-cell office:value-type="float" office:value="0.686371">
                <text:p>0.686371</text:p>
              </table:table-cell>
            </table:table-row>
            <table:table-row>
              <table:table-cell office:value-type="float" office:value="80.0669">
                <text:p>80</text:p>
              </table:table-cell>
              <table:table-cell office:value-type="float" office:value="0.838333">
                <text:p>0.838333</text:p>
              </table:table-cell>
            </table:table-row>
            <table:table-row>
              <table:table-cell office:value-type="float" office:value="80.172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296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412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532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667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796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.924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02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158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280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408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515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616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747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851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1.952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058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187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3094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41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531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634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739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843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2.977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0839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1898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30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456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5726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688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790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89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3.995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121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224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355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4763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596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7307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8522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4.961">
                <text:p>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5.0695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5.1713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5.2839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5.4205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5.5553">
                <text:p>90</text:p>
              </table:table-cell>
              <table:table-cell office:value-type="float" office:value="0.629868">
                <text:p>0.629868</text:p>
              </table:table-cell>
            </table:table-row>
            <table:table-row>
              <table:table-cell office:value-type="float" office:value="85.6817">
                <text:p>90</text:p>
              </table:table-cell>
              <table:table-cell office:value-type="float" office:value="0.22316">
                <text:p>0.22316</text:p>
              </table:table-cell>
            </table:table-row>
            <table:table-row>
              <table:table-cell office:value-type="float" office:value="85.7834">
                <text:p>90</text:p>
              </table:table-cell>
              <table:table-cell office:value-type="float" office:value="-0.120651">
                <text:p>-0.120651</text:p>
              </table:table-cell>
            </table:table-row>
            <table:table-row>
              <table:table-cell office:value-type="float" office:value="85.9162">
                <text:p>90</text:p>
              </table:table-cell>
              <table:table-cell office:value-type="float" office:value="-0.591431">
                <text:p>-0.591431</text:p>
              </table:table-cell>
            </table:table-row>
            <table:table-row>
              <table:table-cell office:value-type="float" office:value="86.02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148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271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393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523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627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74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868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6.96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070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180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280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400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529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66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795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7.924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052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171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290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411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517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640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748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868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8.98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1071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225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349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451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5804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703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805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89.908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010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140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244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346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477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607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713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83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0.932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05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184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285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38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490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617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723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843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1.954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073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202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326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4538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578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6826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795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2.92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3.0299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3.1332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3.2407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3.343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3.4505">
                <text:p>9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93.5524">
                <text:p>90</text:p>
              </table:table-cell>
              <table:table-cell office:value-type="float" office:value="-0.919495">
                <text:p>-0.919495</text:p>
              </table:table-cell>
            </table:table-row>
            <table:table-row>
              <table:table-cell office:value-type="float" office:value="93.6543">
                <text:p>90</text:p>
              </table:table-cell>
              <table:table-cell office:value-type="float" office:value="-0.754105">
                <text:p>-0.754105</text:p>
              </table:table-cell>
            </table:table-row>
            <table:table-row>
              <table:table-cell office:value-type="float" office:value="93.7676">
                <text:p>90</text:p>
              </table:table-cell>
              <table:table-cell office:value-type="float" office:value="-0.571609">
                <text:p>-0.571609</text:p>
              </table:table-cell>
            </table:table-row>
            <table:table-row>
              <table:table-cell office:value-type="float" office:value="93.8677">
                <text:p>90</text:p>
              </table:table-cell>
              <table:table-cell office:value-type="float" office:value="-0.411926">
                <text:p>-0.411926</text:p>
              </table:table-cell>
            </table:table-row>
            <table:table-row>
              <table:table-cell office:value-type="float" office:value="93.9692">
                <text:p>90</text:p>
              </table:table-cell>
              <table:table-cell office:value-type="float" office:value="-0.251175">
                <text:p>-0.251175</text:p>
              </table:table-cell>
            </table:table-row>
            <table:table-row>
              <table:table-cell office:value-type="float" office:value="94.087">
                <text:p>90</text:p>
              </table:table-cell>
              <table:table-cell office:value-type="float" office:value="-0.0664062">
                <text:p>-0.0664062</text:p>
              </table:table-cell>
            </table:table-row>
            <table:table-row>
              <table:table-cell office:value-type="float" office:value="94.1883">
                <text:p>90</text:p>
              </table:table-cell>
              <table:table-cell office:value-type="float" office:value="0.091156">
                <text:p>0.091156</text:p>
              </table:table-cell>
            </table:table-row>
            <table:table-row>
              <table:table-cell office:value-type="float" office:value="94.3145">
                <text:p>90</text:p>
              </table:table-cell>
              <table:table-cell office:value-type="float" office:value="0.285828">
                <text:p>0.285828</text:p>
              </table:table-cell>
            </table:table-row>
            <table:table-row>
              <table:table-cell office:value-type="float" office:value="94.432">
                <text:p>90</text:p>
              </table:table-cell>
              <table:table-cell office:value-type="float" office:value="0.465027">
                <text:p>0.465027</text:p>
              </table:table-cell>
            </table:table-row>
            <table:table-row>
              <table:table-cell office:value-type="float" office:value="94.5521">
                <text:p>90</text:p>
              </table:table-cell>
              <table:table-cell office:value-type="float" office:value="0.646439">
                <text:p>0.646439</text:p>
              </table:table-cell>
            </table:table-row>
            <table:table-row>
              <table:table-cell office:value-type="float" office:value="94.6527">
                <text:p>90</text:p>
              </table:table-cell>
              <table:table-cell office:value-type="float" office:value="0.796997">
                <text:p>0.796997</text:p>
              </table:table-cell>
            </table:table-row>
            <table:table-row>
              <table:table-cell office:value-type="float" office:value="94.7538">
                <text:p>90</text:p>
              </table:table-cell>
              <table:table-cell office:value-type="float" office:value="0.946991">
                <text:p>0.946991</text:p>
              </table:table-cell>
            </table:table-row>
            <table:table-row>
              <table:table-cell office:value-type="float" office:value="94.8723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4.9784">
                <text:p>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082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190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301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441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542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6486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758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5.8816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00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107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217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327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439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56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667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793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6.920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022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152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268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399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515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640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744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866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7.990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11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2492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383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494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6029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723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829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8.954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077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1813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2891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420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5308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6595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77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99.895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0.024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0.128">
                <text:p>100</text:p>
              </table:table-cell>
              <table:table-cell office:value-type="float" office:value="0.761368">
                <text:p>0.761368</text:p>
              </table:table-cell>
            </table:table-row>
            <table:table-row>
              <table:table-cell office:value-type="float" office:value="100.258">
                <text:p>100</text:p>
              </table:table-cell>
              <table:table-cell office:value-type="float" office:value="0.350632">
                <text:p>0.350632</text:p>
              </table:table-cell>
            </table:table-row>
            <table:table-row>
              <table:table-cell office:value-type="float" office:value="100.371">
                <text:p>100</text:p>
              </table:table-cell>
              <table:table-cell office:value-type="float" office:value="-0.0227661">
                <text:p>-0.0227661</text:p>
              </table:table-cell>
            </table:table-row>
            <table:table-row>
              <table:table-cell office:value-type="float" office:value="100.497">
                <text:p>100</text:p>
              </table:table-cell>
              <table:table-cell office:value-type="float" office:value="-0.464844">
                <text:p>-0.464844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-0.841187">
                <text:p>-0.841187</text:p>
              </table:table-cell>
            </table:table-row>
            <table:table-row>
              <table:table-cell office:value-type="float" office:value="100.72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85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0.965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067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17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27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384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496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608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709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83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1.943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048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172">
                <text:p>1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02.282">
                <text:p>100</text:p>
              </table:table-cell>
              <table:table-cell office:value-type="float" office:value="-0.95">
                <text:p>-0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